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808080" style:text-outline="false" style:text-line-through-style="none" style:text-line-through-type="none" style:font-name="JetBrai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4.75pt" svg:x="30293.06pt" svg:y="1.5pt">
            <draw:object draw:notify-on-update-of-ranges="Sheet1.RD3:Sheet1.RD3 Sheet1.RD4:Sheet1.RD473 Sheet1.RE3:Sheet1.RE3 Sheet1.RE4:Sheet1.RE4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73" table:default-cell-style-name="Default"/>
        <table:table-row table:style-name="ro1">
          <table:table-cell table:style-name="ce1" office:value-type="string" calcext:value-type="string">
            <text:p>cofw_ds_</text:p>
          </table:table-cell>
          <table:table-cell table:number-columns-repeated="47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0.0296950718566752" calcext:value-type="float">
            <text:p>0.029695071856675</text:p>
          </table:table-cell>
          <table:table-cell office:value-type="float" office:value="0.0330500072578545" calcext:value-type="float">
            <text:p>0.033050007257855</text:p>
          </table:table-cell>
          <table:table-cell office:value-type="float" office:value="0.0371531821320735" calcext:value-type="float">
            <text:p>0.037153182132074</text:p>
          </table:table-cell>
          <table:table-cell office:value-type="float" office:value="0.037886849186395" calcext:value-type="float">
            <text:p>0.037886849186395</text:p>
          </table:table-cell>
          <table:table-cell office:value-type="float" office:value="0.0381757809373584" calcext:value-type="float">
            <text:p>0.038175780937359</text:p>
          </table:table-cell>
          <table:table-cell office:value-type="float" office:value="0.0391759273956333" calcext:value-type="float">
            <text:p>0.039175927395633</text:p>
          </table:table-cell>
          <table:table-cell office:value-type="float" office:value="0.0394184806627688" calcext:value-type="float">
            <text:p>0.039418480662769</text:p>
          </table:table-cell>
          <table:table-cell office:value-type="float" office:value="0.0395812860120943" calcext:value-type="float">
            <text:p>0.039581286012094</text:p>
          </table:table-cell>
          <table:table-cell office:value-type="float" office:value="0.0395996731401582" calcext:value-type="float">
            <text:p>0.039599673140158</text:p>
          </table:table-cell>
          <table:table-cell office:value-type="float" office:value="0.0397580580093576" calcext:value-type="float">
            <text:p>0.039758058009358</text:p>
          </table:table-cell>
          <table:table-cell office:value-type="float" office:value="0.0408973283425482" calcext:value-type="float">
            <text:p>0.040897328342548</text:p>
          </table:table-cell>
          <table:table-cell office:value-type="float" office:value="0.0413076053590491" calcext:value-type="float">
            <text:p>0.041307605359049</text:p>
          </table:table-cell>
          <table:table-cell office:value-type="float" office:value="0.0418831614733096" calcext:value-type="float">
            <text:p>0.04188316147331</text:p>
          </table:table-cell>
          <table:table-cell office:value-type="float" office:value="0.0420278129914024" calcext:value-type="float">
            <text:p>0.042027812991402</text:p>
          </table:table-cell>
          <table:table-cell office:value-type="float" office:value="0.0427388097252636" calcext:value-type="float">
            <text:p>0.042738809725264</text:p>
          </table:table-cell>
          <table:table-cell office:value-type="float" office:value="0.0430472677940726" calcext:value-type="float">
            <text:p>0.043047267794073</text:p>
          </table:table-cell>
          <table:table-cell office:value-type="float" office:value="0.0431121601987808" calcext:value-type="float">
            <text:p>0.043112160198781</text:p>
          </table:table-cell>
          <table:table-cell office:value-type="float" office:value="0.0438142689962243" calcext:value-type="float">
            <text:p>0.043814268996224</text:p>
          </table:table-cell>
          <table:table-cell office:value-type="float" office:value="0.0443072787177088" calcext:value-type="float">
            <text:p>0.044307278717709</text:p>
          </table:table-cell>
          <table:table-cell office:value-type="float" office:value="0.0444115261071588" calcext:value-type="float">
            <text:p>0.044411526107159</text:p>
          </table:table-cell>
          <table:table-cell office:value-type="float" office:value="0.0446589688514073" calcext:value-type="float">
            <text:p>0.044658968851407</text:p>
          </table:table-cell>
          <table:table-cell office:value-type="float" office:value="0.044920609707713" calcext:value-type="float">
            <text:p>0.044920609707713</text:p>
          </table:table-cell>
          <table:table-cell office:value-type="float" office:value="0.0454482712002545" calcext:value-type="float">
            <text:p>0.045448271200255</text:p>
          </table:table-cell>
          <table:table-cell office:value-type="float" office:value="0.0458759834880271" calcext:value-type="float">
            <text:p>0.045875983488027</text:p>
          </table:table-cell>
          <table:table-cell office:value-type="float" office:value="0.0458774218144571" calcext:value-type="float">
            <text:p>0.045877421814457</text:p>
          </table:table-cell>
          <table:table-cell office:value-type="float" office:value="0.0460165587233117" calcext:value-type="float">
            <text:p>0.046016558723312</text:p>
          </table:table-cell>
          <table:table-cell office:value-type="float" office:value="0.046378774409005" calcext:value-type="float">
            <text:p>0.046378774409005</text:p>
          </table:table-cell>
          <table:table-cell office:value-type="float" office:value="0.0465279611020235" calcext:value-type="float">
            <text:p>0.046527961102024</text:p>
          </table:table-cell>
          <table:table-cell office:value-type="float" office:value="0.0465311394841093" calcext:value-type="float">
            <text:p>0.046531139484109</text:p>
          </table:table-cell>
          <table:table-cell office:value-type="float" office:value="0.0466944638569997" calcext:value-type="float">
            <text:p>0.046694463857</text:p>
          </table:table-cell>
          <table:table-cell office:value-type="float" office:value="0.0469376329040525" calcext:value-type="float">
            <text:p>0.046937632904053</text:p>
          </table:table-cell>
          <table:table-cell office:value-type="float" office:value="0.0472175670713034" calcext:value-type="float">
            <text:p>0.047217567071303</text:p>
          </table:table-cell>
          <table:table-cell office:value-type="float" office:value="0.0472442202224284" calcext:value-type="float">
            <text:p>0.047244220222428</text:p>
          </table:table-cell>
          <table:table-cell office:value-type="float" office:value="0.0474618836991591" calcext:value-type="float">
            <text:p>0.047461883699159</text:p>
          </table:table-cell>
          <table:table-cell office:value-type="float" office:value="0.0475891569030303" calcext:value-type="float">
            <text:p>0.04758915690303</text:p>
          </table:table-cell>
          <table:table-cell office:value-type="float" office:value="0.0476014756808748" calcext:value-type="float">
            <text:p>0.047601475680875</text:p>
          </table:table-cell>
          <table:table-cell office:value-type="float" office:value="0.0476526187743396" calcext:value-type="float">
            <text:p>0.04765261877434</text:p>
          </table:table-cell>
          <table:table-cell office:value-type="float" office:value="0.0479791949366349" calcext:value-type="float">
            <text:p>0.047979194936635</text:p>
          </table:table-cell>
          <table:table-cell office:value-type="float" office:value="0.0480067642910937" calcext:value-type="float">
            <text:p>0.048006764291094</text:p>
          </table:table-cell>
          <table:table-cell office:value-type="float" office:value="0.0480493653258646" calcext:value-type="float">
            <text:p>0.048049365325865</text:p>
          </table:table-cell>
          <table:table-cell office:value-type="float" office:value="0.0480907501264914" calcext:value-type="float">
            <text:p>0.048090750126492</text:p>
          </table:table-cell>
          <table:table-cell office:value-type="float" office:value="0.0481021760133611" calcext:value-type="float">
            <text:p>0.048102176013361</text:p>
          </table:table-cell>
          <table:table-cell office:value-type="float" office:value="0.0481325985597861" calcext:value-type="float">
            <text:p>0.048132598559786</text:p>
          </table:table-cell>
          <table:table-cell office:value-type="float" office:value="0.0482924813774846" calcext:value-type="float">
            <text:p>0.048292481377485</text:p>
          </table:table-cell>
          <table:table-cell office:value-type="float" office:value="0.0483089607105759" calcext:value-type="float">
            <text:p>0.048308960710576</text:p>
          </table:table-cell>
          <table:table-cell office:value-type="float" office:value="0.0487779418064724" calcext:value-type="float">
            <text:p>0.048777941806473</text:p>
          </table:table-cell>
          <table:table-cell office:value-type="float" office:value="0.0488116064340121" calcext:value-type="float">
            <text:p>0.048811606434012</text:p>
          </table:table-cell>
          <table:table-cell office:value-type="float" office:value="0.0488311126176642" calcext:value-type="float">
            <text:p>0.048831112617664</text:p>
          </table:table-cell>
          <table:table-cell office:value-type="float" office:value="0.0491055599161538" calcext:value-type="float">
            <text:p>0.049105559916154</text:p>
          </table:table-cell>
          <table:table-cell office:value-type="float" office:value="0.0492012154633754" calcext:value-type="float">
            <text:p>0.049201215463375</text:p>
          </table:table-cell>
          <table:table-cell office:value-type="float" office:value="0.0492047101331327" calcext:value-type="float">
            <text:p>0.049204710133133</text:p>
          </table:table-cell>
          <table:table-cell office:value-type="float" office:value="0.0494865466247641" calcext:value-type="float">
            <text:p>0.049486546624764</text:p>
          </table:table-cell>
          <table:table-cell office:value-type="float" office:value="0.0495167742026034" calcext:value-type="float">
            <text:p>0.049516774202604</text:p>
          </table:table-cell>
          <table:table-cell office:value-type="float" office:value="0.049571958475157" calcext:value-type="float">
            <text:p>0.049571958475157</text:p>
          </table:table-cell>
          <table:table-cell office:value-type="float" office:value="0.0498846475231377" calcext:value-type="float">
            <text:p>0.049884647523138</text:p>
          </table:table-cell>
          <table:table-cell office:value-type="float" office:value="0.0499874375497369" calcext:value-type="float">
            <text:p>0.049987437549737</text:p>
          </table:table-cell>
          <table:table-cell office:value-type="float" office:value="0.0500912502983716" calcext:value-type="float">
            <text:p>0.050091250298372</text:p>
          </table:table-cell>
          <table:table-cell office:value-type="float" office:value="0.0500949100724955" calcext:value-type="float">
            <text:p>0.050094910072496</text:p>
          </table:table-cell>
          <table:table-cell office:value-type="float" office:value="0.0503657374411773" calcext:value-type="float">
            <text:p>0.050365737441177</text:p>
          </table:table-cell>
          <table:table-cell office:value-type="float" office:value="0.0504055328091332" calcext:value-type="float">
            <text:p>0.050405532809133</text:p>
          </table:table-cell>
          <table:table-cell office:value-type="float" office:value="0.0504953065606806" calcext:value-type="float">
            <text:p>0.050495306560681</text:p>
          </table:table-cell>
          <table:table-cell office:value-type="float" office:value="0.0506056172609694" calcext:value-type="float">
            <text:p>0.050605617260969</text:p>
          </table:table-cell>
          <table:table-cell office:value-type="float" office:value="0.0506665019509473" calcext:value-type="float">
            <text:p>0.050666501950947</text:p>
          </table:table-cell>
          <table:table-cell office:value-type="float" office:value="0.0508297951801157" calcext:value-type="float">
            <text:p>0.050829795180116</text:p>
          </table:table-cell>
          <table:table-cell office:value-type="float" office:value="0.050848791344837" calcext:value-type="float">
            <text:p>0.050848791344837</text:p>
          </table:table-cell>
          <table:table-cell office:value-type="float" office:value="0.0508548675468775" calcext:value-type="float">
            <text:p>0.050854867546878</text:p>
          </table:table-cell>
          <table:table-cell office:value-type="float" office:value="0.0509149050294158" calcext:value-type="float">
            <text:p>0.050914905029416</text:p>
          </table:table-cell>
          <table:table-cell office:value-type="float" office:value="0.0510235438173231" calcext:value-type="float">
            <text:p>0.051023543817323</text:p>
          </table:table-cell>
          <table:table-cell office:value-type="float" office:value="0.0510928981988946" calcext:value-type="float">
            <text:p>0.051092898198895</text:p>
          </table:table-cell>
          <table:table-cell office:value-type="float" office:value="0.0511086428639418" calcext:value-type="float">
            <text:p>0.051108642863942</text:p>
          </table:table-cell>
          <table:table-cell office:value-type="float" office:value="0.0512234418039621" calcext:value-type="float">
            <text:p>0.051223441803962</text:p>
          </table:table-cell>
          <table:table-cell office:value-type="float" office:value="0.0512337207706534" calcext:value-type="float">
            <text:p>0.051233720770653</text:p>
          </table:table-cell>
          <table:table-cell office:value-type="float" office:value="0.0513280821359336" calcext:value-type="float">
            <text:p>0.051328082135934</text:p>
          </table:table-cell>
          <table:table-cell office:value-type="float" office:value="0.0514581865611707" calcext:value-type="float">
            <text:p>0.051458186561171</text:p>
          </table:table-cell>
          <table:table-cell office:value-type="float" office:value="0.0516384429119373" calcext:value-type="float">
            <text:p>0.051638442911937</text:p>
          </table:table-cell>
          <table:table-cell office:value-type="float" office:value="0.0517864229200125" calcext:value-type="float">
            <text:p>0.051786422920013</text:p>
          </table:table-cell>
          <table:table-cell office:value-type="float" office:value="0.0518120044274778" calcext:value-type="float">
            <text:p>0.051812004427478</text:p>
          </table:table-cell>
          <table:table-cell office:value-type="float" office:value="0.0525377376117255" calcext:value-type="float">
            <text:p>0.052537737611726</text:p>
          </table:table-cell>
          <table:table-cell office:value-type="float" office:value="0.0526293508578984" calcext:value-type="float">
            <text:p>0.052629350857898</text:p>
          </table:table-cell>
          <table:table-cell office:value-type="float" office:value="0.0526605088732622" calcext:value-type="float">
            <text:p>0.052660508873262</text:p>
          </table:table-cell>
          <table:table-cell office:value-type="float" office:value="0.0527528543653553" calcext:value-type="float">
            <text:p>0.052752854365355</text:p>
          </table:table-cell>
          <table:table-cell office:value-type="float" office:value="0.0527752839487507" calcext:value-type="float">
            <text:p>0.052775283948751</text:p>
          </table:table-cell>
          <table:table-cell office:value-type="float" office:value="0.0527827021677829" calcext:value-type="float">
            <text:p>0.052782702167783</text:p>
          </table:table-cell>
          <table:table-cell office:value-type="float" office:value="0.0529522223369428" calcext:value-type="float">
            <text:p>0.052952222336943</text:p>
          </table:table-cell>
          <table:table-cell office:value-type="float" office:value="0.0530686576025072" calcext:value-type="float">
            <text:p>0.053068657602507</text:p>
          </table:table-cell>
          <table:table-cell office:value-type="float" office:value="0.0530701184993448" calcext:value-type="float">
            <text:p>0.053070118499345</text:p>
          </table:table-cell>
          <table:table-cell office:value-type="float" office:value="0.0532081678479669" calcext:value-type="float">
            <text:p>0.053208167847967</text:p>
          </table:table-cell>
          <table:table-cell office:value-type="float" office:value="0.0532167953771041" calcext:value-type="float">
            <text:p>0.053216795377104</text:p>
          </table:table-cell>
          <table:table-cell office:value-type="float" office:value="0.0533325588553614" calcext:value-type="float">
            <text:p>0.053332558855362</text:p>
          </table:table-cell>
          <table:table-cell office:value-type="float" office:value="0.0533390794951658" calcext:value-type="float">
            <text:p>0.053339079495166</text:p>
          </table:table-cell>
          <table:table-cell office:value-type="float" office:value="0.0533578048294104" calcext:value-type="float">
            <text:p>0.05335780482941</text:p>
          </table:table-cell>
          <table:table-cell office:value-type="float" office:value="0.0537153788591185" calcext:value-type="float">
            <text:p>0.053715378859119</text:p>
          </table:table-cell>
          <table:table-cell office:value-type="float" office:value="0.0538467119553371" calcext:value-type="float">
            <text:p>0.053846711955337</text:p>
          </table:table-cell>
          <table:table-cell office:value-type="float" office:value="0.0542465482548685" calcext:value-type="float">
            <text:p>0.054246548254869</text:p>
          </table:table-cell>
          <table:table-cell office:value-type="float" office:value="0.0544038234816226" calcext:value-type="float">
            <text:p>0.054403823481623</text:p>
          </table:table-cell>
          <table:table-cell office:value-type="float" office:value="0.054482693132693" calcext:value-type="float">
            <text:p>0.054482693132693</text:p>
          </table:table-cell>
          <table:table-cell office:value-type="float" office:value="0.0547599912395016" calcext:value-type="float">
            <text:p>0.054759991239502</text:p>
          </table:table-cell>
          <table:table-cell office:value-type="float" office:value="0.0547697800368304" calcext:value-type="float">
            <text:p>0.05476978003683</text:p>
          </table:table-cell>
          <table:table-cell office:value-type="float" office:value="0.0548146734115796" calcext:value-type="float">
            <text:p>0.05481467341158</text:p>
          </table:table-cell>
          <table:table-cell office:value-type="float" office:value="0.0549554973546877" calcext:value-type="float">
            <text:p>0.054955497354688</text:p>
          </table:table-cell>
          <table:table-cell office:value-type="float" office:value="0.0550017382671686" calcext:value-type="float">
            <text:p>0.055001738267169</text:p>
          </table:table-cell>
          <table:table-cell office:value-type="float" office:value="0.0551553957999314" calcext:value-type="float">
            <text:p>0.055155395799932</text:p>
          </table:table-cell>
          <table:table-cell office:value-type="float" office:value="0.0551618182911078" calcext:value-type="float">
            <text:p>0.055161818291108</text:p>
          </table:table-cell>
          <table:table-cell office:value-type="float" office:value="0.0552898098695404" calcext:value-type="float">
            <text:p>0.055289809869541</text:p>
          </table:table-cell>
          <table:table-cell office:value-type="float" office:value="0.0554302987510402" calcext:value-type="float">
            <text:p>0.05543029875104</text:p>
          </table:table-cell>
          <table:table-cell office:value-type="float" office:value="0.0555080929913376" calcext:value-type="float">
            <text:p>0.055508092991338</text:p>
          </table:table-cell>
          <table:table-cell office:value-type="float" office:value="0.0555168675306713" calcext:value-type="float">
            <text:p>0.055516867530671</text:p>
          </table:table-cell>
          <table:table-cell office:value-type="float" office:value="0.0555284402157851" calcext:value-type="float">
            <text:p>0.055528440215785</text:p>
          </table:table-cell>
          <table:table-cell office:value-type="float" office:value="0.0555733010478928" calcext:value-type="float">
            <text:p>0.055573301047893</text:p>
          </table:table-cell>
          <table:table-cell office:value-type="float" office:value="0.0556354766215326" calcext:value-type="float">
            <text:p>0.055635476621533</text:p>
          </table:table-cell>
          <table:table-cell office:value-type="float" office:value="0.0558969780924571" calcext:value-type="float">
            <text:p>0.055896978092457</text:p>
          </table:table-cell>
          <table:table-cell office:value-type="float" office:value="0.0560533915956637" calcext:value-type="float">
            <text:p>0.056053391595664</text:p>
          </table:table-cell>
          <table:table-cell office:value-type="float" office:value="0.0560592230943826" calcext:value-type="float">
            <text:p>0.056059223094383</text:p>
          </table:table-cell>
          <table:table-cell office:value-type="float" office:value="0.0560916762870774" calcext:value-type="float">
            <text:p>0.056091676287077</text:p>
          </table:table-cell>
          <table:table-cell office:value-type="float" office:value="0.0561313369122425" calcext:value-type="float">
            <text:p>0.056131336912243</text:p>
          </table:table-cell>
          <table:table-cell office:value-type="float" office:value="0.0563103671605099" calcext:value-type="float">
            <text:p>0.05631036716051</text:p>
          </table:table-cell>
          <table:table-cell office:value-type="float" office:value="0.05634370794037" calcext:value-type="float">
            <text:p>0.05634370794037</text:p>
          </table:table-cell>
          <table:table-cell office:value-type="float" office:value="0.0564956891406834" calcext:value-type="float">
            <text:p>0.056495689140683</text:p>
          </table:table-cell>
          <table:table-cell office:value-type="float" office:value="0.0565768363566686" calcext:value-type="float">
            <text:p>0.056576836356669</text:p>
          </table:table-cell>
          <table:table-cell office:value-type="float" office:value="0.0566330839061181" calcext:value-type="float">
            <text:p>0.056633083906118</text:p>
          </table:table-cell>
          <table:table-cell office:value-type="float" office:value="0.0567928892976045" calcext:value-type="float">
            <text:p>0.056792889297605</text:p>
          </table:table-cell>
          <table:table-cell office:value-type="float" office:value="0.0567967256884813" calcext:value-type="float">
            <text:p>0.056796725688481</text:p>
          </table:table-cell>
          <table:table-cell office:value-type="float" office:value="0.056849458763668" calcext:value-type="float">
            <text:p>0.056849458763668</text:p>
          </table:table-cell>
          <table:table-cell office:value-type="float" office:value="0.0568748466757234" calcext:value-type="float">
            <text:p>0.056874846675723</text:p>
          </table:table-cell>
          <table:table-cell office:value-type="float" office:value="0.0571660510957918" calcext:value-type="float">
            <text:p>0.057166051095792</text:p>
          </table:table-cell>
          <table:table-cell office:value-type="float" office:value="0.0571892110627313" calcext:value-type="float">
            <text:p>0.057189211062731</text:p>
          </table:table-cell>
          <table:table-cell office:value-type="float" office:value="0.0572208120673857" calcext:value-type="float">
            <text:p>0.057220812067386</text:p>
          </table:table-cell>
          <table:table-cell office:value-type="float" office:value="0.0572748115765334" calcext:value-type="float">
            <text:p>0.057274811576533</text:p>
          </table:table-cell>
          <table:table-cell office:value-type="float" office:value="0.0573992926085157" calcext:value-type="float">
            <text:p>0.057399292608516</text:p>
          </table:table-cell>
          <table:table-cell office:value-type="float" office:value="0.0574289574395538" calcext:value-type="float">
            <text:p>0.057428957439554</text:p>
          </table:table-cell>
          <table:table-cell office:value-type="float" office:value="0.0576343375431044" calcext:value-type="float">
            <text:p>0.057634337543104</text:p>
          </table:table-cell>
          <table:table-cell office:value-type="float" office:value="0.057689933303638" calcext:value-type="float">
            <text:p>0.057689933303638</text:p>
          </table:table-cell>
          <table:table-cell office:value-type="float" office:value="0.0577098315081046" calcext:value-type="float">
            <text:p>0.057709831508105</text:p>
          </table:table-cell>
          <table:table-cell office:value-type="float" office:value="0.0577405714321499" calcext:value-type="float">
            <text:p>0.05774057143215</text:p>
          </table:table-cell>
          <table:table-cell office:value-type="float" office:value="0.0577626617561544" calcext:value-type="float">
            <text:p>0.057762661756155</text:p>
          </table:table-cell>
          <table:table-cell office:value-type="float" office:value="0.0577709135751217" calcext:value-type="float">
            <text:p>0.057770913575122</text:p>
          </table:table-cell>
          <table:table-cell office:value-type="float" office:value="0.0580220402391877" calcext:value-type="float">
            <text:p>0.058022040239188</text:p>
          </table:table-cell>
          <table:table-cell office:value-type="float" office:value="0.0581009463466576" calcext:value-type="float">
            <text:p>0.058100946346658</text:p>
          </table:table-cell>
          <table:table-cell office:value-type="float" office:value="0.0583807596777246" calcext:value-type="float">
            <text:p>0.058380759677725</text:p>
          </table:table-cell>
          <table:table-cell office:value-type="float" office:value="0.0586127139213877" calcext:value-type="float">
            <text:p>0.058612713921388</text:p>
          </table:table-cell>
          <table:table-cell office:value-type="float" office:value="0.058656770197874" calcext:value-type="float">
            <text:p>0.058656770197874</text:p>
          </table:table-cell>
          <table:table-cell office:value-type="float" office:value="0.0588378166639845" calcext:value-type="float">
            <text:p>0.058837816663985</text:p>
          </table:table-cell>
          <table:table-cell office:value-type="float" office:value="0.0590258207095714" calcext:value-type="float">
            <text:p>0.059025820709571</text:p>
          </table:table-cell>
          <table:table-cell office:value-type="float" office:value="0.0591485057157237" calcext:value-type="float">
            <text:p>0.059148505715724</text:p>
          </table:table-cell>
          <table:table-cell office:value-type="float" office:value="0.0592908282948876" calcext:value-type="float">
            <text:p>0.059290828294888</text:p>
          </table:table-cell>
          <table:table-cell office:value-type="float" office:value="0.0594160641525426" calcext:value-type="float">
            <text:p>0.059416064152543</text:p>
          </table:table-cell>
          <table:table-cell office:value-type="float" office:value="0.0595491636641087" calcext:value-type="float">
            <text:p>0.059549163664109</text:p>
          </table:table-cell>
          <table:table-cell office:value-type="float" office:value="0.0597873727328309" calcext:value-type="float">
            <text:p>0.059787372732831</text:p>
          </table:table-cell>
          <table:table-cell office:value-type="float" office:value="0.059830849065033" calcext:value-type="float">
            <text:p>0.059830849065033</text:p>
          </table:table-cell>
          <table:table-cell office:value-type="float" office:value="0.0599034455340102" calcext:value-type="float">
            <text:p>0.05990344553401</text:p>
          </table:table-cell>
          <table:table-cell office:value-type="float" office:value="0.0599680490595322" calcext:value-type="float">
            <text:p>0.059968049059532</text:p>
          </table:table-cell>
          <table:table-cell office:value-type="float" office:value="0.0601413854488594" calcext:value-type="float">
            <text:p>0.060141385448859</text:p>
          </table:table-cell>
          <table:table-cell office:value-type="float" office:value="0.0601609212500655" calcext:value-type="float">
            <text:p>0.060160921250066</text:p>
          </table:table-cell>
          <table:table-cell office:value-type="float" office:value="0.0604131366189041" calcext:value-type="float">
            <text:p>0.060413136618904</text:p>
          </table:table-cell>
          <table:table-cell office:value-type="float" office:value="0.0604312328006399" calcext:value-type="float">
            <text:p>0.06043123280064</text:p>
          </table:table-cell>
          <table:table-cell office:value-type="float" office:value="0.0605121956610522" calcext:value-type="float">
            <text:p>0.060512195661052</text:p>
          </table:table-cell>
          <table:table-cell office:value-type="float" office:value="0.0606269208246497" calcext:value-type="float">
            <text:p>0.06062692082465</text:p>
          </table:table-cell>
          <table:table-cell office:value-type="float" office:value="0.0608614178934888" calcext:value-type="float">
            <text:p>0.060861417893489</text:p>
          </table:table-cell>
          <table:table-cell office:value-type="float" office:value="0.0608707105487317" calcext:value-type="float">
            <text:p>0.060870710548732</text:p>
          </table:table-cell>
          <table:table-cell office:value-type="float" office:value="0.0610156009126099" calcext:value-type="float">
            <text:p>0.06101560091261</text:p>
          </table:table-cell>
          <table:table-cell office:value-type="float" office:value="0.0610184324488952" calcext:value-type="float">
            <text:p>0.061018432448895</text:p>
          </table:table-cell>
          <table:table-cell office:value-type="float" office:value="0.0612327965431147" calcext:value-type="float">
            <text:p>0.061232796543115</text:p>
          </table:table-cell>
          <table:table-cell office:value-type="float" office:value="0.0612602953212891" calcext:value-type="float">
            <text:p>0.061260295321289</text:p>
          </table:table-cell>
          <table:table-cell office:value-type="float" office:value="0.0612711213890952" calcext:value-type="float">
            <text:p>0.061271121389095</text:p>
          </table:table-cell>
          <table:table-cell office:value-type="float" office:value="0.0613999709526032" calcext:value-type="float">
            <text:p>0.061399970952603</text:p>
          </table:table-cell>
          <table:table-cell office:value-type="float" office:value="0.0614087831706802" calcext:value-type="float">
            <text:p>0.06140878317068</text:p>
          </table:table-cell>
          <table:table-cell office:value-type="float" office:value="0.0615548225999018" calcext:value-type="float">
            <text:p>0.061554822599902</text:p>
          </table:table-cell>
          <table:table-cell office:value-type="float" office:value="0.0617514526777902" calcext:value-type="float">
            <text:p>0.06175145267779</text:p>
          </table:table-cell>
          <table:table-cell office:value-type="float" office:value="0.0618788811555633" calcext:value-type="float">
            <text:p>0.061878881155563</text:p>
          </table:table-cell>
          <table:table-cell office:value-type="float" office:value="0.0619198856366071" calcext:value-type="float">
            <text:p>0.061919885636607</text:p>
          </table:table-cell>
          <table:table-cell office:value-type="float" office:value="0.0619646594582819" calcext:value-type="float">
            <text:p>0.061964659458282</text:p>
          </table:table-cell>
          <table:table-cell office:value-type="float" office:value="0.0620308237782597" calcext:value-type="float">
            <text:p>0.06203082377826</text:p>
          </table:table-cell>
          <table:table-cell office:value-type="float" office:value="0.0623391998920329" calcext:value-type="float">
            <text:p>0.062339199892033</text:p>
          </table:table-cell>
          <table:table-cell office:value-type="float" office:value="0.0624524911981606" calcext:value-type="float">
            <text:p>0.062452491198161</text:p>
          </table:table-cell>
          <table:table-cell office:value-type="float" office:value="0.0624547723462196" calcext:value-type="float">
            <text:p>0.06245477234622</text:p>
          </table:table-cell>
          <table:table-cell office:value-type="float" office:value="0.0624778657889809" calcext:value-type="float">
            <text:p>0.062477865788981</text:p>
          </table:table-cell>
          <table:table-cell office:value-type="float" office:value="0.0625962826947027" calcext:value-type="float">
            <text:p>0.062596282694703</text:p>
          </table:table-cell>
          <table:table-cell office:value-type="float" office:value="0.0626619191726436" calcext:value-type="float">
            <text:p>0.062661919172644</text:p>
          </table:table-cell>
          <table:table-cell office:value-type="float" office:value="0.0627444251070108" calcext:value-type="float">
            <text:p>0.062744425107011</text:p>
          </table:table-cell>
          <table:table-cell office:value-type="float" office:value="0.0627502481126649" calcext:value-type="float">
            <text:p>0.062750248112665</text:p>
          </table:table-cell>
          <table:table-cell office:value-type="float" office:value="0.0628782637344061" calcext:value-type="float">
            <text:p>0.062878263734406</text:p>
          </table:table-cell>
          <table:table-cell office:value-type="float" office:value="0.0630845485964717" calcext:value-type="float">
            <text:p>0.063084548596472</text:p>
          </table:table-cell>
          <table:table-cell office:value-type="float" office:value="0.0630904710745282" calcext:value-type="float">
            <text:p>0.063090471074528</text:p>
          </table:table-cell>
          <table:table-cell office:value-type="float" office:value="0.0632392099685273" calcext:value-type="float">
            <text:p>0.063239209968527</text:p>
          </table:table-cell>
          <table:table-cell office:value-type="float" office:value="0.0632587798655074" calcext:value-type="float">
            <text:p>0.063258779865508</text:p>
          </table:table-cell>
          <table:table-cell office:value-type="float" office:value="0.0632934400216859" calcext:value-type="float">
            <text:p>0.063293440021686</text:p>
          </table:table-cell>
          <table:table-cell office:value-type="float" office:value="0.063335829139523" calcext:value-type="float">
            <text:p>0.063335829139523</text:p>
          </table:table-cell>
          <table:table-cell office:value-type="float" office:value="0.0634276327821582" calcext:value-type="float">
            <text:p>0.063427632782158</text:p>
          </table:table-cell>
          <table:table-cell office:value-type="float" office:value="0.0634330281018145" calcext:value-type="float">
            <text:p>0.063433028101815</text:p>
          </table:table-cell>
          <table:table-cell office:value-type="float" office:value="0.0635354401242649" calcext:value-type="float">
            <text:p>0.063535440124265</text:p>
          </table:table-cell>
          <table:table-cell office:value-type="float" office:value="0.0636600255887547" calcext:value-type="float">
            <text:p>0.063660025588755</text:p>
          </table:table-cell>
          <table:table-cell office:value-type="float" office:value="0.0637110299712441" calcext:value-type="float">
            <text:p>0.063711029971244</text:p>
          </table:table-cell>
          <table:table-cell office:value-type="float" office:value="0.0637133405525011" calcext:value-type="float">
            <text:p>0.063713340552501</text:p>
          </table:table-cell>
          <table:table-cell office:value-type="float" office:value="0.0637179705563636" calcext:value-type="float">
            <text:p>0.063717970556364</text:p>
          </table:table-cell>
          <table:table-cell office:value-type="float" office:value="0.0637630750853565" calcext:value-type="float">
            <text:p>0.063763075085357</text:p>
          </table:table-cell>
          <table:table-cell office:value-type="float" office:value="0.0638594392786128" calcext:value-type="float">
            <text:p>0.063859439278613</text:p>
          </table:table-cell>
          <table:table-cell office:value-type="float" office:value="0.0640876375743164" calcext:value-type="float">
            <text:p>0.064087637574316</text:p>
          </table:table-cell>
          <table:table-cell office:value-type="float" office:value="0.0641074219014147" calcext:value-type="float">
            <text:p>0.064107421901415</text:p>
          </table:table-cell>
          <table:table-cell office:value-type="float" office:value="0.0641395419728072" calcext:value-type="float">
            <text:p>0.064139541972807</text:p>
          </table:table-cell>
          <table:table-cell office:value-type="float" office:value="0.0642188976650523" calcext:value-type="float">
            <text:p>0.064218897665052</text:p>
          </table:table-cell>
          <table:table-cell office:value-type="float" office:value="0.0642219711076842" calcext:value-type="float">
            <text:p>0.064221971107684</text:p>
          </table:table-cell>
          <table:table-cell office:value-type="float" office:value="0.0642277208682897" calcext:value-type="float">
            <text:p>0.06422772086829</text:p>
          </table:table-cell>
          <table:table-cell office:value-type="float" office:value="0.0642569678371652" calcext:value-type="float">
            <text:p>0.064256967837165</text:p>
          </table:table-cell>
          <table:table-cell office:value-type="float" office:value="0.0643995447540774" calcext:value-type="float">
            <text:p>0.064399544754077</text:p>
          </table:table-cell>
          <table:table-cell office:value-type="float" office:value="0.0644338593075252" calcext:value-type="float">
            <text:p>0.064433859307525</text:p>
          </table:table-cell>
          <table:table-cell office:value-type="float" office:value="0.0646200050321563" calcext:value-type="float">
            <text:p>0.064620005032156</text:p>
          </table:table-cell>
          <table:table-cell office:value-type="float" office:value="0.0647800328896996" calcext:value-type="float">
            <text:p>0.0647800328897</text:p>
          </table:table-cell>
          <table:table-cell office:value-type="float" office:value="0.0648390879722805" calcext:value-type="float">
            <text:p>0.064839087972281</text:p>
          </table:table-cell>
          <table:table-cell office:value-type="float" office:value="0.0648966820578614" calcext:value-type="float">
            <text:p>0.064896682057862</text:p>
          </table:table-cell>
          <table:table-cell office:value-type="float" office:value="0.0648988885721878" calcext:value-type="float">
            <text:p>0.064898888572188</text:p>
          </table:table-cell>
          <table:table-cell office:value-type="float" office:value="0.0649125746597551" calcext:value-type="float">
            <text:p>0.064912574659755</text:p>
          </table:table-cell>
          <table:table-cell office:value-type="float" office:value="0.0649176519537932" calcext:value-type="float">
            <text:p>0.064917651953793</text:p>
          </table:table-cell>
          <table:table-cell office:value-type="float" office:value="0.0649586130447598" calcext:value-type="float">
            <text:p>0.06495861304476</text:p>
          </table:table-cell>
          <table:table-cell office:value-type="float" office:value="0.0650561643486198" calcext:value-type="float">
            <text:p>0.06505616434862</text:p>
          </table:table-cell>
          <table:table-cell office:value-type="float" office:value="0.0651054879310295" calcext:value-type="float">
            <text:p>0.06510548793103</text:p>
          </table:table-cell>
          <table:table-cell office:value-type="float" office:value="0.0651181360534973" calcext:value-type="float">
            <text:p>0.065118136053497</text:p>
          </table:table-cell>
          <table:table-cell office:value-type="float" office:value="0.0651256715854258" calcext:value-type="float">
            <text:p>0.065125671585426</text:p>
          </table:table-cell>
          <table:table-cell office:value-type="float" office:value="0.0651776549537969" calcext:value-type="float">
            <text:p>0.065177654953797</text:p>
          </table:table-cell>
          <table:table-cell office:value-type="float" office:value="0.0652580616710598" calcext:value-type="float">
            <text:p>0.06525806167106</text:p>
          </table:table-cell>
          <table:table-cell office:value-type="float" office:value="0.0653156604266444" calcext:value-type="float">
            <text:p>0.065315660426645</text:p>
          </table:table-cell>
          <table:table-cell office:value-type="float" office:value="0.0653498894951071" calcext:value-type="float">
            <text:p>0.065349889495107</text:p>
          </table:table-cell>
          <table:table-cell office:value-type="float" office:value="0.0654458818558434" calcext:value-type="float">
            <text:p>0.065445881855844</text:p>
          </table:table-cell>
          <table:table-cell office:value-type="float" office:value="0.0655449211291234" calcext:value-type="float">
            <text:p>0.065544921129124</text:p>
          </table:table-cell>
          <table:table-cell office:value-type="float" office:value="0.065939746892886" calcext:value-type="float">
            <text:p>0.065939746892886</text:p>
          </table:table-cell>
          <table:table-cell office:value-type="float" office:value="0.0662187407012753" calcext:value-type="float">
            <text:p>0.066218740701275</text:p>
          </table:table-cell>
          <table:table-cell office:value-type="float" office:value="0.0662875938971922" calcext:value-type="float">
            <text:p>0.066287593897192</text:p>
          </table:table-cell>
          <table:table-cell office:value-type="float" office:value="0.0662989078015421" calcext:value-type="float">
            <text:p>0.066298907801542</text:p>
          </table:table-cell>
          <table:table-cell office:value-type="float" office:value="0.0663627131535998" calcext:value-type="float">
            <text:p>0.0663627131536</text:p>
          </table:table-cell>
          <table:table-cell office:value-type="float" office:value="0.0663747499543726" calcext:value-type="float">
            <text:p>0.066374749954373</text:p>
          </table:table-cell>
          <table:table-cell office:value-type="float" office:value="0.0665057765684629" calcext:value-type="float">
            <text:p>0.066505776568463</text:p>
          </table:table-cell>
          <table:table-cell office:value-type="float" office:value="0.0665084189026759" calcext:value-type="float">
            <text:p>0.066508418902676</text:p>
          </table:table-cell>
          <table:table-cell office:value-type="float" office:value="0.0665222077619648" calcext:value-type="float">
            <text:p>0.066522207761965</text:p>
          </table:table-cell>
          <table:table-cell office:value-type="float" office:value="0.0666356156913703" calcext:value-type="float">
            <text:p>0.06663561569137</text:p>
          </table:table-cell>
          <table:table-cell office:value-type="float" office:value="0.0667727378324105" calcext:value-type="float">
            <text:p>0.066772737832411</text:p>
          </table:table-cell>
          <table:table-cell office:value-type="float" office:value="0.066791707418617" calcext:value-type="float">
            <text:p>0.066791707418617</text:p>
          </table:table-cell>
          <table:table-cell office:value-type="float" office:value="0.0667998887861577" calcext:value-type="float">
            <text:p>0.066799888786158</text:p>
          </table:table-cell>
          <table:table-cell office:value-type="float" office:value="0.0668873652343473" calcext:value-type="float">
            <text:p>0.066887365234347</text:p>
          </table:table-cell>
          <table:table-cell office:value-type="float" office:value="0.066898178158075" calcext:value-type="float">
            <text:p>0.066898178158075</text:p>
          </table:table-cell>
          <table:table-cell office:value-type="float" office:value="0.0670590271544826" calcext:value-type="float">
            <text:p>0.067059027154483</text:p>
          </table:table-cell>
          <table:table-cell office:value-type="float" office:value="0.0670724915815903" calcext:value-type="float">
            <text:p>0.06707249158159</text:p>
          </table:table-cell>
          <table:table-cell office:value-type="float" office:value="0.0671237101739547" calcext:value-type="float">
            <text:p>0.067123710173955</text:p>
          </table:table-cell>
          <table:table-cell office:value-type="float" office:value="0.0674250021791143" calcext:value-type="float">
            <text:p>0.067425002179114</text:p>
          </table:table-cell>
          <table:table-cell office:value-type="float" office:value="0.0676543189511474" calcext:value-type="float">
            <text:p>0.067654318951147</text:p>
          </table:table-cell>
          <table:table-cell office:value-type="float" office:value="0.0677077585605653" calcext:value-type="float">
            <text:p>0.067707758560565</text:p>
          </table:table-cell>
          <table:table-cell office:value-type="float" office:value="0.0678413203539297" calcext:value-type="float">
            <text:p>0.06784132035393</text:p>
          </table:table-cell>
          <table:table-cell office:value-type="float" office:value="0.0679511222828908" calcext:value-type="float">
            <text:p>0.067951122282891</text:p>
          </table:table-cell>
          <table:table-cell office:value-type="float" office:value="0.0680228817023793" calcext:value-type="float">
            <text:p>0.068022881702379</text:p>
          </table:table-cell>
          <table:table-cell office:value-type="float" office:value="0.0680475154553286" calcext:value-type="float">
            <text:p>0.068047515455329</text:p>
          </table:table-cell>
          <table:table-cell office:value-type="float" office:value="0.0680741807457227" calcext:value-type="float">
            <text:p>0.068074180745723</text:p>
          </table:table-cell>
          <table:table-cell office:value-type="float" office:value="0.0680998004249921" calcext:value-type="float">
            <text:p>0.068099800424992</text:p>
          </table:table-cell>
          <table:table-cell office:value-type="float" office:value="0.0681246656978504" calcext:value-type="float">
            <text:p>0.06812466569785</text:p>
          </table:table-cell>
          <table:table-cell office:value-type="float" office:value="0.0681899705771763" calcext:value-type="float">
            <text:p>0.068189970577176</text:p>
          </table:table-cell>
          <table:table-cell office:value-type="float" office:value="0.0682429946681895" calcext:value-type="float">
            <text:p>0.06824299466819</text:p>
          </table:table-cell>
          <table:table-cell office:value-type="float" office:value="0.0682905659405402" calcext:value-type="float">
            <text:p>0.06829056594054</text:p>
          </table:table-cell>
          <table:table-cell office:value-type="float" office:value="0.0684513922743672" calcext:value-type="float">
            <text:p>0.068451392274367</text:p>
          </table:table-cell>
          <table:table-cell office:value-type="float" office:value="0.0684917129934064" calcext:value-type="float">
            <text:p>0.068491712993406</text:p>
          </table:table-cell>
          <table:table-cell office:value-type="float" office:value="0.0686083898526785" calcext:value-type="float">
            <text:p>0.068608389852679</text:p>
          </table:table-cell>
          <table:table-cell office:value-type="float" office:value="0.0686294821098875" calcext:value-type="float">
            <text:p>0.068629482109888</text:p>
          </table:table-cell>
          <table:table-cell office:value-type="float" office:value="0.0686875326665289" calcext:value-type="float">
            <text:p>0.068687532666529</text:p>
          </table:table-cell>
          <table:table-cell office:value-type="float" office:value="0.0687288140303181" calcext:value-type="float">
            <text:p>0.068728814030318</text:p>
          </table:table-cell>
          <table:table-cell office:value-type="float" office:value="0.0687545128944684" calcext:value-type="float">
            <text:p>0.068754512894468</text:p>
          </table:table-cell>
          <table:table-cell office:value-type="float" office:value="0.0687552270824216" calcext:value-type="float">
            <text:p>0.068755227082422</text:p>
          </table:table-cell>
          <table:table-cell office:value-type="float" office:value="0.0687917550661204" calcext:value-type="float">
            <text:p>0.06879175506612</text:p>
          </table:table-cell>
          <table:table-cell office:value-type="float" office:value="0.0689320371661892" calcext:value-type="float">
            <text:p>0.068932037166189</text:p>
          </table:table-cell>
          <table:table-cell office:value-type="float" office:value="0.069066808079027" calcext:value-type="float">
            <text:p>0.069066808079027</text:p>
          </table:table-cell>
          <table:table-cell office:value-type="float" office:value="0.0690925089580401" calcext:value-type="float">
            <text:p>0.06909250895804</text:p>
          </table:table-cell>
          <table:table-cell office:value-type="float" office:value="0.0691019751213381" calcext:value-type="float">
            <text:p>0.069101975121338</text:p>
          </table:table-cell>
          <table:table-cell office:value-type="float" office:value="0.0692333508860442" calcext:value-type="float">
            <text:p>0.069233350886044</text:p>
          </table:table-cell>
          <table:table-cell office:value-type="float" office:value="0.0692568561560867" calcext:value-type="float">
            <text:p>0.069256856156087</text:p>
          </table:table-cell>
          <table:table-cell office:value-type="float" office:value="0.0692763217001762" calcext:value-type="float">
            <text:p>0.069276321700176</text:p>
          </table:table-cell>
          <table:table-cell office:value-type="float" office:value="0.0694151732386571" calcext:value-type="float">
            <text:p>0.069415173238657</text:p>
          </table:table-cell>
          <table:table-cell office:value-type="float" office:value="0.0694354180672549" calcext:value-type="float">
            <text:p>0.069435418067255</text:p>
          </table:table-cell>
          <table:table-cell office:value-type="float" office:value="0.0694636485852547" calcext:value-type="float">
            <text:p>0.069463648585255</text:p>
          </table:table-cell>
          <table:table-cell office:value-type="float" office:value="0.0695886077022647" calcext:value-type="float">
            <text:p>0.069588607702265</text:p>
          </table:table-cell>
          <table:table-cell office:value-type="float" office:value="0.0697981819901356" calcext:value-type="float">
            <text:p>0.069798181990136</text:p>
          </table:table-cell>
          <table:table-cell office:value-type="float" office:value="0.069879523506641" calcext:value-type="float">
            <text:p>0.069879523506641</text:p>
          </table:table-cell>
          <table:table-cell office:value-type="float" office:value="0.069984567095571" calcext:value-type="float">
            <text:p>0.069984567095571</text:p>
          </table:table-cell>
          <table:table-cell office:value-type="float" office:value="0.070045818823983" calcext:value-type="float">
            <text:p>0.070045818823983</text:p>
          </table:table-cell>
          <table:table-cell office:value-type="float" office:value="0.0700463652418918" calcext:value-type="float">
            <text:p>0.070046365241892</text:p>
          </table:table-cell>
          <table:table-cell office:value-type="float" office:value="0.070143065803499" calcext:value-type="float">
            <text:p>0.070143065803499</text:p>
          </table:table-cell>
          <table:table-cell office:value-type="float" office:value="0.0702226059657006" calcext:value-type="float">
            <text:p>0.070222605965701</text:p>
          </table:table-cell>
          <table:table-cell office:value-type="float" office:value="0.0706297280371989" calcext:value-type="float">
            <text:p>0.070629728037199</text:p>
          </table:table-cell>
          <table:table-cell office:value-type="float" office:value="0.070658276354164" calcext:value-type="float">
            <text:p>0.070658276354164</text:p>
          </table:table-cell>
          <table:table-cell office:value-type="float" office:value="0.070759043257054" calcext:value-type="float">
            <text:p>0.070759043257054</text:p>
          </table:table-cell>
          <table:table-cell office:value-type="float" office:value="0.0707691339867648" calcext:value-type="float">
            <text:p>0.070769133986765</text:p>
          </table:table-cell>
          <table:table-cell office:value-type="float" office:value="0.0707841161278274" calcext:value-type="float">
            <text:p>0.070784116127827</text:p>
          </table:table-cell>
          <table:table-cell office:value-type="float" office:value="0.0708836308331315" calcext:value-type="float">
            <text:p>0.070883630833132</text:p>
          </table:table-cell>
          <table:table-cell office:value-type="float" office:value="0.0709003792260273" calcext:value-type="float">
            <text:p>0.070900379226027</text:p>
          </table:table-cell>
          <table:table-cell office:value-type="float" office:value="0.0709046767626598" calcext:value-type="float">
            <text:p>0.07090467676266</text:p>
          </table:table-cell>
          <table:table-cell office:value-type="float" office:value="0.0709408928693501" calcext:value-type="float">
            <text:p>0.07094089286935</text:p>
          </table:table-cell>
          <table:table-cell office:value-type="float" office:value="0.0710701305652548" calcext:value-type="float">
            <text:p>0.071070130565255</text:p>
          </table:table-cell>
          <table:table-cell office:value-type="float" office:value="0.0710709356074791" calcext:value-type="float">
            <text:p>0.071070935607479</text:p>
          </table:table-cell>
          <table:table-cell office:value-type="float" office:value="0.0711178251737102" calcext:value-type="float">
            <text:p>0.07111782517371</text:p>
          </table:table-cell>
          <table:table-cell office:value-type="float" office:value="0.0712186098114746" calcext:value-type="float">
            <text:p>0.071218609811475</text:p>
          </table:table-cell>
          <table:table-cell office:value-type="float" office:value="0.071291480642694" calcext:value-type="float">
            <text:p>0.071291480642694</text:p>
          </table:table-cell>
          <table:table-cell office:value-type="float" office:value="0.0713045233796857" calcext:value-type="float">
            <text:p>0.071304523379686</text:p>
          </table:table-cell>
          <table:table-cell office:value-type="float" office:value="0.0714933117623413" calcext:value-type="float">
            <text:p>0.071493311762341</text:p>
          </table:table-cell>
          <table:table-cell office:value-type="float" office:value="0.0715251468655209" calcext:value-type="float">
            <text:p>0.071525146865521</text:p>
          </table:table-cell>
          <table:table-cell office:value-type="float" office:value="0.0715376825513182" calcext:value-type="float">
            <text:p>0.071537682551318</text:p>
          </table:table-cell>
          <table:table-cell office:value-type="float" office:value="0.0719491745501283" calcext:value-type="float">
            <text:p>0.071949174550128</text:p>
          </table:table-cell>
          <table:table-cell office:value-type="float" office:value="0.0720861966799263" calcext:value-type="float">
            <text:p>0.072086196679926</text:p>
          </table:table-cell>
          <table:table-cell office:value-type="float" office:value="0.0721850225723054" calcext:value-type="float">
            <text:p>0.072185022572306</text:p>
          </table:table-cell>
          <table:table-cell office:value-type="float" office:value="0.0724298063262314" calcext:value-type="float">
            <text:p>0.072429806326231</text:p>
          </table:table-cell>
          <table:table-cell office:value-type="float" office:value="0.0724572166711641" calcext:value-type="float">
            <text:p>0.072457216671164</text:p>
          </table:table-cell>
          <table:table-cell office:value-type="float" office:value="0.0725048774889043" calcext:value-type="float">
            <text:p>0.072504877488904</text:p>
          </table:table-cell>
          <table:table-cell office:value-type="float" office:value="0.072524077779604" calcext:value-type="float">
            <text:p>0.072524077779604</text:p>
          </table:table-cell>
          <table:table-cell office:value-type="float" office:value="0.0726912873339829" calcext:value-type="float">
            <text:p>0.072691287333983</text:p>
          </table:table-cell>
          <table:table-cell office:value-type="float" office:value="0.0729106278112341" calcext:value-type="float">
            <text:p>0.072910627811234</text:p>
          </table:table-cell>
          <table:table-cell office:value-type="float" office:value="0.0729339195547473" calcext:value-type="float">
            <text:p>0.072933919554747</text:p>
          </table:table-cell>
          <table:table-cell office:value-type="float" office:value="0.0731470573927031" calcext:value-type="float">
            <text:p>0.073147057392703</text:p>
          </table:table-cell>
          <table:table-cell office:value-type="float" office:value="0.0732758297274946" calcext:value-type="float">
            <text:p>0.073275829727495</text:p>
          </table:table-cell>
          <table:table-cell office:value-type="float" office:value="0.0732824959750061" calcext:value-type="float">
            <text:p>0.073282495975006</text:p>
          </table:table-cell>
          <table:table-cell office:value-type="float" office:value="0.0733225345456683" calcext:value-type="float">
            <text:p>0.073322534545668</text:p>
          </table:table-cell>
          <table:table-cell office:value-type="float" office:value="0.0733365506998247" calcext:value-type="float">
            <text:p>0.073336550699825</text:p>
          </table:table-cell>
          <table:table-cell office:value-type="float" office:value="0.0734585366662268" calcext:value-type="float">
            <text:p>0.073458536666227</text:p>
          </table:table-cell>
          <table:table-cell office:value-type="float" office:value="0.0734656547132471" calcext:value-type="float">
            <text:p>0.073465654713247</text:p>
          </table:table-cell>
          <table:table-cell office:value-type="float" office:value="0.0736095764885547" calcext:value-type="float">
            <text:p>0.073609576488555</text:p>
          </table:table-cell>
          <table:table-cell office:value-type="float" office:value="0.0739300983251484" calcext:value-type="float">
            <text:p>0.073930098325148</text:p>
          </table:table-cell>
          <table:table-cell office:value-type="float" office:value="0.0739384197280864" calcext:value-type="float">
            <text:p>0.073938419728086</text:p>
          </table:table-cell>
          <table:table-cell office:value-type="float" office:value="0.0739655730270879" calcext:value-type="float">
            <text:p>0.073965573027088</text:p>
          </table:table-cell>
          <table:table-cell office:value-type="float" office:value="0.0740749639955284" calcext:value-type="float">
            <text:p>0.074074963995529</text:p>
          </table:table-cell>
          <table:table-cell office:value-type="float" office:value="0.074093740217844" calcext:value-type="float">
            <text:p>0.074093740217844</text:p>
          </table:table-cell>
          <table:table-cell office:value-type="float" office:value="0.0741898945932598" calcext:value-type="float">
            <text:p>0.07418989459326</text:p>
          </table:table-cell>
          <table:table-cell office:value-type="float" office:value="0.0743174308536631" calcext:value-type="float">
            <text:p>0.074317430853663</text:p>
          </table:table-cell>
          <table:table-cell office:value-type="float" office:value="0.074319349383661" calcext:value-type="float">
            <text:p>0.074319349383661</text:p>
          </table:table-cell>
          <table:table-cell office:value-type="float" office:value="0.0745460457966534" calcext:value-type="float">
            <text:p>0.074546045796653</text:p>
          </table:table-cell>
          <table:table-cell office:value-type="float" office:value="0.0745515700017954" calcext:value-type="float">
            <text:p>0.074551570001795</text:p>
          </table:table-cell>
          <table:table-cell office:value-type="float" office:value="0.0746017876002299" calcext:value-type="float">
            <text:p>0.07460178760023</text:p>
          </table:table-cell>
          <table:table-cell office:value-type="float" office:value="0.074710737768619" calcext:value-type="float">
            <text:p>0.074710737768619</text:p>
          </table:table-cell>
          <table:table-cell office:value-type="float" office:value="0.0747110193038926" calcext:value-type="float">
            <text:p>0.074711019303893</text:p>
          </table:table-cell>
          <table:table-cell office:value-type="float" office:value="0.074877713266245" calcext:value-type="float">
            <text:p>0.074877713266245</text:p>
          </table:table-cell>
          <table:table-cell office:value-type="float" office:value="0.0751190608928738" calcext:value-type="float">
            <text:p>0.075119060892874</text:p>
          </table:table-cell>
          <table:table-cell office:value-type="float" office:value="0.075533327377438" calcext:value-type="float">
            <text:p>0.075533327377438</text:p>
          </table:table-cell>
          <table:table-cell office:value-type="float" office:value="0.0757102536692769" calcext:value-type="float">
            <text:p>0.075710253669277</text:p>
          </table:table-cell>
          <table:table-cell office:value-type="float" office:value="0.0758107638405346" calcext:value-type="float">
            <text:p>0.075810763840535</text:p>
          </table:table-cell>
          <table:table-cell office:value-type="float" office:value="0.076023194839942" calcext:value-type="float">
            <text:p>0.076023194839942</text:p>
          </table:table-cell>
          <table:table-cell office:value-type="float" office:value="0.0761497184987962" calcext:value-type="float">
            <text:p>0.076149718498796</text:p>
          </table:table-cell>
          <table:table-cell office:value-type="float" office:value="0.0761499461584191" calcext:value-type="float">
            <text:p>0.076149946158419</text:p>
          </table:table-cell>
          <table:table-cell office:value-type="float" office:value="0.0762145236979137" calcext:value-type="float">
            <text:p>0.076214523697914</text:p>
          </table:table-cell>
          <table:table-cell office:value-type="float" office:value="0.0763512445218792" calcext:value-type="float">
            <text:p>0.076351244521879</text:p>
          </table:table-cell>
          <table:table-cell office:value-type="float" office:value="0.0763782474937081" calcext:value-type="float">
            <text:p>0.076378247493708</text:p>
          </table:table-cell>
          <table:table-cell office:value-type="float" office:value="0.0764184685312741" calcext:value-type="float">
            <text:p>0.076418468531274</text:p>
          </table:table-cell>
          <table:table-cell office:value-type="float" office:value="0.0766294825590538" calcext:value-type="float">
            <text:p>0.076629482559054</text:p>
          </table:table-cell>
          <table:table-cell office:value-type="float" office:value="0.0766803349038414" calcext:value-type="float">
            <text:p>0.076680334903841</text:p>
          </table:table-cell>
          <table:table-cell office:value-type="float" office:value="0.0767925432747769" calcext:value-type="float">
            <text:p>0.076792543274777</text:p>
          </table:table-cell>
          <table:table-cell office:value-type="float" office:value="0.0768263841806373" calcext:value-type="float">
            <text:p>0.076826384180637</text:p>
          </table:table-cell>
          <table:table-cell office:value-type="float" office:value="0.0769601978430023" calcext:value-type="float">
            <text:p>0.076960197843002</text:p>
          </table:table-cell>
          <table:table-cell office:value-type="float" office:value="0.0770516530040301" calcext:value-type="float">
            <text:p>0.07705165300403</text:p>
          </table:table-cell>
          <table:table-cell office:value-type="float" office:value="0.0770895153157755" calcext:value-type="float">
            <text:p>0.077089515315776</text:p>
          </table:table-cell>
          <table:table-cell office:value-type="float" office:value="0.0771069436609077" calcext:value-type="float">
            <text:p>0.077106943660908</text:p>
          </table:table-cell>
          <table:table-cell office:value-type="float" office:value="0.0773416982747167" calcext:value-type="float">
            <text:p>0.077341698274717</text:p>
          </table:table-cell>
          <table:table-cell office:value-type="float" office:value="0.0775347896102494" calcext:value-type="float">
            <text:p>0.077534789610249</text:p>
          </table:table-cell>
          <table:table-cell office:value-type="float" office:value="0.0775582557710906" calcext:value-type="float">
            <text:p>0.077558255771091</text:p>
          </table:table-cell>
          <table:table-cell office:value-type="float" office:value="0.0775642648091282" calcext:value-type="float">
            <text:p>0.077564264809128</text:p>
          </table:table-cell>
          <table:table-cell office:value-type="float" office:value="0.0776512050370738" calcext:value-type="float">
            <text:p>0.077651205037074</text:p>
          </table:table-cell>
          <table:table-cell office:value-type="float" office:value="0.0778457574693496" calcext:value-type="float">
            <text:p>0.07784575746935</text:p>
          </table:table-cell>
          <table:table-cell office:value-type="float" office:value="0.0778724281030089" calcext:value-type="float">
            <text:p>0.077872428103009</text:p>
          </table:table-cell>
          <table:table-cell office:value-type="float" office:value="0.0779529565911368" calcext:value-type="float">
            <text:p>0.077952956591137</text:p>
          </table:table-cell>
          <table:table-cell office:value-type="float" office:value="0.0781893510874003" calcext:value-type="float">
            <text:p>0.0781893510874</text:p>
          </table:table-cell>
          <table:table-cell office:value-type="float" office:value="0.0782523037569482" calcext:value-type="float">
            <text:p>0.078252303756948</text:p>
          </table:table-cell>
          <table:table-cell office:value-type="float" office:value="0.0784261599940959" calcext:value-type="float">
            <text:p>0.078426159994096</text:p>
          </table:table-cell>
          <table:table-cell office:value-type="float" office:value="0.0785114294205336" calcext:value-type="float">
            <text:p>0.078511429420534</text:p>
          </table:table-cell>
          <table:table-cell office:value-type="float" office:value="0.078693091585962" calcext:value-type="float">
            <text:p>0.078693091585962</text:p>
          </table:table-cell>
          <table:table-cell office:value-type="float" office:value="0.0788139135124847" calcext:value-type="float">
            <text:p>0.078813913512485</text:p>
          </table:table-cell>
          <table:table-cell office:value-type="float" office:value="0.0792001111580351" calcext:value-type="float">
            <text:p>0.079200111158035</text:p>
          </table:table-cell>
          <table:table-cell office:value-type="float" office:value="0.0792137565653019" calcext:value-type="float">
            <text:p>0.079213756565302</text:p>
          </table:table-cell>
          <table:table-cell office:value-type="float" office:value="0.0793802402399854" calcext:value-type="float">
            <text:p>0.079380240239986</text:p>
          </table:table-cell>
          <table:table-cell office:value-type="float" office:value="0.0793925663171461" calcext:value-type="float">
            <text:p>0.079392566317146</text:p>
          </table:table-cell>
          <table:table-cell office:value-type="float" office:value="0.0795735512039185" calcext:value-type="float">
            <text:p>0.079573551203919</text:p>
          </table:table-cell>
          <table:table-cell office:value-type="float" office:value="0.0796737169814761" calcext:value-type="float">
            <text:p>0.079673716981476</text:p>
          </table:table-cell>
          <table:table-cell office:value-type="float" office:value="0.079724219071949" calcext:value-type="float">
            <text:p>0.079724219071949</text:p>
          </table:table-cell>
          <table:table-cell office:value-type="float" office:value="0.0802936576749378" calcext:value-type="float">
            <text:p>0.080293657674938</text:p>
          </table:table-cell>
          <table:table-cell office:value-type="float" office:value="0.0803865464735599" calcext:value-type="float">
            <text:p>0.08038654647356</text:p>
          </table:table-cell>
          <table:table-cell office:value-type="float" office:value="0.080517331493581" calcext:value-type="float">
            <text:p>0.080517331493581</text:p>
          </table:table-cell>
          <table:table-cell office:value-type="float" office:value="0.0805849701573089" calcext:value-type="float">
            <text:p>0.080584970157309</text:p>
          </table:table-cell>
          <table:table-cell office:value-type="float" office:value="0.0806470591369065" calcext:value-type="float">
            <text:p>0.080647059136907</text:p>
          </table:table-cell>
          <table:table-cell office:value-type="float" office:value="0.080781578027995" calcext:value-type="float">
            <text:p>0.080781578027995</text:p>
          </table:table-cell>
          <table:table-cell office:value-type="float" office:value="0.0808044217309289" calcext:value-type="float">
            <text:p>0.080804421730929</text:p>
          </table:table-cell>
          <table:table-cell office:value-type="float" office:value="0.0811391174700602" calcext:value-type="float">
            <text:p>0.08113911747006</text:p>
          </table:table-cell>
          <table:table-cell office:value-type="float" office:value="0.0811457292050478" calcext:value-type="float">
            <text:p>0.081145729205048</text:p>
          </table:table-cell>
          <table:table-cell office:value-type="float" office:value="0.0812516607826118" calcext:value-type="float">
            <text:p>0.081251660782612</text:p>
          </table:table-cell>
          <table:table-cell office:value-type="float" office:value="0.0812518090403636" calcext:value-type="float">
            <text:p>0.081251809040364</text:p>
          </table:table-cell>
          <table:table-cell office:value-type="float" office:value="0.081636340405578" calcext:value-type="float">
            <text:p>0.081636340405578</text:p>
          </table:table-cell>
          <table:table-cell office:value-type="float" office:value="0.0816416048225939" calcext:value-type="float">
            <text:p>0.081641604822594</text:p>
          </table:table-cell>
          <table:table-cell office:value-type="float" office:value="0.0825046783432116" calcext:value-type="float">
            <text:p>0.082504678343212</text:p>
          </table:table-cell>
          <table:table-cell office:value-type="float" office:value="0.0825398868739521" calcext:value-type="float">
            <text:p>0.082539886873952</text:p>
          </table:table-cell>
          <table:table-cell office:value-type="float" office:value="0.0826750994935008" calcext:value-type="float">
            <text:p>0.082675099493501</text:p>
          </table:table-cell>
          <table:table-cell office:value-type="float" office:value="0.0827486576005507" calcext:value-type="float">
            <text:p>0.082748657600551</text:p>
          </table:table-cell>
          <table:table-cell office:value-type="float" office:value="0.0829634187627749" calcext:value-type="float">
            <text:p>0.082963418762775</text:p>
          </table:table-cell>
          <table:table-cell office:value-type="float" office:value="0.0830579904718819" calcext:value-type="float">
            <text:p>0.083057990471882</text:p>
          </table:table-cell>
          <table:table-cell office:value-type="float" office:value="0.0831518327702222" calcext:value-type="float">
            <text:p>0.083151832770222</text:p>
          </table:table-cell>
          <table:table-cell office:value-type="float" office:value="0.0832550083374217" calcext:value-type="float">
            <text:p>0.083255008337422</text:p>
          </table:table-cell>
          <table:table-cell office:value-type="float" office:value="0.0836913920270538" calcext:value-type="float">
            <text:p>0.083691392027054</text:p>
          </table:table-cell>
          <table:table-cell office:value-type="float" office:value="0.0838542894165648" calcext:value-type="float">
            <text:p>0.083854289416565</text:p>
          </table:table-cell>
          <table:table-cell office:value-type="float" office:value="0.084128549922359" calcext:value-type="float">
            <text:p>0.084128549922359</text:p>
          </table:table-cell>
          <table:table-cell office:value-type="float" office:value="0.0842065311050599" calcext:value-type="float">
            <text:p>0.08420653110506</text:p>
          </table:table-cell>
          <table:table-cell office:value-type="float" office:value="0.0842872629621745" calcext:value-type="float">
            <text:p>0.084287262962175</text:p>
          </table:table-cell>
          <table:table-cell office:value-type="float" office:value="0.0843421377561715" calcext:value-type="float">
            <text:p>0.084342137756172</text:p>
          </table:table-cell>
          <table:table-cell office:value-type="float" office:value="0.0844224338117013" calcext:value-type="float">
            <text:p>0.084422433811701</text:p>
          </table:table-cell>
          <table:table-cell office:value-type="float" office:value="0.0844468344524539" calcext:value-type="float">
            <text:p>0.084446834452454</text:p>
          </table:table-cell>
          <table:table-cell office:value-type="float" office:value="0.0844792866582378" calcext:value-type="float">
            <text:p>0.084479286658238</text:p>
          </table:table-cell>
          <table:table-cell office:value-type="float" office:value="0.0845285739596652" calcext:value-type="float">
            <text:p>0.084528573959665</text:p>
          </table:table-cell>
          <table:table-cell office:value-type="float" office:value="0.0849370970359468" calcext:value-type="float">
            <text:p>0.084937097035947</text:p>
          </table:table-cell>
          <table:table-cell office:value-type="float" office:value="0.0849488859533614" calcext:value-type="float">
            <text:p>0.084948885953361</text:p>
          </table:table-cell>
          <table:table-cell office:value-type="float" office:value="0.085239189209379" calcext:value-type="float">
            <text:p>0.085239189209379</text:p>
          </table:table-cell>
          <table:table-cell office:value-type="float" office:value="0.0853148401820527" calcext:value-type="float">
            <text:p>0.085314840182053</text:p>
          </table:table-cell>
          <table:table-cell office:value-type="float" office:value="0.0854056223768954" calcext:value-type="float">
            <text:p>0.085405622376895</text:p>
          </table:table-cell>
          <table:table-cell office:value-type="float" office:value="0.0854415775662161" calcext:value-type="float">
            <text:p>0.085441577566216</text:p>
          </table:table-cell>
          <table:table-cell office:value-type="float" office:value="0.0856587312314328" calcext:value-type="float">
            <text:p>0.085658731231433</text:p>
          </table:table-cell>
          <table:table-cell office:value-type="float" office:value="0.0856818327634086" calcext:value-type="float">
            <text:p>0.085681832763409</text:p>
          </table:table-cell>
          <table:table-cell office:value-type="float" office:value="0.0860072212198501" calcext:value-type="float">
            <text:p>0.08600722121985</text:p>
          </table:table-cell>
          <table:table-cell office:value-type="float" office:value="0.0860129299221493" calcext:value-type="float">
            <text:p>0.086012929922149</text:p>
          </table:table-cell>
          <table:table-cell office:value-type="float" office:value="0.0860628699574497" calcext:value-type="float">
            <text:p>0.08606286995745</text:p>
          </table:table-cell>
          <table:table-cell office:value-type="float" office:value="0.0861265240019823" calcext:value-type="float">
            <text:p>0.086126524001982</text:p>
          </table:table-cell>
          <table:table-cell office:value-type="float" office:value="0.0865111401037742" calcext:value-type="float">
            <text:p>0.086511140103774</text:p>
          </table:table-cell>
          <table:table-cell office:value-type="float" office:value="0.0865723358729348" calcext:value-type="float">
            <text:p>0.086572335872935</text:p>
          </table:table-cell>
          <table:table-cell office:value-type="float" office:value="0.0866450818877023" calcext:value-type="float">
            <text:p>0.086645081887702</text:p>
          </table:table-cell>
          <table:table-cell office:value-type="float" office:value="0.0867089707803666" calcext:value-type="float">
            <text:p>0.086708970780367</text:p>
          </table:table-cell>
          <table:table-cell office:value-type="float" office:value="0.0867444749592683" calcext:value-type="float">
            <text:p>0.086744474959268</text:p>
          </table:table-cell>
          <table:table-cell office:value-type="float" office:value="0.0867712448947623" calcext:value-type="float">
            <text:p>0.086771244894762</text:p>
          </table:table-cell>
          <table:table-cell office:value-type="float" office:value="0.0867918562102106" calcext:value-type="float">
            <text:p>0.086791856210211</text:p>
          </table:table-cell>
          <table:table-cell office:value-type="float" office:value="0.0868998782712682" calcext:value-type="float">
            <text:p>0.086899878271268</text:p>
          </table:table-cell>
          <table:table-cell office:value-type="float" office:value="0.08693555265697" calcext:value-type="float">
            <text:p>0.08693555265697</text:p>
          </table:table-cell>
          <table:table-cell office:value-type="float" office:value="0.0869768876065586" calcext:value-type="float">
            <text:p>0.086976887606559</text:p>
          </table:table-cell>
          <table:table-cell office:value-type="float" office:value="0.0875566949785511" calcext:value-type="float">
            <text:p>0.087556694978551</text:p>
          </table:table-cell>
          <table:table-cell office:value-type="float" office:value="0.0877354014751026" calcext:value-type="float">
            <text:p>0.087735401475103</text:p>
          </table:table-cell>
          <table:table-cell office:value-type="float" office:value="0.0879241124399432" calcext:value-type="float">
            <text:p>0.087924112439943</text:p>
          </table:table-cell>
          <table:table-cell office:value-type="float" office:value="0.0879478939118598" calcext:value-type="float">
            <text:p>0.08794789391186</text:p>
          </table:table-cell>
          <table:table-cell office:value-type="float" office:value="0.08824631908743" calcext:value-type="float">
            <text:p>0.08824631908743</text:p>
          </table:table-cell>
          <table:table-cell office:value-type="float" office:value="0.0882581496187399" calcext:value-type="float">
            <text:p>0.08825814961874</text:p>
          </table:table-cell>
          <table:table-cell office:value-type="float" office:value="0.0882920284574188" calcext:value-type="float">
            <text:p>0.088292028457419</text:p>
          </table:table-cell>
          <table:table-cell office:value-type="float" office:value="0.0884187683212639" calcext:value-type="float">
            <text:p>0.088418768321264</text:p>
          </table:table-cell>
          <table:table-cell office:value-type="float" office:value="0.0885894851153192" calcext:value-type="float">
            <text:p>0.088589485115319</text:p>
          </table:table-cell>
          <table:table-cell office:value-type="float" office:value="0.0886662283727315" calcext:value-type="float">
            <text:p>0.088666228372732</text:p>
          </table:table-cell>
          <table:table-cell office:value-type="float" office:value="0.0887435869292296" calcext:value-type="float">
            <text:p>0.08874358692923</text:p>
          </table:table-cell>
          <table:table-cell office:value-type="float" office:value="0.0887885898916591" calcext:value-type="float">
            <text:p>0.088788589891659</text:p>
          </table:table-cell>
          <table:table-cell office:value-type="float" office:value="0.0892729288470455" calcext:value-type="float">
            <text:p>0.089272928847046</text:p>
          </table:table-cell>
          <table:table-cell office:value-type="float" office:value="0.0904608843779421" calcext:value-type="float">
            <text:p>0.090460884377942</text:p>
          </table:table-cell>
          <table:table-cell office:value-type="float" office:value="0.0904661645413196" calcext:value-type="float">
            <text:p>0.09046616454132</text:p>
          </table:table-cell>
          <table:table-cell office:value-type="float" office:value="0.0906641390065281" calcext:value-type="float">
            <text:p>0.090664139006528</text:p>
          </table:table-cell>
          <table:table-cell office:value-type="float" office:value="0.0907858279526525" calcext:value-type="float">
            <text:p>0.090785827952653</text:p>
          </table:table-cell>
          <table:table-cell office:value-type="float" office:value="0.091076529555577" calcext:value-type="float">
            <text:p>0.091076529555577</text:p>
          </table:table-cell>
          <table:table-cell office:value-type="float" office:value="0.0913587619266096" calcext:value-type="float">
            <text:p>0.09135876192661</text:p>
          </table:table-cell>
          <table:table-cell office:value-type="float" office:value="0.0919757978312726" calcext:value-type="float">
            <text:p>0.091975797831273</text:p>
          </table:table-cell>
          <table:table-cell office:value-type="float" office:value="0.0921442884699165" calcext:value-type="float">
            <text:p>0.092144288469917</text:p>
          </table:table-cell>
          <table:table-cell office:value-type="float" office:value="0.0927832793060747" calcext:value-type="float">
            <text:p>0.092783279306075</text:p>
          </table:table-cell>
          <table:table-cell office:value-type="float" office:value="0.0931620103247456" calcext:value-type="float">
            <text:p>0.093162010324746</text:p>
          </table:table-cell>
          <table:table-cell office:value-type="float" office:value="0.0933044272099513" calcext:value-type="float">
            <text:p>0.093304427209951</text:p>
          </table:table-cell>
          <table:table-cell office:value-type="float" office:value="0.0935662267906916" calcext:value-type="float">
            <text:p>0.093566226790692</text:p>
          </table:table-cell>
          <table:table-cell office:value-type="float" office:value="0.0936358952643946" calcext:value-type="float">
            <text:p>0.093635895264395</text:p>
          </table:table-cell>
          <table:table-cell office:value-type="float" office:value="0.0936946096379445" calcext:value-type="float">
            <text:p>0.093694609637945</text:p>
          </table:table-cell>
          <table:table-cell office:value-type="float" office:value="0.0937096904970989" calcext:value-type="float">
            <text:p>0.093709690497099</text:p>
          </table:table-cell>
          <table:table-cell office:value-type="float" office:value="0.0938054564981242" calcext:value-type="float">
            <text:p>0.093805456498124</text:p>
          </table:table-cell>
          <table:table-cell office:value-type="float" office:value="0.093837088930181" calcext:value-type="float">
            <text:p>0.093837088930181</text:p>
          </table:table-cell>
          <table:table-cell office:value-type="float" office:value="0.0938845874925932" calcext:value-type="float">
            <text:p>0.093884587492593</text:p>
          </table:table-cell>
          <table:table-cell office:value-type="float" office:value="0.0942850740626663" calcext:value-type="float">
            <text:p>0.094285074062666</text:p>
          </table:table-cell>
          <table:table-cell office:value-type="float" office:value="0.0944414649826142" calcext:value-type="float">
            <text:p>0.094441464982614</text:p>
          </table:table-cell>
          <table:table-cell office:value-type="float" office:value="0.0946901611132642" calcext:value-type="float">
            <text:p>0.094690161113264</text:p>
          </table:table-cell>
          <table:table-cell office:value-type="float" office:value="0.0956333379867202" calcext:value-type="float">
            <text:p>0.09563333798672</text:p>
          </table:table-cell>
          <table:table-cell office:value-type="float" office:value="0.0958091719884102" calcext:value-type="float">
            <text:p>0.09580917198841</text:p>
          </table:table-cell>
          <table:table-cell office:value-type="float" office:value="0.0958130710055394" calcext:value-type="float">
            <text:p>0.09581307100554</text:p>
          </table:table-cell>
          <table:table-cell office:value-type="float" office:value="0.0960554250614333" calcext:value-type="float">
            <text:p>0.096055425061433</text:p>
          </table:table-cell>
          <table:table-cell office:value-type="float" office:value="0.0961446342364345" calcext:value-type="float">
            <text:p>0.096144634236435</text:p>
          </table:table-cell>
          <table:table-cell office:value-type="float" office:value="0.0963919725786334" calcext:value-type="float">
            <text:p>0.096391972578634</text:p>
          </table:table-cell>
          <table:table-cell office:value-type="float" office:value="0.0966453377949547" calcext:value-type="float">
            <text:p>0.096645337794955</text:p>
          </table:table-cell>
          <table:table-cell office:value-type="float" office:value="0.0970619618577028" calcext:value-type="float">
            <text:p>0.097061961857703</text:p>
          </table:table-cell>
          <table:table-cell office:value-type="float" office:value="0.0992860057366343" calcext:value-type="float">
            <text:p>0.099286005736634</text:p>
          </table:table-cell>
          <table:table-cell office:value-type="float" office:value="0.0992974936803164" calcext:value-type="float">
            <text:p>0.099297493680317</text:p>
          </table:table-cell>
          <table:table-cell office:value-type="float" office:value="0.0995502963619325" calcext:value-type="float">
            <text:p>0.0995502963619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0.0019723865877712" calcext:value-type="float">
            <text:p>0.001972386587771</text:p>
          </table:table-cell>
          <table:table-cell office:value-type="float" office:value="0.00394477317554241" calcext:value-type="float">
            <text:p>0.003944773175542</text:p>
          </table:table-cell>
          <table:table-cell office:value-type="float" office:value="0.00591715976331361" calcext:value-type="float">
            <text:p>0.005917159763314</text:p>
          </table:table-cell>
          <table:table-cell office:value-type="float" office:value="0.00788954635108481" calcext:value-type="float">
            <text:p>0.007889546351085</text:p>
          </table:table-cell>
          <table:table-cell office:value-type="float" office:value="0.00986193293885602" calcext:value-type="float">
            <text:p>0.009861932938856</text:p>
          </table:table-cell>
          <table:table-cell office:value-type="float" office:value="0.0118343195266272" calcext:value-type="float">
            <text:p>0.011834319526627</text:p>
          </table:table-cell>
          <table:table-cell office:value-type="float" office:value="0.0138067061143984" calcext:value-type="float">
            <text:p>0.013806706114399</text:p>
          </table:table-cell>
          <table:table-cell office:value-type="float" office:value="0.0157790927021696" calcext:value-type="float">
            <text:p>0.01577909270217</text:p>
          </table:table-cell>
          <table:table-cell office:value-type="float" office:value="0.0177514792899408" calcext:value-type="float">
            <text:p>0.017751479289941</text:p>
          </table:table-cell>
          <table:table-cell office:value-type="float" office:value="0.019723865877712" calcext:value-type="float">
            <text:p>0.019723865877712</text:p>
          </table:table-cell>
          <table:table-cell office:value-type="float" office:value="0.0216962524654832" calcext:value-type="float">
            <text:p>0.021696252465483</text:p>
          </table:table-cell>
          <table:table-cell office:value-type="float" office:value="0.0236686390532544" calcext:value-type="float">
            <text:p>0.023668639053255</text:p>
          </table:table-cell>
          <table:table-cell office:value-type="float" office:value="0.0256410256410256" calcext:value-type="float">
            <text:p>0.025641025641026</text:p>
          </table:table-cell>
          <table:table-cell office:value-type="float" office:value="0.0276134122287968" calcext:value-type="float">
            <text:p>0.027613412228797</text:p>
          </table:table-cell>
          <table:table-cell office:value-type="float" office:value="0.029585798816568" calcext:value-type="float">
            <text:p>0.029585798816568</text:p>
          </table:table-cell>
          <table:table-cell office:value-type="float" office:value="0.0315581854043393" calcext:value-type="float">
            <text:p>0.031558185404339</text:p>
          </table:table-cell>
          <table:table-cell office:value-type="float" office:value="0.0335305719921105" calcext:value-type="float">
            <text:p>0.033530571992111</text:p>
          </table:table-cell>
          <table:table-cell office:value-type="float" office:value="0.0355029585798817" calcext:value-type="float">
            <text:p>0.035502958579882</text:p>
          </table:table-cell>
          <table:table-cell office:value-type="float" office:value="0.0374753451676529" calcext:value-type="float">
            <text:p>0.037475345167653</text:p>
          </table:table-cell>
          <table:table-cell office:value-type="float" office:value="0.0394477317554241" calcext:value-type="float">
            <text:p>0.039447731755424</text:p>
          </table:table-cell>
          <table:table-cell office:value-type="float" office:value="0.0414201183431953" calcext:value-type="float">
            <text:p>0.041420118343195</text:p>
          </table:table-cell>
          <table:table-cell office:value-type="float" office:value="0.0433925049309665" calcext:value-type="float">
            <text:p>0.043392504930967</text:p>
          </table:table-cell>
          <table:table-cell office:value-type="float" office:value="0.0453648915187377" calcext:value-type="float">
            <text:p>0.045364891518738</text:p>
          </table:table-cell>
          <table:table-cell office:value-type="float" office:value="0.0473372781065089" calcext:value-type="float">
            <text:p>0.047337278106509</text:p>
          </table:table-cell>
          <table:table-cell office:value-type="float" office:value="0.0493096646942801" calcext:value-type="float">
            <text:p>0.04930966469428</text:p>
          </table:table-cell>
          <table:table-cell office:value-type="float" office:value="0.0512820512820513" calcext:value-type="float">
            <text:p>0.051282051282051</text:p>
          </table:table-cell>
          <table:table-cell office:value-type="float" office:value="0.0532544378698225" calcext:value-type="float">
            <text:p>0.053254437869823</text:p>
          </table:table-cell>
          <table:table-cell office:value-type="float" office:value="0.0552268244575937" calcext:value-type="float">
            <text:p>0.055226824457594</text:p>
          </table:table-cell>
          <table:table-cell office:value-type="float" office:value="0.0571992110453649" calcext:value-type="float">
            <text:p>0.057199211045365</text:p>
          </table:table-cell>
          <table:table-cell office:value-type="float" office:value="0.0591715976331361" calcext:value-type="float">
            <text:p>0.059171597633136</text:p>
          </table:table-cell>
          <table:table-cell office:value-type="float" office:value="0.0611439842209073" calcext:value-type="float">
            <text:p>0.061143984220907</text:p>
          </table:table-cell>
          <table:table-cell office:value-type="float" office:value="0.0631163708086785" calcext:value-type="float">
            <text:p>0.063116370808679</text:p>
          </table:table-cell>
          <table:table-cell office:value-type="float" office:value="0.0650887573964497" calcext:value-type="float">
            <text:p>0.06508875739645</text:p>
          </table:table-cell>
          <table:table-cell office:value-type="float" office:value="0.0670611439842209" calcext:value-type="float">
            <text:p>0.067061143984221</text:p>
          </table:table-cell>
          <table:table-cell office:value-type="float" office:value="0.0690335305719921" calcext:value-type="float">
            <text:p>0.069033530571992</text:p>
          </table:table-cell>
          <table:table-cell office:value-type="float" office:value="0.0710059171597633" calcext:value-type="float">
            <text:p>0.071005917159763</text:p>
          </table:table-cell>
          <table:table-cell office:value-type="float" office:value="0.0729783037475345" calcext:value-type="float">
            <text:p>0.072978303747535</text:p>
          </table:table-cell>
          <table:table-cell office:value-type="float" office:value="0.0749506903353057" calcext:value-type="float">
            <text:p>0.074950690335306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0788954635108481" calcext:value-type="float">
            <text:p>0.078895463510848</text:p>
          </table:table-cell>
          <table:table-cell office:value-type="float" office:value="0.0808678500986193" calcext:value-type="float">
            <text:p>0.080867850098619</text:p>
          </table:table-cell>
          <table:table-cell office:value-type="float" office:value="0.0828402366863905" calcext:value-type="float">
            <text:p>0.082840236686391</text:p>
          </table:table-cell>
          <table:table-cell office:value-type="float" office:value="0.0848126232741618" calcext:value-type="float">
            <text:p>0.084812623274162</text:p>
          </table:table-cell>
          <table:table-cell office:value-type="float" office:value="0.086785009861933" calcext:value-type="float">
            <text:p>0.086785009861933</text:p>
          </table:table-cell>
          <table:table-cell office:value-type="float" office:value="0.0887573964497041" calcext:value-type="float">
            <text:p>0.088757396449704</text:p>
          </table:table-cell>
          <table:table-cell office:value-type="float" office:value="0.0907297830374754" calcext:value-type="float">
            <text:p>0.090729783037475</text:p>
          </table:table-cell>
          <table:table-cell office:value-type="float" office:value="0.0927021696252466" calcext:value-type="float">
            <text:p>0.092702169625247</text:p>
          </table:table-cell>
          <table:table-cell office:value-type="float" office:value="0.0946745562130178" calcext:value-type="float">
            <text:p>0.094674556213018</text:p>
          </table:table-cell>
          <table:table-cell office:value-type="float" office:value="0.096646942800789" calcext:value-type="float">
            <text:p>0.096646942800789</text:p>
          </table:table-cell>
          <table:table-cell office:value-type="float" office:value="0.0986193293885602" calcext:value-type="float">
            <text:p>0.09861932938856</text:p>
          </table:table-cell>
          <table:table-cell office:value-type="float" office:value="0.100591715976331" calcext:value-type="float">
            <text:p>0.100591715976331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104536489151874" calcext:value-type="float">
            <text:p>0.104536489151874</text:p>
          </table:table-cell>
          <table:table-cell office:value-type="float" office:value="0.106508875739645" calcext:value-type="float">
            <text:p>0.106508875739645</text:p>
          </table:table-cell>
          <table:table-cell office:value-type="float" office:value="0.108481262327416" calcext:value-type="float">
            <text:p>0.108481262327416</text:p>
          </table:table-cell>
          <table:table-cell office:value-type="float" office:value="0.110453648915187" calcext:value-type="float">
            <text:p>0.110453648915187</text:p>
          </table:table-cell>
          <table:table-cell office:value-type="float" office:value="0.112426035502959" calcext:value-type="float">
            <text:p>0.112426035502959</text:p>
          </table:table-cell>
          <table:table-cell office:value-type="float" office:value="0.11439842209073" calcext:value-type="float">
            <text:p>0.11439842209073</text:p>
          </table:table-cell>
          <table:table-cell office:value-type="float" office:value="0.116370808678501" calcext:value-type="float">
            <text:p>0.116370808678501</text:p>
          </table:table-cell>
          <table:table-cell office:value-type="float" office:value="0.118343195266272" calcext:value-type="float">
            <text:p>0.118343195266272</text:p>
          </table:table-cell>
          <table:table-cell office:value-type="float" office:value="0.120315581854043" calcext:value-type="float">
            <text:p>0.120315581854043</text:p>
          </table:table-cell>
          <table:table-cell office:value-type="float" office:value="0.122287968441815" calcext:value-type="float">
            <text:p>0.122287968441815</text:p>
          </table:table-cell>
          <table:table-cell office:value-type="float" office:value="0.124260355029586" calcext:value-type="float">
            <text:p>0.124260355029586</text:p>
          </table:table-cell>
          <table:table-cell office:value-type="float" office:value="0.126232741617357" calcext:value-type="float">
            <text:p>0.126232741617357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130177514792899" calcext:value-type="float">
            <text:p>0.130177514792899</text:p>
          </table:table-cell>
          <table:table-cell office:value-type="float" office:value="0.132149901380671" calcext:value-type="float">
            <text:p>0.132149901380671</text:p>
          </table:table-cell>
          <table:table-cell office:value-type="float" office:value="0.134122287968442" calcext:value-type="float">
            <text:p>0.134122287968442</text:p>
          </table:table-cell>
          <table:table-cell office:value-type="float" office:value="0.136094674556213" calcext:value-type="float">
            <text:p>0.136094674556213</text:p>
          </table:table-cell>
          <table:table-cell office:value-type="float" office:value="0.138067061143984" calcext:value-type="float">
            <text:p>0.138067061143984</text:p>
          </table:table-cell>
          <table:table-cell office:value-type="float" office:value="0.140039447731755" calcext:value-type="float">
            <text:p>0.140039447731755</text:p>
          </table:table-cell>
          <table:table-cell office:value-type="float" office:value="0.142011834319527" calcext:value-type="float">
            <text:p>0.142011834319527</text:p>
          </table:table-cell>
          <table:table-cell office:value-type="float" office:value="0.143984220907298" calcext:value-type="float">
            <text:p>0.143984220907298</text:p>
          </table:table-cell>
          <table:table-cell office:value-type="float" office:value="0.145956607495069" calcext:value-type="float">
            <text:p>0.145956607495069</text:p>
          </table:table-cell>
          <table:table-cell office:value-type="float" office:value="0.14792899408284" calcext:value-type="float">
            <text:p>0.14792899408284</text:p>
          </table:table-cell>
          <table:table-cell office:value-type="float" office:value="0.149901380670611" calcext:value-type="float">
            <text:p>0.149901380670611</text:p>
          </table:table-cell>
          <table:table-cell office:value-type="float" office:value="0.151873767258383" calcext:value-type="float">
            <text:p>0.151873767258383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55818540433925" calcext:value-type="float">
            <text:p>0.155818540433925</text:p>
          </table:table-cell>
          <table:table-cell office:value-type="float" office:value="0.157790927021696" calcext:value-type="float">
            <text:p>0.157790927021696</text:p>
          </table:table-cell>
          <table:table-cell office:value-type="float" office:value="0.159763313609468" calcext:value-type="float">
            <text:p>0.159763313609468</text:p>
          </table:table-cell>
          <table:table-cell office:value-type="float" office:value="0.161735700197239" calcext:value-type="float">
            <text:p>0.161735700197239</text:p>
          </table:table-cell>
          <table:table-cell office:value-type="float" office:value="0.16370808678501" calcext:value-type="float">
            <text:p>0.16370808678501</text:p>
          </table:table-cell>
          <table:table-cell office:value-type="float" office:value="0.165680473372781" calcext:value-type="float">
            <text:p>0.165680473372781</text:p>
          </table:table-cell>
          <table:table-cell office:value-type="float" office:value="0.167652859960552" calcext:value-type="float">
            <text:p>0.167652859960552</text:p>
          </table:table-cell>
          <table:table-cell office:value-type="float" office:value="0.169625246548324" calcext:value-type="float">
            <text:p>0.169625246548324</text:p>
          </table:table-cell>
          <table:table-cell office:value-type="float" office:value="0.171597633136095" calcext:value-type="float">
            <text:p>0.171597633136095</text:p>
          </table:table-cell>
          <table:table-cell office:value-type="float" office:value="0.173570019723866" calcext:value-type="float">
            <text:p>0.173570019723866</text:p>
          </table:table-cell>
          <table:table-cell office:value-type="float" office:value="0.175542406311637" calcext:value-type="float">
            <text:p>0.175542406311637</text:p>
          </table:table-cell>
          <table:table-cell office:value-type="float" office:value="0.177514792899408" calcext:value-type="float">
            <text:p>0.177514792899408</text:p>
          </table:table-cell>
          <table:table-cell office:value-type="float" office:value="0.179487179487179" calcext:value-type="float">
            <text:p>0.179487179487179</text:p>
          </table:table-cell>
          <table:table-cell office:value-type="float" office:value="0.181459566074951" calcext:value-type="float">
            <text:p>0.181459566074951</text:p>
          </table:table-cell>
          <table:table-cell office:value-type="float" office:value="0.183431952662722" calcext:value-type="float">
            <text:p>0.183431952662722</text:p>
          </table:table-cell>
          <table:table-cell office:value-type="float" office:value="0.185404339250493" calcext:value-type="float">
            <text:p>0.185404339250493</text:p>
          </table:table-cell>
          <table:table-cell office:value-type="float" office:value="0.187376725838264" calcext:value-type="float">
            <text:p>0.187376725838264</text:p>
          </table:table-cell>
          <table:table-cell office:value-type="float" office:value="0.189349112426036" calcext:value-type="float">
            <text:p>0.189349112426036</text:p>
          </table:table-cell>
          <table:table-cell office:value-type="float" office:value="0.191321499013807" calcext:value-type="float">
            <text:p>0.191321499013807</text:p>
          </table:table-cell>
          <table:table-cell office:value-type="float" office:value="0.193293885601578" calcext:value-type="float">
            <text:p>0.193293885601578</text:p>
          </table:table-cell>
          <table:table-cell office:value-type="float" office:value="0.195266272189349" calcext:value-type="float">
            <text:p>0.195266272189349</text:p>
          </table:table-cell>
          <table:table-cell office:value-type="float" office:value="0.19723865877712" calcext:value-type="float">
            <text:p>0.19723865877712</text:p>
          </table:table-cell>
          <table:table-cell office:value-type="float" office:value="0.199211045364891" calcext:value-type="float">
            <text:p>0.199211045364891</text:p>
          </table:table-cell>
          <table:table-cell office:value-type="float" office:value="0.201183431952663" calcext:value-type="float">
            <text:p>0.201183431952663</text:p>
          </table:table-cell>
          <table:table-cell office:value-type="float" office:value="0.203155818540434" calcext:value-type="float">
            <text:p>0.203155818540434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0.207100591715976" calcext:value-type="float">
            <text:p>0.207100591715976</text:p>
          </table:table-cell>
          <table:table-cell office:value-type="float" office:value="0.209072978303748" calcext:value-type="float">
            <text:p>0.209072978303748</text:p>
          </table:table-cell>
          <table:table-cell office:value-type="float" office:value="0.211045364891519" calcext:value-type="float">
            <text:p>0.211045364891519</text:p>
          </table:table-cell>
          <table:table-cell office:value-type="float" office:value="0.21301775147929" calcext:value-type="float">
            <text:p>0.21301775147929</text:p>
          </table:table-cell>
          <table:table-cell office:value-type="float" office:value="0.214990138067061" calcext:value-type="float">
            <text:p>0.214990138067061</text:p>
          </table:table-cell>
          <table:table-cell office:value-type="float" office:value="0.216962524654832" calcext:value-type="float">
            <text:p>0.216962524654832</text:p>
          </table:table-cell>
          <table:table-cell office:value-type="float" office:value="0.218934911242604" calcext:value-type="float">
            <text:p>0.218934911242604</text:p>
          </table:table-cell>
          <table:table-cell office:value-type="float" office:value="0.220907297830375" calcext:value-type="float">
            <text:p>0.220907297830375</text:p>
          </table:table-cell>
          <table:table-cell office:value-type="float" office:value="0.222879684418146" calcext:value-type="float">
            <text:p>0.222879684418146</text:p>
          </table:table-cell>
          <table:table-cell office:value-type="float" office:value="0.224852071005917" calcext:value-type="float">
            <text:p>0.224852071005917</text:p>
          </table:table-cell>
          <table:table-cell office:value-type="float" office:value="0.226824457593688" calcext:value-type="float">
            <text:p>0.226824457593688</text:p>
          </table:table-cell>
          <table:table-cell office:value-type="float" office:value="0.22879684418146" calcext:value-type="float">
            <text:p>0.22879684418146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32741617357002" calcext:value-type="float">
            <text:p>0.232741617357002</text:p>
          </table:table-cell>
          <table:table-cell office:value-type="float" office:value="0.234714003944773" calcext:value-type="float">
            <text:p>0.234714003944773</text:p>
          </table:table-cell>
          <table:table-cell office:value-type="float" office:value="0.236686390532544" calcext:value-type="float">
            <text:p>0.236686390532544</text:p>
          </table:table-cell>
          <table:table-cell office:value-type="float" office:value="0.238658777120316" calcext:value-type="float">
            <text:p>0.238658777120316</text:p>
          </table:table-cell>
          <table:table-cell office:value-type="float" office:value="0.240631163708087" calcext:value-type="float">
            <text:p>0.240631163708087</text:p>
          </table:table-cell>
          <table:table-cell office:value-type="float" office:value="0.242603550295858" calcext:value-type="float">
            <text:p>0.242603550295858</text:p>
          </table:table-cell>
          <table:table-cell office:value-type="float" office:value="0.244575936883629" calcext:value-type="float">
            <text:p>0.244575936883629</text:p>
          </table:table-cell>
          <table:table-cell office:value-type="float" office:value="0.2465483234714" calcext:value-type="float">
            <text:p>0.2465483234714</text:p>
          </table:table-cell>
          <table:table-cell office:value-type="float" office:value="0.248520710059172" calcext:value-type="float">
            <text:p>0.248520710059172</text:p>
          </table:table-cell>
          <table:table-cell office:value-type="float" office:value="0.250493096646943" calcext:value-type="float">
            <text:p>0.250493096646943</text:p>
          </table:table-cell>
          <table:table-cell office:value-type="float" office:value="0.252465483234714" calcext:value-type="float">
            <text:p>0.252465483234714</text:p>
          </table:table-cell>
          <table:table-cell office:value-type="float" office:value="0.254437869822485" calcext:value-type="float">
            <text:p>0.254437869822485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0.258382642998028" calcext:value-type="float">
            <text:p>0.258382642998028</text:p>
          </table:table-cell>
          <table:table-cell office:value-type="float" office:value="0.260355029585799" calcext:value-type="float">
            <text:p>0.260355029585799</text:p>
          </table:table-cell>
          <table:table-cell office:value-type="float" office:value="0.26232741617357" calcext:value-type="float">
            <text:p>0.26232741617357</text:p>
          </table:table-cell>
          <table:table-cell office:value-type="float" office:value="0.264299802761341" calcext:value-type="float">
            <text:p>0.264299802761341</text:p>
          </table:table-cell>
          <table:table-cell office:value-type="float" office:value="0.266272189349112" calcext:value-type="float">
            <text:p>0.266272189349112</text:p>
          </table:table-cell>
          <table:table-cell office:value-type="float" office:value="0.268244575936884" calcext:value-type="float">
            <text:p>0.268244575936884</text:p>
          </table:table-cell>
          <table:table-cell office:value-type="float" office:value="0.270216962524655" calcext:value-type="float">
            <text:p>0.270216962524655</text:p>
          </table:table-cell>
          <table:table-cell office:value-type="float" office:value="0.272189349112426" calcext:value-type="float">
            <text:p>0.272189349112426</text:p>
          </table:table-cell>
          <table:table-cell office:value-type="float" office:value="0.274161735700197" calcext:value-type="float">
            <text:p>0.274161735700197</text:p>
          </table:table-cell>
          <table:table-cell office:value-type="float" office:value="0.276134122287969" calcext:value-type="float">
            <text:p>0.276134122287969</text:p>
          </table:table-cell>
          <table:table-cell office:value-type="float" office:value="0.27810650887574" calcext:value-type="float">
            <text:p>0.27810650887574</text:p>
          </table:table-cell>
          <table:table-cell office:value-type="float" office:value="0.280078895463511" calcext:value-type="float">
            <text:p>0.280078895463511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284023668639053" calcext:value-type="float">
            <text:p>0.284023668639053</text:p>
          </table:table-cell>
          <table:table-cell office:value-type="float" office:value="0.285996055226824" calcext:value-type="float">
            <text:p>0.285996055226824</text:p>
          </table:table-cell>
          <table:table-cell office:value-type="float" office:value="0.287968441814596" calcext:value-type="float">
            <text:p>0.287968441814596</text:p>
          </table:table-cell>
          <table:table-cell office:value-type="float" office:value="0.289940828402367" calcext:value-type="float">
            <text:p>0.289940828402367</text:p>
          </table:table-cell>
          <table:table-cell office:value-type="float" office:value="0.291913214990138" calcext:value-type="float">
            <text:p>0.291913214990138</text:p>
          </table:table-cell>
          <table:table-cell office:value-type="float" office:value="0.293885601577909" calcext:value-type="float">
            <text:p>0.293885601577909</text:p>
          </table:table-cell>
          <table:table-cell office:value-type="float" office:value="0.29585798816568" calcext:value-type="float">
            <text:p>0.29585798816568</text:p>
          </table:table-cell>
          <table:table-cell office:value-type="float" office:value="0.297830374753452" calcext:value-type="float">
            <text:p>0.297830374753452</text:p>
          </table:table-cell>
          <table:table-cell office:value-type="float" office:value="0.299802761341223" calcext:value-type="float">
            <text:p>0.299802761341223</text:p>
          </table:table-cell>
          <table:table-cell office:value-type="float" office:value="0.301775147928994" calcext:value-type="float">
            <text:p>0.301775147928994</text:p>
          </table:table-cell>
          <table:table-cell office:value-type="float" office:value="0.303747534516765" calcext:value-type="float">
            <text:p>0.303747534516765</text:p>
          </table:table-cell>
          <table:table-cell office:value-type="float" office:value="0.305719921104536" calcext:value-type="float">
            <text:p>0.305719921104536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309664694280079" calcext:value-type="float">
            <text:p>0.309664694280079</text:p>
          </table:table-cell>
          <table:table-cell office:value-type="float" office:value="0.31163708086785" calcext:value-type="float">
            <text:p>0.31163708086785</text:p>
          </table:table-cell>
          <table:table-cell office:value-type="float" office:value="0.313609467455621" calcext:value-type="float">
            <text:p>0.313609467455621</text:p>
          </table:table-cell>
          <table:table-cell office:value-type="float" office:value="0.315581854043392" calcext:value-type="float">
            <text:p>0.315581854043392</text:p>
          </table:table-cell>
          <table:table-cell office:value-type="float" office:value="0.317554240631164" calcext:value-type="float">
            <text:p>0.317554240631164</text:p>
          </table:table-cell>
          <table:table-cell office:value-type="float" office:value="0.319526627218935" calcext:value-type="float">
            <text:p>0.319526627218935</text:p>
          </table:table-cell>
          <table:table-cell office:value-type="float" office:value="0.321499013806706" calcext:value-type="float">
            <text:p>0.321499013806706</text:p>
          </table:table-cell>
          <table:table-cell office:value-type="float" office:value="0.323471400394477" calcext:value-type="float">
            <text:p>0.323471400394477</text:p>
          </table:table-cell>
          <table:table-cell office:value-type="float" office:value="0.325443786982248" calcext:value-type="float">
            <text:p>0.325443786982248</text:p>
          </table:table-cell>
          <table:table-cell office:value-type="float" office:value="0.32741617357002" calcext:value-type="float">
            <text:p>0.32741617357002</text:p>
          </table:table-cell>
          <table:table-cell office:value-type="float" office:value="0.329388560157791" calcext:value-type="float">
            <text:p>0.329388560157791</text:p>
          </table:table-cell>
          <table:table-cell office:value-type="float" office:value="0.331360946745562" calcext:value-type="float">
            <text:p>0.33136094674556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5305719921105" calcext:value-type="float">
            <text:p>0.335305719921105</text:p>
          </table:table-cell>
          <table:table-cell office:value-type="float" office:value="0.337278106508876" calcext:value-type="float">
            <text:p>0.337278106508876</text:p>
          </table:table-cell>
          <table:table-cell office:value-type="float" office:value="0.339250493096647" calcext:value-type="float">
            <text:p>0.339250493096647</text:p>
          </table:table-cell>
          <table:table-cell office:value-type="float" office:value="0.341222879684418" calcext:value-type="float">
            <text:p>0.341222879684418</text:p>
          </table:table-cell>
          <table:table-cell office:value-type="float" office:value="0.343195266272189" calcext:value-type="float">
            <text:p>0.343195266272189</text:p>
          </table:table-cell>
          <table:table-cell office:value-type="float" office:value="0.345167652859961" calcext:value-type="float">
            <text:p>0.345167652859961</text:p>
          </table:table-cell>
          <table:table-cell office:value-type="float" office:value="0.347140039447732" calcext:value-type="float">
            <text:p>0.347140039447732</text:p>
          </table:table-cell>
          <table:table-cell office:value-type="float" office:value="0.349112426035503" calcext:value-type="float">
            <text:p>0.349112426035503</text:p>
          </table:table-cell>
          <table:table-cell office:value-type="float" office:value="0.351084812623274" calcext:value-type="float">
            <text:p>0.351084812623274</text:p>
          </table:table-cell>
          <table:table-cell office:value-type="float" office:value="0.353057199211045" calcext:value-type="float">
            <text:p>0.353057199211045</text:p>
          </table:table-cell>
          <table:table-cell office:value-type="float" office:value="0.355029585798817" calcext:value-type="float">
            <text:p>0.355029585798817</text:p>
          </table:table-cell>
          <table:table-cell office:value-type="float" office:value="0.357001972386588" calcext:value-type="float">
            <text:p>0.357001972386588</text:p>
          </table:table-cell>
          <table:table-cell office:value-type="float" office:value="0.358974358974359" calcext:value-type="float">
            <text:p>0.358974358974359</text:p>
          </table:table-cell>
          <table:table-cell office:value-type="float" office:value="0.36094674556213" calcext:value-type="float">
            <text:p>0.36094674556213</text:p>
          </table:table-cell>
          <table:table-cell office:value-type="float" office:value="0.362919132149901" calcext:value-type="float">
            <text:p>0.362919132149901</text:p>
          </table:table-cell>
          <table:table-cell office:value-type="float" office:value="0.364891518737673" calcext:value-type="float">
            <text:p>0.364891518737673</text:p>
          </table:table-cell>
          <table:table-cell office:value-type="float" office:value="0.366863905325444" calcext:value-type="float">
            <text:p>0.366863905325444</text:p>
          </table:table-cell>
          <table:table-cell office:value-type="float" office:value="0.368836291913215" calcext:value-type="float">
            <text:p>0.368836291913215</text:p>
          </table:table-cell>
          <table:table-cell office:value-type="float" office:value="0.370808678500986" calcext:value-type="float">
            <text:p>0.370808678500986</text:p>
          </table:table-cell>
          <table:table-cell office:value-type="float" office:value="0.372781065088757" calcext:value-type="float">
            <text:p>0.372781065088757</text:p>
          </table:table-cell>
          <table:table-cell office:value-type="float" office:value="0.374753451676529" calcext:value-type="float">
            <text:p>0.374753451676529</text:p>
          </table:table-cell>
          <table:table-cell office:value-type="float" office:value="0.3767258382643" calcext:value-type="float">
            <text:p>0.3767258382643</text:p>
          </table:table-cell>
          <table:table-cell office:value-type="float" office:value="0.378698224852071" calcext:value-type="float">
            <text:p>0.378698224852071</text:p>
          </table:table-cell>
          <table:table-cell office:value-type="float" office:value="0.380670611439842" calcext:value-type="float">
            <text:p>0.380670611439842</text:p>
          </table:table-cell>
          <table:table-cell office:value-type="float" office:value="0.382642998027613" calcext:value-type="float">
            <text:p>0.382642998027613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386587771203156" calcext:value-type="float">
            <text:p>0.386587771203156</text:p>
          </table:table-cell>
          <table:table-cell office:value-type="float" office:value="0.388560157790927" calcext:value-type="float">
            <text:p>0.388560157790927</text:p>
          </table:table-cell>
          <table:table-cell office:value-type="float" office:value="0.390532544378698" calcext:value-type="float">
            <text:p>0.390532544378698</text:p>
          </table:table-cell>
          <table:table-cell office:value-type="float" office:value="0.392504930966469" calcext:value-type="float">
            <text:p>0.392504930966469</text:p>
          </table:table-cell>
          <table:table-cell office:value-type="float" office:value="0.394477317554241" calcext:value-type="float">
            <text:p>0.394477317554241</text:p>
          </table:table-cell>
          <table:table-cell office:value-type="float" office:value="0.396449704142012" calcext:value-type="float">
            <text:p>0.396449704142012</text:p>
          </table:table-cell>
          <table:table-cell office:value-type="float" office:value="0.398422090729783" calcext:value-type="float">
            <text:p>0.398422090729783</text:p>
          </table:table-cell>
          <table:table-cell office:value-type="float" office:value="0.400394477317554" calcext:value-type="float">
            <text:p>0.400394477317554</text:p>
          </table:table-cell>
          <table:table-cell office:value-type="float" office:value="0.402366863905325" calcext:value-type="float">
            <text:p>0.402366863905325</text:p>
          </table:table-cell>
          <table:table-cell office:value-type="float" office:value="0.404339250493097" calcext:value-type="float">
            <text:p>0.404339250493097</text:p>
          </table:table-cell>
          <table:table-cell office:value-type="float" office:value="0.406311637080868" calcext:value-type="float">
            <text:p>0.406311637080868</text:p>
          </table:table-cell>
          <table:table-cell office:value-type="float" office:value="0.408284023668639" calcext:value-type="float">
            <text:p>0.408284023668639</text:p>
          </table:table-cell>
          <table:table-cell office:value-type="float" office:value="0.41025641025641" calcext:value-type="float">
            <text:p>0.41025641025641</text:p>
          </table:table-cell>
          <table:table-cell office:value-type="float" office:value="0.412228796844182" calcext:value-type="float">
            <text:p>0.412228796844182</text:p>
          </table:table-cell>
          <table:table-cell office:value-type="float" office:value="0.414201183431953" calcext:value-type="float">
            <text:p>0.414201183431953</text:p>
          </table:table-cell>
          <table:table-cell office:value-type="float" office:value="0.416173570019724" calcext:value-type="float">
            <text:p>0.416173570019724</text:p>
          </table:table-cell>
          <table:table-cell office:value-type="float" office:value="0.418145956607495" calcext:value-type="float">
            <text:p>0.418145956607495</text:p>
          </table:table-cell>
          <table:table-cell office:value-type="float" office:value="0.420118343195266" calcext:value-type="float">
            <text:p>0.420118343195266</text:p>
          </table:table-cell>
          <table:table-cell office:value-type="float" office:value="0.422090729783038" calcext:value-type="float">
            <text:p>0.422090729783038</text:p>
          </table:table-cell>
          <table:table-cell office:value-type="float" office:value="0.424063116370809" calcext:value-type="float">
            <text:p>0.424063116370809</text:p>
          </table:table-cell>
          <table:table-cell office:value-type="float" office:value="0.42603550295858" calcext:value-type="float">
            <text:p>0.42603550295858</text:p>
          </table:table-cell>
          <table:table-cell office:value-type="float" office:value="0.428007889546351" calcext:value-type="float">
            <text:p>0.428007889546351</text:p>
          </table:table-cell>
          <table:table-cell office:value-type="float" office:value="0.429980276134122" calcext:value-type="float">
            <text:p>0.429980276134122</text:p>
          </table:table-cell>
          <table:table-cell office:value-type="float" office:value="0.431952662721893" calcext:value-type="float">
            <text:p>0.431952662721893</text:p>
          </table:table-cell>
          <table:table-cell office:value-type="float" office:value="0.433925049309665" calcext:value-type="float">
            <text:p>0.433925049309665</text:p>
          </table:table-cell>
          <table:table-cell office:value-type="float" office:value="0.435897435897436" calcext:value-type="float">
            <text:p>0.435897435897436</text:p>
          </table:table-cell>
          <table:table-cell office:value-type="float" office:value="0.437869822485207" calcext:value-type="float">
            <text:p>0.437869822485207</text:p>
          </table:table-cell>
          <table:table-cell office:value-type="float" office:value="0.439842209072978" calcext:value-type="float">
            <text:p>0.439842209072978</text:p>
          </table:table-cell>
          <table:table-cell office:value-type="float" office:value="0.441814595660749" calcext:value-type="float">
            <text:p>0.441814595660749</text:p>
          </table:table-cell>
          <table:table-cell office:value-type="float" office:value="0.443786982248521" calcext:value-type="float">
            <text:p>0.443786982248521</text:p>
          </table:table-cell>
          <table:table-cell office:value-type="float" office:value="0.445759368836292" calcext:value-type="float">
            <text:p>0.445759368836292</text:p>
          </table:table-cell>
          <table:table-cell office:value-type="float" office:value="0.447731755424063" calcext:value-type="float">
            <text:p>0.447731755424063</text:p>
          </table:table-cell>
          <table:table-cell office:value-type="float" office:value="0.449704142011834" calcext:value-type="float">
            <text:p>0.449704142011834</text:p>
          </table:table-cell>
          <table:table-cell office:value-type="float" office:value="0.451676528599606" calcext:value-type="float">
            <text:p>0.451676528599606</text:p>
          </table:table-cell>
          <table:table-cell office:value-type="float" office:value="0.453648915187377" calcext:value-type="float">
            <text:p>0.453648915187377</text:p>
          </table:table-cell>
          <table:table-cell office:value-type="float" office:value="0.455621301775148" calcext:value-type="float">
            <text:p>0.455621301775148</text:p>
          </table:table-cell>
          <table:table-cell office:value-type="float" office:value="0.457593688362919" calcext:value-type="float">
            <text:p>0.457593688362919</text:p>
          </table:table-cell>
          <table:table-cell office:value-type="float" office:value="0.45956607495069" calcext:value-type="float">
            <text:p>0.45956607495069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463510848126233" calcext:value-type="float">
            <text:p>0.463510848126233</text:p>
          </table:table-cell>
          <table:table-cell office:value-type="float" office:value="0.465483234714004" calcext:value-type="float">
            <text:p>0.465483234714004</text:p>
          </table:table-cell>
          <table:table-cell office:value-type="float" office:value="0.467455621301775" calcext:value-type="float">
            <text:p>0.467455621301775</text:p>
          </table:table-cell>
          <table:table-cell office:value-type="float" office:value="0.469428007889546" calcext:value-type="float">
            <text:p>0.469428007889546</text:p>
          </table:table-cell>
          <table:table-cell office:value-type="float" office:value="0.471400394477318" calcext:value-type="float">
            <text:p>0.471400394477318</text:p>
          </table:table-cell>
          <table:table-cell office:value-type="float" office:value="0.473372781065089" calcext:value-type="float">
            <text:p>0.473372781065089</text:p>
          </table:table-cell>
          <table:table-cell office:value-type="float" office:value="0.47534516765286" calcext:value-type="float">
            <text:p>0.47534516765286</text:p>
          </table:table-cell>
          <table:table-cell office:value-type="float" office:value="0.477317554240631" calcext:value-type="float">
            <text:p>0.477317554240631</text:p>
          </table:table-cell>
          <table:table-cell office:value-type="float" office:value="0.479289940828402" calcext:value-type="float">
            <text:p>0.479289940828402</text:p>
          </table:table-cell>
          <table:table-cell office:value-type="float" office:value="0.481262327416174" calcext:value-type="float">
            <text:p>0.481262327416174</text:p>
          </table:table-cell>
          <table:table-cell office:value-type="float" office:value="0.483234714003945" calcext:value-type="float">
            <text:p>0.483234714003945</text:p>
          </table:table-cell>
          <table:table-cell office:value-type="float" office:value="0.485207100591716" calcext:value-type="float">
            <text:p>0.485207100591716</text:p>
          </table:table-cell>
          <table:table-cell office:value-type="float" office:value="0.487179487179487" calcext:value-type="float">
            <text:p>0.487179487179487</text:p>
          </table:table-cell>
          <table:table-cell office:value-type="float" office:value="0.489151873767258" calcext:value-type="float">
            <text:p>0.489151873767258</text:p>
          </table:table-cell>
          <table:table-cell office:value-type="float" office:value="0.49112426035503" calcext:value-type="float">
            <text:p>0.49112426035503</text:p>
          </table:table-cell>
          <table:table-cell office:value-type="float" office:value="0.493096646942801" calcext:value-type="float">
            <text:p>0.493096646942801</text:p>
          </table:table-cell>
          <table:table-cell office:value-type="float" office:value="0.495069033530572" calcext:value-type="float">
            <text:p>0.495069033530572</text:p>
          </table:table-cell>
          <table:table-cell office:value-type="float" office:value="0.497041420118343" calcext:value-type="float">
            <text:p>0.497041420118343</text:p>
          </table:table-cell>
          <table:table-cell office:value-type="float" office:value="0.499013806706114" calcext:value-type="float">
            <text:p>0.499013806706114</text:p>
          </table:table-cell>
          <table:table-cell office:value-type="float" office:value="0.500986193293886" calcext:value-type="float">
            <text:p>0.500986193293886</text:p>
          </table:table-cell>
          <table:table-cell office:value-type="float" office:value="0.502958579881657" calcext:value-type="float">
            <text:p>0.502958579881657</text:p>
          </table:table-cell>
          <table:table-cell office:value-type="float" office:value="0.504930966469428" calcext:value-type="float">
            <text:p>0.504930966469428</text:p>
          </table:table-cell>
          <table:table-cell office:value-type="float" office:value="0.506903353057199" calcext:value-type="float">
            <text:p>0.506903353057199</text:p>
          </table:table-cell>
          <table:table-cell office:value-type="float" office:value="0.50887573964497" calcext:value-type="float">
            <text:p>0.50887573964497</text:p>
          </table:table-cell>
          <table:table-cell office:value-type="float" office:value="0.510848126232742" calcext:value-type="float">
            <text:p>0.510848126232742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516765285996055" calcext:value-type="float">
            <text:p>0.516765285996055</text:p>
          </table:table-cell>
          <table:table-cell office:value-type="float" office:value="0.518737672583826" calcext:value-type="float">
            <text:p>0.518737672583826</text:p>
          </table:table-cell>
          <table:table-cell office:value-type="float" office:value="0.520710059171598" calcext:value-type="float">
            <text:p>0.520710059171598</text:p>
          </table:table-cell>
          <table:table-cell office:value-type="float" office:value="0.522682445759369" calcext:value-type="float">
            <text:p>0.522682445759369</text:p>
          </table:table-cell>
          <table:table-cell office:value-type="float" office:value="0.52465483234714" calcext:value-type="float">
            <text:p>0.52465483234714</text:p>
          </table:table-cell>
          <table:table-cell office:value-type="float" office:value="0.526627218934911" calcext:value-type="float">
            <text:p>0.526627218934911</text:p>
          </table:table-cell>
          <table:table-cell office:value-type="float" office:value="0.528599605522683" calcext:value-type="float">
            <text:p>0.528599605522683</text:p>
          </table:table-cell>
          <table:table-cell office:value-type="float" office:value="0.530571992110454" calcext:value-type="float">
            <text:p>0.530571992110454</text:p>
          </table:table-cell>
          <table:table-cell office:value-type="float" office:value="0.532544378698225" calcext:value-type="float">
            <text:p>0.532544378698225</text:p>
          </table:table-cell>
          <table:table-cell office:value-type="float" office:value="0.534516765285996" calcext:value-type="float">
            <text:p>0.534516765285996</text:p>
          </table:table-cell>
          <table:table-cell office:value-type="float" office:value="0.536489151873767" calcext:value-type="float">
            <text:p>0.536489151873767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54043392504931" calcext:value-type="float">
            <text:p>0.54043392504931</text:p>
          </table:table-cell>
          <table:table-cell office:value-type="float" office:value="0.542406311637081" calcext:value-type="float">
            <text:p>0.542406311637081</text:p>
          </table:table-cell>
          <table:table-cell office:value-type="float" office:value="0.544378698224852" calcext:value-type="float">
            <text:p>0.544378698224852</text:p>
          </table:table-cell>
          <table:table-cell office:value-type="float" office:value="0.546351084812623" calcext:value-type="float">
            <text:p>0.546351084812623</text:p>
          </table:table-cell>
          <table:table-cell office:value-type="float" office:value="0.548323471400394" calcext:value-type="float">
            <text:p>0.548323471400394</text:p>
          </table:table-cell>
          <table:table-cell office:value-type="float" office:value="0.550295857988166" calcext:value-type="float">
            <text:p>0.550295857988166</text:p>
          </table:table-cell>
          <table:table-cell office:value-type="float" office:value="0.552268244575937" calcext:value-type="float">
            <text:p>0.552268244575937</text:p>
          </table:table-cell>
          <table:table-cell office:value-type="float" office:value="0.554240631163708" calcext:value-type="float">
            <text:p>0.554240631163708</text:p>
          </table:table-cell>
          <table:table-cell office:value-type="float" office:value="0.556213017751479" calcext:value-type="float">
            <text:p>0.556213017751479</text:p>
          </table:table-cell>
          <table:table-cell office:value-type="float" office:value="0.55818540433925" calcext:value-type="float">
            <text:p>0.55818540433925</text:p>
          </table:table-cell>
          <table:table-cell office:value-type="float" office:value="0.560157790927022" calcext:value-type="float">
            <text:p>0.560157790927022</text:p>
          </table:table-cell>
          <table:table-cell office:value-type="float" office:value="0.562130177514793" calcext:value-type="float">
            <text:p>0.562130177514793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.566074950690335" calcext:value-type="float">
            <text:p>0.566074950690335</text:p>
          </table:table-cell>
          <table:table-cell office:value-type="float" office:value="0.568047337278107" calcext:value-type="float">
            <text:p>0.568047337278107</text:p>
          </table:table-cell>
          <table:table-cell office:value-type="float" office:value="0.570019723865878" calcext:value-type="float">
            <text:p>0.570019723865878</text:p>
          </table:table-cell>
          <table:table-cell office:value-type="float" office:value="0.571992110453649" calcext:value-type="float">
            <text:p>0.571992110453649</text:p>
          </table:table-cell>
          <table:table-cell office:value-type="float" office:value="0.57396449704142" calcext:value-type="float">
            <text:p>0.57396449704142</text:p>
          </table:table-cell>
          <table:table-cell office:value-type="float" office:value="0.575936883629191" calcext:value-type="float">
            <text:p>0.575936883629191</text:p>
          </table:table-cell>
          <table:table-cell office:value-type="float" office:value="0.577909270216962" calcext:value-type="float">
            <text:p>0.577909270216962</text:p>
          </table:table-cell>
          <table:table-cell office:value-type="float" office:value="0.579881656804734" calcext:value-type="float">
            <text:p>0.579881656804734</text:p>
          </table:table-cell>
          <table:table-cell office:value-type="float" office:value="0.581854043392505" calcext:value-type="float">
            <text:p>0.581854043392505</text:p>
          </table:table-cell>
          <table:table-cell office:value-type="float" office:value="0.583826429980276" calcext:value-type="float">
            <text:p>0.583826429980276</text:p>
          </table:table-cell>
          <table:table-cell office:value-type="float" office:value="0.585798816568047" calcext:value-type="float">
            <text:p>0.585798816568047</text:p>
          </table:table-cell>
          <table:table-cell office:value-type="float" office:value="0.587771203155818" calcext:value-type="float">
            <text:p>0.587771203155818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.591715976331361" calcext:value-type="float">
            <text:p>0.591715976331361</text:p>
          </table:table-cell>
          <table:table-cell office:value-type="float" office:value="0.593688362919132" calcext:value-type="float">
            <text:p>0.593688362919132</text:p>
          </table:table-cell>
          <table:table-cell office:value-type="float" office:value="0.595660749506903" calcext:value-type="float">
            <text:p>0.595660749506903</text:p>
          </table:table-cell>
          <table:table-cell office:value-type="float" office:value="0.597633136094675" calcext:value-type="float">
            <text:p>0.597633136094675</text:p>
          </table:table-cell>
          <table:table-cell office:value-type="float" office:value="0.599605522682446" calcext:value-type="float">
            <text:p>0.599605522682446</text:p>
          </table:table-cell>
          <table:table-cell office:value-type="float" office:value="0.601577909270217" calcext:value-type="float">
            <text:p>0.601577909270217</text:p>
          </table:table-cell>
          <table:table-cell office:value-type="float" office:value="0.603550295857988" calcext:value-type="float">
            <text:p>0.603550295857988</text:p>
          </table:table-cell>
          <table:table-cell office:value-type="float" office:value="0.605522682445759" calcext:value-type="float">
            <text:p>0.605522682445759</text:p>
          </table:table-cell>
          <table:table-cell office:value-type="float" office:value="0.607495069033531" calcext:value-type="float">
            <text:p>0.607495069033531</text:p>
          </table:table-cell>
          <table:table-cell office:value-type="float" office:value="0.609467455621302" calcext:value-type="float">
            <text:p>0.609467455621302</text:p>
          </table:table-cell>
          <table:table-cell office:value-type="float" office:value="0.611439842209073" calcext:value-type="float">
            <text:p>0.611439842209073</text:p>
          </table:table-cell>
          <table:table-cell office:value-type="float" office:value="0.613412228796844" calcext:value-type="float">
            <text:p>0.61341222879684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617357001972387" calcext:value-type="float">
            <text:p>0.617357001972387</text:p>
          </table:table-cell>
          <table:table-cell office:value-type="float" office:value="0.619329388560158" calcext:value-type="float">
            <text:p>0.619329388560158</text:p>
          </table:table-cell>
          <table:table-cell office:value-type="float" office:value="0.621301775147929" calcext:value-type="float">
            <text:p>0.621301775147929</text:p>
          </table:table-cell>
          <table:table-cell office:value-type="float" office:value="0.6232741617357" calcext:value-type="float">
            <text:p>0.6232741617357</text:p>
          </table:table-cell>
          <table:table-cell office:value-type="float" office:value="0.625246548323471" calcext:value-type="float">
            <text:p>0.625246548323471</text:p>
          </table:table-cell>
          <table:table-cell office:value-type="float" office:value="0.627218934911243" calcext:value-type="float">
            <text:p>0.627218934911243</text:p>
          </table:table-cell>
          <table:table-cell office:value-type="float" office:value="0.629191321499014" calcext:value-type="float">
            <text:p>0.629191321499014</text:p>
          </table:table-cell>
          <table:table-cell office:value-type="float" office:value="0.631163708086785" calcext:value-type="float">
            <text:p>0.631163708086785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635108481262327" calcext:value-type="float">
            <text:p>0.635108481262327</text:p>
          </table:table-cell>
          <table:table-cell office:value-type="float" office:value="0.637080867850099" calcext:value-type="float">
            <text:p>0.637080867850099</text:p>
          </table:table-cell>
          <table:table-cell office:value-type="float" office:value="0.63905325443787" calcext:value-type="float">
            <text:p>0.63905325443787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.642998027613412" calcext:value-type="float">
            <text:p>0.642998027613412</text:p>
          </table:table-cell>
          <table:table-cell office:value-type="float" office:value="0.644970414201183" calcext:value-type="float">
            <text:p>0.644970414201183</text:p>
          </table:table-cell>
          <table:table-cell office:value-type="float" office:value="0.646942800788955" calcext:value-type="float">
            <text:p>0.646942800788955</text:p>
          </table:table-cell>
          <table:table-cell office:value-type="float" office:value="0.648915187376726" calcext:value-type="float">
            <text:p>0.648915187376726</text:p>
          </table:table-cell>
          <table:table-cell office:value-type="float" office:value="0.650887573964497" calcext:value-type="float">
            <text:p>0.650887573964497</text:p>
          </table:table-cell>
          <table:table-cell office:value-type="float" office:value="0.652859960552268" calcext:value-type="float">
            <text:p>0.652859960552268</text:p>
          </table:table-cell>
          <table:table-cell office:value-type="float" office:value="0.654832347140039" calcext:value-type="float">
            <text:p>0.654832347140039</text:p>
          </table:table-cell>
          <table:table-cell office:value-type="float" office:value="0.656804733727811" calcext:value-type="float">
            <text:p>0.656804733727811</text:p>
          </table:table-cell>
          <table:table-cell office:value-type="float" office:value="0.658777120315582" calcext:value-type="float">
            <text:p>0.658777120315582</text:p>
          </table:table-cell>
          <table:table-cell office:value-type="float" office:value="0.660749506903353" calcext:value-type="float">
            <text:p>0.660749506903353</text:p>
          </table:table-cell>
          <table:table-cell office:value-type="float" office:value="0.662721893491124" calcext:value-type="float">
            <text:p>0.662721893491124</text:p>
          </table:table-cell>
          <table:table-cell office:value-type="float" office:value="0.664694280078895" calcext:value-type="float">
            <text:p>0.66469428007889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68639053254438" calcext:value-type="float">
            <text:p>0.668639053254438</text:p>
          </table:table-cell>
          <table:table-cell office:value-type="float" office:value="0.670611439842209" calcext:value-type="float">
            <text:p>0.670611439842209</text:p>
          </table:table-cell>
          <table:table-cell office:value-type="float" office:value="0.67258382642998" calcext:value-type="float">
            <text:p>0.67258382642998</text:p>
          </table:table-cell>
          <table:table-cell office:value-type="float" office:value="0.674556213017751" calcext:value-type="float">
            <text:p>0.674556213017751</text:p>
          </table:table-cell>
          <table:table-cell office:value-type="float" office:value="0.676528599605523" calcext:value-type="float">
            <text:p>0.676528599605523</text:p>
          </table:table-cell>
          <table:table-cell office:value-type="float" office:value="0.678500986193294" calcext:value-type="float">
            <text:p>0.678500986193294</text:p>
          </table:table-cell>
          <table:table-cell office:value-type="float" office:value="0.680473372781065" calcext:value-type="float">
            <text:p>0.680473372781065</text:p>
          </table:table-cell>
          <table:table-cell office:value-type="float" office:value="0.682445759368836" calcext:value-type="float">
            <text:p>0.682445759368836</text:p>
          </table:table-cell>
          <table:table-cell office:value-type="float" office:value="0.684418145956607" calcext:value-type="float">
            <text:p>0.684418145956607</text:p>
          </table:table-cell>
          <table:table-cell office:value-type="float" office:value="0.686390532544379" calcext:value-type="float">
            <text:p>0.686390532544379</text:p>
          </table:table-cell>
          <table:table-cell office:value-type="float" office:value="0.68836291913215" calcext:value-type="float">
            <text:p>0.68836291913215</text:p>
          </table:table-cell>
          <table:table-cell office:value-type="float" office:value="0.690335305719921" calcext:value-type="float">
            <text:p>0.69033530571992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94280078895464" calcext:value-type="float">
            <text:p>0.694280078895464</text:p>
          </table:table-cell>
          <table:table-cell office:value-type="float" office:value="0.696252465483235" calcext:value-type="float">
            <text:p>0.696252465483235</text:p>
          </table:table-cell>
          <table:table-cell office:value-type="float" office:value="0.698224852071006" calcext:value-type="float">
            <text:p>0.698224852071006</text:p>
          </table:table-cell>
          <table:table-cell office:value-type="float" office:value="0.700197238658777" calcext:value-type="float">
            <text:p>0.700197238658777</text:p>
          </table:table-cell>
          <table:table-cell office:value-type="float" office:value="0.702169625246548" calcext:value-type="float">
            <text:p>0.702169625246548</text:p>
          </table:table-cell>
          <table:table-cell office:value-type="float" office:value="0.70414201183432" calcext:value-type="float">
            <text:p>0.70414201183432</text:p>
          </table:table-cell>
          <table:table-cell office:value-type="float" office:value="0.706114398422091" calcext:value-type="float">
            <text:p>0.706114398422091</text:p>
          </table:table-cell>
          <table:table-cell office:value-type="float" office:value="0.708086785009862" calcext:value-type="float">
            <text:p>0.708086785009862</text:p>
          </table:table-cell>
          <table:table-cell office:value-type="float" office:value="0.710059171597633" calcext:value-type="float">
            <text:p>0.710059171597633</text:p>
          </table:table-cell>
          <table:table-cell office:value-type="float" office:value="0.712031558185404" calcext:value-type="float">
            <text:p>0.712031558185404</text:p>
          </table:table-cell>
          <table:table-cell office:value-type="float" office:value="0.714003944773175" calcext:value-type="float">
            <text:p>0.714003944773175</text:p>
          </table:table-cell>
          <table:table-cell office:value-type="float" office:value="0.715976331360947" calcext:value-type="float">
            <text:p>0.715976331360947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.719921104536489" calcext:value-type="float">
            <text:p>0.719921104536489</text:p>
          </table:table-cell>
          <table:table-cell office:value-type="float" office:value="0.72189349112426" calcext:value-type="float">
            <text:p>0.72189349112426</text:p>
          </table:table-cell>
          <table:table-cell office:value-type="float" office:value="0.723865877712032" calcext:value-type="float">
            <text:p>0.723865877712032</text:p>
          </table:table-cell>
          <table:table-cell office:value-type="float" office:value="0.725838264299803" calcext:value-type="float">
            <text:p>0.725838264299803</text:p>
          </table:table-cell>
          <table:table-cell office:value-type="float" office:value="0.727810650887574" calcext:value-type="float">
            <text:p>0.727810650887574</text:p>
          </table:table-cell>
          <table:table-cell office:value-type="float" office:value="0.729783037475345" calcext:value-type="float">
            <text:p>0.729783037475345</text:p>
          </table:table-cell>
          <table:table-cell office:value-type="float" office:value="0.731755424063116" calcext:value-type="float">
            <text:p>0.731755424063116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.735700197238659" calcext:value-type="float">
            <text:p>0.735700197238659</text:p>
          </table:table-cell>
          <table:table-cell office:value-type="float" office:value="0.73767258382643" calcext:value-type="float">
            <text:p>0.73767258382643</text:p>
          </table:table-cell>
          <table:table-cell office:value-type="float" office:value="0.739644970414201" calcext:value-type="float">
            <text:p>0.739644970414201</text:p>
          </table:table-cell>
          <table:table-cell office:value-type="float" office:value="0.741617357001972" calcext:value-type="float">
            <text:p>0.741617357001972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.745562130177515" calcext:value-type="float">
            <text:p>0.745562130177515</text:p>
          </table:table-cell>
          <table:table-cell office:value-type="float" office:value="0.747534516765286" calcext:value-type="float">
            <text:p>0.747534516765286</text:p>
          </table:table-cell>
          <table:table-cell office:value-type="float" office:value="0.749506903353057" calcext:value-type="float">
            <text:p>0.749506903353057</text:p>
          </table:table-cell>
          <table:table-cell office:value-type="float" office:value="0.751479289940828" calcext:value-type="float">
            <text:p>0.751479289940828</text:p>
          </table:table-cell>
          <table:table-cell office:value-type="float" office:value="0.7534516765286" calcext:value-type="float">
            <text:p>0.7534516765286</text:p>
          </table:table-cell>
          <table:table-cell office:value-type="float" office:value="0.755424063116371" calcext:value-type="float">
            <text:p>0.755424063116371</text:p>
          </table:table-cell>
          <table:table-cell office:value-type="float" office:value="0.757396449704142" calcext:value-type="float">
            <text:p>0.757396449704142</text:p>
          </table:table-cell>
          <table:table-cell office:value-type="float" office:value="0.759368836291913" calcext:value-type="float">
            <text:p>0.759368836291913</text:p>
          </table:table-cell>
          <table:table-cell office:value-type="float" office:value="0.761341222879684" calcext:value-type="float">
            <text:p>0.761341222879684</text:p>
          </table:table-cell>
          <table:table-cell office:value-type="float" office:value="0.763313609467456" calcext:value-type="float">
            <text:p>0.763313609467456</text:p>
          </table:table-cell>
          <table:table-cell office:value-type="float" office:value="0.765285996055227" calcext:value-type="float">
            <text:p>0.765285996055227</text:p>
          </table:table-cell>
          <table:table-cell office:value-type="float" office:value="0.767258382642998" calcext:value-type="float">
            <text:p>0.76725838264299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77120315581854" calcext:value-type="float">
            <text:p>0.77120315581854</text:p>
          </table:table-cell>
          <table:table-cell office:value-type="float" office:value="0.773175542406312" calcext:value-type="float">
            <text:p>0.773175542406312</text:p>
          </table:table-cell>
          <table:table-cell office:value-type="float" office:value="0.775147928994083" calcext:value-type="float">
            <text:p>0.775147928994083</text:p>
          </table:table-cell>
          <table:table-cell office:value-type="float" office:value="0.777120315581854" calcext:value-type="float">
            <text:p>0.777120315581854</text:p>
          </table:table-cell>
          <table:table-cell office:value-type="float" office:value="0.779092702169625" calcext:value-type="float">
            <text:p>0.779092702169625</text:p>
          </table:table-cell>
          <table:table-cell office:value-type="float" office:value="0.781065088757396" calcext:value-type="float">
            <text:p>0.781065088757396</text:p>
          </table:table-cell>
          <table:table-cell office:value-type="float" office:value="0.783037475345168" calcext:value-type="float">
            <text:p>0.783037475345168</text:p>
          </table:table-cell>
          <table:table-cell office:value-type="float" office:value="0.785009861932939" calcext:value-type="float">
            <text:p>0.785009861932939</text:p>
          </table:table-cell>
          <table:table-cell office:value-type="float" office:value="0.78698224852071" calcext:value-type="float">
            <text:p>0.78698224852071</text:p>
          </table:table-cell>
          <table:table-cell office:value-type="float" office:value="0.788954635108481" calcext:value-type="float">
            <text:p>0.788954635108481</text:p>
          </table:table-cell>
          <table:table-cell office:value-type="float" office:value="0.790927021696252" calcext:value-type="float">
            <text:p>0.790927021696252</text:p>
          </table:table-cell>
          <table:table-cell office:value-type="float" office:value="0.792899408284024" calcext:value-type="float">
            <text:p>0.792899408284024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.796844181459566" calcext:value-type="float">
            <text:p>0.796844181459566</text:p>
          </table:table-cell>
          <table:table-cell office:value-type="float" office:value="0.798816568047337" calcext:value-type="float">
            <text:p>0.798816568047337</text:p>
          </table:table-cell>
          <table:table-cell office:value-type="float" office:value="0.800788954635108" calcext:value-type="float">
            <text:p>0.800788954635108</text:p>
          </table:table-cell>
          <table:table-cell office:value-type="float" office:value="0.80276134122288" calcext:value-type="float">
            <text:p>0.80276134122288</text:p>
          </table:table-cell>
          <table:table-cell office:value-type="float" office:value="0.804733727810651" calcext:value-type="float">
            <text:p>0.804733727810651</text:p>
          </table:table-cell>
          <table:table-cell office:value-type="float" office:value="0.806706114398422" calcext:value-type="float">
            <text:p>0.806706114398422</text:p>
          </table:table-cell>
          <table:table-cell office:value-type="float" office:value="0.808678500986193" calcext:value-type="float">
            <text:p>0.808678500986193</text:p>
          </table:table-cell>
          <table:table-cell office:value-type="float" office:value="0.810650887573964" calcext:value-type="float">
            <text:p>0.810650887573964</text:p>
          </table:table-cell>
          <table:table-cell office:value-type="float" office:value="0.812623274161736" calcext:value-type="float">
            <text:p>0.812623274161736</text:p>
          </table:table-cell>
          <table:table-cell office:value-type="float" office:value="0.814595660749507" calcext:value-type="float">
            <text:p>0.814595660749507</text:p>
          </table:table-cell>
          <table:table-cell office:value-type="float" office:value="0.816568047337278" calcext:value-type="float">
            <text:p>0.816568047337278</text:p>
          </table:table-cell>
          <table:table-cell office:value-type="float" office:value="0.818540433925049" calcext:value-type="float">
            <text:p>0.818540433925049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.822485207100592" calcext:value-type="float">
            <text:p>0.822485207100592</text:p>
          </table:table-cell>
          <table:table-cell office:value-type="float" office:value="0.824457593688363" calcext:value-type="float">
            <text:p>0.824457593688363</text:p>
          </table:table-cell>
          <table:table-cell office:value-type="float" office:value="0.826429980276134" calcext:value-type="float">
            <text:p>0.826429980276134</text:p>
          </table:table-cell>
          <table:table-cell office:value-type="float" office:value="0.828402366863905" calcext:value-type="float">
            <text:p>0.828402366863905</text:p>
          </table:table-cell>
          <table:table-cell office:value-type="float" office:value="0.830374753451676" calcext:value-type="float">
            <text:p>0.830374753451676</text:p>
          </table:table-cell>
          <table:table-cell office:value-type="float" office:value="0.832347140039448" calcext:value-type="float">
            <text:p>0.832347140039448</text:p>
          </table:table-cell>
          <table:table-cell office:value-type="float" office:value="0.834319526627219" calcext:value-type="float">
            <text:p>0.834319526627219</text:p>
          </table:table-cell>
          <table:table-cell office:value-type="float" office:value="0.83629191321499" calcext:value-type="float">
            <text:p>0.83629191321499</text:p>
          </table:table-cell>
          <table:table-cell office:value-type="float" office:value="0.838264299802761" calcext:value-type="float">
            <text:p>0.838264299802761</text:p>
          </table:table-cell>
          <table:table-cell office:value-type="float" office:value="0.840236686390533" calcext:value-type="float">
            <text:p>0.840236686390533</text:p>
          </table:table-cell>
          <table:table-cell office:value-type="float" office:value="0.842209072978304" calcext:value-type="float">
            <text:p>0.842209072978304</text:p>
          </table:table-cell>
          <table:table-cell office:value-type="float" office:value="0.844181459566075" calcext:value-type="float">
            <text:p>0.844181459566075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848126232741617" calcext:value-type="float">
            <text:p>0.848126232741617</text:p>
          </table:table-cell>
          <table:table-cell office:value-type="float" office:value="0.850098619329389" calcext:value-type="float">
            <text:p>0.850098619329389</text:p>
          </table:table-cell>
          <table:table-cell office:value-type="float" office:value="0.85207100591716" calcext:value-type="float">
            <text:p>0.85207100591716</text:p>
          </table:table-cell>
          <table:table-cell office:value-type="float" office:value="0.854043392504931" calcext:value-type="float">
            <text:p>0.854043392504931</text:p>
          </table:table-cell>
          <table:table-cell office:value-type="float" office:value="0.856015779092702" calcext:value-type="float">
            <text:p>0.856015779092702</text:p>
          </table:table-cell>
          <table:table-cell office:value-type="float" office:value="0.857988165680473" calcext:value-type="float">
            <text:p>0.857988165680473</text:p>
          </table:table-cell>
          <table:table-cell office:value-type="float" office:value="0.859960552268245" calcext:value-type="float">
            <text:p>0.859960552268245</text:p>
          </table:table-cell>
          <table:table-cell office:value-type="float" office:value="0.861932938856016" calcext:value-type="float">
            <text:p>0.861932938856016</text:p>
          </table:table-cell>
          <table:table-cell office:value-type="float" office:value="0.863905325443787" calcext:value-type="float">
            <text:p>0.863905325443787</text:p>
          </table:table-cell>
          <table:table-cell office:value-type="float" office:value="0.865877712031558" calcext:value-type="float">
            <text:p>0.865877712031558</text:p>
          </table:table-cell>
          <table:table-cell office:value-type="float" office:value="0.867850098619329" calcext:value-type="float">
            <text:p>0.867850098619329</text:p>
          </table:table-cell>
          <table:table-cell office:value-type="float" office:value="0.869822485207101" calcext:value-type="float">
            <text:p>0.869822485207101</text:p>
          </table:table-cell>
          <table:table-cell office:value-type="float" office:value="0.871794871794872" calcext:value-type="float">
            <text:p>0.871794871794872</text:p>
          </table:table-cell>
          <table:table-cell office:value-type="float" office:value="0.873767258382643" calcext:value-type="float">
            <text:p>0.873767258382643</text:p>
          </table:table-cell>
          <table:table-cell office:value-type="float" office:value="0.875739644970414" calcext:value-type="float">
            <text:p>0.875739644970414</text:p>
          </table:table-cell>
          <table:table-cell office:value-type="float" office:value="0.877712031558185" calcext:value-type="float">
            <text:p>0.877712031558185</text:p>
          </table:table-cell>
          <table:table-cell office:value-type="float" office:value="0.879684418145957" calcext:value-type="float">
            <text:p>0.879684418145957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0.883629191321499" calcext:value-type="float">
            <text:p>0.883629191321499</text:p>
          </table:table-cell>
          <table:table-cell office:value-type="float" office:value="0.88560157790927" calcext:value-type="float">
            <text:p>0.88560157790927</text:p>
          </table:table-cell>
          <table:table-cell office:value-type="float" office:value="0.887573964497041" calcext:value-type="float">
            <text:p>0.887573964497041</text:p>
          </table:table-cell>
          <table:table-cell office:value-type="float" office:value="0.889546351084813" calcext:value-type="float">
            <text:p>0.889546351084813</text:p>
          </table:table-cell>
          <table:table-cell office:value-type="float" office:value="0.891518737672584" calcext:value-type="float">
            <text:p>0.891518737672584</text:p>
          </table:table-cell>
          <table:table-cell office:value-type="float" office:value="0.893491124260355" calcext:value-type="float">
            <text:p>0.893491124260355</text:p>
          </table:table-cell>
          <table:table-cell office:value-type="float" office:value="0.895463510848126" calcext:value-type="float">
            <text:p>0.895463510848126</text:p>
          </table:table-cell>
          <table:table-cell office:value-type="float" office:value="0.897435897435897" calcext:value-type="float">
            <text:p>0.897435897435897</text:p>
          </table:table-cell>
          <table:table-cell office:value-type="float" office:value="0.899408284023669" calcext:value-type="float">
            <text:p>0.899408284023669</text:p>
          </table:table-cell>
          <table:table-cell office:value-type="float" office:value="0.90138067061144" calcext:value-type="float">
            <text:p>0.90138067061144</text:p>
          </table:table-cell>
          <table:table-cell office:value-type="float" office:value="0.903353057199211" calcext:value-type="float">
            <text:p>0.903353057199211</text:p>
          </table:table-cell>
          <table:table-cell office:value-type="float" office:value="0.905325443786982" calcext:value-type="float">
            <text:p>0.905325443786982</text:p>
          </table:table-cell>
          <table:table-cell office:value-type="float" office:value="0.907297830374753" calcext:value-type="float">
            <text:p>0.907297830374753</text:p>
          </table:table-cell>
          <table:table-cell office:value-type="float" office:value="0.909270216962525" calcext:value-type="float">
            <text:p>0.909270216962525</text:p>
          </table:table-cell>
          <table:table-cell office:value-type="float" office:value="0.911242603550296" calcext:value-type="float">
            <text:p>0.911242603550296</text:p>
          </table:table-cell>
          <table:table-cell office:value-type="float" office:value="0.913214990138067" calcext:value-type="float">
            <text:p>0.913214990138067</text:p>
          </table:table-cell>
          <table:table-cell office:value-type="float" office:value="0.915187376725838" calcext:value-type="float">
            <text:p>0.915187376725838</text:p>
          </table:table-cell>
          <table:table-cell office:value-type="float" office:value="0.91715976331361" calcext:value-type="float">
            <text:p>0.91715976331361</text:p>
          </table:table-cell>
          <table:table-cell office:value-type="float" office:value="0.919132149901381" calcext:value-type="float">
            <text:p>0.919132149901381</text:p>
          </table:table-cell>
          <table:table-cell office:value-type="float" office:value="0.921104536489152" calcext:value-type="float">
            <text:p>0.921104536489152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925049309664694" calcext:value-type="float">
            <text:p>0.9250493096646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47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fw_ds_asm</text:p>
          </table:table-cell>
          <table:table-cell table:number-columns-repeated="470"/>
          <table:table-cell office:value-type="float" office:value="0.0296950718566752" calcext:value-type="float">
            <text:p>0.029695071856675</text:p>
          </table:table-cell>
          <table:table-cell office:value-type="float" office:value="0.0019723865877712" calcext:value-type="float">
            <text:p>0.001972386587771</text:p>
          </table:table-cell>
        </table:table-row>
        <table:table-row table:style-name="ro2">
          <table:table-cell table:number-columns-repeated="471"/>
          <table:table-cell office:value-type="float" office:value="0.0330500072578545" calcext:value-type="float">
            <text:p>0.033050007257855</text:p>
          </table:table-cell>
          <table:table-cell office:value-type="float" office:value="0.00394477317554241" calcext:value-type="float">
            <text:p>0.003944773175542</text:p>
          </table:table-cell>
        </table:table-row>
        <table:table-row table:style-name="ro2">
          <table:table-cell table:number-columns-repeated="471"/>
          <table:table-cell office:value-type="float" office:value="0.0371531821320735" calcext:value-type="float">
            <text:p>0.037153182132074</text:p>
          </table:table-cell>
          <table:table-cell office:value-type="float" office:value="0.00591715976331361" calcext:value-type="float">
            <text:p>0.005917159763314</text:p>
          </table:table-cell>
        </table:table-row>
        <table:table-row table:style-name="ro1">
          <table:table-cell table:style-name="ce2" office:value-type="string" calcext:value-type="string">
            <text:p>cofw_mn_</text:p>
          </table:table-cell>
          <table:table-cell table:number-columns-repeated="470"/>
          <table:table-cell office:value-type="float" office:value="0.037886849186395" calcext:value-type="float">
            <text:p>0.037886849186395</text:p>
          </table:table-cell>
          <table:table-cell office:value-type="float" office:value="0.00788954635108481" calcext:value-type="float">
            <text:p>0.007889546351085</text:p>
          </table:table-cell>
        </table:table-row>
        <table:table-row table:style-name="ro2">
          <table:table-cell table:number-columns-repeated="471"/>
          <table:table-cell office:value-type="float" office:value="0.0381757809373584" calcext:value-type="float">
            <text:p>0.038175780937359</text:p>
          </table:table-cell>
          <table:table-cell office:value-type="float" office:value="0.00986193293885602" calcext:value-type="float">
            <text:p>0.009861932938856</text:p>
          </table:table-cell>
        </table:table-row>
        <table:table-row table:style-name="ro2">
          <table:table-cell table:number-columns-repeated="471"/>
          <table:table-cell office:value-type="float" office:value="0.0391759273956333" calcext:value-type="float">
            <text:p>0.039175927395633</text:p>
          </table:table-cell>
          <table:table-cell office:value-type="float" office:value="0.0118343195266272" calcext:value-type="float">
            <text:p>0.011834319526627</text:p>
          </table:table-cell>
        </table:table-row>
        <table:table-row table:style-name="ro2">
          <table:table-cell table:number-columns-repeated="471"/>
          <table:table-cell office:value-type="float" office:value="0.0394184806627688" calcext:value-type="float">
            <text:p>0.039418480662769</text:p>
          </table:table-cell>
          <table:table-cell office:value-type="float" office:value="0.0138067061143984" calcext:value-type="float">
            <text:p>0.013806706114399</text:p>
          </table:table-cell>
        </table:table-row>
        <table:table-row table:style-name="ro2">
          <table:table-cell table:number-columns-repeated="471"/>
          <table:table-cell office:value-type="float" office:value="0.0395812860120943" calcext:value-type="float">
            <text:p>0.039581286012094</text:p>
          </table:table-cell>
          <table:table-cell office:value-type="float" office:value="0.0157790927021696" calcext:value-type="float">
            <text:p>0.01577909270217</text:p>
          </table:table-cell>
        </table:table-row>
        <table:table-row table:style-name="ro2">
          <table:table-cell table:number-columns-repeated="471"/>
          <table:table-cell office:value-type="float" office:value="0.0395996731401582" calcext:value-type="float">
            <text:p>0.039599673140158</text:p>
          </table:table-cell>
          <table:table-cell office:value-type="float" office:value="0.0177514792899408" calcext:value-type="float">
            <text:p>0.017751479289941</text:p>
          </table:table-cell>
        </table:table-row>
        <table:table-row table:style-name="ro2">
          <table:table-cell table:number-columns-repeated="471"/>
          <table:table-cell office:value-type="float" office:value="0.0397580580093576" calcext:value-type="float">
            <text:p>0.039758058009358</text:p>
          </table:table-cell>
          <table:table-cell office:value-type="float" office:value="0.019723865877712" calcext:value-type="float">
            <text:p>0.019723865877712</text:p>
          </table:table-cell>
        </table:table-row>
        <table:table-row table:style-name="ro2">
          <table:table-cell table:number-columns-repeated="471"/>
          <table:table-cell office:value-type="float" office:value="0.0408973283425482" calcext:value-type="float">
            <text:p>0.040897328342548</text:p>
          </table:table-cell>
          <table:table-cell office:value-type="float" office:value="0.0216962524654832" calcext:value-type="float">
            <text:p>0.021696252465483</text:p>
          </table:table-cell>
        </table:table-row>
        <table:table-row table:style-name="ro2">
          <table:table-cell table:number-columns-repeated="471"/>
          <table:table-cell office:value-type="float" office:value="0.0413076053590491" calcext:value-type="float">
            <text:p>0.041307605359049</text:p>
          </table:table-cell>
          <table:table-cell office:value-type="float" office:value="0.0236686390532544" calcext:value-type="float">
            <text:p>0.023668639053255</text:p>
          </table:table-cell>
        </table:table-row>
        <table:table-row table:style-name="ro2">
          <table:table-cell table:number-columns-repeated="471"/>
          <table:table-cell office:value-type="float" office:value="0.0418831614733096" calcext:value-type="float">
            <text:p>0.04188316147331</text:p>
          </table:table-cell>
          <table:table-cell office:value-type="float" office:value="0.0256410256410256" calcext:value-type="float">
            <text:p>0.025641025641026</text:p>
          </table:table-cell>
        </table:table-row>
        <table:table-row table:style-name="ro2">
          <table:table-cell table:number-columns-repeated="471"/>
          <table:table-cell office:value-type="float" office:value="0.0420278129914024" calcext:value-type="float">
            <text:p>0.042027812991402</text:p>
          </table:table-cell>
          <table:table-cell office:value-type="float" office:value="0.0276134122287968" calcext:value-type="float">
            <text:p>0.027613412228797</text:p>
          </table:table-cell>
        </table:table-row>
        <table:table-row table:style-name="ro2">
          <table:table-cell table:number-columns-repeated="471"/>
          <table:table-cell office:value-type="float" office:value="0.0427388097252636" calcext:value-type="float">
            <text:p>0.042738809725264</text:p>
          </table:table-cell>
          <table:table-cell office:value-type="float" office:value="0.029585798816568" calcext:value-type="float">
            <text:p>0.029585798816568</text:p>
          </table:table-cell>
        </table:table-row>
        <table:table-row table:style-name="ro2">
          <table:table-cell table:number-columns-repeated="471"/>
          <table:table-cell office:value-type="float" office:value="0.0430472677940726" calcext:value-type="float">
            <text:p>0.043047267794073</text:p>
          </table:table-cell>
          <table:table-cell office:value-type="float" office:value="0.0315581854043393" calcext:value-type="float">
            <text:p>0.031558185404339</text:p>
          </table:table-cell>
        </table:table-row>
        <table:table-row table:style-name="ro2">
          <table:table-cell table:number-columns-repeated="471"/>
          <table:table-cell office:value-type="float" office:value="0.0431121601987808" calcext:value-type="float">
            <text:p>0.043112160198781</text:p>
          </table:table-cell>
          <table:table-cell office:value-type="float" office:value="0.0335305719921105" calcext:value-type="float">
            <text:p>0.033530571992111</text:p>
          </table:table-cell>
        </table:table-row>
        <table:table-row table:style-name="ro2">
          <table:table-cell table:number-columns-repeated="471"/>
          <table:table-cell office:value-type="float" office:value="0.0438142689962243" calcext:value-type="float">
            <text:p>0.043814268996224</text:p>
          </table:table-cell>
          <table:table-cell office:value-type="float" office:value="0.0355029585798817" calcext:value-type="float">
            <text:p>0.035502958579882</text:p>
          </table:table-cell>
        </table:table-row>
        <table:table-row table:style-name="ro2">
          <table:table-cell table:number-columns-repeated="471"/>
          <table:table-cell office:value-type="float" office:value="0.0443072787177088" calcext:value-type="float">
            <text:p>0.044307278717709</text:p>
          </table:table-cell>
          <table:table-cell office:value-type="float" office:value="0.0374753451676529" calcext:value-type="float">
            <text:p>0.037475345167653</text:p>
          </table:table-cell>
        </table:table-row>
        <table:table-row table:style-name="ro2">
          <table:table-cell table:number-columns-repeated="471"/>
          <table:table-cell office:value-type="float" office:value="0.0444115261071588" calcext:value-type="float">
            <text:p>0.044411526107159</text:p>
          </table:table-cell>
          <table:table-cell office:value-type="float" office:value="0.0394477317554241" calcext:value-type="float">
            <text:p>0.039447731755424</text:p>
          </table:table-cell>
        </table:table-row>
        <table:table-row table:style-name="ro2">
          <table:table-cell table:number-columns-repeated="471"/>
          <table:table-cell office:value-type="float" office:value="0.0446589688514073" calcext:value-type="float">
            <text:p>0.044658968851407</text:p>
          </table:table-cell>
          <table:table-cell office:value-type="float" office:value="0.0414201183431953" calcext:value-type="float">
            <text:p>0.041420118343195</text:p>
          </table:table-cell>
        </table:table-row>
        <table:table-row table:style-name="ro2">
          <table:table-cell table:number-columns-repeated="471"/>
          <table:table-cell office:value-type="float" office:value="0.044920609707713" calcext:value-type="float">
            <text:p>0.044920609707713</text:p>
          </table:table-cell>
          <table:table-cell office:value-type="float" office:value="0.0433925049309665" calcext:value-type="float">
            <text:p>0.043392504930967</text:p>
          </table:table-cell>
        </table:table-row>
        <table:table-row table:style-name="ro2">
          <table:table-cell table:number-columns-repeated="471"/>
          <table:table-cell office:value-type="float" office:value="0.0454482712002545" calcext:value-type="float">
            <text:p>0.045448271200255</text:p>
          </table:table-cell>
          <table:table-cell office:value-type="float" office:value="0.0453648915187377" calcext:value-type="float">
            <text:p>0.045364891518738</text:p>
          </table:table-cell>
        </table:table-row>
        <table:table-row table:style-name="ro2">
          <table:table-cell table:number-columns-repeated="471"/>
          <table:table-cell office:value-type="float" office:value="0.0458759834880271" calcext:value-type="float">
            <text:p>0.045875983488027</text:p>
          </table:table-cell>
          <table:table-cell office:value-type="float" office:value="0.0473372781065089" calcext:value-type="float">
            <text:p>0.047337278106509</text:p>
          </table:table-cell>
        </table:table-row>
        <table:table-row table:style-name="ro2">
          <table:table-cell table:number-columns-repeated="471"/>
          <table:table-cell office:value-type="float" office:value="0.0458774218144571" calcext:value-type="float">
            <text:p>0.045877421814457</text:p>
          </table:table-cell>
          <table:table-cell office:value-type="float" office:value="0.0493096646942801" calcext:value-type="float">
            <text:p>0.04930966469428</text:p>
          </table:table-cell>
        </table:table-row>
        <table:table-row table:style-name="ro2">
          <table:table-cell table:number-columns-repeated="471"/>
          <table:table-cell office:value-type="float" office:value="0.0460165587233117" calcext:value-type="float">
            <text:p>0.046016558723312</text:p>
          </table:table-cell>
          <table:table-cell office:value-type="float" office:value="0.0512820512820513" calcext:value-type="float">
            <text:p>0.051282051282051</text:p>
          </table:table-cell>
        </table:table-row>
        <table:table-row table:style-name="ro2">
          <table:table-cell table:number-columns-repeated="471"/>
          <table:table-cell office:value-type="float" office:value="0.046378774409005" calcext:value-type="float">
            <text:p>0.046378774409005</text:p>
          </table:table-cell>
          <table:table-cell office:value-type="float" office:value="0.0532544378698225" calcext:value-type="float">
            <text:p>0.053254437869823</text:p>
          </table:table-cell>
        </table:table-row>
        <table:table-row table:style-name="ro2">
          <table:table-cell table:number-columns-repeated="471"/>
          <table:table-cell office:value-type="float" office:value="0.0465279611020235" calcext:value-type="float">
            <text:p>0.046527961102024</text:p>
          </table:table-cell>
          <table:table-cell office:value-type="float" office:value="0.0552268244575937" calcext:value-type="float">
            <text:p>0.055226824457594</text:p>
          </table:table-cell>
        </table:table-row>
        <table:table-row table:style-name="ro2">
          <table:table-cell table:number-columns-repeated="471"/>
          <table:table-cell office:value-type="float" office:value="0.0465311394841093" calcext:value-type="float">
            <text:p>0.046531139484109</text:p>
          </table:table-cell>
          <table:table-cell office:value-type="float" office:value="0.0571992110453649" calcext:value-type="float">
            <text:p>0.057199211045365</text:p>
          </table:table-cell>
        </table:table-row>
        <table:table-row table:style-name="ro2">
          <table:table-cell table:number-columns-repeated="471"/>
          <table:table-cell office:value-type="float" office:value="0.0466944638569997" calcext:value-type="float">
            <text:p>0.046694463857</text:p>
          </table:table-cell>
          <table:table-cell office:value-type="float" office:value="0.0591715976331361" calcext:value-type="float">
            <text:p>0.059171597633136</text:p>
          </table:table-cell>
        </table:table-row>
        <table:table-row table:style-name="ro2">
          <table:table-cell table:number-columns-repeated="471"/>
          <table:table-cell office:value-type="float" office:value="0.0469376329040525" calcext:value-type="float">
            <text:p>0.046937632904053</text:p>
          </table:table-cell>
          <table:table-cell office:value-type="float" office:value="0.0611439842209073" calcext:value-type="float">
            <text:p>0.061143984220907</text:p>
          </table:table-cell>
        </table:table-row>
        <table:table-row table:style-name="ro2">
          <table:table-cell table:number-columns-repeated="471"/>
          <table:table-cell office:value-type="float" office:value="0.0472175670713034" calcext:value-type="float">
            <text:p>0.047217567071303</text:p>
          </table:table-cell>
          <table:table-cell office:value-type="float" office:value="0.0631163708086785" calcext:value-type="float">
            <text:p>0.063116370808679</text:p>
          </table:table-cell>
        </table:table-row>
        <table:table-row table:style-name="ro2">
          <table:table-cell table:number-columns-repeated="471"/>
          <table:table-cell office:value-type="float" office:value="0.0472442202224284" calcext:value-type="float">
            <text:p>0.047244220222428</text:p>
          </table:table-cell>
          <table:table-cell office:value-type="float" office:value="0.0650887573964497" calcext:value-type="float">
            <text:p>0.06508875739645</text:p>
          </table:table-cell>
        </table:table-row>
        <table:table-row table:style-name="ro2">
          <table:table-cell table:number-columns-repeated="471"/>
          <table:table-cell office:value-type="float" office:value="0.0474618836991591" calcext:value-type="float">
            <text:p>0.047461883699159</text:p>
          </table:table-cell>
          <table:table-cell office:value-type="float" office:value="0.0670611439842209" calcext:value-type="float">
            <text:p>0.067061143984221</text:p>
          </table:table-cell>
        </table:table-row>
        <table:table-row table:style-name="ro2">
          <table:table-cell table:number-columns-repeated="471"/>
          <table:table-cell office:value-type="float" office:value="0.0475891569030303" calcext:value-type="float">
            <text:p>0.04758915690303</text:p>
          </table:table-cell>
          <table:table-cell office:value-type="float" office:value="0.0690335305719921" calcext:value-type="float">
            <text:p>0.069033530571992</text:p>
          </table:table-cell>
        </table:table-row>
        <table:table-row table:style-name="ro2">
          <table:table-cell table:number-columns-repeated="471"/>
          <table:table-cell office:value-type="float" office:value="0.0476014756808748" calcext:value-type="float">
            <text:p>0.047601475680875</text:p>
          </table:table-cell>
          <table:table-cell office:value-type="float" office:value="0.0710059171597633" calcext:value-type="float">
            <text:p>0.071005917159763</text:p>
          </table:table-cell>
        </table:table-row>
        <table:table-row table:style-name="ro2">
          <table:table-cell table:number-columns-repeated="471"/>
          <table:table-cell office:value-type="float" office:value="0.0476526187743396" calcext:value-type="float">
            <text:p>0.04765261877434</text:p>
          </table:table-cell>
          <table:table-cell office:value-type="float" office:value="0.0729783037475345" calcext:value-type="float">
            <text:p>0.072978303747535</text:p>
          </table:table-cell>
        </table:table-row>
        <table:table-row table:style-name="ro2">
          <table:table-cell table:number-columns-repeated="471"/>
          <table:table-cell office:value-type="float" office:value="0.0479791949366349" calcext:value-type="float">
            <text:p>0.047979194936635</text:p>
          </table:table-cell>
          <table:table-cell office:value-type="float" office:value="0.0749506903353057" calcext:value-type="float">
            <text:p>0.074950690335306</text:p>
          </table:table-cell>
        </table:table-row>
        <table:table-row table:style-name="ro2">
          <table:table-cell table:number-columns-repeated="471"/>
          <table:table-cell office:value-type="float" office:value="0.0480067642910937" calcext:value-type="float">
            <text:p>0.048006764291094</text:p>
          </table:table-cell>
          <table:table-cell office:value-type="float" office:value="0.0769230769230769" calcext:value-type="float">
            <text:p>0.076923076923077</text:p>
          </table:table-cell>
        </table:table-row>
        <table:table-row table:style-name="ro2">
          <table:table-cell table:number-columns-repeated="471"/>
          <table:table-cell office:value-type="float" office:value="0.0480493653258646" calcext:value-type="float">
            <text:p>0.048049365325865</text:p>
          </table:table-cell>
          <table:table-cell office:value-type="float" office:value="0.0788954635108481" calcext:value-type="float">
            <text:p>0.078895463510848</text:p>
          </table:table-cell>
        </table:table-row>
        <table:table-row table:style-name="ro2">
          <table:table-cell table:number-columns-repeated="471"/>
          <table:table-cell office:value-type="float" office:value="0.0480907501264914" calcext:value-type="float">
            <text:p>0.048090750126492</text:p>
          </table:table-cell>
          <table:table-cell office:value-type="float" office:value="0.0808678500986193" calcext:value-type="float">
            <text:p>0.080867850098619</text:p>
          </table:table-cell>
        </table:table-row>
        <table:table-row table:style-name="ro2">
          <table:table-cell table:number-columns-repeated="471"/>
          <table:table-cell office:value-type="float" office:value="0.0481021760133611" calcext:value-type="float">
            <text:p>0.048102176013361</text:p>
          </table:table-cell>
          <table:table-cell office:value-type="float" office:value="0.0828402366863905" calcext:value-type="float">
            <text:p>0.082840236686391</text:p>
          </table:table-cell>
        </table:table-row>
        <table:table-row table:style-name="ro2">
          <table:table-cell table:number-columns-repeated="471"/>
          <table:table-cell office:value-type="float" office:value="0.0481325985597861" calcext:value-type="float">
            <text:p>0.048132598559786</text:p>
          </table:table-cell>
          <table:table-cell office:value-type="float" office:value="0.0848126232741618" calcext:value-type="float">
            <text:p>0.084812623274162</text:p>
          </table:table-cell>
        </table:table-row>
        <table:table-row table:style-name="ro2">
          <table:table-cell table:number-columns-repeated="471"/>
          <table:table-cell office:value-type="float" office:value="0.0482924813774846" calcext:value-type="float">
            <text:p>0.048292481377485</text:p>
          </table:table-cell>
          <table:table-cell office:value-type="float" office:value="0.086785009861933" calcext:value-type="float">
            <text:p>0.086785009861933</text:p>
          </table:table-cell>
        </table:table-row>
        <table:table-row table:style-name="ro2">
          <table:table-cell table:number-columns-repeated="471"/>
          <table:table-cell office:value-type="float" office:value="0.0483089607105759" calcext:value-type="float">
            <text:p>0.048308960710576</text:p>
          </table:table-cell>
          <table:table-cell office:value-type="float" office:value="0.0887573964497041" calcext:value-type="float">
            <text:p>0.088757396449704</text:p>
          </table:table-cell>
        </table:table-row>
        <table:table-row table:style-name="ro2">
          <table:table-cell table:number-columns-repeated="471"/>
          <table:table-cell office:value-type="float" office:value="0.0487779418064724" calcext:value-type="float">
            <text:p>0.048777941806473</text:p>
          </table:table-cell>
          <table:table-cell office:value-type="float" office:value="0.0907297830374754" calcext:value-type="float">
            <text:p>0.090729783037475</text:p>
          </table:table-cell>
        </table:table-row>
        <table:table-row table:style-name="ro2">
          <table:table-cell table:number-columns-repeated="471"/>
          <table:table-cell office:value-type="float" office:value="0.0488116064340121" calcext:value-type="float">
            <text:p>0.048811606434012</text:p>
          </table:table-cell>
          <table:table-cell office:value-type="float" office:value="0.0927021696252466" calcext:value-type="float">
            <text:p>0.092702169625247</text:p>
          </table:table-cell>
        </table:table-row>
        <table:table-row table:style-name="ro2">
          <table:table-cell table:number-columns-repeated="471"/>
          <table:table-cell office:value-type="float" office:value="0.0488311126176642" calcext:value-type="float">
            <text:p>0.048831112617664</text:p>
          </table:table-cell>
          <table:table-cell office:value-type="float" office:value="0.0946745562130178" calcext:value-type="float">
            <text:p>0.094674556213018</text:p>
          </table:table-cell>
        </table:table-row>
        <table:table-row table:style-name="ro2">
          <table:table-cell table:number-columns-repeated="471"/>
          <table:table-cell office:value-type="float" office:value="0.0491055599161538" calcext:value-type="float">
            <text:p>0.049105559916154</text:p>
          </table:table-cell>
          <table:table-cell office:value-type="float" office:value="0.096646942800789" calcext:value-type="float">
            <text:p>0.096646942800789</text:p>
          </table:table-cell>
        </table:table-row>
        <table:table-row table:style-name="ro2">
          <table:table-cell table:number-columns-repeated="471"/>
          <table:table-cell office:value-type="float" office:value="0.0492012154633754" calcext:value-type="float">
            <text:p>0.049201215463375</text:p>
          </table:table-cell>
          <table:table-cell office:value-type="float" office:value="0.0986193293885602" calcext:value-type="float">
            <text:p>0.09861932938856</text:p>
          </table:table-cell>
        </table:table-row>
        <table:table-row table:style-name="ro2">
          <table:table-cell table:number-columns-repeated="471"/>
          <table:table-cell office:value-type="float" office:value="0.0492047101331327" calcext:value-type="float">
            <text:p>0.049204710133133</text:p>
          </table:table-cell>
          <table:table-cell office:value-type="float" office:value="0.100591715976331" calcext:value-type="float">
            <text:p>0.100591715976331</text:p>
          </table:table-cell>
        </table:table-row>
        <table:table-row table:style-name="ro2">
          <table:table-cell table:number-columns-repeated="471"/>
          <table:table-cell office:value-type="float" office:value="0.0494865466247641" calcext:value-type="float">
            <text:p>0.049486546624764</text:p>
          </table:table-cell>
          <table:table-cell office:value-type="float" office:value="0.102564102564103" calcext:value-type="float">
            <text:p>0.102564102564103</text:p>
          </table:table-cell>
        </table:table-row>
        <table:table-row table:style-name="ro2">
          <table:table-cell table:number-columns-repeated="471"/>
          <table:table-cell office:value-type="float" office:value="0.0495167742026034" calcext:value-type="float">
            <text:p>0.049516774202604</text:p>
          </table:table-cell>
          <table:table-cell office:value-type="float" office:value="0.104536489151874" calcext:value-type="float">
            <text:p>0.104536489151874</text:p>
          </table:table-cell>
        </table:table-row>
        <table:table-row table:style-name="ro2">
          <table:table-cell table:number-columns-repeated="471"/>
          <table:table-cell office:value-type="float" office:value="0.049571958475157" calcext:value-type="float">
            <text:p>0.049571958475157</text:p>
          </table:table-cell>
          <table:table-cell office:value-type="float" office:value="0.106508875739645" calcext:value-type="float">
            <text:p>0.106508875739645</text:p>
          </table:table-cell>
        </table:table-row>
        <table:table-row table:style-name="ro2">
          <table:table-cell table:number-columns-repeated="471"/>
          <table:table-cell office:value-type="float" office:value="0.0498846475231377" calcext:value-type="float">
            <text:p>0.049884647523138</text:p>
          </table:table-cell>
          <table:table-cell office:value-type="float" office:value="0.108481262327416" calcext:value-type="float">
            <text:p>0.108481262327416</text:p>
          </table:table-cell>
        </table:table-row>
        <table:table-row table:style-name="ro2">
          <table:table-cell table:number-columns-repeated="471"/>
          <table:table-cell office:value-type="float" office:value="0.0499874375497369" calcext:value-type="float">
            <text:p>0.049987437549737</text:p>
          </table:table-cell>
          <table:table-cell office:value-type="float" office:value="0.110453648915187" calcext:value-type="float">
            <text:p>0.110453648915187</text:p>
          </table:table-cell>
        </table:table-row>
        <table:table-row table:style-name="ro2">
          <table:table-cell table:number-columns-repeated="471"/>
          <table:table-cell office:value-type="float" office:value="0.0500912502983716" calcext:value-type="float">
            <text:p>0.050091250298372</text:p>
          </table:table-cell>
          <table:table-cell office:value-type="float" office:value="0.112426035502959" calcext:value-type="float">
            <text:p>0.112426035502959</text:p>
          </table:table-cell>
        </table:table-row>
        <table:table-row table:style-name="ro2">
          <table:table-cell table:number-columns-repeated="471"/>
          <table:table-cell office:value-type="float" office:value="0.0500949100724955" calcext:value-type="float">
            <text:p>0.050094910072496</text:p>
          </table:table-cell>
          <table:table-cell office:value-type="float" office:value="0.11439842209073" calcext:value-type="float">
            <text:p>0.11439842209073</text:p>
          </table:table-cell>
        </table:table-row>
        <table:table-row table:style-name="ro2">
          <table:table-cell table:number-columns-repeated="471"/>
          <table:table-cell office:value-type="float" office:value="0.0503657374411773" calcext:value-type="float">
            <text:p>0.050365737441177</text:p>
          </table:table-cell>
          <table:table-cell office:value-type="float" office:value="0.116370808678501" calcext:value-type="float">
            <text:p>0.116370808678501</text:p>
          </table:table-cell>
        </table:table-row>
        <table:table-row table:style-name="ro2">
          <table:table-cell table:number-columns-repeated="471"/>
          <table:table-cell office:value-type="float" office:value="0.0504055328091332" calcext:value-type="float">
            <text:p>0.050405532809133</text:p>
          </table:table-cell>
          <table:table-cell office:value-type="float" office:value="0.118343195266272" calcext:value-type="float">
            <text:p>0.118343195266272</text:p>
          </table:table-cell>
        </table:table-row>
        <table:table-row table:style-name="ro2">
          <table:table-cell table:number-columns-repeated="471"/>
          <table:table-cell office:value-type="float" office:value="0.0504953065606806" calcext:value-type="float">
            <text:p>0.050495306560681</text:p>
          </table:table-cell>
          <table:table-cell office:value-type="float" office:value="0.120315581854043" calcext:value-type="float">
            <text:p>0.120315581854043</text:p>
          </table:table-cell>
        </table:table-row>
        <table:table-row table:style-name="ro2">
          <table:table-cell table:number-columns-repeated="471"/>
          <table:table-cell office:value-type="float" office:value="0.0506056172609694" calcext:value-type="float">
            <text:p>0.050605617260969</text:p>
          </table:table-cell>
          <table:table-cell office:value-type="float" office:value="0.122287968441815" calcext:value-type="float">
            <text:p>0.122287968441815</text:p>
          </table:table-cell>
        </table:table-row>
        <table:table-row table:style-name="ro2">
          <table:table-cell table:number-columns-repeated="471"/>
          <table:table-cell office:value-type="float" office:value="0.0506665019509473" calcext:value-type="float">
            <text:p>0.050666501950947</text:p>
          </table:table-cell>
          <table:table-cell office:value-type="float" office:value="0.124260355029586" calcext:value-type="float">
            <text:p>0.124260355029586</text:p>
          </table:table-cell>
        </table:table-row>
        <table:table-row table:style-name="ro2">
          <table:table-cell table:number-columns-repeated="471"/>
          <table:table-cell office:value-type="float" office:value="0.0508297951801157" calcext:value-type="float">
            <text:p>0.050829795180116</text:p>
          </table:table-cell>
          <table:table-cell office:value-type="float" office:value="0.126232741617357" calcext:value-type="float">
            <text:p>0.126232741617357</text:p>
          </table:table-cell>
        </table:table-row>
        <table:table-row table:style-name="ro2">
          <table:table-cell table:number-columns-repeated="471"/>
          <table:table-cell office:value-type="float" office:value="0.050848791344837" calcext:value-type="float">
            <text:p>0.050848791344837</text:p>
          </table:table-cell>
          <table:table-cell office:value-type="float" office:value="0.128205128205128" calcext:value-type="float">
            <text:p>0.128205128205128</text:p>
          </table:table-cell>
        </table:table-row>
        <table:table-row table:style-name="ro2">
          <table:table-cell table:number-columns-repeated="471"/>
          <table:table-cell office:value-type="float" office:value="0.0508548675468775" calcext:value-type="float">
            <text:p>0.050854867546878</text:p>
          </table:table-cell>
          <table:table-cell office:value-type="float" office:value="0.130177514792899" calcext:value-type="float">
            <text:p>0.130177514792899</text:p>
          </table:table-cell>
        </table:table-row>
        <table:table-row table:style-name="ro2">
          <table:table-cell table:number-columns-repeated="471"/>
          <table:table-cell office:value-type="float" office:value="0.0509149050294158" calcext:value-type="float">
            <text:p>0.050914905029416</text:p>
          </table:table-cell>
          <table:table-cell office:value-type="float" office:value="0.132149901380671" calcext:value-type="float">
            <text:p>0.132149901380671</text:p>
          </table:table-cell>
        </table:table-row>
        <table:table-row table:style-name="ro2">
          <table:table-cell table:number-columns-repeated="471"/>
          <table:table-cell office:value-type="float" office:value="0.0510235438173231" calcext:value-type="float">
            <text:p>0.051023543817323</text:p>
          </table:table-cell>
          <table:table-cell office:value-type="float" office:value="0.134122287968442" calcext:value-type="float">
            <text:p>0.134122287968442</text:p>
          </table:table-cell>
        </table:table-row>
        <table:table-row table:style-name="ro2">
          <table:table-cell table:number-columns-repeated="471"/>
          <table:table-cell office:value-type="float" office:value="0.0510928981988946" calcext:value-type="float">
            <text:p>0.051092898198895</text:p>
          </table:table-cell>
          <table:table-cell office:value-type="float" office:value="0.136094674556213" calcext:value-type="float">
            <text:p>0.136094674556213</text:p>
          </table:table-cell>
        </table:table-row>
        <table:table-row table:style-name="ro2">
          <table:table-cell table:number-columns-repeated="471"/>
          <table:table-cell office:value-type="float" office:value="0.0511086428639418" calcext:value-type="float">
            <text:p>0.051108642863942</text:p>
          </table:table-cell>
          <table:table-cell office:value-type="float" office:value="0.138067061143984" calcext:value-type="float">
            <text:p>0.138067061143984</text:p>
          </table:table-cell>
        </table:table-row>
        <table:table-row table:style-name="ro2">
          <table:table-cell table:number-columns-repeated="471"/>
          <table:table-cell office:value-type="float" office:value="0.0512234418039621" calcext:value-type="float">
            <text:p>0.051223441803962</text:p>
          </table:table-cell>
          <table:table-cell office:value-type="float" office:value="0.140039447731755" calcext:value-type="float">
            <text:p>0.140039447731755</text:p>
          </table:table-cell>
        </table:table-row>
        <table:table-row table:style-name="ro2">
          <table:table-cell table:number-columns-repeated="471"/>
          <table:table-cell office:value-type="float" office:value="0.0512337207706534" calcext:value-type="float">
            <text:p>0.051233720770653</text:p>
          </table:table-cell>
          <table:table-cell office:value-type="float" office:value="0.142011834319527" calcext:value-type="float">
            <text:p>0.142011834319527</text:p>
          </table:table-cell>
        </table:table-row>
        <table:table-row table:style-name="ro2">
          <table:table-cell table:number-columns-repeated="471"/>
          <table:table-cell office:value-type="float" office:value="0.0513280821359336" calcext:value-type="float">
            <text:p>0.051328082135934</text:p>
          </table:table-cell>
          <table:table-cell office:value-type="float" office:value="0.143984220907298" calcext:value-type="float">
            <text:p>0.143984220907298</text:p>
          </table:table-cell>
        </table:table-row>
        <table:table-row table:style-name="ro2">
          <table:table-cell table:number-columns-repeated="471"/>
          <table:table-cell office:value-type="float" office:value="0.0514581865611707" calcext:value-type="float">
            <text:p>0.051458186561171</text:p>
          </table:table-cell>
          <table:table-cell office:value-type="float" office:value="0.145956607495069" calcext:value-type="float">
            <text:p>0.145956607495069</text:p>
          </table:table-cell>
        </table:table-row>
        <table:table-row table:style-name="ro2">
          <table:table-cell table:number-columns-repeated="471"/>
          <table:table-cell office:value-type="float" office:value="0.0516384429119373" calcext:value-type="float">
            <text:p>0.051638442911937</text:p>
          </table:table-cell>
          <table:table-cell office:value-type="float" office:value="0.14792899408284" calcext:value-type="float">
            <text:p>0.14792899408284</text:p>
          </table:table-cell>
        </table:table-row>
        <table:table-row table:style-name="ro2">
          <table:table-cell table:number-columns-repeated="471"/>
          <table:table-cell office:value-type="float" office:value="0.0517864229200125" calcext:value-type="float">
            <text:p>0.051786422920013</text:p>
          </table:table-cell>
          <table:table-cell office:value-type="float" office:value="0.149901380670611" calcext:value-type="float">
            <text:p>0.149901380670611</text:p>
          </table:table-cell>
        </table:table-row>
        <table:table-row table:style-name="ro2">
          <table:table-cell table:number-columns-repeated="471"/>
          <table:table-cell office:value-type="float" office:value="0.0518120044274778" calcext:value-type="float">
            <text:p>0.051812004427478</text:p>
          </table:table-cell>
          <table:table-cell office:value-type="float" office:value="0.151873767258383" calcext:value-type="float">
            <text:p>0.151873767258383</text:p>
          </table:table-cell>
        </table:table-row>
        <table:table-row table:style-name="ro2">
          <table:table-cell table:number-columns-repeated="471"/>
          <table:table-cell office:value-type="float" office:value="0.0525377376117255" calcext:value-type="float">
            <text:p>0.052537737611726</text:p>
          </table:table-cell>
          <table:table-cell office:value-type="float" office:value="0.153846153846154" calcext:value-type="float">
            <text:p>0.153846153846154</text:p>
          </table:table-cell>
        </table:table-row>
        <table:table-row table:style-name="ro2">
          <table:table-cell table:number-columns-repeated="471"/>
          <table:table-cell office:value-type="float" office:value="0.0526293508578984" calcext:value-type="float">
            <text:p>0.052629350857898</text:p>
          </table:table-cell>
          <table:table-cell office:value-type="float" office:value="0.155818540433925" calcext:value-type="float">
            <text:p>0.155818540433925</text:p>
          </table:table-cell>
        </table:table-row>
        <table:table-row table:style-name="ro2">
          <table:table-cell table:number-columns-repeated="471"/>
          <table:table-cell office:value-type="float" office:value="0.0526605088732622" calcext:value-type="float">
            <text:p>0.052660508873262</text:p>
          </table:table-cell>
          <table:table-cell office:value-type="float" office:value="0.157790927021696" calcext:value-type="float">
            <text:p>0.157790927021696</text:p>
          </table:table-cell>
        </table:table-row>
        <table:table-row table:style-name="ro2">
          <table:table-cell table:number-columns-repeated="471"/>
          <table:table-cell office:value-type="float" office:value="0.0527528543653553" calcext:value-type="float">
            <text:p>0.052752854365355</text:p>
          </table:table-cell>
          <table:table-cell office:value-type="float" office:value="0.159763313609468" calcext:value-type="float">
            <text:p>0.159763313609468</text:p>
          </table:table-cell>
        </table:table-row>
        <table:table-row table:style-name="ro2">
          <table:table-cell table:number-columns-repeated="471"/>
          <table:table-cell office:value-type="float" office:value="0.0527752839487507" calcext:value-type="float">
            <text:p>0.052775283948751</text:p>
          </table:table-cell>
          <table:table-cell office:value-type="float" office:value="0.161735700197239" calcext:value-type="float">
            <text:p>0.161735700197239</text:p>
          </table:table-cell>
        </table:table-row>
        <table:table-row table:style-name="ro2">
          <table:table-cell table:number-columns-repeated="471"/>
          <table:table-cell office:value-type="float" office:value="0.0527827021677829" calcext:value-type="float">
            <text:p>0.052782702167783</text:p>
          </table:table-cell>
          <table:table-cell office:value-type="float" office:value="0.16370808678501" calcext:value-type="float">
            <text:p>0.16370808678501</text:p>
          </table:table-cell>
        </table:table-row>
        <table:table-row table:style-name="ro2">
          <table:table-cell table:number-columns-repeated="471"/>
          <table:table-cell office:value-type="float" office:value="0.0529522223369428" calcext:value-type="float">
            <text:p>0.052952222336943</text:p>
          </table:table-cell>
          <table:table-cell office:value-type="float" office:value="0.165680473372781" calcext:value-type="float">
            <text:p>0.165680473372781</text:p>
          </table:table-cell>
        </table:table-row>
        <table:table-row table:style-name="ro2">
          <table:table-cell table:number-columns-repeated="471"/>
          <table:table-cell office:value-type="float" office:value="0.0530686576025072" calcext:value-type="float">
            <text:p>0.053068657602507</text:p>
          </table:table-cell>
          <table:table-cell office:value-type="float" office:value="0.167652859960552" calcext:value-type="float">
            <text:p>0.167652859960552</text:p>
          </table:table-cell>
        </table:table-row>
        <table:table-row table:style-name="ro2">
          <table:table-cell table:number-columns-repeated="471"/>
          <table:table-cell office:value-type="float" office:value="0.0530701184993448" calcext:value-type="float">
            <text:p>0.053070118499345</text:p>
          </table:table-cell>
          <table:table-cell office:value-type="float" office:value="0.169625246548324" calcext:value-type="float">
            <text:p>0.169625246548324</text:p>
          </table:table-cell>
        </table:table-row>
        <table:table-row table:style-name="ro2">
          <table:table-cell table:number-columns-repeated="471"/>
          <table:table-cell office:value-type="float" office:value="0.0532081678479669" calcext:value-type="float">
            <text:p>0.053208167847967</text:p>
          </table:table-cell>
          <table:table-cell office:value-type="float" office:value="0.171597633136095" calcext:value-type="float">
            <text:p>0.171597633136095</text:p>
          </table:table-cell>
        </table:table-row>
        <table:table-row table:style-name="ro2">
          <table:table-cell table:number-columns-repeated="471"/>
          <table:table-cell office:value-type="float" office:value="0.0532167953771041" calcext:value-type="float">
            <text:p>0.053216795377104</text:p>
          </table:table-cell>
          <table:table-cell office:value-type="float" office:value="0.173570019723866" calcext:value-type="float">
            <text:p>0.173570019723866</text:p>
          </table:table-cell>
        </table:table-row>
        <table:table-row table:style-name="ro2">
          <table:table-cell table:number-columns-repeated="471"/>
          <table:table-cell office:value-type="float" office:value="0.0533325588553614" calcext:value-type="float">
            <text:p>0.053332558855362</text:p>
          </table:table-cell>
          <table:table-cell office:value-type="float" office:value="0.175542406311637" calcext:value-type="float">
            <text:p>0.175542406311637</text:p>
          </table:table-cell>
        </table:table-row>
        <table:table-row table:style-name="ro2">
          <table:table-cell table:number-columns-repeated="471"/>
          <table:table-cell office:value-type="float" office:value="0.0533390794951658" calcext:value-type="float">
            <text:p>0.053339079495166</text:p>
          </table:table-cell>
          <table:table-cell office:value-type="float" office:value="0.177514792899408" calcext:value-type="float">
            <text:p>0.177514792899408</text:p>
          </table:table-cell>
        </table:table-row>
        <table:table-row table:style-name="ro2">
          <table:table-cell table:number-columns-repeated="471"/>
          <table:table-cell office:value-type="float" office:value="0.0533578048294104" calcext:value-type="float">
            <text:p>0.05335780482941</text:p>
          </table:table-cell>
          <table:table-cell office:value-type="float" office:value="0.179487179487179" calcext:value-type="float">
            <text:p>0.179487179487179</text:p>
          </table:table-cell>
        </table:table-row>
        <table:table-row table:style-name="ro2">
          <table:table-cell table:number-columns-repeated="471"/>
          <table:table-cell office:value-type="float" office:value="0.0537153788591185" calcext:value-type="float">
            <text:p>0.053715378859119</text:p>
          </table:table-cell>
          <table:table-cell office:value-type="float" office:value="0.181459566074951" calcext:value-type="float">
            <text:p>0.181459566074951</text:p>
          </table:table-cell>
        </table:table-row>
        <table:table-row table:style-name="ro2">
          <table:table-cell table:number-columns-repeated="471"/>
          <table:table-cell office:value-type="float" office:value="0.0538467119553371" calcext:value-type="float">
            <text:p>0.053846711955337</text:p>
          </table:table-cell>
          <table:table-cell office:value-type="float" office:value="0.183431952662722" calcext:value-type="float">
            <text:p>0.183431952662722</text:p>
          </table:table-cell>
        </table:table-row>
        <table:table-row table:style-name="ro2">
          <table:table-cell table:number-columns-repeated="471"/>
          <table:table-cell office:value-type="float" office:value="0.0542465482548685" calcext:value-type="float">
            <text:p>0.054246548254869</text:p>
          </table:table-cell>
          <table:table-cell office:value-type="float" office:value="0.185404339250493" calcext:value-type="float">
            <text:p>0.185404339250493</text:p>
          </table:table-cell>
        </table:table-row>
        <table:table-row table:style-name="ro2">
          <table:table-cell table:number-columns-repeated="471"/>
          <table:table-cell office:value-type="float" office:value="0.0544038234816226" calcext:value-type="float">
            <text:p>0.054403823481623</text:p>
          </table:table-cell>
          <table:table-cell office:value-type="float" office:value="0.187376725838264" calcext:value-type="float">
            <text:p>0.187376725838264</text:p>
          </table:table-cell>
        </table:table-row>
        <table:table-row table:style-name="ro2">
          <table:table-cell table:number-columns-repeated="471"/>
          <table:table-cell office:value-type="float" office:value="0.054482693132693" calcext:value-type="float">
            <text:p>0.054482693132693</text:p>
          </table:table-cell>
          <table:table-cell office:value-type="float" office:value="0.189349112426036" calcext:value-type="float">
            <text:p>0.189349112426036</text:p>
          </table:table-cell>
        </table:table-row>
        <table:table-row table:style-name="ro2">
          <table:table-cell table:number-columns-repeated="471"/>
          <table:table-cell office:value-type="float" office:value="0.0547599912395016" calcext:value-type="float">
            <text:p>0.054759991239502</text:p>
          </table:table-cell>
          <table:table-cell office:value-type="float" office:value="0.191321499013807" calcext:value-type="float">
            <text:p>0.191321499013807</text:p>
          </table:table-cell>
        </table:table-row>
        <table:table-row table:style-name="ro2">
          <table:table-cell table:number-columns-repeated="471"/>
          <table:table-cell office:value-type="float" office:value="0.0547697800368304" calcext:value-type="float">
            <text:p>0.05476978003683</text:p>
          </table:table-cell>
          <table:table-cell office:value-type="float" office:value="0.193293885601578" calcext:value-type="float">
            <text:p>0.193293885601578</text:p>
          </table:table-cell>
        </table:table-row>
        <table:table-row table:style-name="ro2">
          <table:table-cell table:number-columns-repeated="471"/>
          <table:table-cell office:value-type="float" office:value="0.0548146734115796" calcext:value-type="float">
            <text:p>0.05481467341158</text:p>
          </table:table-cell>
          <table:table-cell office:value-type="float" office:value="0.195266272189349" calcext:value-type="float">
            <text:p>0.195266272189349</text:p>
          </table:table-cell>
        </table:table-row>
        <table:table-row table:style-name="ro2">
          <table:table-cell table:number-columns-repeated="471"/>
          <table:table-cell office:value-type="float" office:value="0.0549554973546877" calcext:value-type="float">
            <text:p>0.054955497354688</text:p>
          </table:table-cell>
          <table:table-cell office:value-type="float" office:value="0.19723865877712" calcext:value-type="float">
            <text:p>0.19723865877712</text:p>
          </table:table-cell>
        </table:table-row>
        <table:table-row table:style-name="ro2">
          <table:table-cell table:number-columns-repeated="471"/>
          <table:table-cell office:value-type="float" office:value="0.0550017382671686" calcext:value-type="float">
            <text:p>0.055001738267169</text:p>
          </table:table-cell>
          <table:table-cell office:value-type="float" office:value="0.199211045364891" calcext:value-type="float">
            <text:p>0.199211045364891</text:p>
          </table:table-cell>
        </table:table-row>
        <table:table-row table:style-name="ro2">
          <table:table-cell table:number-columns-repeated="471"/>
          <table:table-cell office:value-type="float" office:value="0.0551553957999314" calcext:value-type="float">
            <text:p>0.055155395799932</text:p>
          </table:table-cell>
          <table:table-cell office:value-type="float" office:value="0.201183431952663" calcext:value-type="float">
            <text:p>0.201183431952663</text:p>
          </table:table-cell>
        </table:table-row>
        <table:table-row table:style-name="ro2">
          <table:table-cell table:number-columns-repeated="471"/>
          <table:table-cell office:value-type="float" office:value="0.0551618182911078" calcext:value-type="float">
            <text:p>0.055161818291108</text:p>
          </table:table-cell>
          <table:table-cell office:value-type="float" office:value="0.203155818540434" calcext:value-type="float">
            <text:p>0.203155818540434</text:p>
          </table:table-cell>
        </table:table-row>
        <table:table-row table:style-name="ro2">
          <table:table-cell table:number-columns-repeated="471"/>
          <table:table-cell office:value-type="float" office:value="0.0552898098695404" calcext:value-type="float">
            <text:p>0.055289809869541</text:p>
          </table:table-cell>
          <table:table-cell office:value-type="float" office:value="0.205128205128205" calcext:value-type="float">
            <text:p>0.205128205128205</text:p>
          </table:table-cell>
        </table:table-row>
        <table:table-row table:style-name="ro2">
          <table:table-cell table:number-columns-repeated="471"/>
          <table:table-cell office:value-type="float" office:value="0.0554302987510402" calcext:value-type="float">
            <text:p>0.05543029875104</text:p>
          </table:table-cell>
          <table:table-cell office:value-type="float" office:value="0.207100591715976" calcext:value-type="float">
            <text:p>0.207100591715976</text:p>
          </table:table-cell>
        </table:table-row>
        <table:table-row table:style-name="ro2">
          <table:table-cell table:number-columns-repeated="471"/>
          <table:table-cell office:value-type="float" office:value="0.0555080929913376" calcext:value-type="float">
            <text:p>0.055508092991338</text:p>
          </table:table-cell>
          <table:table-cell office:value-type="float" office:value="0.209072978303748" calcext:value-type="float">
            <text:p>0.209072978303748</text:p>
          </table:table-cell>
        </table:table-row>
        <table:table-row table:style-name="ro2">
          <table:table-cell table:number-columns-repeated="471"/>
          <table:table-cell office:value-type="float" office:value="0.0555168675306713" calcext:value-type="float">
            <text:p>0.055516867530671</text:p>
          </table:table-cell>
          <table:table-cell office:value-type="float" office:value="0.211045364891519" calcext:value-type="float">
            <text:p>0.211045364891519</text:p>
          </table:table-cell>
        </table:table-row>
        <table:table-row table:style-name="ro2">
          <table:table-cell table:number-columns-repeated="471"/>
          <table:table-cell office:value-type="float" office:value="0.0555284402157851" calcext:value-type="float">
            <text:p>0.055528440215785</text:p>
          </table:table-cell>
          <table:table-cell office:value-type="float" office:value="0.21301775147929" calcext:value-type="float">
            <text:p>0.21301775147929</text:p>
          </table:table-cell>
        </table:table-row>
        <table:table-row table:style-name="ro2">
          <table:table-cell table:number-columns-repeated="471"/>
          <table:table-cell office:value-type="float" office:value="0.0555733010478928" calcext:value-type="float">
            <text:p>0.055573301047893</text:p>
          </table:table-cell>
          <table:table-cell office:value-type="float" office:value="0.214990138067061" calcext:value-type="float">
            <text:p>0.214990138067061</text:p>
          </table:table-cell>
        </table:table-row>
        <table:table-row table:style-name="ro2">
          <table:table-cell table:number-columns-repeated="471"/>
          <table:table-cell office:value-type="float" office:value="0.0556354766215326" calcext:value-type="float">
            <text:p>0.055635476621533</text:p>
          </table:table-cell>
          <table:table-cell office:value-type="float" office:value="0.216962524654832" calcext:value-type="float">
            <text:p>0.216962524654832</text:p>
          </table:table-cell>
        </table:table-row>
        <table:table-row table:style-name="ro2">
          <table:table-cell table:number-columns-repeated="471"/>
          <table:table-cell office:value-type="float" office:value="0.0558969780924571" calcext:value-type="float">
            <text:p>0.055896978092457</text:p>
          </table:table-cell>
          <table:table-cell office:value-type="float" office:value="0.218934911242604" calcext:value-type="float">
            <text:p>0.218934911242604</text:p>
          </table:table-cell>
        </table:table-row>
        <table:table-row table:style-name="ro2">
          <table:table-cell table:number-columns-repeated="471"/>
          <table:table-cell office:value-type="float" office:value="0.0560533915956637" calcext:value-type="float">
            <text:p>0.056053391595664</text:p>
          </table:table-cell>
          <table:table-cell office:value-type="float" office:value="0.220907297830375" calcext:value-type="float">
            <text:p>0.220907297830375</text:p>
          </table:table-cell>
        </table:table-row>
        <table:table-row table:style-name="ro2">
          <table:table-cell table:number-columns-repeated="471"/>
          <table:table-cell office:value-type="float" office:value="0.0560592230943826" calcext:value-type="float">
            <text:p>0.056059223094383</text:p>
          </table:table-cell>
          <table:table-cell office:value-type="float" office:value="0.222879684418146" calcext:value-type="float">
            <text:p>0.222879684418146</text:p>
          </table:table-cell>
        </table:table-row>
        <table:table-row table:style-name="ro2">
          <table:table-cell table:number-columns-repeated="471"/>
          <table:table-cell office:value-type="float" office:value="0.0560916762870774" calcext:value-type="float">
            <text:p>0.056091676287077</text:p>
          </table:table-cell>
          <table:table-cell office:value-type="float" office:value="0.224852071005917" calcext:value-type="float">
            <text:p>0.224852071005917</text:p>
          </table:table-cell>
        </table:table-row>
        <table:table-row table:style-name="ro2">
          <table:table-cell table:number-columns-repeated="471"/>
          <table:table-cell office:value-type="float" office:value="0.0561313369122425" calcext:value-type="float">
            <text:p>0.056131336912243</text:p>
          </table:table-cell>
          <table:table-cell office:value-type="float" office:value="0.226824457593688" calcext:value-type="float">
            <text:p>0.226824457593688</text:p>
          </table:table-cell>
        </table:table-row>
        <table:table-row table:style-name="ro2">
          <table:table-cell table:number-columns-repeated="471"/>
          <table:table-cell office:value-type="float" office:value="0.0563103671605099" calcext:value-type="float">
            <text:p>0.05631036716051</text:p>
          </table:table-cell>
          <table:table-cell office:value-type="float" office:value="0.22879684418146" calcext:value-type="float">
            <text:p>0.22879684418146</text:p>
          </table:table-cell>
        </table:table-row>
        <table:table-row table:style-name="ro2">
          <table:table-cell table:number-columns-repeated="471"/>
          <table:table-cell office:value-type="float" office:value="0.05634370794037" calcext:value-type="float">
            <text:p>0.05634370794037</text:p>
          </table:table-cell>
          <table:table-cell office:value-type="float" office:value="0.230769230769231" calcext:value-type="float">
            <text:p>0.230769230769231</text:p>
          </table:table-cell>
        </table:table-row>
        <table:table-row table:style-name="ro2">
          <table:table-cell table:number-columns-repeated="471"/>
          <table:table-cell office:value-type="float" office:value="0.0564956891406834" calcext:value-type="float">
            <text:p>0.056495689140683</text:p>
          </table:table-cell>
          <table:table-cell office:value-type="float" office:value="0.232741617357002" calcext:value-type="float">
            <text:p>0.232741617357002</text:p>
          </table:table-cell>
        </table:table-row>
        <table:table-row table:style-name="ro2">
          <table:table-cell table:number-columns-repeated="471"/>
          <table:table-cell office:value-type="float" office:value="0.0565768363566686" calcext:value-type="float">
            <text:p>0.056576836356669</text:p>
          </table:table-cell>
          <table:table-cell office:value-type="float" office:value="0.234714003944773" calcext:value-type="float">
            <text:p>0.234714003944773</text:p>
          </table:table-cell>
        </table:table-row>
        <table:table-row table:style-name="ro2">
          <table:table-cell table:number-columns-repeated="471"/>
          <table:table-cell office:value-type="float" office:value="0.0566330839061181" calcext:value-type="float">
            <text:p>0.056633083906118</text:p>
          </table:table-cell>
          <table:table-cell office:value-type="float" office:value="0.236686390532544" calcext:value-type="float">
            <text:p>0.236686390532544</text:p>
          </table:table-cell>
        </table:table-row>
        <table:table-row table:style-name="ro2">
          <table:table-cell table:number-columns-repeated="471"/>
          <table:table-cell office:value-type="float" office:value="0.0567928892976045" calcext:value-type="float">
            <text:p>0.056792889297605</text:p>
          </table:table-cell>
          <table:table-cell office:value-type="float" office:value="0.238658777120316" calcext:value-type="float">
            <text:p>0.238658777120316</text:p>
          </table:table-cell>
        </table:table-row>
        <table:table-row table:style-name="ro2">
          <table:table-cell table:number-columns-repeated="471"/>
          <table:table-cell office:value-type="float" office:value="0.0567967256884813" calcext:value-type="float">
            <text:p>0.056796725688481</text:p>
          </table:table-cell>
          <table:table-cell office:value-type="float" office:value="0.240631163708087" calcext:value-type="float">
            <text:p>0.240631163708087</text:p>
          </table:table-cell>
        </table:table-row>
        <table:table-row table:style-name="ro2">
          <table:table-cell table:number-columns-repeated="471"/>
          <table:table-cell office:value-type="float" office:value="0.056849458763668" calcext:value-type="float">
            <text:p>0.056849458763668</text:p>
          </table:table-cell>
          <table:table-cell office:value-type="float" office:value="0.242603550295858" calcext:value-type="float">
            <text:p>0.242603550295858</text:p>
          </table:table-cell>
        </table:table-row>
        <table:table-row table:style-name="ro2">
          <table:table-cell table:number-columns-repeated="471"/>
          <table:table-cell office:value-type="float" office:value="0.0568748466757234" calcext:value-type="float">
            <text:p>0.056874846675723</text:p>
          </table:table-cell>
          <table:table-cell office:value-type="float" office:value="0.244575936883629" calcext:value-type="float">
            <text:p>0.244575936883629</text:p>
          </table:table-cell>
        </table:table-row>
        <table:table-row table:style-name="ro2">
          <table:table-cell table:number-columns-repeated="471"/>
          <table:table-cell office:value-type="float" office:value="0.0571660510957918" calcext:value-type="float">
            <text:p>0.057166051095792</text:p>
          </table:table-cell>
          <table:table-cell office:value-type="float" office:value="0.2465483234714" calcext:value-type="float">
            <text:p>0.2465483234714</text:p>
          </table:table-cell>
        </table:table-row>
        <table:table-row table:style-name="ro2">
          <table:table-cell table:number-columns-repeated="471"/>
          <table:table-cell office:value-type="float" office:value="0.0571892110627313" calcext:value-type="float">
            <text:p>0.057189211062731</text:p>
          </table:table-cell>
          <table:table-cell office:value-type="float" office:value="0.248520710059172" calcext:value-type="float">
            <text:p>0.248520710059172</text:p>
          </table:table-cell>
        </table:table-row>
        <table:table-row table:style-name="ro2">
          <table:table-cell table:number-columns-repeated="471"/>
          <table:table-cell office:value-type="float" office:value="0.0572208120673857" calcext:value-type="float">
            <text:p>0.057220812067386</text:p>
          </table:table-cell>
          <table:table-cell office:value-type="float" office:value="0.250493096646943" calcext:value-type="float">
            <text:p>0.250493096646943</text:p>
          </table:table-cell>
        </table:table-row>
        <table:table-row table:style-name="ro2">
          <table:table-cell table:number-columns-repeated="471"/>
          <table:table-cell office:value-type="float" office:value="0.0572748115765334" calcext:value-type="float">
            <text:p>0.057274811576533</text:p>
          </table:table-cell>
          <table:table-cell office:value-type="float" office:value="0.252465483234714" calcext:value-type="float">
            <text:p>0.252465483234714</text:p>
          </table:table-cell>
        </table:table-row>
        <table:table-row table:style-name="ro2">
          <table:table-cell table:number-columns-repeated="471"/>
          <table:table-cell office:value-type="float" office:value="0.0573992926085157" calcext:value-type="float">
            <text:p>0.057399292608516</text:p>
          </table:table-cell>
          <table:table-cell office:value-type="float" office:value="0.254437869822485" calcext:value-type="float">
            <text:p>0.254437869822485</text:p>
          </table:table-cell>
        </table:table-row>
        <table:table-row table:style-name="ro2">
          <table:table-cell table:number-columns-repeated="471"/>
          <table:table-cell office:value-type="float" office:value="0.0574289574395538" calcext:value-type="float">
            <text:p>0.057428957439554</text:p>
          </table:table-cell>
          <table:table-cell office:value-type="float" office:value="0.256410256410256" calcext:value-type="float">
            <text:p>0.256410256410256</text:p>
          </table:table-cell>
        </table:table-row>
        <table:table-row table:style-name="ro2">
          <table:table-cell table:number-columns-repeated="471"/>
          <table:table-cell office:value-type="float" office:value="0.0576343375431044" calcext:value-type="float">
            <text:p>0.057634337543104</text:p>
          </table:table-cell>
          <table:table-cell office:value-type="float" office:value="0.258382642998028" calcext:value-type="float">
            <text:p>0.258382642998028</text:p>
          </table:table-cell>
        </table:table-row>
        <table:table-row table:style-name="ro2">
          <table:table-cell table:number-columns-repeated="471"/>
          <table:table-cell office:value-type="float" office:value="0.057689933303638" calcext:value-type="float">
            <text:p>0.057689933303638</text:p>
          </table:table-cell>
          <table:table-cell office:value-type="float" office:value="0.260355029585799" calcext:value-type="float">
            <text:p>0.260355029585799</text:p>
          </table:table-cell>
        </table:table-row>
        <table:table-row table:style-name="ro2">
          <table:table-cell table:number-columns-repeated="471"/>
          <table:table-cell office:value-type="float" office:value="0.0577098315081046" calcext:value-type="float">
            <text:p>0.057709831508105</text:p>
          </table:table-cell>
          <table:table-cell office:value-type="float" office:value="0.26232741617357" calcext:value-type="float">
            <text:p>0.26232741617357</text:p>
          </table:table-cell>
        </table:table-row>
        <table:table-row table:style-name="ro2">
          <table:table-cell table:number-columns-repeated="471"/>
          <table:table-cell office:value-type="float" office:value="0.0577405714321499" calcext:value-type="float">
            <text:p>0.05774057143215</text:p>
          </table:table-cell>
          <table:table-cell office:value-type="float" office:value="0.264299802761341" calcext:value-type="float">
            <text:p>0.264299802761341</text:p>
          </table:table-cell>
        </table:table-row>
        <table:table-row table:style-name="ro2">
          <table:table-cell table:number-columns-repeated="471"/>
          <table:table-cell office:value-type="float" office:value="0.0577626617561544" calcext:value-type="float">
            <text:p>0.057762661756155</text:p>
          </table:table-cell>
          <table:table-cell office:value-type="float" office:value="0.266272189349112" calcext:value-type="float">
            <text:p>0.266272189349112</text:p>
          </table:table-cell>
        </table:table-row>
        <table:table-row table:style-name="ro2">
          <table:table-cell table:number-columns-repeated="471"/>
          <table:table-cell office:value-type="float" office:value="0.0577709135751217" calcext:value-type="float">
            <text:p>0.057770913575122</text:p>
          </table:table-cell>
          <table:table-cell office:value-type="float" office:value="0.268244575936884" calcext:value-type="float">
            <text:p>0.268244575936884</text:p>
          </table:table-cell>
        </table:table-row>
        <table:table-row table:style-name="ro2">
          <table:table-cell table:number-columns-repeated="471"/>
          <table:table-cell office:value-type="float" office:value="0.0580220402391877" calcext:value-type="float">
            <text:p>0.058022040239188</text:p>
          </table:table-cell>
          <table:table-cell office:value-type="float" office:value="0.270216962524655" calcext:value-type="float">
            <text:p>0.270216962524655</text:p>
          </table:table-cell>
        </table:table-row>
        <table:table-row table:style-name="ro2">
          <table:table-cell table:number-columns-repeated="471"/>
          <table:table-cell office:value-type="float" office:value="0.0581009463466576" calcext:value-type="float">
            <text:p>0.058100946346658</text:p>
          </table:table-cell>
          <table:table-cell office:value-type="float" office:value="0.272189349112426" calcext:value-type="float">
            <text:p>0.272189349112426</text:p>
          </table:table-cell>
        </table:table-row>
        <table:table-row table:style-name="ro2">
          <table:table-cell table:number-columns-repeated="471"/>
          <table:table-cell office:value-type="float" office:value="0.0583807596777246" calcext:value-type="float">
            <text:p>0.058380759677725</text:p>
          </table:table-cell>
          <table:table-cell office:value-type="float" office:value="0.274161735700197" calcext:value-type="float">
            <text:p>0.274161735700197</text:p>
          </table:table-cell>
        </table:table-row>
        <table:table-row table:style-name="ro2">
          <table:table-cell table:number-columns-repeated="471"/>
          <table:table-cell office:value-type="float" office:value="0.0586127139213877" calcext:value-type="float">
            <text:p>0.058612713921388</text:p>
          </table:table-cell>
          <table:table-cell office:value-type="float" office:value="0.276134122287969" calcext:value-type="float">
            <text:p>0.276134122287969</text:p>
          </table:table-cell>
        </table:table-row>
        <table:table-row table:style-name="ro2">
          <table:table-cell table:number-columns-repeated="471"/>
          <table:table-cell office:value-type="float" office:value="0.058656770197874" calcext:value-type="float">
            <text:p>0.058656770197874</text:p>
          </table:table-cell>
          <table:table-cell office:value-type="float" office:value="0.27810650887574" calcext:value-type="float">
            <text:p>0.27810650887574</text:p>
          </table:table-cell>
        </table:table-row>
        <table:table-row table:style-name="ro2">
          <table:table-cell table:number-columns-repeated="471"/>
          <table:table-cell office:value-type="float" office:value="0.0588378166639845" calcext:value-type="float">
            <text:p>0.058837816663985</text:p>
          </table:table-cell>
          <table:table-cell office:value-type="float" office:value="0.280078895463511" calcext:value-type="float">
            <text:p>0.280078895463511</text:p>
          </table:table-cell>
        </table:table-row>
        <table:table-row table:style-name="ro2">
          <table:table-cell table:number-columns-repeated="471"/>
          <table:table-cell office:value-type="float" office:value="0.0590258207095714" calcext:value-type="float">
            <text:p>0.059025820709571</text:p>
          </table:table-cell>
          <table:table-cell office:value-type="float" office:value="0.282051282051282" calcext:value-type="float">
            <text:p>0.282051282051282</text:p>
          </table:table-cell>
        </table:table-row>
        <table:table-row table:style-name="ro2">
          <table:table-cell table:number-columns-repeated="471"/>
          <table:table-cell office:value-type="float" office:value="0.0591485057157237" calcext:value-type="float">
            <text:p>0.059148505715724</text:p>
          </table:table-cell>
          <table:table-cell office:value-type="float" office:value="0.284023668639053" calcext:value-type="float">
            <text:p>0.284023668639053</text:p>
          </table:table-cell>
        </table:table-row>
        <table:table-row table:style-name="ro2">
          <table:table-cell table:number-columns-repeated="471"/>
          <table:table-cell office:value-type="float" office:value="0.0592908282948876" calcext:value-type="float">
            <text:p>0.059290828294888</text:p>
          </table:table-cell>
          <table:table-cell office:value-type="float" office:value="0.285996055226824" calcext:value-type="float">
            <text:p>0.285996055226824</text:p>
          </table:table-cell>
        </table:table-row>
        <table:table-row table:style-name="ro2">
          <table:table-cell table:number-columns-repeated="471"/>
          <table:table-cell office:value-type="float" office:value="0.0594160641525426" calcext:value-type="float">
            <text:p>0.059416064152543</text:p>
          </table:table-cell>
          <table:table-cell office:value-type="float" office:value="0.287968441814596" calcext:value-type="float">
            <text:p>0.287968441814596</text:p>
          </table:table-cell>
        </table:table-row>
        <table:table-row table:style-name="ro2">
          <table:table-cell table:number-columns-repeated="471"/>
          <table:table-cell office:value-type="float" office:value="0.0595491636641087" calcext:value-type="float">
            <text:p>0.059549163664109</text:p>
          </table:table-cell>
          <table:table-cell office:value-type="float" office:value="0.289940828402367" calcext:value-type="float">
            <text:p>0.289940828402367</text:p>
          </table:table-cell>
        </table:table-row>
        <table:table-row table:style-name="ro2">
          <table:table-cell table:number-columns-repeated="471"/>
          <table:table-cell office:value-type="float" office:value="0.0597873727328309" calcext:value-type="float">
            <text:p>0.059787372732831</text:p>
          </table:table-cell>
          <table:table-cell office:value-type="float" office:value="0.291913214990138" calcext:value-type="float">
            <text:p>0.291913214990138</text:p>
          </table:table-cell>
        </table:table-row>
        <table:table-row table:style-name="ro2">
          <table:table-cell table:number-columns-repeated="471"/>
          <table:table-cell office:value-type="float" office:value="0.059830849065033" calcext:value-type="float">
            <text:p>0.059830849065033</text:p>
          </table:table-cell>
          <table:table-cell office:value-type="float" office:value="0.293885601577909" calcext:value-type="float">
            <text:p>0.293885601577909</text:p>
          </table:table-cell>
        </table:table-row>
        <table:table-row table:style-name="ro2">
          <table:table-cell table:number-columns-repeated="471"/>
          <table:table-cell office:value-type="float" office:value="0.0599034455340102" calcext:value-type="float">
            <text:p>0.05990344553401</text:p>
          </table:table-cell>
          <table:table-cell office:value-type="float" office:value="0.29585798816568" calcext:value-type="float">
            <text:p>0.29585798816568</text:p>
          </table:table-cell>
        </table:table-row>
        <table:table-row table:style-name="ro2">
          <table:table-cell table:number-columns-repeated="471"/>
          <table:table-cell office:value-type="float" office:value="0.0599680490595322" calcext:value-type="float">
            <text:p>0.059968049059532</text:p>
          </table:table-cell>
          <table:table-cell office:value-type="float" office:value="0.297830374753452" calcext:value-type="float">
            <text:p>0.297830374753452</text:p>
          </table:table-cell>
        </table:table-row>
        <table:table-row table:style-name="ro2">
          <table:table-cell table:number-columns-repeated="471"/>
          <table:table-cell office:value-type="float" office:value="0.0601413854488594" calcext:value-type="float">
            <text:p>0.060141385448859</text:p>
          </table:table-cell>
          <table:table-cell office:value-type="float" office:value="0.299802761341223" calcext:value-type="float">
            <text:p>0.299802761341223</text:p>
          </table:table-cell>
        </table:table-row>
        <table:table-row table:style-name="ro2">
          <table:table-cell table:number-columns-repeated="471"/>
          <table:table-cell office:value-type="float" office:value="0.0601609212500655" calcext:value-type="float">
            <text:p>0.060160921250066</text:p>
          </table:table-cell>
          <table:table-cell office:value-type="float" office:value="0.301775147928994" calcext:value-type="float">
            <text:p>0.301775147928994</text:p>
          </table:table-cell>
        </table:table-row>
        <table:table-row table:style-name="ro2">
          <table:table-cell table:number-columns-repeated="471"/>
          <table:table-cell office:value-type="float" office:value="0.0604131366189041" calcext:value-type="float">
            <text:p>0.060413136618904</text:p>
          </table:table-cell>
          <table:table-cell office:value-type="float" office:value="0.303747534516765" calcext:value-type="float">
            <text:p>0.303747534516765</text:p>
          </table:table-cell>
        </table:table-row>
        <table:table-row table:style-name="ro2">
          <table:table-cell table:number-columns-repeated="471"/>
          <table:table-cell office:value-type="float" office:value="0.0604312328006399" calcext:value-type="float">
            <text:p>0.06043123280064</text:p>
          </table:table-cell>
          <table:table-cell office:value-type="float" office:value="0.305719921104536" calcext:value-type="float">
            <text:p>0.305719921104536</text:p>
          </table:table-cell>
        </table:table-row>
        <table:table-row table:style-name="ro2">
          <table:table-cell table:number-columns-repeated="471"/>
          <table:table-cell office:value-type="float" office:value="0.0605121956610522" calcext:value-type="float">
            <text:p>0.060512195661052</text:p>
          </table:table-cell>
          <table:table-cell office:value-type="float" office:value="0.307692307692308" calcext:value-type="float">
            <text:p>0.307692307692308</text:p>
          </table:table-cell>
        </table:table-row>
        <table:table-row table:style-name="ro2">
          <table:table-cell table:number-columns-repeated="471"/>
          <table:table-cell office:value-type="float" office:value="0.0606269208246497" calcext:value-type="float">
            <text:p>0.06062692082465</text:p>
          </table:table-cell>
          <table:table-cell office:value-type="float" office:value="0.309664694280079" calcext:value-type="float">
            <text:p>0.309664694280079</text:p>
          </table:table-cell>
        </table:table-row>
        <table:table-row table:style-name="ro2">
          <table:table-cell table:number-columns-repeated="471"/>
          <table:table-cell office:value-type="float" office:value="0.0608614178934888" calcext:value-type="float">
            <text:p>0.060861417893489</text:p>
          </table:table-cell>
          <table:table-cell office:value-type="float" office:value="0.31163708086785" calcext:value-type="float">
            <text:p>0.31163708086785</text:p>
          </table:table-cell>
        </table:table-row>
        <table:table-row table:style-name="ro2">
          <table:table-cell table:number-columns-repeated="471"/>
          <table:table-cell office:value-type="float" office:value="0.0608707105487317" calcext:value-type="float">
            <text:p>0.060870710548732</text:p>
          </table:table-cell>
          <table:table-cell office:value-type="float" office:value="0.313609467455621" calcext:value-type="float">
            <text:p>0.313609467455621</text:p>
          </table:table-cell>
        </table:table-row>
        <table:table-row table:style-name="ro2">
          <table:table-cell table:number-columns-repeated="471"/>
          <table:table-cell office:value-type="float" office:value="0.0610156009126099" calcext:value-type="float">
            <text:p>0.06101560091261</text:p>
          </table:table-cell>
          <table:table-cell office:value-type="float" office:value="0.315581854043392" calcext:value-type="float">
            <text:p>0.315581854043392</text:p>
          </table:table-cell>
        </table:table-row>
        <table:table-row table:style-name="ro2">
          <table:table-cell table:number-columns-repeated="471"/>
          <table:table-cell office:value-type="float" office:value="0.0610184324488952" calcext:value-type="float">
            <text:p>0.061018432448895</text:p>
          </table:table-cell>
          <table:table-cell office:value-type="float" office:value="0.317554240631164" calcext:value-type="float">
            <text:p>0.317554240631164</text:p>
          </table:table-cell>
        </table:table-row>
        <table:table-row table:style-name="ro2">
          <table:table-cell table:number-columns-repeated="471"/>
          <table:table-cell office:value-type="float" office:value="0.0612327965431147" calcext:value-type="float">
            <text:p>0.061232796543115</text:p>
          </table:table-cell>
          <table:table-cell office:value-type="float" office:value="0.319526627218935" calcext:value-type="float">
            <text:p>0.319526627218935</text:p>
          </table:table-cell>
        </table:table-row>
        <table:table-row table:style-name="ro2">
          <table:table-cell table:number-columns-repeated="471"/>
          <table:table-cell office:value-type="float" office:value="0.0612602953212891" calcext:value-type="float">
            <text:p>0.061260295321289</text:p>
          </table:table-cell>
          <table:table-cell office:value-type="float" office:value="0.321499013806706" calcext:value-type="float">
            <text:p>0.321499013806706</text:p>
          </table:table-cell>
        </table:table-row>
        <table:table-row table:style-name="ro2">
          <table:table-cell table:number-columns-repeated="471"/>
          <table:table-cell office:value-type="float" office:value="0.0612711213890952" calcext:value-type="float">
            <text:p>0.061271121389095</text:p>
          </table:table-cell>
          <table:table-cell office:value-type="float" office:value="0.323471400394477" calcext:value-type="float">
            <text:p>0.323471400394477</text:p>
          </table:table-cell>
        </table:table-row>
        <table:table-row table:style-name="ro2">
          <table:table-cell table:number-columns-repeated="471"/>
          <table:table-cell office:value-type="float" office:value="0.0613999709526032" calcext:value-type="float">
            <text:p>0.061399970952603</text:p>
          </table:table-cell>
          <table:table-cell office:value-type="float" office:value="0.325443786982248" calcext:value-type="float">
            <text:p>0.325443786982248</text:p>
          </table:table-cell>
        </table:table-row>
        <table:table-row table:style-name="ro2">
          <table:table-cell table:number-columns-repeated="471"/>
          <table:table-cell office:value-type="float" office:value="0.0614087831706802" calcext:value-type="float">
            <text:p>0.06140878317068</text:p>
          </table:table-cell>
          <table:table-cell office:value-type="float" office:value="0.32741617357002" calcext:value-type="float">
            <text:p>0.32741617357002</text:p>
          </table:table-cell>
        </table:table-row>
        <table:table-row table:style-name="ro2">
          <table:table-cell table:number-columns-repeated="471"/>
          <table:table-cell office:value-type="float" office:value="0.0615548225999018" calcext:value-type="float">
            <text:p>0.061554822599902</text:p>
          </table:table-cell>
          <table:table-cell office:value-type="float" office:value="0.329388560157791" calcext:value-type="float">
            <text:p>0.329388560157791</text:p>
          </table:table-cell>
        </table:table-row>
        <table:table-row table:style-name="ro2">
          <table:table-cell table:number-columns-repeated="471"/>
          <table:table-cell office:value-type="float" office:value="0.0617514526777902" calcext:value-type="float">
            <text:p>0.06175145267779</text:p>
          </table:table-cell>
          <table:table-cell office:value-type="float" office:value="0.331360946745562" calcext:value-type="float">
            <text:p>0.331360946745562</text:p>
          </table:table-cell>
        </table:table-row>
        <table:table-row table:style-name="ro2">
          <table:table-cell table:number-columns-repeated="471"/>
          <table:table-cell office:value-type="float" office:value="0.0618788811555633" calcext:value-type="float">
            <text:p>0.061878881155563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2">
          <table:table-cell table:number-columns-repeated="471"/>
          <table:table-cell office:value-type="float" office:value="0.0619198856366071" calcext:value-type="float">
            <text:p>0.061919885636607</text:p>
          </table:table-cell>
          <table:table-cell office:value-type="float" office:value="0.335305719921105" calcext:value-type="float">
            <text:p>0.335305719921105</text:p>
          </table:table-cell>
        </table:table-row>
        <table:table-row table:style-name="ro2">
          <table:table-cell table:number-columns-repeated="471"/>
          <table:table-cell office:value-type="float" office:value="0.0619646594582819" calcext:value-type="float">
            <text:p>0.061964659458282</text:p>
          </table:table-cell>
          <table:table-cell office:value-type="float" office:value="0.337278106508876" calcext:value-type="float">
            <text:p>0.337278106508876</text:p>
          </table:table-cell>
        </table:table-row>
        <table:table-row table:style-name="ro2">
          <table:table-cell table:number-columns-repeated="471"/>
          <table:table-cell office:value-type="float" office:value="0.0620308237782597" calcext:value-type="float">
            <text:p>0.06203082377826</text:p>
          </table:table-cell>
          <table:table-cell office:value-type="float" office:value="0.339250493096647" calcext:value-type="float">
            <text:p>0.339250493096647</text:p>
          </table:table-cell>
        </table:table-row>
        <table:table-row table:style-name="ro2">
          <table:table-cell table:number-columns-repeated="471"/>
          <table:table-cell office:value-type="float" office:value="0.0623391998920329" calcext:value-type="float">
            <text:p>0.062339199892033</text:p>
          </table:table-cell>
          <table:table-cell office:value-type="float" office:value="0.341222879684418" calcext:value-type="float">
            <text:p>0.341222879684418</text:p>
          </table:table-cell>
        </table:table-row>
        <table:table-row table:style-name="ro2">
          <table:table-cell table:number-columns-repeated="471"/>
          <table:table-cell office:value-type="float" office:value="0.0624524911981606" calcext:value-type="float">
            <text:p>0.062452491198161</text:p>
          </table:table-cell>
          <table:table-cell office:value-type="float" office:value="0.343195266272189" calcext:value-type="float">
            <text:p>0.343195266272189</text:p>
          </table:table-cell>
        </table:table-row>
        <table:table-row table:style-name="ro2">
          <table:table-cell table:number-columns-repeated="471"/>
          <table:table-cell office:value-type="float" office:value="0.0624547723462196" calcext:value-type="float">
            <text:p>0.06245477234622</text:p>
          </table:table-cell>
          <table:table-cell office:value-type="float" office:value="0.345167652859961" calcext:value-type="float">
            <text:p>0.345167652859961</text:p>
          </table:table-cell>
        </table:table-row>
        <table:table-row table:style-name="ro2">
          <table:table-cell table:number-columns-repeated="471"/>
          <table:table-cell office:value-type="float" office:value="0.0624778657889809" calcext:value-type="float">
            <text:p>0.062477865788981</text:p>
          </table:table-cell>
          <table:table-cell office:value-type="float" office:value="0.347140039447732" calcext:value-type="float">
            <text:p>0.347140039447732</text:p>
          </table:table-cell>
        </table:table-row>
        <table:table-row table:style-name="ro2">
          <table:table-cell table:number-columns-repeated="471"/>
          <table:table-cell office:value-type="float" office:value="0.0625962826947027" calcext:value-type="float">
            <text:p>0.062596282694703</text:p>
          </table:table-cell>
          <table:table-cell office:value-type="float" office:value="0.349112426035503" calcext:value-type="float">
            <text:p>0.349112426035503</text:p>
          </table:table-cell>
        </table:table-row>
        <table:table-row table:style-name="ro2">
          <table:table-cell table:number-columns-repeated="471"/>
          <table:table-cell office:value-type="float" office:value="0.0626619191726436" calcext:value-type="float">
            <text:p>0.062661919172644</text:p>
          </table:table-cell>
          <table:table-cell office:value-type="float" office:value="0.351084812623274" calcext:value-type="float">
            <text:p>0.351084812623274</text:p>
          </table:table-cell>
        </table:table-row>
        <table:table-row table:style-name="ro2">
          <table:table-cell table:number-columns-repeated="471"/>
          <table:table-cell office:value-type="float" office:value="0.0627444251070108" calcext:value-type="float">
            <text:p>0.062744425107011</text:p>
          </table:table-cell>
          <table:table-cell office:value-type="float" office:value="0.353057199211045" calcext:value-type="float">
            <text:p>0.353057199211045</text:p>
          </table:table-cell>
        </table:table-row>
        <table:table-row table:style-name="ro2">
          <table:table-cell table:number-columns-repeated="471"/>
          <table:table-cell office:value-type="float" office:value="0.0627502481126649" calcext:value-type="float">
            <text:p>0.062750248112665</text:p>
          </table:table-cell>
          <table:table-cell office:value-type="float" office:value="0.355029585798817" calcext:value-type="float">
            <text:p>0.355029585798817</text:p>
          </table:table-cell>
        </table:table-row>
        <table:table-row table:style-name="ro2">
          <table:table-cell table:number-columns-repeated="471"/>
          <table:table-cell office:value-type="float" office:value="0.0628782637344061" calcext:value-type="float">
            <text:p>0.062878263734406</text:p>
          </table:table-cell>
          <table:table-cell office:value-type="float" office:value="0.357001972386588" calcext:value-type="float">
            <text:p>0.357001972386588</text:p>
          </table:table-cell>
        </table:table-row>
        <table:table-row table:style-name="ro2">
          <table:table-cell table:number-columns-repeated="471"/>
          <table:table-cell office:value-type="float" office:value="0.0630845485964717" calcext:value-type="float">
            <text:p>0.063084548596472</text:p>
          </table:table-cell>
          <table:table-cell office:value-type="float" office:value="0.358974358974359" calcext:value-type="float">
            <text:p>0.358974358974359</text:p>
          </table:table-cell>
        </table:table-row>
        <table:table-row table:style-name="ro2">
          <table:table-cell table:number-columns-repeated="471"/>
          <table:table-cell office:value-type="float" office:value="0.0630904710745282" calcext:value-type="float">
            <text:p>0.063090471074528</text:p>
          </table:table-cell>
          <table:table-cell office:value-type="float" office:value="0.36094674556213" calcext:value-type="float">
            <text:p>0.36094674556213</text:p>
          </table:table-cell>
        </table:table-row>
        <table:table-row table:style-name="ro2">
          <table:table-cell table:number-columns-repeated="471"/>
          <table:table-cell office:value-type="float" office:value="0.0632392099685273" calcext:value-type="float">
            <text:p>0.063239209968527</text:p>
          </table:table-cell>
          <table:table-cell office:value-type="float" office:value="0.362919132149901" calcext:value-type="float">
            <text:p>0.362919132149901</text:p>
          </table:table-cell>
        </table:table-row>
        <table:table-row table:style-name="ro2">
          <table:table-cell table:number-columns-repeated="471"/>
          <table:table-cell office:value-type="float" office:value="0.0632587798655074" calcext:value-type="float">
            <text:p>0.063258779865508</text:p>
          </table:table-cell>
          <table:table-cell office:value-type="float" office:value="0.364891518737673" calcext:value-type="float">
            <text:p>0.364891518737673</text:p>
          </table:table-cell>
        </table:table-row>
        <table:table-row table:style-name="ro2">
          <table:table-cell table:number-columns-repeated="471"/>
          <table:table-cell office:value-type="float" office:value="0.0632934400216859" calcext:value-type="float">
            <text:p>0.063293440021686</text:p>
          </table:table-cell>
          <table:table-cell office:value-type="float" office:value="0.366863905325444" calcext:value-type="float">
            <text:p>0.366863905325444</text:p>
          </table:table-cell>
        </table:table-row>
        <table:table-row table:style-name="ro2">
          <table:table-cell table:number-columns-repeated="471"/>
          <table:table-cell office:value-type="float" office:value="0.063335829139523" calcext:value-type="float">
            <text:p>0.063335829139523</text:p>
          </table:table-cell>
          <table:table-cell office:value-type="float" office:value="0.368836291913215" calcext:value-type="float">
            <text:p>0.368836291913215</text:p>
          </table:table-cell>
        </table:table-row>
        <table:table-row table:style-name="ro2">
          <table:table-cell table:number-columns-repeated="471"/>
          <table:table-cell office:value-type="float" office:value="0.0634276327821582" calcext:value-type="float">
            <text:p>0.063427632782158</text:p>
          </table:table-cell>
          <table:table-cell office:value-type="float" office:value="0.370808678500986" calcext:value-type="float">
            <text:p>0.370808678500986</text:p>
          </table:table-cell>
        </table:table-row>
        <table:table-row table:style-name="ro2">
          <table:table-cell table:number-columns-repeated="471"/>
          <table:table-cell office:value-type="float" office:value="0.0634330281018145" calcext:value-type="float">
            <text:p>0.063433028101815</text:p>
          </table:table-cell>
          <table:table-cell office:value-type="float" office:value="0.372781065088757" calcext:value-type="float">
            <text:p>0.372781065088757</text:p>
          </table:table-cell>
        </table:table-row>
        <table:table-row table:style-name="ro2">
          <table:table-cell table:number-columns-repeated="471"/>
          <table:table-cell office:value-type="float" office:value="0.0635354401242649" calcext:value-type="float">
            <text:p>0.063535440124265</text:p>
          </table:table-cell>
          <table:table-cell office:value-type="float" office:value="0.374753451676529" calcext:value-type="float">
            <text:p>0.374753451676529</text:p>
          </table:table-cell>
        </table:table-row>
        <table:table-row table:style-name="ro2">
          <table:table-cell table:number-columns-repeated="471"/>
          <table:table-cell office:value-type="float" office:value="0.0636600255887547" calcext:value-type="float">
            <text:p>0.063660025588755</text:p>
          </table:table-cell>
          <table:table-cell office:value-type="float" office:value="0.3767258382643" calcext:value-type="float">
            <text:p>0.3767258382643</text:p>
          </table:table-cell>
        </table:table-row>
        <table:table-row table:style-name="ro2">
          <table:table-cell table:number-columns-repeated="471"/>
          <table:table-cell office:value-type="float" office:value="0.0637110299712441" calcext:value-type="float">
            <text:p>0.063711029971244</text:p>
          </table:table-cell>
          <table:table-cell office:value-type="float" office:value="0.378698224852071" calcext:value-type="float">
            <text:p>0.378698224852071</text:p>
          </table:table-cell>
        </table:table-row>
        <table:table-row table:style-name="ro2">
          <table:table-cell table:number-columns-repeated="471"/>
          <table:table-cell office:value-type="float" office:value="0.0637133405525011" calcext:value-type="float">
            <text:p>0.063713340552501</text:p>
          </table:table-cell>
          <table:table-cell office:value-type="float" office:value="0.380670611439842" calcext:value-type="float">
            <text:p>0.380670611439842</text:p>
          </table:table-cell>
        </table:table-row>
        <table:table-row table:style-name="ro2">
          <table:table-cell table:number-columns-repeated="471"/>
          <table:table-cell office:value-type="float" office:value="0.0637179705563636" calcext:value-type="float">
            <text:p>0.063717970556364</text:p>
          </table:table-cell>
          <table:table-cell office:value-type="float" office:value="0.382642998027613" calcext:value-type="float">
            <text:p>0.382642998027613</text:p>
          </table:table-cell>
        </table:table-row>
        <table:table-row table:style-name="ro2">
          <table:table-cell table:number-columns-repeated="471"/>
          <table:table-cell office:value-type="float" office:value="0.0637630750853565" calcext:value-type="float">
            <text:p>0.063763075085357</text:p>
          </table:table-cell>
          <table:table-cell office:value-type="float" office:value="0.384615384615385" calcext:value-type="float">
            <text:p>0.384615384615385</text:p>
          </table:table-cell>
        </table:table-row>
        <table:table-row table:style-name="ro2">
          <table:table-cell table:number-columns-repeated="471"/>
          <table:table-cell office:value-type="float" office:value="0.0638594392786128" calcext:value-type="float">
            <text:p>0.063859439278613</text:p>
          </table:table-cell>
          <table:table-cell office:value-type="float" office:value="0.386587771203156" calcext:value-type="float">
            <text:p>0.386587771203156</text:p>
          </table:table-cell>
        </table:table-row>
        <table:table-row table:style-name="ro2">
          <table:table-cell table:number-columns-repeated="471"/>
          <table:table-cell office:value-type="float" office:value="0.0640876375743164" calcext:value-type="float">
            <text:p>0.064087637574316</text:p>
          </table:table-cell>
          <table:table-cell office:value-type="float" office:value="0.388560157790927" calcext:value-type="float">
            <text:p>0.388560157790927</text:p>
          </table:table-cell>
        </table:table-row>
        <table:table-row table:style-name="ro2">
          <table:table-cell table:number-columns-repeated="471"/>
          <table:table-cell office:value-type="float" office:value="0.0641074219014147" calcext:value-type="float">
            <text:p>0.064107421901415</text:p>
          </table:table-cell>
          <table:table-cell office:value-type="float" office:value="0.390532544378698" calcext:value-type="float">
            <text:p>0.390532544378698</text:p>
          </table:table-cell>
        </table:table-row>
        <table:table-row table:style-name="ro2">
          <table:table-cell table:number-columns-repeated="471"/>
          <table:table-cell office:value-type="float" office:value="0.0641395419728072" calcext:value-type="float">
            <text:p>0.064139541972807</text:p>
          </table:table-cell>
          <table:table-cell office:value-type="float" office:value="0.392504930966469" calcext:value-type="float">
            <text:p>0.392504930966469</text:p>
          </table:table-cell>
        </table:table-row>
        <table:table-row table:style-name="ro2">
          <table:table-cell table:number-columns-repeated="471"/>
          <table:table-cell office:value-type="float" office:value="0.0642188976650523" calcext:value-type="float">
            <text:p>0.064218897665052</text:p>
          </table:table-cell>
          <table:table-cell office:value-type="float" office:value="0.394477317554241" calcext:value-type="float">
            <text:p>0.394477317554241</text:p>
          </table:table-cell>
        </table:table-row>
        <table:table-row table:style-name="ro2">
          <table:table-cell table:number-columns-repeated="471"/>
          <table:table-cell office:value-type="float" office:value="0.0642219711076842" calcext:value-type="float">
            <text:p>0.064221971107684</text:p>
          </table:table-cell>
          <table:table-cell office:value-type="float" office:value="0.396449704142012" calcext:value-type="float">
            <text:p>0.396449704142012</text:p>
          </table:table-cell>
        </table:table-row>
        <table:table-row table:style-name="ro2">
          <table:table-cell table:number-columns-repeated="471"/>
          <table:table-cell office:value-type="float" office:value="0.0642277208682897" calcext:value-type="float">
            <text:p>0.06422772086829</text:p>
          </table:table-cell>
          <table:table-cell office:value-type="float" office:value="0.398422090729783" calcext:value-type="float">
            <text:p>0.398422090729783</text:p>
          </table:table-cell>
        </table:table-row>
        <table:table-row table:style-name="ro2">
          <table:table-cell table:number-columns-repeated="471"/>
          <table:table-cell office:value-type="float" office:value="0.0642569678371652" calcext:value-type="float">
            <text:p>0.064256967837165</text:p>
          </table:table-cell>
          <table:table-cell office:value-type="float" office:value="0.400394477317554" calcext:value-type="float">
            <text:p>0.400394477317554</text:p>
          </table:table-cell>
        </table:table-row>
        <table:table-row table:style-name="ro2">
          <table:table-cell table:number-columns-repeated="471"/>
          <table:table-cell office:value-type="float" office:value="0.0643995447540774" calcext:value-type="float">
            <text:p>0.064399544754077</text:p>
          </table:table-cell>
          <table:table-cell office:value-type="float" office:value="0.402366863905325" calcext:value-type="float">
            <text:p>0.402366863905325</text:p>
          </table:table-cell>
        </table:table-row>
        <table:table-row table:style-name="ro2">
          <table:table-cell table:number-columns-repeated="471"/>
          <table:table-cell office:value-type="float" office:value="0.0644338593075252" calcext:value-type="float">
            <text:p>0.064433859307525</text:p>
          </table:table-cell>
          <table:table-cell office:value-type="float" office:value="0.404339250493097" calcext:value-type="float">
            <text:p>0.404339250493097</text:p>
          </table:table-cell>
        </table:table-row>
        <table:table-row table:style-name="ro2">
          <table:table-cell table:number-columns-repeated="471"/>
          <table:table-cell office:value-type="float" office:value="0.0646200050321563" calcext:value-type="float">
            <text:p>0.064620005032156</text:p>
          </table:table-cell>
          <table:table-cell office:value-type="float" office:value="0.406311637080868" calcext:value-type="float">
            <text:p>0.406311637080868</text:p>
          </table:table-cell>
        </table:table-row>
        <table:table-row table:style-name="ro2">
          <table:table-cell table:number-columns-repeated="471"/>
          <table:table-cell office:value-type="float" office:value="0.0647800328896996" calcext:value-type="float">
            <text:p>0.0647800328897</text:p>
          </table:table-cell>
          <table:table-cell office:value-type="float" office:value="0.408284023668639" calcext:value-type="float">
            <text:p>0.408284023668639</text:p>
          </table:table-cell>
        </table:table-row>
        <table:table-row table:style-name="ro2">
          <table:table-cell table:number-columns-repeated="471"/>
          <table:table-cell office:value-type="float" office:value="0.0648390879722805" calcext:value-type="float">
            <text:p>0.064839087972281</text:p>
          </table:table-cell>
          <table:table-cell office:value-type="float" office:value="0.41025641025641" calcext:value-type="float">
            <text:p>0.41025641025641</text:p>
          </table:table-cell>
        </table:table-row>
        <table:table-row table:style-name="ro2">
          <table:table-cell table:number-columns-repeated="471"/>
          <table:table-cell office:value-type="float" office:value="0.0648966820578614" calcext:value-type="float">
            <text:p>0.064896682057862</text:p>
          </table:table-cell>
          <table:table-cell office:value-type="float" office:value="0.412228796844182" calcext:value-type="float">
            <text:p>0.412228796844182</text:p>
          </table:table-cell>
        </table:table-row>
        <table:table-row table:style-name="ro2">
          <table:table-cell table:number-columns-repeated="471"/>
          <table:table-cell office:value-type="float" office:value="0.0648988885721878" calcext:value-type="float">
            <text:p>0.064898888572188</text:p>
          </table:table-cell>
          <table:table-cell office:value-type="float" office:value="0.414201183431953" calcext:value-type="float">
            <text:p>0.414201183431953</text:p>
          </table:table-cell>
        </table:table-row>
        <table:table-row table:style-name="ro2">
          <table:table-cell table:number-columns-repeated="471"/>
          <table:table-cell office:value-type="float" office:value="0.0649125746597551" calcext:value-type="float">
            <text:p>0.064912574659755</text:p>
          </table:table-cell>
          <table:table-cell office:value-type="float" office:value="0.416173570019724" calcext:value-type="float">
            <text:p>0.416173570019724</text:p>
          </table:table-cell>
        </table:table-row>
        <table:table-row table:style-name="ro2">
          <table:table-cell table:number-columns-repeated="471"/>
          <table:table-cell office:value-type="float" office:value="0.0649176519537932" calcext:value-type="float">
            <text:p>0.064917651953793</text:p>
          </table:table-cell>
          <table:table-cell office:value-type="float" office:value="0.418145956607495" calcext:value-type="float">
            <text:p>0.418145956607495</text:p>
          </table:table-cell>
        </table:table-row>
        <table:table-row table:style-name="ro2">
          <table:table-cell table:number-columns-repeated="471"/>
          <table:table-cell office:value-type="float" office:value="0.0649586130447598" calcext:value-type="float">
            <text:p>0.06495861304476</text:p>
          </table:table-cell>
          <table:table-cell office:value-type="float" office:value="0.420118343195266" calcext:value-type="float">
            <text:p>0.420118343195266</text:p>
          </table:table-cell>
        </table:table-row>
        <table:table-row table:style-name="ro2">
          <table:table-cell table:number-columns-repeated="471"/>
          <table:table-cell office:value-type="float" office:value="0.0650561643486198" calcext:value-type="float">
            <text:p>0.06505616434862</text:p>
          </table:table-cell>
          <table:table-cell office:value-type="float" office:value="0.422090729783038" calcext:value-type="float">
            <text:p>0.422090729783038</text:p>
          </table:table-cell>
        </table:table-row>
        <table:table-row table:style-name="ro2">
          <table:table-cell table:number-columns-repeated="471"/>
          <table:table-cell office:value-type="float" office:value="0.0651054879310295" calcext:value-type="float">
            <text:p>0.06510548793103</text:p>
          </table:table-cell>
          <table:table-cell office:value-type="float" office:value="0.424063116370809" calcext:value-type="float">
            <text:p>0.424063116370809</text:p>
          </table:table-cell>
        </table:table-row>
        <table:table-row table:style-name="ro2">
          <table:table-cell table:number-columns-repeated="471"/>
          <table:table-cell office:value-type="float" office:value="0.0651181360534973" calcext:value-type="float">
            <text:p>0.065118136053497</text:p>
          </table:table-cell>
          <table:table-cell office:value-type="float" office:value="0.42603550295858" calcext:value-type="float">
            <text:p>0.42603550295858</text:p>
          </table:table-cell>
        </table:table-row>
        <table:table-row table:style-name="ro2">
          <table:table-cell table:number-columns-repeated="471"/>
          <table:table-cell office:value-type="float" office:value="0.0651256715854258" calcext:value-type="float">
            <text:p>0.065125671585426</text:p>
          </table:table-cell>
          <table:table-cell office:value-type="float" office:value="0.428007889546351" calcext:value-type="float">
            <text:p>0.428007889546351</text:p>
          </table:table-cell>
        </table:table-row>
        <table:table-row table:style-name="ro2">
          <table:table-cell table:number-columns-repeated="471"/>
          <table:table-cell office:value-type="float" office:value="0.0651776549537969" calcext:value-type="float">
            <text:p>0.065177654953797</text:p>
          </table:table-cell>
          <table:table-cell office:value-type="float" office:value="0.429980276134122" calcext:value-type="float">
            <text:p>0.429980276134122</text:p>
          </table:table-cell>
        </table:table-row>
        <table:table-row table:style-name="ro2">
          <table:table-cell table:number-columns-repeated="471"/>
          <table:table-cell office:value-type="float" office:value="0.0652580616710598" calcext:value-type="float">
            <text:p>0.06525806167106</text:p>
          </table:table-cell>
          <table:table-cell office:value-type="float" office:value="0.431952662721893" calcext:value-type="float">
            <text:p>0.431952662721893</text:p>
          </table:table-cell>
        </table:table-row>
        <table:table-row table:style-name="ro2">
          <table:table-cell table:number-columns-repeated="471"/>
          <table:table-cell office:value-type="float" office:value="0.0653156604266444" calcext:value-type="float">
            <text:p>0.065315660426645</text:p>
          </table:table-cell>
          <table:table-cell office:value-type="float" office:value="0.433925049309665" calcext:value-type="float">
            <text:p>0.433925049309665</text:p>
          </table:table-cell>
        </table:table-row>
        <table:table-row table:style-name="ro2">
          <table:table-cell table:number-columns-repeated="471"/>
          <table:table-cell office:value-type="float" office:value="0.0653498894951071" calcext:value-type="float">
            <text:p>0.065349889495107</text:p>
          </table:table-cell>
          <table:table-cell office:value-type="float" office:value="0.435897435897436" calcext:value-type="float">
            <text:p>0.435897435897436</text:p>
          </table:table-cell>
        </table:table-row>
        <table:table-row table:style-name="ro2">
          <table:table-cell table:number-columns-repeated="471"/>
          <table:table-cell office:value-type="float" office:value="0.0654458818558434" calcext:value-type="float">
            <text:p>0.065445881855844</text:p>
          </table:table-cell>
          <table:table-cell office:value-type="float" office:value="0.437869822485207" calcext:value-type="float">
            <text:p>0.437869822485207</text:p>
          </table:table-cell>
        </table:table-row>
        <table:table-row table:style-name="ro2">
          <table:table-cell table:number-columns-repeated="471"/>
          <table:table-cell office:value-type="float" office:value="0.0655449211291234" calcext:value-type="float">
            <text:p>0.065544921129124</text:p>
          </table:table-cell>
          <table:table-cell office:value-type="float" office:value="0.439842209072978" calcext:value-type="float">
            <text:p>0.439842209072978</text:p>
          </table:table-cell>
        </table:table-row>
        <table:table-row table:style-name="ro2">
          <table:table-cell table:number-columns-repeated="471"/>
          <table:table-cell office:value-type="float" office:value="0.065939746892886" calcext:value-type="float">
            <text:p>0.065939746892886</text:p>
          </table:table-cell>
          <table:table-cell office:value-type="float" office:value="0.441814595660749" calcext:value-type="float">
            <text:p>0.441814595660749</text:p>
          </table:table-cell>
        </table:table-row>
        <table:table-row table:style-name="ro2">
          <table:table-cell table:number-columns-repeated="471"/>
          <table:table-cell office:value-type="float" office:value="0.0662187407012753" calcext:value-type="float">
            <text:p>0.066218740701275</text:p>
          </table:table-cell>
          <table:table-cell office:value-type="float" office:value="0.443786982248521" calcext:value-type="float">
            <text:p>0.443786982248521</text:p>
          </table:table-cell>
        </table:table-row>
        <table:table-row table:style-name="ro2">
          <table:table-cell table:number-columns-repeated="471"/>
          <table:table-cell office:value-type="float" office:value="0.0662875938971922" calcext:value-type="float">
            <text:p>0.066287593897192</text:p>
          </table:table-cell>
          <table:table-cell office:value-type="float" office:value="0.445759368836292" calcext:value-type="float">
            <text:p>0.445759368836292</text:p>
          </table:table-cell>
        </table:table-row>
        <table:table-row table:style-name="ro2">
          <table:table-cell table:number-columns-repeated="471"/>
          <table:table-cell office:value-type="float" office:value="0.0662989078015421" calcext:value-type="float">
            <text:p>0.066298907801542</text:p>
          </table:table-cell>
          <table:table-cell office:value-type="float" office:value="0.447731755424063" calcext:value-type="float">
            <text:p>0.447731755424063</text:p>
          </table:table-cell>
        </table:table-row>
        <table:table-row table:style-name="ro2">
          <table:table-cell table:number-columns-repeated="471"/>
          <table:table-cell office:value-type="float" office:value="0.0663627131535998" calcext:value-type="float">
            <text:p>0.0663627131536</text:p>
          </table:table-cell>
          <table:table-cell office:value-type="float" office:value="0.449704142011834" calcext:value-type="float">
            <text:p>0.449704142011834</text:p>
          </table:table-cell>
        </table:table-row>
        <table:table-row table:style-name="ro2">
          <table:table-cell table:number-columns-repeated="471"/>
          <table:table-cell office:value-type="float" office:value="0.0663747499543726" calcext:value-type="float">
            <text:p>0.066374749954373</text:p>
          </table:table-cell>
          <table:table-cell office:value-type="float" office:value="0.451676528599606" calcext:value-type="float">
            <text:p>0.451676528599606</text:p>
          </table:table-cell>
        </table:table-row>
        <table:table-row table:style-name="ro2">
          <table:table-cell table:number-columns-repeated="471"/>
          <table:table-cell office:value-type="float" office:value="0.0665057765684629" calcext:value-type="float">
            <text:p>0.066505776568463</text:p>
          </table:table-cell>
          <table:table-cell office:value-type="float" office:value="0.453648915187377" calcext:value-type="float">
            <text:p>0.453648915187377</text:p>
          </table:table-cell>
        </table:table-row>
        <table:table-row table:style-name="ro2">
          <table:table-cell table:number-columns-repeated="471"/>
          <table:table-cell office:value-type="float" office:value="0.0665084189026759" calcext:value-type="float">
            <text:p>0.066508418902676</text:p>
          </table:table-cell>
          <table:table-cell office:value-type="float" office:value="0.455621301775148" calcext:value-type="float">
            <text:p>0.455621301775148</text:p>
          </table:table-cell>
        </table:table-row>
        <table:table-row table:style-name="ro2">
          <table:table-cell table:number-columns-repeated="471"/>
          <table:table-cell office:value-type="float" office:value="0.0665222077619648" calcext:value-type="float">
            <text:p>0.066522207761965</text:p>
          </table:table-cell>
          <table:table-cell office:value-type="float" office:value="0.457593688362919" calcext:value-type="float">
            <text:p>0.457593688362919</text:p>
          </table:table-cell>
        </table:table-row>
        <table:table-row table:style-name="ro2">
          <table:table-cell table:number-columns-repeated="471"/>
          <table:table-cell office:value-type="float" office:value="0.0666356156913703" calcext:value-type="float">
            <text:p>0.06663561569137</text:p>
          </table:table-cell>
          <table:table-cell office:value-type="float" office:value="0.45956607495069" calcext:value-type="float">
            <text:p>0.45956607495069</text:p>
          </table:table-cell>
        </table:table-row>
        <table:table-row table:style-name="ro2">
          <table:table-cell table:number-columns-repeated="471"/>
          <table:table-cell office:value-type="float" office:value="0.0667727378324105" calcext:value-type="float">
            <text:p>0.066772737832411</text:p>
          </table:table-cell>
          <table:table-cell office:value-type="float" office:value="0.461538461538462" calcext:value-type="float">
            <text:p>0.461538461538462</text:p>
          </table:table-cell>
        </table:table-row>
        <table:table-row table:style-name="ro2">
          <table:table-cell table:number-columns-repeated="471"/>
          <table:table-cell office:value-type="float" office:value="0.066791707418617" calcext:value-type="float">
            <text:p>0.066791707418617</text:p>
          </table:table-cell>
          <table:table-cell office:value-type="float" office:value="0.463510848126233" calcext:value-type="float">
            <text:p>0.463510848126233</text:p>
          </table:table-cell>
        </table:table-row>
        <table:table-row table:style-name="ro2">
          <table:table-cell table:number-columns-repeated="471"/>
          <table:table-cell office:value-type="float" office:value="0.0667998887861577" calcext:value-type="float">
            <text:p>0.066799888786158</text:p>
          </table:table-cell>
          <table:table-cell office:value-type="float" office:value="0.465483234714004" calcext:value-type="float">
            <text:p>0.465483234714004</text:p>
          </table:table-cell>
        </table:table-row>
        <table:table-row table:style-name="ro2">
          <table:table-cell table:number-columns-repeated="471"/>
          <table:table-cell office:value-type="float" office:value="0.0668873652343473" calcext:value-type="float">
            <text:p>0.066887365234347</text:p>
          </table:table-cell>
          <table:table-cell office:value-type="float" office:value="0.467455621301775" calcext:value-type="float">
            <text:p>0.467455621301775</text:p>
          </table:table-cell>
        </table:table-row>
        <table:table-row table:style-name="ro2">
          <table:table-cell table:number-columns-repeated="471"/>
          <table:table-cell office:value-type="float" office:value="0.066898178158075" calcext:value-type="float">
            <text:p>0.066898178158075</text:p>
          </table:table-cell>
          <table:table-cell office:value-type="float" office:value="0.469428007889546" calcext:value-type="float">
            <text:p>0.469428007889546</text:p>
          </table:table-cell>
        </table:table-row>
        <table:table-row table:style-name="ro2">
          <table:table-cell table:number-columns-repeated="471"/>
          <table:table-cell office:value-type="float" office:value="0.0670590271544826" calcext:value-type="float">
            <text:p>0.067059027154483</text:p>
          </table:table-cell>
          <table:table-cell office:value-type="float" office:value="0.471400394477318" calcext:value-type="float">
            <text:p>0.471400394477318</text:p>
          </table:table-cell>
        </table:table-row>
        <table:table-row table:style-name="ro2">
          <table:table-cell table:number-columns-repeated="471"/>
          <table:table-cell office:value-type="float" office:value="0.0670724915815903" calcext:value-type="float">
            <text:p>0.06707249158159</text:p>
          </table:table-cell>
          <table:table-cell office:value-type="float" office:value="0.473372781065089" calcext:value-type="float">
            <text:p>0.473372781065089</text:p>
          </table:table-cell>
        </table:table-row>
        <table:table-row table:style-name="ro2">
          <table:table-cell table:number-columns-repeated="471"/>
          <table:table-cell office:value-type="float" office:value="0.0671237101739547" calcext:value-type="float">
            <text:p>0.067123710173955</text:p>
          </table:table-cell>
          <table:table-cell office:value-type="float" office:value="0.47534516765286" calcext:value-type="float">
            <text:p>0.47534516765286</text:p>
          </table:table-cell>
        </table:table-row>
        <table:table-row table:style-name="ro2">
          <table:table-cell table:number-columns-repeated="471"/>
          <table:table-cell office:value-type="float" office:value="0.0674250021791143" calcext:value-type="float">
            <text:p>0.067425002179114</text:p>
          </table:table-cell>
          <table:table-cell office:value-type="float" office:value="0.477317554240631" calcext:value-type="float">
            <text:p>0.477317554240631</text:p>
          </table:table-cell>
        </table:table-row>
        <table:table-row table:style-name="ro2">
          <table:table-cell table:number-columns-repeated="471"/>
          <table:table-cell office:value-type="float" office:value="0.0676543189511474" calcext:value-type="float">
            <text:p>0.067654318951147</text:p>
          </table:table-cell>
          <table:table-cell office:value-type="float" office:value="0.479289940828402" calcext:value-type="float">
            <text:p>0.479289940828402</text:p>
          </table:table-cell>
        </table:table-row>
        <table:table-row table:style-name="ro2">
          <table:table-cell table:number-columns-repeated="471"/>
          <table:table-cell office:value-type="float" office:value="0.0677077585605653" calcext:value-type="float">
            <text:p>0.067707758560565</text:p>
          </table:table-cell>
          <table:table-cell office:value-type="float" office:value="0.481262327416174" calcext:value-type="float">
            <text:p>0.481262327416174</text:p>
          </table:table-cell>
        </table:table-row>
        <table:table-row table:style-name="ro2">
          <table:table-cell table:number-columns-repeated="471"/>
          <table:table-cell office:value-type="float" office:value="0.0678413203539297" calcext:value-type="float">
            <text:p>0.06784132035393</text:p>
          </table:table-cell>
          <table:table-cell office:value-type="float" office:value="0.483234714003945" calcext:value-type="float">
            <text:p>0.483234714003945</text:p>
          </table:table-cell>
        </table:table-row>
        <table:table-row table:style-name="ro2">
          <table:table-cell table:number-columns-repeated="471"/>
          <table:table-cell office:value-type="float" office:value="0.0679511222828908" calcext:value-type="float">
            <text:p>0.067951122282891</text:p>
          </table:table-cell>
          <table:table-cell office:value-type="float" office:value="0.485207100591716" calcext:value-type="float">
            <text:p>0.485207100591716</text:p>
          </table:table-cell>
        </table:table-row>
        <table:table-row table:style-name="ro2">
          <table:table-cell table:number-columns-repeated="471"/>
          <table:table-cell office:value-type="float" office:value="0.0680228817023793" calcext:value-type="float">
            <text:p>0.068022881702379</text:p>
          </table:table-cell>
          <table:table-cell office:value-type="float" office:value="0.487179487179487" calcext:value-type="float">
            <text:p>0.487179487179487</text:p>
          </table:table-cell>
        </table:table-row>
        <table:table-row table:style-name="ro2">
          <table:table-cell table:number-columns-repeated="471"/>
          <table:table-cell office:value-type="float" office:value="0.0680475154553286" calcext:value-type="float">
            <text:p>0.068047515455329</text:p>
          </table:table-cell>
          <table:table-cell office:value-type="float" office:value="0.489151873767258" calcext:value-type="float">
            <text:p>0.489151873767258</text:p>
          </table:table-cell>
        </table:table-row>
        <table:table-row table:style-name="ro2">
          <table:table-cell table:number-columns-repeated="471"/>
          <table:table-cell office:value-type="float" office:value="0.0680741807457227" calcext:value-type="float">
            <text:p>0.068074180745723</text:p>
          </table:table-cell>
          <table:table-cell office:value-type="float" office:value="0.49112426035503" calcext:value-type="float">
            <text:p>0.49112426035503</text:p>
          </table:table-cell>
        </table:table-row>
        <table:table-row table:style-name="ro2">
          <table:table-cell table:number-columns-repeated="471"/>
          <table:table-cell office:value-type="float" office:value="0.0680998004249921" calcext:value-type="float">
            <text:p>0.068099800424992</text:p>
          </table:table-cell>
          <table:table-cell office:value-type="float" office:value="0.493096646942801" calcext:value-type="float">
            <text:p>0.493096646942801</text:p>
          </table:table-cell>
        </table:table-row>
        <table:table-row table:style-name="ro2">
          <table:table-cell table:number-columns-repeated="471"/>
          <table:table-cell office:value-type="float" office:value="0.0681246656978504" calcext:value-type="float">
            <text:p>0.06812466569785</text:p>
          </table:table-cell>
          <table:table-cell office:value-type="float" office:value="0.495069033530572" calcext:value-type="float">
            <text:p>0.495069033530572</text:p>
          </table:table-cell>
        </table:table-row>
        <table:table-row table:style-name="ro2">
          <table:table-cell table:number-columns-repeated="471"/>
          <table:table-cell office:value-type="float" office:value="0.0681899705771763" calcext:value-type="float">
            <text:p>0.068189970577176</text:p>
          </table:table-cell>
          <table:table-cell office:value-type="float" office:value="0.497041420118343" calcext:value-type="float">
            <text:p>0.497041420118343</text:p>
          </table:table-cell>
        </table:table-row>
        <table:table-row table:style-name="ro2">
          <table:table-cell table:number-columns-repeated="471"/>
          <table:table-cell office:value-type="float" office:value="0.0682429946681895" calcext:value-type="float">
            <text:p>0.06824299466819</text:p>
          </table:table-cell>
          <table:table-cell office:value-type="float" office:value="0.499013806706114" calcext:value-type="float">
            <text:p>0.499013806706114</text:p>
          </table:table-cell>
        </table:table-row>
        <table:table-row table:style-name="ro2">
          <table:table-cell table:number-columns-repeated="471"/>
          <table:table-cell office:value-type="float" office:value="0.0682905659405402" calcext:value-type="float">
            <text:p>0.06829056594054</text:p>
          </table:table-cell>
          <table:table-cell office:value-type="float" office:value="0.500986193293886" calcext:value-type="float">
            <text:p>0.500986193293886</text:p>
          </table:table-cell>
        </table:table-row>
        <table:table-row table:style-name="ro2">
          <table:table-cell table:number-columns-repeated="471"/>
          <table:table-cell office:value-type="float" office:value="0.0684513922743672" calcext:value-type="float">
            <text:p>0.068451392274367</text:p>
          </table:table-cell>
          <table:table-cell office:value-type="float" office:value="0.502958579881657" calcext:value-type="float">
            <text:p>0.502958579881657</text:p>
          </table:table-cell>
        </table:table-row>
        <table:table-row table:style-name="ro2">
          <table:table-cell table:number-columns-repeated="471"/>
          <table:table-cell office:value-type="float" office:value="0.0684917129934064" calcext:value-type="float">
            <text:p>0.068491712993406</text:p>
          </table:table-cell>
          <table:table-cell office:value-type="float" office:value="0.504930966469428" calcext:value-type="float">
            <text:p>0.504930966469428</text:p>
          </table:table-cell>
        </table:table-row>
        <table:table-row table:style-name="ro2">
          <table:table-cell table:number-columns-repeated="471"/>
          <table:table-cell office:value-type="float" office:value="0.0686083898526785" calcext:value-type="float">
            <text:p>0.068608389852679</text:p>
          </table:table-cell>
          <table:table-cell office:value-type="float" office:value="0.506903353057199" calcext:value-type="float">
            <text:p>0.506903353057199</text:p>
          </table:table-cell>
        </table:table-row>
        <table:table-row table:style-name="ro2">
          <table:table-cell table:number-columns-repeated="471"/>
          <table:table-cell office:value-type="float" office:value="0.0686294821098875" calcext:value-type="float">
            <text:p>0.068629482109888</text:p>
          </table:table-cell>
          <table:table-cell office:value-type="float" office:value="0.50887573964497" calcext:value-type="float">
            <text:p>0.50887573964497</text:p>
          </table:table-cell>
        </table:table-row>
        <table:table-row table:style-name="ro2">
          <table:table-cell table:number-columns-repeated="471"/>
          <table:table-cell office:value-type="float" office:value="0.0686875326665289" calcext:value-type="float">
            <text:p>0.068687532666529</text:p>
          </table:table-cell>
          <table:table-cell office:value-type="float" office:value="0.510848126232742" calcext:value-type="float">
            <text:p>0.510848126232742</text:p>
          </table:table-cell>
        </table:table-row>
        <table:table-row table:style-name="ro2">
          <table:table-cell table:number-columns-repeated="471"/>
          <table:table-cell office:value-type="float" office:value="0.0687288140303181" calcext:value-type="float">
            <text:p>0.068728814030318</text:p>
          </table:table-cell>
          <table:table-cell office:value-type="float" office:value="0.512820512820513" calcext:value-type="float">
            <text:p>0.512820512820513</text:p>
          </table:table-cell>
        </table:table-row>
        <table:table-row table:style-name="ro2">
          <table:table-cell table:number-columns-repeated="471"/>
          <table:table-cell office:value-type="float" office:value="0.0687545128944684" calcext:value-type="float">
            <text:p>0.068754512894468</text:p>
          </table:table-cell>
          <table:table-cell office:value-type="float" office:value="0.514792899408284" calcext:value-type="float">
            <text:p>0.514792899408284</text:p>
          </table:table-cell>
        </table:table-row>
        <table:table-row table:style-name="ro2">
          <table:table-cell table:number-columns-repeated="471"/>
          <table:table-cell office:value-type="float" office:value="0.0687552270824216" calcext:value-type="float">
            <text:p>0.068755227082422</text:p>
          </table:table-cell>
          <table:table-cell office:value-type="float" office:value="0.516765285996055" calcext:value-type="float">
            <text:p>0.516765285996055</text:p>
          </table:table-cell>
        </table:table-row>
        <table:table-row table:style-name="ro2">
          <table:table-cell table:number-columns-repeated="471"/>
          <table:table-cell office:value-type="float" office:value="0.0687917550661204" calcext:value-type="float">
            <text:p>0.06879175506612</text:p>
          </table:table-cell>
          <table:table-cell office:value-type="float" office:value="0.518737672583826" calcext:value-type="float">
            <text:p>0.518737672583826</text:p>
          </table:table-cell>
        </table:table-row>
        <table:table-row table:style-name="ro2">
          <table:table-cell table:number-columns-repeated="471"/>
          <table:table-cell office:value-type="float" office:value="0.0689320371661892" calcext:value-type="float">
            <text:p>0.068932037166189</text:p>
          </table:table-cell>
          <table:table-cell office:value-type="float" office:value="0.520710059171598" calcext:value-type="float">
            <text:p>0.520710059171598</text:p>
          </table:table-cell>
        </table:table-row>
        <table:table-row table:style-name="ro2">
          <table:table-cell table:number-columns-repeated="471"/>
          <table:table-cell office:value-type="float" office:value="0.069066808079027" calcext:value-type="float">
            <text:p>0.069066808079027</text:p>
          </table:table-cell>
          <table:table-cell office:value-type="float" office:value="0.522682445759369" calcext:value-type="float">
            <text:p>0.522682445759369</text:p>
          </table:table-cell>
        </table:table-row>
        <table:table-row table:style-name="ro2">
          <table:table-cell table:number-columns-repeated="471"/>
          <table:table-cell office:value-type="float" office:value="0.0690925089580401" calcext:value-type="float">
            <text:p>0.06909250895804</text:p>
          </table:table-cell>
          <table:table-cell office:value-type="float" office:value="0.52465483234714" calcext:value-type="float">
            <text:p>0.52465483234714</text:p>
          </table:table-cell>
        </table:table-row>
        <table:table-row table:style-name="ro2">
          <table:table-cell table:number-columns-repeated="471"/>
          <table:table-cell office:value-type="float" office:value="0.0691019751213381" calcext:value-type="float">
            <text:p>0.069101975121338</text:p>
          </table:table-cell>
          <table:table-cell office:value-type="float" office:value="0.526627218934911" calcext:value-type="float">
            <text:p>0.526627218934911</text:p>
          </table:table-cell>
        </table:table-row>
        <table:table-row table:style-name="ro2">
          <table:table-cell table:number-columns-repeated="471"/>
          <table:table-cell office:value-type="float" office:value="0.0692333508860442" calcext:value-type="float">
            <text:p>0.069233350886044</text:p>
          </table:table-cell>
          <table:table-cell office:value-type="float" office:value="0.528599605522683" calcext:value-type="float">
            <text:p>0.528599605522683</text:p>
          </table:table-cell>
        </table:table-row>
        <table:table-row table:style-name="ro2">
          <table:table-cell table:number-columns-repeated="471"/>
          <table:table-cell office:value-type="float" office:value="0.0692568561560867" calcext:value-type="float">
            <text:p>0.069256856156087</text:p>
          </table:table-cell>
          <table:table-cell office:value-type="float" office:value="0.530571992110454" calcext:value-type="float">
            <text:p>0.530571992110454</text:p>
          </table:table-cell>
        </table:table-row>
        <table:table-row table:style-name="ro2">
          <table:table-cell table:number-columns-repeated="471"/>
          <table:table-cell office:value-type="float" office:value="0.0692763217001762" calcext:value-type="float">
            <text:p>0.069276321700176</text:p>
          </table:table-cell>
          <table:table-cell office:value-type="float" office:value="0.532544378698225" calcext:value-type="float">
            <text:p>0.532544378698225</text:p>
          </table:table-cell>
        </table:table-row>
        <table:table-row table:style-name="ro2">
          <table:table-cell table:number-columns-repeated="471"/>
          <table:table-cell office:value-type="float" office:value="0.0694151732386571" calcext:value-type="float">
            <text:p>0.069415173238657</text:p>
          </table:table-cell>
          <table:table-cell office:value-type="float" office:value="0.534516765285996" calcext:value-type="float">
            <text:p>0.534516765285996</text:p>
          </table:table-cell>
        </table:table-row>
        <table:table-row table:style-name="ro2">
          <table:table-cell table:number-columns-repeated="471"/>
          <table:table-cell office:value-type="float" office:value="0.0694354180672549" calcext:value-type="float">
            <text:p>0.069435418067255</text:p>
          </table:table-cell>
          <table:table-cell office:value-type="float" office:value="0.536489151873767" calcext:value-type="float">
            <text:p>0.536489151873767</text:p>
          </table:table-cell>
        </table:table-row>
        <table:table-row table:style-name="ro2">
          <table:table-cell table:number-columns-repeated="471"/>
          <table:table-cell office:value-type="float" office:value="0.0694636485852547" calcext:value-type="float">
            <text:p>0.069463648585255</text:p>
          </table:table-cell>
          <table:table-cell office:value-type="float" office:value="0.538461538461538" calcext:value-type="float">
            <text:p>0.538461538461538</text:p>
          </table:table-cell>
        </table:table-row>
        <table:table-row table:style-name="ro2">
          <table:table-cell table:number-columns-repeated="471"/>
          <table:table-cell office:value-type="float" office:value="0.0695886077022647" calcext:value-type="float">
            <text:p>0.069588607702265</text:p>
          </table:table-cell>
          <table:table-cell office:value-type="float" office:value="0.54043392504931" calcext:value-type="float">
            <text:p>0.54043392504931</text:p>
          </table:table-cell>
        </table:table-row>
        <table:table-row table:style-name="ro2">
          <table:table-cell table:number-columns-repeated="471"/>
          <table:table-cell office:value-type="float" office:value="0.0697981819901356" calcext:value-type="float">
            <text:p>0.069798181990136</text:p>
          </table:table-cell>
          <table:table-cell office:value-type="float" office:value="0.542406311637081" calcext:value-type="float">
            <text:p>0.542406311637081</text:p>
          </table:table-cell>
        </table:table-row>
        <table:table-row table:style-name="ro2">
          <table:table-cell table:number-columns-repeated="471"/>
          <table:table-cell office:value-type="float" office:value="0.069879523506641" calcext:value-type="float">
            <text:p>0.069879523506641</text:p>
          </table:table-cell>
          <table:table-cell office:value-type="float" office:value="0.544378698224852" calcext:value-type="float">
            <text:p>0.544378698224852</text:p>
          </table:table-cell>
        </table:table-row>
        <table:table-row table:style-name="ro2">
          <table:table-cell table:number-columns-repeated="471"/>
          <table:table-cell office:value-type="float" office:value="0.069984567095571" calcext:value-type="float">
            <text:p>0.069984567095571</text:p>
          </table:table-cell>
          <table:table-cell office:value-type="float" office:value="0.546351084812623" calcext:value-type="float">
            <text:p>0.546351084812623</text:p>
          </table:table-cell>
        </table:table-row>
        <table:table-row table:style-name="ro2">
          <table:table-cell table:number-columns-repeated="471"/>
          <table:table-cell office:value-type="float" office:value="0.070045818823983" calcext:value-type="float">
            <text:p>0.070045818823983</text:p>
          </table:table-cell>
          <table:table-cell office:value-type="float" office:value="0.548323471400394" calcext:value-type="float">
            <text:p>0.548323471400394</text:p>
          </table:table-cell>
        </table:table-row>
        <table:table-row table:style-name="ro2">
          <table:table-cell table:number-columns-repeated="471"/>
          <table:table-cell office:value-type="float" office:value="0.0700463652418918" calcext:value-type="float">
            <text:p>0.070046365241892</text:p>
          </table:table-cell>
          <table:table-cell office:value-type="float" office:value="0.550295857988166" calcext:value-type="float">
            <text:p>0.550295857988166</text:p>
          </table:table-cell>
        </table:table-row>
        <table:table-row table:style-name="ro2">
          <table:table-cell table:number-columns-repeated="471"/>
          <table:table-cell office:value-type="float" office:value="0.070143065803499" calcext:value-type="float">
            <text:p>0.070143065803499</text:p>
          </table:table-cell>
          <table:table-cell office:value-type="float" office:value="0.552268244575937" calcext:value-type="float">
            <text:p>0.552268244575937</text:p>
          </table:table-cell>
        </table:table-row>
        <table:table-row table:style-name="ro2">
          <table:table-cell table:number-columns-repeated="471"/>
          <table:table-cell office:value-type="float" office:value="0.0702226059657006" calcext:value-type="float">
            <text:p>0.070222605965701</text:p>
          </table:table-cell>
          <table:table-cell office:value-type="float" office:value="0.554240631163708" calcext:value-type="float">
            <text:p>0.554240631163708</text:p>
          </table:table-cell>
        </table:table-row>
        <table:table-row table:style-name="ro2">
          <table:table-cell table:number-columns-repeated="471"/>
          <table:table-cell office:value-type="float" office:value="0.0706297280371989" calcext:value-type="float">
            <text:p>0.070629728037199</text:p>
          </table:table-cell>
          <table:table-cell office:value-type="float" office:value="0.556213017751479" calcext:value-type="float">
            <text:p>0.556213017751479</text:p>
          </table:table-cell>
        </table:table-row>
        <table:table-row table:style-name="ro2">
          <table:table-cell table:number-columns-repeated="471"/>
          <table:table-cell office:value-type="float" office:value="0.070658276354164" calcext:value-type="float">
            <text:p>0.070658276354164</text:p>
          </table:table-cell>
          <table:table-cell office:value-type="float" office:value="0.55818540433925" calcext:value-type="float">
            <text:p>0.55818540433925</text:p>
          </table:table-cell>
        </table:table-row>
        <table:table-row table:style-name="ro2">
          <table:table-cell table:number-columns-repeated="471"/>
          <table:table-cell office:value-type="float" office:value="0.070759043257054" calcext:value-type="float">
            <text:p>0.070759043257054</text:p>
          </table:table-cell>
          <table:table-cell office:value-type="float" office:value="0.560157790927022" calcext:value-type="float">
            <text:p>0.560157790927022</text:p>
          </table:table-cell>
        </table:table-row>
        <table:table-row table:style-name="ro2">
          <table:table-cell table:number-columns-repeated="471"/>
          <table:table-cell office:value-type="float" office:value="0.0707691339867648" calcext:value-type="float">
            <text:p>0.070769133986765</text:p>
          </table:table-cell>
          <table:table-cell office:value-type="float" office:value="0.562130177514793" calcext:value-type="float">
            <text:p>0.562130177514793</text:p>
          </table:table-cell>
        </table:table-row>
        <table:table-row table:style-name="ro2">
          <table:table-cell table:number-columns-repeated="471"/>
          <table:table-cell office:value-type="float" office:value="0.0707841161278274" calcext:value-type="float">
            <text:p>0.070784116127827</text:p>
          </table:table-cell>
          <table:table-cell office:value-type="float" office:value="0.564102564102564" calcext:value-type="float">
            <text:p>0.564102564102564</text:p>
          </table:table-cell>
        </table:table-row>
        <table:table-row table:style-name="ro2">
          <table:table-cell table:number-columns-repeated="471"/>
          <table:table-cell office:value-type="float" office:value="0.0708836308331315" calcext:value-type="float">
            <text:p>0.070883630833132</text:p>
          </table:table-cell>
          <table:table-cell office:value-type="float" office:value="0.566074950690335" calcext:value-type="float">
            <text:p>0.566074950690335</text:p>
          </table:table-cell>
        </table:table-row>
        <table:table-row table:style-name="ro2">
          <table:table-cell table:number-columns-repeated="471"/>
          <table:table-cell office:value-type="float" office:value="0.0709003792260273" calcext:value-type="float">
            <text:p>0.070900379226027</text:p>
          </table:table-cell>
          <table:table-cell office:value-type="float" office:value="0.568047337278107" calcext:value-type="float">
            <text:p>0.568047337278107</text:p>
          </table:table-cell>
        </table:table-row>
        <table:table-row table:style-name="ro2">
          <table:table-cell table:number-columns-repeated="471"/>
          <table:table-cell office:value-type="float" office:value="0.0709046767626598" calcext:value-type="float">
            <text:p>0.07090467676266</text:p>
          </table:table-cell>
          <table:table-cell office:value-type="float" office:value="0.570019723865878" calcext:value-type="float">
            <text:p>0.570019723865878</text:p>
          </table:table-cell>
        </table:table-row>
        <table:table-row table:style-name="ro2">
          <table:table-cell table:number-columns-repeated="471"/>
          <table:table-cell office:value-type="float" office:value="0.0709408928693501" calcext:value-type="float">
            <text:p>0.07094089286935</text:p>
          </table:table-cell>
          <table:table-cell office:value-type="float" office:value="0.571992110453649" calcext:value-type="float">
            <text:p>0.571992110453649</text:p>
          </table:table-cell>
        </table:table-row>
        <table:table-row table:style-name="ro2">
          <table:table-cell table:number-columns-repeated="471"/>
          <table:table-cell office:value-type="float" office:value="0.0710701305652548" calcext:value-type="float">
            <text:p>0.071070130565255</text:p>
          </table:table-cell>
          <table:table-cell office:value-type="float" office:value="0.57396449704142" calcext:value-type="float">
            <text:p>0.57396449704142</text:p>
          </table:table-cell>
        </table:table-row>
        <table:table-row table:style-name="ro2">
          <table:table-cell table:number-columns-repeated="471"/>
          <table:table-cell office:value-type="float" office:value="0.0710709356074791" calcext:value-type="float">
            <text:p>0.071070935607479</text:p>
          </table:table-cell>
          <table:table-cell office:value-type="float" office:value="0.575936883629191" calcext:value-type="float">
            <text:p>0.575936883629191</text:p>
          </table:table-cell>
        </table:table-row>
        <table:table-row table:style-name="ro2">
          <table:table-cell table:number-columns-repeated="471"/>
          <table:table-cell office:value-type="float" office:value="0.0711178251737102" calcext:value-type="float">
            <text:p>0.07111782517371</text:p>
          </table:table-cell>
          <table:table-cell office:value-type="float" office:value="0.577909270216962" calcext:value-type="float">
            <text:p>0.577909270216962</text:p>
          </table:table-cell>
        </table:table-row>
        <table:table-row table:style-name="ro2">
          <table:table-cell table:number-columns-repeated="471"/>
          <table:table-cell office:value-type="float" office:value="0.0712186098114746" calcext:value-type="float">
            <text:p>0.071218609811475</text:p>
          </table:table-cell>
          <table:table-cell office:value-type="float" office:value="0.579881656804734" calcext:value-type="float">
            <text:p>0.579881656804734</text:p>
          </table:table-cell>
        </table:table-row>
        <table:table-row table:style-name="ro2">
          <table:table-cell table:number-columns-repeated="471"/>
          <table:table-cell office:value-type="float" office:value="0.071291480642694" calcext:value-type="float">
            <text:p>0.071291480642694</text:p>
          </table:table-cell>
          <table:table-cell office:value-type="float" office:value="0.581854043392505" calcext:value-type="float">
            <text:p>0.581854043392505</text:p>
          </table:table-cell>
        </table:table-row>
        <table:table-row table:style-name="ro2">
          <table:table-cell table:number-columns-repeated="471"/>
          <table:table-cell office:value-type="float" office:value="0.0713045233796857" calcext:value-type="float">
            <text:p>0.071304523379686</text:p>
          </table:table-cell>
          <table:table-cell office:value-type="float" office:value="0.583826429980276" calcext:value-type="float">
            <text:p>0.583826429980276</text:p>
          </table:table-cell>
        </table:table-row>
        <table:table-row table:style-name="ro2">
          <table:table-cell table:number-columns-repeated="471"/>
          <table:table-cell office:value-type="float" office:value="0.0714933117623413" calcext:value-type="float">
            <text:p>0.071493311762341</text:p>
          </table:table-cell>
          <table:table-cell office:value-type="float" office:value="0.585798816568047" calcext:value-type="float">
            <text:p>0.585798816568047</text:p>
          </table:table-cell>
        </table:table-row>
        <table:table-row table:style-name="ro2">
          <table:table-cell table:number-columns-repeated="471"/>
          <table:table-cell office:value-type="float" office:value="0.0715251468655209" calcext:value-type="float">
            <text:p>0.071525146865521</text:p>
          </table:table-cell>
          <table:table-cell office:value-type="float" office:value="0.587771203155818" calcext:value-type="float">
            <text:p>0.587771203155818</text:p>
          </table:table-cell>
        </table:table-row>
        <table:table-row table:style-name="ro2">
          <table:table-cell table:number-columns-repeated="471"/>
          <table:table-cell office:value-type="float" office:value="0.0715376825513182" calcext:value-type="float">
            <text:p>0.071537682551318</text:p>
          </table:table-cell>
          <table:table-cell office:value-type="float" office:value="0.58974358974359" calcext:value-type="float">
            <text:p>0.58974358974359</text:p>
          </table:table-cell>
        </table:table-row>
        <table:table-row table:style-name="ro2">
          <table:table-cell table:number-columns-repeated="471"/>
          <table:table-cell office:value-type="float" office:value="0.0719491745501283" calcext:value-type="float">
            <text:p>0.071949174550128</text:p>
          </table:table-cell>
          <table:table-cell office:value-type="float" office:value="0.591715976331361" calcext:value-type="float">
            <text:p>0.591715976331361</text:p>
          </table:table-cell>
        </table:table-row>
        <table:table-row table:style-name="ro2">
          <table:table-cell table:number-columns-repeated="471"/>
          <table:table-cell office:value-type="float" office:value="0.0720861966799263" calcext:value-type="float">
            <text:p>0.072086196679926</text:p>
          </table:table-cell>
          <table:table-cell office:value-type="float" office:value="0.593688362919132" calcext:value-type="float">
            <text:p>0.593688362919132</text:p>
          </table:table-cell>
        </table:table-row>
        <table:table-row table:style-name="ro2">
          <table:table-cell table:number-columns-repeated="471"/>
          <table:table-cell office:value-type="float" office:value="0.0721850225723054" calcext:value-type="float">
            <text:p>0.072185022572306</text:p>
          </table:table-cell>
          <table:table-cell office:value-type="float" office:value="0.595660749506903" calcext:value-type="float">
            <text:p>0.595660749506903</text:p>
          </table:table-cell>
        </table:table-row>
        <table:table-row table:style-name="ro2">
          <table:table-cell table:number-columns-repeated="471"/>
          <table:table-cell office:value-type="float" office:value="0.0724298063262314" calcext:value-type="float">
            <text:p>0.072429806326231</text:p>
          </table:table-cell>
          <table:table-cell office:value-type="float" office:value="0.597633136094675" calcext:value-type="float">
            <text:p>0.597633136094675</text:p>
          </table:table-cell>
        </table:table-row>
        <table:table-row table:style-name="ro2">
          <table:table-cell table:number-columns-repeated="471"/>
          <table:table-cell office:value-type="float" office:value="0.0724572166711641" calcext:value-type="float">
            <text:p>0.072457216671164</text:p>
          </table:table-cell>
          <table:table-cell office:value-type="float" office:value="0.599605522682446" calcext:value-type="float">
            <text:p>0.599605522682446</text:p>
          </table:table-cell>
        </table:table-row>
        <table:table-row table:style-name="ro2">
          <table:table-cell table:number-columns-repeated="471"/>
          <table:table-cell office:value-type="float" office:value="0.0725048774889043" calcext:value-type="float">
            <text:p>0.072504877488904</text:p>
          </table:table-cell>
          <table:table-cell office:value-type="float" office:value="0.601577909270217" calcext:value-type="float">
            <text:p>0.601577909270217</text:p>
          </table:table-cell>
        </table:table-row>
        <table:table-row table:style-name="ro2">
          <table:table-cell table:number-columns-repeated="471"/>
          <table:table-cell office:value-type="float" office:value="0.072524077779604" calcext:value-type="float">
            <text:p>0.072524077779604</text:p>
          </table:table-cell>
          <table:table-cell office:value-type="float" office:value="0.603550295857988" calcext:value-type="float">
            <text:p>0.603550295857988</text:p>
          </table:table-cell>
        </table:table-row>
        <table:table-row table:style-name="ro2">
          <table:table-cell table:number-columns-repeated="471"/>
          <table:table-cell office:value-type="float" office:value="0.0726912873339829" calcext:value-type="float">
            <text:p>0.072691287333983</text:p>
          </table:table-cell>
          <table:table-cell office:value-type="float" office:value="0.605522682445759" calcext:value-type="float">
            <text:p>0.605522682445759</text:p>
          </table:table-cell>
        </table:table-row>
        <table:table-row table:style-name="ro2">
          <table:table-cell table:number-columns-repeated="471"/>
          <table:table-cell office:value-type="float" office:value="0.0729106278112341" calcext:value-type="float">
            <text:p>0.072910627811234</text:p>
          </table:table-cell>
          <table:table-cell office:value-type="float" office:value="0.607495069033531" calcext:value-type="float">
            <text:p>0.607495069033531</text:p>
          </table:table-cell>
        </table:table-row>
        <table:table-row table:style-name="ro2">
          <table:table-cell table:number-columns-repeated="471"/>
          <table:table-cell office:value-type="float" office:value="0.0729339195547473" calcext:value-type="float">
            <text:p>0.072933919554747</text:p>
          </table:table-cell>
          <table:table-cell office:value-type="float" office:value="0.609467455621302" calcext:value-type="float">
            <text:p>0.609467455621302</text:p>
          </table:table-cell>
        </table:table-row>
        <table:table-row table:style-name="ro2">
          <table:table-cell table:number-columns-repeated="471"/>
          <table:table-cell office:value-type="float" office:value="0.0731470573927031" calcext:value-type="float">
            <text:p>0.073147057392703</text:p>
          </table:table-cell>
          <table:table-cell office:value-type="float" office:value="0.611439842209073" calcext:value-type="float">
            <text:p>0.611439842209073</text:p>
          </table:table-cell>
        </table:table-row>
        <table:table-row table:style-name="ro2">
          <table:table-cell table:number-columns-repeated="471"/>
          <table:table-cell office:value-type="float" office:value="0.0732758297274946" calcext:value-type="float">
            <text:p>0.073275829727495</text:p>
          </table:table-cell>
          <table:table-cell office:value-type="float" office:value="0.613412228796844" calcext:value-type="float">
            <text:p>0.613412228796844</text:p>
          </table:table-cell>
        </table:table-row>
        <table:table-row table:style-name="ro2">
          <table:table-cell table:number-columns-repeated="471"/>
          <table:table-cell office:value-type="float" office:value="0.0732824959750061" calcext:value-type="float">
            <text:p>0.073282495975006</text:p>
          </table:table-cell>
          <table:table-cell office:value-type="float" office:value="0.615384615384615" calcext:value-type="float">
            <text:p>0.615384615384615</text:p>
          </table:table-cell>
        </table:table-row>
        <table:table-row table:style-name="ro2">
          <table:table-cell table:number-columns-repeated="471"/>
          <table:table-cell office:value-type="float" office:value="0.0733225345456683" calcext:value-type="float">
            <text:p>0.073322534545668</text:p>
          </table:table-cell>
          <table:table-cell office:value-type="float" office:value="0.617357001972387" calcext:value-type="float">
            <text:p>0.617357001972387</text:p>
          </table:table-cell>
        </table:table-row>
        <table:table-row table:style-name="ro2">
          <table:table-cell table:number-columns-repeated="471"/>
          <table:table-cell office:value-type="float" office:value="0.0733365506998247" calcext:value-type="float">
            <text:p>0.073336550699825</text:p>
          </table:table-cell>
          <table:table-cell office:value-type="float" office:value="0.619329388560158" calcext:value-type="float">
            <text:p>0.619329388560158</text:p>
          </table:table-cell>
        </table:table-row>
        <table:table-row table:style-name="ro2">
          <table:table-cell table:number-columns-repeated="471"/>
          <table:table-cell office:value-type="float" office:value="0.0734585366662268" calcext:value-type="float">
            <text:p>0.073458536666227</text:p>
          </table:table-cell>
          <table:table-cell office:value-type="float" office:value="0.621301775147929" calcext:value-type="float">
            <text:p>0.621301775147929</text:p>
          </table:table-cell>
        </table:table-row>
        <table:table-row table:style-name="ro2">
          <table:table-cell table:number-columns-repeated="471"/>
          <table:table-cell office:value-type="float" office:value="0.0734656547132471" calcext:value-type="float">
            <text:p>0.073465654713247</text:p>
          </table:table-cell>
          <table:table-cell office:value-type="float" office:value="0.6232741617357" calcext:value-type="float">
            <text:p>0.6232741617357</text:p>
          </table:table-cell>
        </table:table-row>
        <table:table-row table:style-name="ro2">
          <table:table-cell table:number-columns-repeated="471"/>
          <table:table-cell office:value-type="float" office:value="0.0736095764885547" calcext:value-type="float">
            <text:p>0.073609576488555</text:p>
          </table:table-cell>
          <table:table-cell office:value-type="float" office:value="0.625246548323471" calcext:value-type="float">
            <text:p>0.625246548323471</text:p>
          </table:table-cell>
        </table:table-row>
        <table:table-row table:style-name="ro2">
          <table:table-cell table:number-columns-repeated="471"/>
          <table:table-cell office:value-type="float" office:value="0.0739300983251484" calcext:value-type="float">
            <text:p>0.073930098325148</text:p>
          </table:table-cell>
          <table:table-cell office:value-type="float" office:value="0.627218934911243" calcext:value-type="float">
            <text:p>0.627218934911243</text:p>
          </table:table-cell>
        </table:table-row>
        <table:table-row table:style-name="ro2">
          <table:table-cell table:number-columns-repeated="471"/>
          <table:table-cell office:value-type="float" office:value="0.0739384197280864" calcext:value-type="float">
            <text:p>0.073938419728086</text:p>
          </table:table-cell>
          <table:table-cell office:value-type="float" office:value="0.629191321499014" calcext:value-type="float">
            <text:p>0.629191321499014</text:p>
          </table:table-cell>
        </table:table-row>
        <table:table-row table:style-name="ro2">
          <table:table-cell table:number-columns-repeated="471"/>
          <table:table-cell office:value-type="float" office:value="0.0739655730270879" calcext:value-type="float">
            <text:p>0.073965573027088</text:p>
          </table:table-cell>
          <table:table-cell office:value-type="float" office:value="0.631163708086785" calcext:value-type="float">
            <text:p>0.631163708086785</text:p>
          </table:table-cell>
        </table:table-row>
        <table:table-row table:style-name="ro2">
          <table:table-cell table:number-columns-repeated="471"/>
          <table:table-cell office:value-type="float" office:value="0.0740749639955284" calcext:value-type="float">
            <text:p>0.074074963995529</text:p>
          </table:table-cell>
          <table:table-cell office:value-type="float" office:value="0.633136094674556" calcext:value-type="float">
            <text:p>0.633136094674556</text:p>
          </table:table-cell>
        </table:table-row>
        <table:table-row table:style-name="ro2">
          <table:table-cell table:number-columns-repeated="471"/>
          <table:table-cell office:value-type="float" office:value="0.074093740217844" calcext:value-type="float">
            <text:p>0.074093740217844</text:p>
          </table:table-cell>
          <table:table-cell office:value-type="float" office:value="0.635108481262327" calcext:value-type="float">
            <text:p>0.635108481262327</text:p>
          </table:table-cell>
        </table:table-row>
        <table:table-row table:style-name="ro2">
          <table:table-cell table:number-columns-repeated="471"/>
          <table:table-cell office:value-type="float" office:value="0.0741898945932598" calcext:value-type="float">
            <text:p>0.07418989459326</text:p>
          </table:table-cell>
          <table:table-cell office:value-type="float" office:value="0.637080867850099" calcext:value-type="float">
            <text:p>0.637080867850099</text:p>
          </table:table-cell>
        </table:table-row>
        <table:table-row table:style-name="ro2">
          <table:table-cell table:number-columns-repeated="471"/>
          <table:table-cell office:value-type="float" office:value="0.0743174308536631" calcext:value-type="float">
            <text:p>0.074317430853663</text:p>
          </table:table-cell>
          <table:table-cell office:value-type="float" office:value="0.63905325443787" calcext:value-type="float">
            <text:p>0.63905325443787</text:p>
          </table:table-cell>
        </table:table-row>
        <table:table-row table:style-name="ro2">
          <table:table-cell table:number-columns-repeated="471"/>
          <table:table-cell office:value-type="float" office:value="0.074319349383661" calcext:value-type="float">
            <text:p>0.074319349383661</text:p>
          </table:table-cell>
          <table:table-cell office:value-type="float" office:value="0.641025641025641" calcext:value-type="float">
            <text:p>0.641025641025641</text:p>
          </table:table-cell>
        </table:table-row>
        <table:table-row table:style-name="ro2">
          <table:table-cell table:number-columns-repeated="471"/>
          <table:table-cell office:value-type="float" office:value="0.0745460457966534" calcext:value-type="float">
            <text:p>0.074546045796653</text:p>
          </table:table-cell>
          <table:table-cell office:value-type="float" office:value="0.642998027613412" calcext:value-type="float">
            <text:p>0.642998027613412</text:p>
          </table:table-cell>
        </table:table-row>
        <table:table-row table:style-name="ro2">
          <table:table-cell table:number-columns-repeated="471"/>
          <table:table-cell office:value-type="float" office:value="0.0745515700017954" calcext:value-type="float">
            <text:p>0.074551570001795</text:p>
          </table:table-cell>
          <table:table-cell office:value-type="float" office:value="0.644970414201183" calcext:value-type="float">
            <text:p>0.644970414201183</text:p>
          </table:table-cell>
        </table:table-row>
        <table:table-row table:style-name="ro2">
          <table:table-cell table:number-columns-repeated="471"/>
          <table:table-cell office:value-type="float" office:value="0.0746017876002299" calcext:value-type="float">
            <text:p>0.07460178760023</text:p>
          </table:table-cell>
          <table:table-cell office:value-type="float" office:value="0.646942800788955" calcext:value-type="float">
            <text:p>0.646942800788955</text:p>
          </table:table-cell>
        </table:table-row>
        <table:table-row table:style-name="ro2">
          <table:table-cell table:number-columns-repeated="471"/>
          <table:table-cell office:value-type="float" office:value="0.074710737768619" calcext:value-type="float">
            <text:p>0.074710737768619</text:p>
          </table:table-cell>
          <table:table-cell office:value-type="float" office:value="0.648915187376726" calcext:value-type="float">
            <text:p>0.648915187376726</text:p>
          </table:table-cell>
        </table:table-row>
        <table:table-row table:style-name="ro2">
          <table:table-cell table:number-columns-repeated="471"/>
          <table:table-cell office:value-type="float" office:value="0.0747110193038926" calcext:value-type="float">
            <text:p>0.074711019303893</text:p>
          </table:table-cell>
          <table:table-cell office:value-type="float" office:value="0.650887573964497" calcext:value-type="float">
            <text:p>0.650887573964497</text:p>
          </table:table-cell>
        </table:table-row>
        <table:table-row table:style-name="ro2">
          <table:table-cell table:number-columns-repeated="471"/>
          <table:table-cell office:value-type="float" office:value="0.074877713266245" calcext:value-type="float">
            <text:p>0.074877713266245</text:p>
          </table:table-cell>
          <table:table-cell office:value-type="float" office:value="0.652859960552268" calcext:value-type="float">
            <text:p>0.652859960552268</text:p>
          </table:table-cell>
        </table:table-row>
        <table:table-row table:style-name="ro2">
          <table:table-cell table:number-columns-repeated="471"/>
          <table:table-cell office:value-type="float" office:value="0.0751190608928738" calcext:value-type="float">
            <text:p>0.075119060892874</text:p>
          </table:table-cell>
          <table:table-cell office:value-type="float" office:value="0.654832347140039" calcext:value-type="float">
            <text:p>0.654832347140039</text:p>
          </table:table-cell>
        </table:table-row>
        <table:table-row table:style-name="ro2">
          <table:table-cell table:number-columns-repeated="471"/>
          <table:table-cell office:value-type="float" office:value="0.075533327377438" calcext:value-type="float">
            <text:p>0.075533327377438</text:p>
          </table:table-cell>
          <table:table-cell office:value-type="float" office:value="0.656804733727811" calcext:value-type="float">
            <text:p>0.656804733727811</text:p>
          </table:table-cell>
        </table:table-row>
        <table:table-row table:style-name="ro2">
          <table:table-cell table:number-columns-repeated="471"/>
          <table:table-cell office:value-type="float" office:value="0.0757102536692769" calcext:value-type="float">
            <text:p>0.075710253669277</text:p>
          </table:table-cell>
          <table:table-cell office:value-type="float" office:value="0.658777120315582" calcext:value-type="float">
            <text:p>0.658777120315582</text:p>
          </table:table-cell>
        </table:table-row>
        <table:table-row table:style-name="ro2">
          <table:table-cell table:number-columns-repeated="471"/>
          <table:table-cell office:value-type="float" office:value="0.0758107638405346" calcext:value-type="float">
            <text:p>0.075810763840535</text:p>
          </table:table-cell>
          <table:table-cell office:value-type="float" office:value="0.660749506903353" calcext:value-type="float">
            <text:p>0.660749506903353</text:p>
          </table:table-cell>
        </table:table-row>
        <table:table-row table:style-name="ro2">
          <table:table-cell table:number-columns-repeated="471"/>
          <table:table-cell office:value-type="float" office:value="0.076023194839942" calcext:value-type="float">
            <text:p>0.076023194839942</text:p>
          </table:table-cell>
          <table:table-cell office:value-type="float" office:value="0.662721893491124" calcext:value-type="float">
            <text:p>0.662721893491124</text:p>
          </table:table-cell>
        </table:table-row>
        <table:table-row table:style-name="ro2">
          <table:table-cell table:number-columns-repeated="471"/>
          <table:table-cell office:value-type="float" office:value="0.0761497184987962" calcext:value-type="float">
            <text:p>0.076149718498796</text:p>
          </table:table-cell>
          <table:table-cell office:value-type="float" office:value="0.664694280078895" calcext:value-type="float">
            <text:p>0.664694280078895</text:p>
          </table:table-cell>
        </table:table-row>
        <table:table-row table:style-name="ro2">
          <table:table-cell table:number-columns-repeated="471"/>
          <table:table-cell office:value-type="float" office:value="0.0761499461584191" calcext:value-type="float">
            <text:p>0.07614994615841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2">
          <table:table-cell table:number-columns-repeated="471"/>
          <table:table-cell office:value-type="float" office:value="0.0762145236979137" calcext:value-type="float">
            <text:p>0.076214523697914</text:p>
          </table:table-cell>
          <table:table-cell office:value-type="float" office:value="0.668639053254438" calcext:value-type="float">
            <text:p>0.668639053254438</text:p>
          </table:table-cell>
        </table:table-row>
        <table:table-row table:style-name="ro2">
          <table:table-cell table:number-columns-repeated="471"/>
          <table:table-cell office:value-type="float" office:value="0.0763512445218792" calcext:value-type="float">
            <text:p>0.076351244521879</text:p>
          </table:table-cell>
          <table:table-cell office:value-type="float" office:value="0.670611439842209" calcext:value-type="float">
            <text:p>0.670611439842209</text:p>
          </table:table-cell>
        </table:table-row>
        <table:table-row table:style-name="ro2">
          <table:table-cell table:number-columns-repeated="471"/>
          <table:table-cell office:value-type="float" office:value="0.0763782474937081" calcext:value-type="float">
            <text:p>0.076378247493708</text:p>
          </table:table-cell>
          <table:table-cell office:value-type="float" office:value="0.67258382642998" calcext:value-type="float">
            <text:p>0.67258382642998</text:p>
          </table:table-cell>
        </table:table-row>
        <table:table-row table:style-name="ro2">
          <table:table-cell table:number-columns-repeated="471"/>
          <table:table-cell office:value-type="float" office:value="0.0764184685312741" calcext:value-type="float">
            <text:p>0.076418468531274</text:p>
          </table:table-cell>
          <table:table-cell office:value-type="float" office:value="0.674556213017751" calcext:value-type="float">
            <text:p>0.674556213017751</text:p>
          </table:table-cell>
        </table:table-row>
        <table:table-row table:style-name="ro2">
          <table:table-cell table:number-columns-repeated="471"/>
          <table:table-cell office:value-type="float" office:value="0.0766294825590538" calcext:value-type="float">
            <text:p>0.076629482559054</text:p>
          </table:table-cell>
          <table:table-cell office:value-type="float" office:value="0.676528599605523" calcext:value-type="float">
            <text:p>0.676528599605523</text:p>
          </table:table-cell>
        </table:table-row>
        <table:table-row table:style-name="ro2">
          <table:table-cell table:number-columns-repeated="471"/>
          <table:table-cell office:value-type="float" office:value="0.0766803349038414" calcext:value-type="float">
            <text:p>0.076680334903841</text:p>
          </table:table-cell>
          <table:table-cell office:value-type="float" office:value="0.678500986193294" calcext:value-type="float">
            <text:p>0.678500986193294</text:p>
          </table:table-cell>
        </table:table-row>
        <table:table-row table:style-name="ro2">
          <table:table-cell table:number-columns-repeated="471"/>
          <table:table-cell office:value-type="float" office:value="0.0767925432747769" calcext:value-type="float">
            <text:p>0.076792543274777</text:p>
          </table:table-cell>
          <table:table-cell office:value-type="float" office:value="0.680473372781065" calcext:value-type="float">
            <text:p>0.680473372781065</text:p>
          </table:table-cell>
        </table:table-row>
        <table:table-row table:style-name="ro2">
          <table:table-cell table:number-columns-repeated="471"/>
          <table:table-cell office:value-type="float" office:value="0.0768263841806373" calcext:value-type="float">
            <text:p>0.076826384180637</text:p>
          </table:table-cell>
          <table:table-cell office:value-type="float" office:value="0.682445759368836" calcext:value-type="float">
            <text:p>0.682445759368836</text:p>
          </table:table-cell>
        </table:table-row>
        <table:table-row table:style-name="ro2">
          <table:table-cell table:number-columns-repeated="471"/>
          <table:table-cell office:value-type="float" office:value="0.0769601978430023" calcext:value-type="float">
            <text:p>0.076960197843002</text:p>
          </table:table-cell>
          <table:table-cell office:value-type="float" office:value="0.684418145956607" calcext:value-type="float">
            <text:p>0.684418145956607</text:p>
          </table:table-cell>
        </table:table-row>
        <table:table-row table:style-name="ro2">
          <table:table-cell table:number-columns-repeated="471"/>
          <table:table-cell office:value-type="float" office:value="0.0770516530040301" calcext:value-type="float">
            <text:p>0.07705165300403</text:p>
          </table:table-cell>
          <table:table-cell office:value-type="float" office:value="0.686390532544379" calcext:value-type="float">
            <text:p>0.686390532544379</text:p>
          </table:table-cell>
        </table:table-row>
        <table:table-row table:style-name="ro2">
          <table:table-cell table:number-columns-repeated="471"/>
          <table:table-cell office:value-type="float" office:value="0.0770895153157755" calcext:value-type="float">
            <text:p>0.077089515315776</text:p>
          </table:table-cell>
          <table:table-cell office:value-type="float" office:value="0.68836291913215" calcext:value-type="float">
            <text:p>0.68836291913215</text:p>
          </table:table-cell>
        </table:table-row>
        <table:table-row table:style-name="ro2">
          <table:table-cell table:number-columns-repeated="471"/>
          <table:table-cell office:value-type="float" office:value="0.0771069436609077" calcext:value-type="float">
            <text:p>0.077106943660908</text:p>
          </table:table-cell>
          <table:table-cell office:value-type="float" office:value="0.690335305719921" calcext:value-type="float">
            <text:p>0.690335305719921</text:p>
          </table:table-cell>
        </table:table-row>
        <table:table-row table:style-name="ro2">
          <table:table-cell table:number-columns-repeated="471"/>
          <table:table-cell office:value-type="float" office:value="0.0773416982747167" calcext:value-type="float">
            <text:p>0.077341698274717</text:p>
          </table:table-cell>
          <table:table-cell office:value-type="float" office:value="0.692307692307692" calcext:value-type="float">
            <text:p>0.692307692307692</text:p>
          </table:table-cell>
        </table:table-row>
        <table:table-row table:style-name="ro2">
          <table:table-cell table:number-columns-repeated="471"/>
          <table:table-cell office:value-type="float" office:value="0.0775347896102494" calcext:value-type="float">
            <text:p>0.077534789610249</text:p>
          </table:table-cell>
          <table:table-cell office:value-type="float" office:value="0.694280078895464" calcext:value-type="float">
            <text:p>0.694280078895464</text:p>
          </table:table-cell>
        </table:table-row>
        <table:table-row table:style-name="ro2">
          <table:table-cell table:number-columns-repeated="471"/>
          <table:table-cell office:value-type="float" office:value="0.0775582557710906" calcext:value-type="float">
            <text:p>0.077558255771091</text:p>
          </table:table-cell>
          <table:table-cell office:value-type="float" office:value="0.696252465483235" calcext:value-type="float">
            <text:p>0.696252465483235</text:p>
          </table:table-cell>
        </table:table-row>
        <table:table-row table:style-name="ro2">
          <table:table-cell table:number-columns-repeated="471"/>
          <table:table-cell office:value-type="float" office:value="0.0775642648091282" calcext:value-type="float">
            <text:p>0.077564264809128</text:p>
          </table:table-cell>
          <table:table-cell office:value-type="float" office:value="0.698224852071006" calcext:value-type="float">
            <text:p>0.698224852071006</text:p>
          </table:table-cell>
        </table:table-row>
        <table:table-row table:style-name="ro2">
          <table:table-cell table:number-columns-repeated="471"/>
          <table:table-cell office:value-type="float" office:value="0.0776512050370738" calcext:value-type="float">
            <text:p>0.077651205037074</text:p>
          </table:table-cell>
          <table:table-cell office:value-type="float" office:value="0.700197238658777" calcext:value-type="float">
            <text:p>0.700197238658777</text:p>
          </table:table-cell>
        </table:table-row>
        <table:table-row table:style-name="ro2">
          <table:table-cell table:number-columns-repeated="471"/>
          <table:table-cell office:value-type="float" office:value="0.0778457574693496" calcext:value-type="float">
            <text:p>0.07784575746935</text:p>
          </table:table-cell>
          <table:table-cell office:value-type="float" office:value="0.702169625246548" calcext:value-type="float">
            <text:p>0.702169625246548</text:p>
          </table:table-cell>
        </table:table-row>
        <table:table-row table:style-name="ro2">
          <table:table-cell table:number-columns-repeated="471"/>
          <table:table-cell office:value-type="float" office:value="0.0778724281030089" calcext:value-type="float">
            <text:p>0.077872428103009</text:p>
          </table:table-cell>
          <table:table-cell office:value-type="float" office:value="0.70414201183432" calcext:value-type="float">
            <text:p>0.70414201183432</text:p>
          </table:table-cell>
        </table:table-row>
        <table:table-row table:style-name="ro2">
          <table:table-cell table:number-columns-repeated="471"/>
          <table:table-cell office:value-type="float" office:value="0.0779529565911368" calcext:value-type="float">
            <text:p>0.077952956591137</text:p>
          </table:table-cell>
          <table:table-cell office:value-type="float" office:value="0.706114398422091" calcext:value-type="float">
            <text:p>0.706114398422091</text:p>
          </table:table-cell>
        </table:table-row>
        <table:table-row table:style-name="ro2">
          <table:table-cell table:number-columns-repeated="471"/>
          <table:table-cell office:value-type="float" office:value="0.0781893510874003" calcext:value-type="float">
            <text:p>0.0781893510874</text:p>
          </table:table-cell>
          <table:table-cell office:value-type="float" office:value="0.708086785009862" calcext:value-type="float">
            <text:p>0.708086785009862</text:p>
          </table:table-cell>
        </table:table-row>
        <table:table-row table:style-name="ro2">
          <table:table-cell table:number-columns-repeated="471"/>
          <table:table-cell office:value-type="float" office:value="0.0782523037569482" calcext:value-type="float">
            <text:p>0.078252303756948</text:p>
          </table:table-cell>
          <table:table-cell office:value-type="float" office:value="0.710059171597633" calcext:value-type="float">
            <text:p>0.710059171597633</text:p>
          </table:table-cell>
        </table:table-row>
        <table:table-row table:style-name="ro2">
          <table:table-cell table:number-columns-repeated="471"/>
          <table:table-cell office:value-type="float" office:value="0.0784261599940959" calcext:value-type="float">
            <text:p>0.078426159994096</text:p>
          </table:table-cell>
          <table:table-cell office:value-type="float" office:value="0.712031558185404" calcext:value-type="float">
            <text:p>0.712031558185404</text:p>
          </table:table-cell>
        </table:table-row>
        <table:table-row table:style-name="ro2">
          <table:table-cell table:number-columns-repeated="471"/>
          <table:table-cell office:value-type="float" office:value="0.0785114294205336" calcext:value-type="float">
            <text:p>0.078511429420534</text:p>
          </table:table-cell>
          <table:table-cell office:value-type="float" office:value="0.714003944773175" calcext:value-type="float">
            <text:p>0.714003944773175</text:p>
          </table:table-cell>
        </table:table-row>
        <table:table-row table:style-name="ro2">
          <table:table-cell table:number-columns-repeated="471"/>
          <table:table-cell office:value-type="float" office:value="0.078693091585962" calcext:value-type="float">
            <text:p>0.078693091585962</text:p>
          </table:table-cell>
          <table:table-cell office:value-type="float" office:value="0.715976331360947" calcext:value-type="float">
            <text:p>0.715976331360947</text:p>
          </table:table-cell>
        </table:table-row>
        <table:table-row table:style-name="ro2">
          <table:table-cell table:number-columns-repeated="471"/>
          <table:table-cell office:value-type="float" office:value="0.0788139135124847" calcext:value-type="float">
            <text:p>0.078813913512485</text:p>
          </table:table-cell>
          <table:table-cell office:value-type="float" office:value="0.717948717948718" calcext:value-type="float">
            <text:p>0.717948717948718</text:p>
          </table:table-cell>
        </table:table-row>
        <table:table-row table:style-name="ro2">
          <table:table-cell table:number-columns-repeated="471"/>
          <table:table-cell office:value-type="float" office:value="0.0792001111580351" calcext:value-type="float">
            <text:p>0.079200111158035</text:p>
          </table:table-cell>
          <table:table-cell office:value-type="float" office:value="0.719921104536489" calcext:value-type="float">
            <text:p>0.719921104536489</text:p>
          </table:table-cell>
        </table:table-row>
        <table:table-row table:style-name="ro2">
          <table:table-cell table:number-columns-repeated="471"/>
          <table:table-cell office:value-type="float" office:value="0.0792137565653019" calcext:value-type="float">
            <text:p>0.079213756565302</text:p>
          </table:table-cell>
          <table:table-cell office:value-type="float" office:value="0.72189349112426" calcext:value-type="float">
            <text:p>0.72189349112426</text:p>
          </table:table-cell>
        </table:table-row>
        <table:table-row table:style-name="ro2">
          <table:table-cell table:number-columns-repeated="471"/>
          <table:table-cell office:value-type="float" office:value="0.0793802402399854" calcext:value-type="float">
            <text:p>0.079380240239986</text:p>
          </table:table-cell>
          <table:table-cell office:value-type="float" office:value="0.723865877712032" calcext:value-type="float">
            <text:p>0.723865877712032</text:p>
          </table:table-cell>
        </table:table-row>
        <table:table-row table:style-name="ro2">
          <table:table-cell table:number-columns-repeated="471"/>
          <table:table-cell office:value-type="float" office:value="0.0793925663171461" calcext:value-type="float">
            <text:p>0.079392566317146</text:p>
          </table:table-cell>
          <table:table-cell office:value-type="float" office:value="0.725838264299803" calcext:value-type="float">
            <text:p>0.725838264299803</text:p>
          </table:table-cell>
        </table:table-row>
        <table:table-row table:style-name="ro2">
          <table:table-cell table:number-columns-repeated="471"/>
          <table:table-cell office:value-type="float" office:value="0.0795735512039185" calcext:value-type="float">
            <text:p>0.079573551203919</text:p>
          </table:table-cell>
          <table:table-cell office:value-type="float" office:value="0.727810650887574" calcext:value-type="float">
            <text:p>0.727810650887574</text:p>
          </table:table-cell>
        </table:table-row>
        <table:table-row table:style-name="ro2">
          <table:table-cell table:number-columns-repeated="471"/>
          <table:table-cell office:value-type="float" office:value="0.0796737169814761" calcext:value-type="float">
            <text:p>0.079673716981476</text:p>
          </table:table-cell>
          <table:table-cell office:value-type="float" office:value="0.729783037475345" calcext:value-type="float">
            <text:p>0.729783037475345</text:p>
          </table:table-cell>
        </table:table-row>
        <table:table-row table:style-name="ro2">
          <table:table-cell table:number-columns-repeated="471"/>
          <table:table-cell office:value-type="float" office:value="0.079724219071949" calcext:value-type="float">
            <text:p>0.079724219071949</text:p>
          </table:table-cell>
          <table:table-cell office:value-type="float" office:value="0.731755424063116" calcext:value-type="float">
            <text:p>0.731755424063116</text:p>
          </table:table-cell>
        </table:table-row>
        <table:table-row table:style-name="ro2">
          <table:table-cell table:number-columns-repeated="471"/>
          <table:table-cell office:value-type="float" office:value="0.0802936576749378" calcext:value-type="float">
            <text:p>0.080293657674938</text:p>
          </table:table-cell>
          <table:table-cell office:value-type="float" office:value="0.733727810650887" calcext:value-type="float">
            <text:p>0.733727810650887</text:p>
          </table:table-cell>
        </table:table-row>
        <table:table-row table:style-name="ro2">
          <table:table-cell table:number-columns-repeated="471"/>
          <table:table-cell office:value-type="float" office:value="0.0803865464735599" calcext:value-type="float">
            <text:p>0.08038654647356</text:p>
          </table:table-cell>
          <table:table-cell office:value-type="float" office:value="0.735700197238659" calcext:value-type="float">
            <text:p>0.735700197238659</text:p>
          </table:table-cell>
        </table:table-row>
        <table:table-row table:style-name="ro2">
          <table:table-cell table:number-columns-repeated="471"/>
          <table:table-cell office:value-type="float" office:value="0.080517331493581" calcext:value-type="float">
            <text:p>0.080517331493581</text:p>
          </table:table-cell>
          <table:table-cell office:value-type="float" office:value="0.73767258382643" calcext:value-type="float">
            <text:p>0.73767258382643</text:p>
          </table:table-cell>
        </table:table-row>
        <table:table-row table:style-name="ro2">
          <table:table-cell table:number-columns-repeated="471"/>
          <table:table-cell office:value-type="float" office:value="0.0805849701573089" calcext:value-type="float">
            <text:p>0.080584970157309</text:p>
          </table:table-cell>
          <table:table-cell office:value-type="float" office:value="0.739644970414201" calcext:value-type="float">
            <text:p>0.739644970414201</text:p>
          </table:table-cell>
        </table:table-row>
        <table:table-row table:style-name="ro2">
          <table:table-cell table:number-columns-repeated="471"/>
          <table:table-cell office:value-type="float" office:value="0.0806470591369065" calcext:value-type="float">
            <text:p>0.080647059136907</text:p>
          </table:table-cell>
          <table:table-cell office:value-type="float" office:value="0.741617357001972" calcext:value-type="float">
            <text:p>0.741617357001972</text:p>
          </table:table-cell>
        </table:table-row>
        <table:table-row table:style-name="ro2">
          <table:table-cell table:number-columns-repeated="471"/>
          <table:table-cell office:value-type="float" office:value="0.080781578027995" calcext:value-type="float">
            <text:p>0.080781578027995</text:p>
          </table:table-cell>
          <table:table-cell office:value-type="float" office:value="0.743589743589744" calcext:value-type="float">
            <text:p>0.743589743589744</text:p>
          </table:table-cell>
        </table:table-row>
        <table:table-row table:style-name="ro2">
          <table:table-cell table:number-columns-repeated="471"/>
          <table:table-cell office:value-type="float" office:value="0.0808044217309289" calcext:value-type="float">
            <text:p>0.080804421730929</text:p>
          </table:table-cell>
          <table:table-cell office:value-type="float" office:value="0.745562130177515" calcext:value-type="float">
            <text:p>0.745562130177515</text:p>
          </table:table-cell>
        </table:table-row>
        <table:table-row table:style-name="ro2">
          <table:table-cell table:number-columns-repeated="471"/>
          <table:table-cell office:value-type="float" office:value="0.0811391174700602" calcext:value-type="float">
            <text:p>0.08113911747006</text:p>
          </table:table-cell>
          <table:table-cell office:value-type="float" office:value="0.747534516765286" calcext:value-type="float">
            <text:p>0.747534516765286</text:p>
          </table:table-cell>
        </table:table-row>
        <table:table-row table:style-name="ro2">
          <table:table-cell table:number-columns-repeated="471"/>
          <table:table-cell office:value-type="float" office:value="0.0811457292050478" calcext:value-type="float">
            <text:p>0.081145729205048</text:p>
          </table:table-cell>
          <table:table-cell office:value-type="float" office:value="0.749506903353057" calcext:value-type="float">
            <text:p>0.749506903353057</text:p>
          </table:table-cell>
        </table:table-row>
        <table:table-row table:style-name="ro2">
          <table:table-cell table:number-columns-repeated="471"/>
          <table:table-cell office:value-type="float" office:value="0.0812516607826118" calcext:value-type="float">
            <text:p>0.081251660782612</text:p>
          </table:table-cell>
          <table:table-cell office:value-type="float" office:value="0.751479289940828" calcext:value-type="float">
            <text:p>0.751479289940828</text:p>
          </table:table-cell>
        </table:table-row>
        <table:table-row table:style-name="ro2">
          <table:table-cell table:number-columns-repeated="471"/>
          <table:table-cell office:value-type="float" office:value="0.0812518090403636" calcext:value-type="float">
            <text:p>0.081251809040364</text:p>
          </table:table-cell>
          <table:table-cell office:value-type="float" office:value="0.7534516765286" calcext:value-type="float">
            <text:p>0.7534516765286</text:p>
          </table:table-cell>
        </table:table-row>
        <table:table-row table:style-name="ro2">
          <table:table-cell table:number-columns-repeated="471"/>
          <table:table-cell office:value-type="float" office:value="0.081636340405578" calcext:value-type="float">
            <text:p>0.081636340405578</text:p>
          </table:table-cell>
          <table:table-cell office:value-type="float" office:value="0.755424063116371" calcext:value-type="float">
            <text:p>0.755424063116371</text:p>
          </table:table-cell>
        </table:table-row>
        <table:table-row table:style-name="ro2">
          <table:table-cell table:number-columns-repeated="471"/>
          <table:table-cell office:value-type="float" office:value="0.0816416048225939" calcext:value-type="float">
            <text:p>0.081641604822594</text:p>
          </table:table-cell>
          <table:table-cell office:value-type="float" office:value="0.757396449704142" calcext:value-type="float">
            <text:p>0.757396449704142</text:p>
          </table:table-cell>
        </table:table-row>
        <table:table-row table:style-name="ro2">
          <table:table-cell table:number-columns-repeated="471"/>
          <table:table-cell office:value-type="float" office:value="0.0825046783432116" calcext:value-type="float">
            <text:p>0.082504678343212</text:p>
          </table:table-cell>
          <table:table-cell office:value-type="float" office:value="0.759368836291913" calcext:value-type="float">
            <text:p>0.759368836291913</text:p>
          </table:table-cell>
        </table:table-row>
        <table:table-row table:style-name="ro2">
          <table:table-cell table:number-columns-repeated="471"/>
          <table:table-cell office:value-type="float" office:value="0.0825398868739521" calcext:value-type="float">
            <text:p>0.082539886873952</text:p>
          </table:table-cell>
          <table:table-cell office:value-type="float" office:value="0.761341222879684" calcext:value-type="float">
            <text:p>0.761341222879684</text:p>
          </table:table-cell>
        </table:table-row>
        <table:table-row table:style-name="ro2">
          <table:table-cell table:number-columns-repeated="471"/>
          <table:table-cell office:value-type="float" office:value="0.0826750994935008" calcext:value-type="float">
            <text:p>0.082675099493501</text:p>
          </table:table-cell>
          <table:table-cell office:value-type="float" office:value="0.763313609467456" calcext:value-type="float">
            <text:p>0.763313609467456</text:p>
          </table:table-cell>
        </table:table-row>
        <table:table-row table:style-name="ro2">
          <table:table-cell table:number-columns-repeated="471"/>
          <table:table-cell office:value-type="float" office:value="0.0827486576005507" calcext:value-type="float">
            <text:p>0.082748657600551</text:p>
          </table:table-cell>
          <table:table-cell office:value-type="float" office:value="0.765285996055227" calcext:value-type="float">
            <text:p>0.765285996055227</text:p>
          </table:table-cell>
        </table:table-row>
        <table:table-row table:style-name="ro2">
          <table:table-cell table:number-columns-repeated="471"/>
          <table:table-cell office:value-type="float" office:value="0.0829634187627749" calcext:value-type="float">
            <text:p>0.082963418762775</text:p>
          </table:table-cell>
          <table:table-cell office:value-type="float" office:value="0.767258382642998" calcext:value-type="float">
            <text:p>0.767258382642998</text:p>
          </table:table-cell>
        </table:table-row>
        <table:table-row table:style-name="ro2">
          <table:table-cell table:number-columns-repeated="471"/>
          <table:table-cell office:value-type="float" office:value="0.0830579904718819" calcext:value-type="float">
            <text:p>0.083057990471882</text:p>
          </table:table-cell>
          <table:table-cell office:value-type="float" office:value="0.769230769230769" calcext:value-type="float">
            <text:p>0.769230769230769</text:p>
          </table:table-cell>
        </table:table-row>
        <table:table-row table:style-name="ro2">
          <table:table-cell table:number-columns-repeated="471"/>
          <table:table-cell office:value-type="float" office:value="0.0831518327702222" calcext:value-type="float">
            <text:p>0.083151832770222</text:p>
          </table:table-cell>
          <table:table-cell office:value-type="float" office:value="0.77120315581854" calcext:value-type="float">
            <text:p>0.77120315581854</text:p>
          </table:table-cell>
        </table:table-row>
        <table:table-row table:style-name="ro2">
          <table:table-cell table:number-columns-repeated="471"/>
          <table:table-cell office:value-type="float" office:value="0.0832550083374217" calcext:value-type="float">
            <text:p>0.083255008337422</text:p>
          </table:table-cell>
          <table:table-cell office:value-type="float" office:value="0.773175542406312" calcext:value-type="float">
            <text:p>0.773175542406312</text:p>
          </table:table-cell>
        </table:table-row>
        <table:table-row table:style-name="ro2">
          <table:table-cell table:number-columns-repeated="471"/>
          <table:table-cell office:value-type="float" office:value="0.0836913920270538" calcext:value-type="float">
            <text:p>0.083691392027054</text:p>
          </table:table-cell>
          <table:table-cell office:value-type="float" office:value="0.775147928994083" calcext:value-type="float">
            <text:p>0.775147928994083</text:p>
          </table:table-cell>
        </table:table-row>
        <table:table-row table:style-name="ro2">
          <table:table-cell table:number-columns-repeated="471"/>
          <table:table-cell office:value-type="float" office:value="0.0838542894165648" calcext:value-type="float">
            <text:p>0.083854289416565</text:p>
          </table:table-cell>
          <table:table-cell office:value-type="float" office:value="0.777120315581854" calcext:value-type="float">
            <text:p>0.777120315581854</text:p>
          </table:table-cell>
        </table:table-row>
        <table:table-row table:style-name="ro2">
          <table:table-cell table:number-columns-repeated="471"/>
          <table:table-cell office:value-type="float" office:value="0.084128549922359" calcext:value-type="float">
            <text:p>0.084128549922359</text:p>
          </table:table-cell>
          <table:table-cell office:value-type="float" office:value="0.779092702169625" calcext:value-type="float">
            <text:p>0.779092702169625</text:p>
          </table:table-cell>
        </table:table-row>
        <table:table-row table:style-name="ro2">
          <table:table-cell table:number-columns-repeated="471"/>
          <table:table-cell office:value-type="float" office:value="0.0842065311050599" calcext:value-type="float">
            <text:p>0.08420653110506</text:p>
          </table:table-cell>
          <table:table-cell office:value-type="float" office:value="0.781065088757396" calcext:value-type="float">
            <text:p>0.781065088757396</text:p>
          </table:table-cell>
        </table:table-row>
        <table:table-row table:style-name="ro2">
          <table:table-cell table:number-columns-repeated="471"/>
          <table:table-cell office:value-type="float" office:value="0.0842872629621745" calcext:value-type="float">
            <text:p>0.084287262962175</text:p>
          </table:table-cell>
          <table:table-cell office:value-type="float" office:value="0.783037475345168" calcext:value-type="float">
            <text:p>0.783037475345168</text:p>
          </table:table-cell>
        </table:table-row>
        <table:table-row table:style-name="ro2">
          <table:table-cell table:number-columns-repeated="471"/>
          <table:table-cell office:value-type="float" office:value="0.0843421377561715" calcext:value-type="float">
            <text:p>0.084342137756172</text:p>
          </table:table-cell>
          <table:table-cell office:value-type="float" office:value="0.785009861932939" calcext:value-type="float">
            <text:p>0.785009861932939</text:p>
          </table:table-cell>
        </table:table-row>
        <table:table-row table:style-name="ro2">
          <table:table-cell table:number-columns-repeated="471"/>
          <table:table-cell office:value-type="float" office:value="0.0844224338117013" calcext:value-type="float">
            <text:p>0.084422433811701</text:p>
          </table:table-cell>
          <table:table-cell office:value-type="float" office:value="0.78698224852071" calcext:value-type="float">
            <text:p>0.78698224852071</text:p>
          </table:table-cell>
        </table:table-row>
        <table:table-row table:style-name="ro2">
          <table:table-cell table:number-columns-repeated="471"/>
          <table:table-cell office:value-type="float" office:value="0.0844468344524539" calcext:value-type="float">
            <text:p>0.084446834452454</text:p>
          </table:table-cell>
          <table:table-cell office:value-type="float" office:value="0.788954635108481" calcext:value-type="float">
            <text:p>0.788954635108481</text:p>
          </table:table-cell>
        </table:table-row>
        <table:table-row table:style-name="ro2">
          <table:table-cell table:number-columns-repeated="471"/>
          <table:table-cell office:value-type="float" office:value="0.0844792866582378" calcext:value-type="float">
            <text:p>0.084479286658238</text:p>
          </table:table-cell>
          <table:table-cell office:value-type="float" office:value="0.790927021696252" calcext:value-type="float">
            <text:p>0.790927021696252</text:p>
          </table:table-cell>
        </table:table-row>
        <table:table-row table:style-name="ro2">
          <table:table-cell table:number-columns-repeated="471"/>
          <table:table-cell office:value-type="float" office:value="0.0845285739596652" calcext:value-type="float">
            <text:p>0.084528573959665</text:p>
          </table:table-cell>
          <table:table-cell office:value-type="float" office:value="0.792899408284024" calcext:value-type="float">
            <text:p>0.792899408284024</text:p>
          </table:table-cell>
        </table:table-row>
        <table:table-row table:style-name="ro2">
          <table:table-cell table:number-columns-repeated="471"/>
          <table:table-cell office:value-type="float" office:value="0.0849370970359468" calcext:value-type="float">
            <text:p>0.084937097035947</text:p>
          </table:table-cell>
          <table:table-cell office:value-type="float" office:value="0.794871794871795" calcext:value-type="float">
            <text:p>0.794871794871795</text:p>
          </table:table-cell>
        </table:table-row>
        <table:table-row table:style-name="ro2">
          <table:table-cell table:number-columns-repeated="471"/>
          <table:table-cell office:value-type="float" office:value="0.0849488859533614" calcext:value-type="float">
            <text:p>0.084948885953361</text:p>
          </table:table-cell>
          <table:table-cell office:value-type="float" office:value="0.796844181459566" calcext:value-type="float">
            <text:p>0.796844181459566</text:p>
          </table:table-cell>
        </table:table-row>
        <table:table-row table:style-name="ro2">
          <table:table-cell table:number-columns-repeated="471"/>
          <table:table-cell office:value-type="float" office:value="0.085239189209379" calcext:value-type="float">
            <text:p>0.085239189209379</text:p>
          </table:table-cell>
          <table:table-cell office:value-type="float" office:value="0.798816568047337" calcext:value-type="float">
            <text:p>0.798816568047337</text:p>
          </table:table-cell>
        </table:table-row>
        <table:table-row table:style-name="ro2">
          <table:table-cell table:number-columns-repeated="471"/>
          <table:table-cell office:value-type="float" office:value="0.0853148401820527" calcext:value-type="float">
            <text:p>0.085314840182053</text:p>
          </table:table-cell>
          <table:table-cell office:value-type="float" office:value="0.800788954635108" calcext:value-type="float">
            <text:p>0.800788954635108</text:p>
          </table:table-cell>
        </table:table-row>
        <table:table-row table:style-name="ro2">
          <table:table-cell table:number-columns-repeated="471"/>
          <table:table-cell office:value-type="float" office:value="0.0854056223768954" calcext:value-type="float">
            <text:p>0.085405622376895</text:p>
          </table:table-cell>
          <table:table-cell office:value-type="float" office:value="0.80276134122288" calcext:value-type="float">
            <text:p>0.80276134122288</text:p>
          </table:table-cell>
        </table:table-row>
        <table:table-row table:style-name="ro2">
          <table:table-cell table:number-columns-repeated="471"/>
          <table:table-cell office:value-type="float" office:value="0.0854415775662161" calcext:value-type="float">
            <text:p>0.085441577566216</text:p>
          </table:table-cell>
          <table:table-cell office:value-type="float" office:value="0.804733727810651" calcext:value-type="float">
            <text:p>0.804733727810651</text:p>
          </table:table-cell>
        </table:table-row>
        <table:table-row table:style-name="ro2">
          <table:table-cell table:number-columns-repeated="471"/>
          <table:table-cell office:value-type="float" office:value="0.0856587312314328" calcext:value-type="float">
            <text:p>0.085658731231433</text:p>
          </table:table-cell>
          <table:table-cell office:value-type="float" office:value="0.806706114398422" calcext:value-type="float">
            <text:p>0.806706114398422</text:p>
          </table:table-cell>
        </table:table-row>
        <table:table-row table:style-name="ro2">
          <table:table-cell table:number-columns-repeated="471"/>
          <table:table-cell office:value-type="float" office:value="0.0856818327634086" calcext:value-type="float">
            <text:p>0.085681832763409</text:p>
          </table:table-cell>
          <table:table-cell office:value-type="float" office:value="0.808678500986193" calcext:value-type="float">
            <text:p>0.808678500986193</text:p>
          </table:table-cell>
        </table:table-row>
        <table:table-row table:style-name="ro2">
          <table:table-cell table:number-columns-repeated="471"/>
          <table:table-cell office:value-type="float" office:value="0.0860072212198501" calcext:value-type="float">
            <text:p>0.08600722121985</text:p>
          </table:table-cell>
          <table:table-cell office:value-type="float" office:value="0.810650887573964" calcext:value-type="float">
            <text:p>0.810650887573964</text:p>
          </table:table-cell>
        </table:table-row>
        <table:table-row table:style-name="ro2">
          <table:table-cell table:number-columns-repeated="471"/>
          <table:table-cell office:value-type="float" office:value="0.0860129299221493" calcext:value-type="float">
            <text:p>0.086012929922149</text:p>
          </table:table-cell>
          <table:table-cell office:value-type="float" office:value="0.812623274161736" calcext:value-type="float">
            <text:p>0.812623274161736</text:p>
          </table:table-cell>
        </table:table-row>
        <table:table-row table:style-name="ro2">
          <table:table-cell table:number-columns-repeated="471"/>
          <table:table-cell office:value-type="float" office:value="0.0860628699574497" calcext:value-type="float">
            <text:p>0.08606286995745</text:p>
          </table:table-cell>
          <table:table-cell office:value-type="float" office:value="0.814595660749507" calcext:value-type="float">
            <text:p>0.814595660749507</text:p>
          </table:table-cell>
        </table:table-row>
        <table:table-row table:style-name="ro2">
          <table:table-cell table:number-columns-repeated="471"/>
          <table:table-cell office:value-type="float" office:value="0.0861265240019823" calcext:value-type="float">
            <text:p>0.086126524001982</text:p>
          </table:table-cell>
          <table:table-cell office:value-type="float" office:value="0.816568047337278" calcext:value-type="float">
            <text:p>0.816568047337278</text:p>
          </table:table-cell>
        </table:table-row>
        <table:table-row table:style-name="ro2">
          <table:table-cell table:number-columns-repeated="471"/>
          <table:table-cell office:value-type="float" office:value="0.0865111401037742" calcext:value-type="float">
            <text:p>0.086511140103774</text:p>
          </table:table-cell>
          <table:table-cell office:value-type="float" office:value="0.818540433925049" calcext:value-type="float">
            <text:p>0.818540433925049</text:p>
          </table:table-cell>
        </table:table-row>
        <table:table-row table:style-name="ro2">
          <table:table-cell table:number-columns-repeated="471"/>
          <table:table-cell office:value-type="float" office:value="0.0865723358729348" calcext:value-type="float">
            <text:p>0.086572335872935</text:p>
          </table:table-cell>
          <table:table-cell office:value-type="float" office:value="0.82051282051282" calcext:value-type="float">
            <text:p>0.82051282051282</text:p>
          </table:table-cell>
        </table:table-row>
        <table:table-row table:style-name="ro2">
          <table:table-cell table:number-columns-repeated="471"/>
          <table:table-cell office:value-type="float" office:value="0.0866450818877023" calcext:value-type="float">
            <text:p>0.086645081887702</text:p>
          </table:table-cell>
          <table:table-cell office:value-type="float" office:value="0.822485207100592" calcext:value-type="float">
            <text:p>0.822485207100592</text:p>
          </table:table-cell>
        </table:table-row>
        <table:table-row table:style-name="ro2">
          <table:table-cell table:number-columns-repeated="471"/>
          <table:table-cell office:value-type="float" office:value="0.0867089707803666" calcext:value-type="float">
            <text:p>0.086708970780367</text:p>
          </table:table-cell>
          <table:table-cell office:value-type="float" office:value="0.824457593688363" calcext:value-type="float">
            <text:p>0.824457593688363</text:p>
          </table:table-cell>
        </table:table-row>
        <table:table-row table:style-name="ro2">
          <table:table-cell table:number-columns-repeated="471"/>
          <table:table-cell office:value-type="float" office:value="0.0867444749592683" calcext:value-type="float">
            <text:p>0.086744474959268</text:p>
          </table:table-cell>
          <table:table-cell office:value-type="float" office:value="0.826429980276134" calcext:value-type="float">
            <text:p>0.826429980276134</text:p>
          </table:table-cell>
        </table:table-row>
        <table:table-row table:style-name="ro2">
          <table:table-cell table:number-columns-repeated="471"/>
          <table:table-cell office:value-type="float" office:value="0.0867712448947623" calcext:value-type="float">
            <text:p>0.086771244894762</text:p>
          </table:table-cell>
          <table:table-cell office:value-type="float" office:value="0.828402366863905" calcext:value-type="float">
            <text:p>0.828402366863905</text:p>
          </table:table-cell>
        </table:table-row>
        <table:table-row table:style-name="ro2">
          <table:table-cell table:number-columns-repeated="471"/>
          <table:table-cell office:value-type="float" office:value="0.0867918562102106" calcext:value-type="float">
            <text:p>0.086791856210211</text:p>
          </table:table-cell>
          <table:table-cell office:value-type="float" office:value="0.830374753451676" calcext:value-type="float">
            <text:p>0.830374753451676</text:p>
          </table:table-cell>
        </table:table-row>
        <table:table-row table:style-name="ro2">
          <table:table-cell table:number-columns-repeated="471"/>
          <table:table-cell office:value-type="float" office:value="0.0868998782712682" calcext:value-type="float">
            <text:p>0.086899878271268</text:p>
          </table:table-cell>
          <table:table-cell office:value-type="float" office:value="0.832347140039448" calcext:value-type="float">
            <text:p>0.832347140039448</text:p>
          </table:table-cell>
        </table:table-row>
        <table:table-row table:style-name="ro2">
          <table:table-cell table:number-columns-repeated="471"/>
          <table:table-cell office:value-type="float" office:value="0.08693555265697" calcext:value-type="float">
            <text:p>0.08693555265697</text:p>
          </table:table-cell>
          <table:table-cell office:value-type="float" office:value="0.834319526627219" calcext:value-type="float">
            <text:p>0.834319526627219</text:p>
          </table:table-cell>
        </table:table-row>
        <table:table-row table:style-name="ro2">
          <table:table-cell table:number-columns-repeated="471"/>
          <table:table-cell office:value-type="float" office:value="0.0869768876065586" calcext:value-type="float">
            <text:p>0.086976887606559</text:p>
          </table:table-cell>
          <table:table-cell office:value-type="float" office:value="0.83629191321499" calcext:value-type="float">
            <text:p>0.83629191321499</text:p>
          </table:table-cell>
        </table:table-row>
        <table:table-row table:style-name="ro2">
          <table:table-cell table:number-columns-repeated="471"/>
          <table:table-cell office:value-type="float" office:value="0.0875566949785511" calcext:value-type="float">
            <text:p>0.087556694978551</text:p>
          </table:table-cell>
          <table:table-cell office:value-type="float" office:value="0.838264299802761" calcext:value-type="float">
            <text:p>0.838264299802761</text:p>
          </table:table-cell>
        </table:table-row>
        <table:table-row table:style-name="ro2">
          <table:table-cell table:number-columns-repeated="471"/>
          <table:table-cell office:value-type="float" office:value="0.0877354014751026" calcext:value-type="float">
            <text:p>0.087735401475103</text:p>
          </table:table-cell>
          <table:table-cell office:value-type="float" office:value="0.840236686390533" calcext:value-type="float">
            <text:p>0.840236686390533</text:p>
          </table:table-cell>
        </table:table-row>
        <table:table-row table:style-name="ro2">
          <table:table-cell table:number-columns-repeated="471"/>
          <table:table-cell office:value-type="float" office:value="0.0879241124399432" calcext:value-type="float">
            <text:p>0.087924112439943</text:p>
          </table:table-cell>
          <table:table-cell office:value-type="float" office:value="0.842209072978304" calcext:value-type="float">
            <text:p>0.842209072978304</text:p>
          </table:table-cell>
        </table:table-row>
        <table:table-row table:style-name="ro2">
          <table:table-cell table:number-columns-repeated="471"/>
          <table:table-cell office:value-type="float" office:value="0.0879478939118598" calcext:value-type="float">
            <text:p>0.08794789391186</text:p>
          </table:table-cell>
          <table:table-cell office:value-type="float" office:value="0.844181459566075" calcext:value-type="float">
            <text:p>0.844181459566075</text:p>
          </table:table-cell>
        </table:table-row>
        <table:table-row table:style-name="ro2">
          <table:table-cell table:number-columns-repeated="471"/>
          <table:table-cell office:value-type="float" office:value="0.08824631908743" calcext:value-type="float">
            <text:p>0.08824631908743</text:p>
          </table:table-cell>
          <table:table-cell office:value-type="float" office:value="0.846153846153846" calcext:value-type="float">
            <text:p>0.846153846153846</text:p>
          </table:table-cell>
        </table:table-row>
        <table:table-row table:style-name="ro2">
          <table:table-cell table:number-columns-repeated="471"/>
          <table:table-cell office:value-type="float" office:value="0.0882581496187399" calcext:value-type="float">
            <text:p>0.08825814961874</text:p>
          </table:table-cell>
          <table:table-cell office:value-type="float" office:value="0.848126232741617" calcext:value-type="float">
            <text:p>0.848126232741617</text:p>
          </table:table-cell>
        </table:table-row>
        <table:table-row table:style-name="ro2">
          <table:table-cell table:number-columns-repeated="471"/>
          <table:table-cell office:value-type="float" office:value="0.0882920284574188" calcext:value-type="float">
            <text:p>0.088292028457419</text:p>
          </table:table-cell>
          <table:table-cell office:value-type="float" office:value="0.850098619329389" calcext:value-type="float">
            <text:p>0.850098619329389</text:p>
          </table:table-cell>
        </table:table-row>
        <table:table-row table:style-name="ro2">
          <table:table-cell table:number-columns-repeated="471"/>
          <table:table-cell office:value-type="float" office:value="0.0884187683212639" calcext:value-type="float">
            <text:p>0.088418768321264</text:p>
          </table:table-cell>
          <table:table-cell office:value-type="float" office:value="0.85207100591716" calcext:value-type="float">
            <text:p>0.85207100591716</text:p>
          </table:table-cell>
        </table:table-row>
        <table:table-row table:style-name="ro2">
          <table:table-cell table:number-columns-repeated="471"/>
          <table:table-cell office:value-type="float" office:value="0.0885894851153192" calcext:value-type="float">
            <text:p>0.088589485115319</text:p>
          </table:table-cell>
          <table:table-cell office:value-type="float" office:value="0.854043392504931" calcext:value-type="float">
            <text:p>0.854043392504931</text:p>
          </table:table-cell>
        </table:table-row>
        <table:table-row table:style-name="ro2">
          <table:table-cell table:number-columns-repeated="471"/>
          <table:table-cell office:value-type="float" office:value="0.0886662283727315" calcext:value-type="float">
            <text:p>0.088666228372732</text:p>
          </table:table-cell>
          <table:table-cell office:value-type="float" office:value="0.856015779092702" calcext:value-type="float">
            <text:p>0.856015779092702</text:p>
          </table:table-cell>
        </table:table-row>
        <table:table-row table:style-name="ro2">
          <table:table-cell table:number-columns-repeated="471"/>
          <table:table-cell office:value-type="float" office:value="0.0887435869292296" calcext:value-type="float">
            <text:p>0.08874358692923</text:p>
          </table:table-cell>
          <table:table-cell office:value-type="float" office:value="0.857988165680473" calcext:value-type="float">
            <text:p>0.857988165680473</text:p>
          </table:table-cell>
        </table:table-row>
        <table:table-row table:style-name="ro2">
          <table:table-cell table:number-columns-repeated="471"/>
          <table:table-cell office:value-type="float" office:value="0.0887885898916591" calcext:value-type="float">
            <text:p>0.088788589891659</text:p>
          </table:table-cell>
          <table:table-cell office:value-type="float" office:value="0.859960552268245" calcext:value-type="float">
            <text:p>0.859960552268245</text:p>
          </table:table-cell>
        </table:table-row>
        <table:table-row table:style-name="ro2">
          <table:table-cell table:number-columns-repeated="471"/>
          <table:table-cell office:value-type="float" office:value="0.0892729288470455" calcext:value-type="float">
            <text:p>0.089272928847046</text:p>
          </table:table-cell>
          <table:table-cell office:value-type="float" office:value="0.861932938856016" calcext:value-type="float">
            <text:p>0.861932938856016</text:p>
          </table:table-cell>
        </table:table-row>
        <table:table-row table:style-name="ro2">
          <table:table-cell table:number-columns-repeated="471"/>
          <table:table-cell office:value-type="float" office:value="0.0904608843779421" calcext:value-type="float">
            <text:p>0.090460884377942</text:p>
          </table:table-cell>
          <table:table-cell office:value-type="float" office:value="0.863905325443787" calcext:value-type="float">
            <text:p>0.863905325443787</text:p>
          </table:table-cell>
        </table:table-row>
        <table:table-row table:style-name="ro2">
          <table:table-cell table:number-columns-repeated="471"/>
          <table:table-cell office:value-type="float" office:value="0.0904661645413196" calcext:value-type="float">
            <text:p>0.09046616454132</text:p>
          </table:table-cell>
          <table:table-cell office:value-type="float" office:value="0.865877712031558" calcext:value-type="float">
            <text:p>0.865877712031558</text:p>
          </table:table-cell>
        </table:table-row>
        <table:table-row table:style-name="ro2">
          <table:table-cell table:number-columns-repeated="471"/>
          <table:table-cell office:value-type="float" office:value="0.0906641390065281" calcext:value-type="float">
            <text:p>0.090664139006528</text:p>
          </table:table-cell>
          <table:table-cell office:value-type="float" office:value="0.867850098619329" calcext:value-type="float">
            <text:p>0.867850098619329</text:p>
          </table:table-cell>
        </table:table-row>
        <table:table-row table:style-name="ro2">
          <table:table-cell table:number-columns-repeated="471"/>
          <table:table-cell office:value-type="float" office:value="0.0907858279526525" calcext:value-type="float">
            <text:p>0.090785827952653</text:p>
          </table:table-cell>
          <table:table-cell office:value-type="float" office:value="0.869822485207101" calcext:value-type="float">
            <text:p>0.869822485207101</text:p>
          </table:table-cell>
        </table:table-row>
        <table:table-row table:style-name="ro2">
          <table:table-cell table:number-columns-repeated="471"/>
          <table:table-cell office:value-type="float" office:value="0.091076529555577" calcext:value-type="float">
            <text:p>0.091076529555577</text:p>
          </table:table-cell>
          <table:table-cell office:value-type="float" office:value="0.871794871794872" calcext:value-type="float">
            <text:p>0.871794871794872</text:p>
          </table:table-cell>
        </table:table-row>
        <table:table-row table:style-name="ro2">
          <table:table-cell table:number-columns-repeated="471"/>
          <table:table-cell office:value-type="float" office:value="0.0913587619266096" calcext:value-type="float">
            <text:p>0.09135876192661</text:p>
          </table:table-cell>
          <table:table-cell office:value-type="float" office:value="0.873767258382643" calcext:value-type="float">
            <text:p>0.873767258382643</text:p>
          </table:table-cell>
        </table:table-row>
        <table:table-row table:style-name="ro2">
          <table:table-cell table:number-columns-repeated="471"/>
          <table:table-cell office:value-type="float" office:value="0.0919757978312726" calcext:value-type="float">
            <text:p>0.091975797831273</text:p>
          </table:table-cell>
          <table:table-cell office:value-type="float" office:value="0.875739644970414" calcext:value-type="float">
            <text:p>0.875739644970414</text:p>
          </table:table-cell>
        </table:table-row>
        <table:table-row table:style-name="ro2">
          <table:table-cell table:number-columns-repeated="471"/>
          <table:table-cell office:value-type="float" office:value="0.0921442884699165" calcext:value-type="float">
            <text:p>0.092144288469917</text:p>
          </table:table-cell>
          <table:table-cell office:value-type="float" office:value="0.877712031558185" calcext:value-type="float">
            <text:p>0.877712031558185</text:p>
          </table:table-cell>
        </table:table-row>
        <table:table-row table:style-name="ro2">
          <table:table-cell table:number-columns-repeated="471"/>
          <table:table-cell office:value-type="float" office:value="0.0927832793060747" calcext:value-type="float">
            <text:p>0.092783279306075</text:p>
          </table:table-cell>
          <table:table-cell office:value-type="float" office:value="0.879684418145957" calcext:value-type="float">
            <text:p>0.879684418145957</text:p>
          </table:table-cell>
        </table:table-row>
        <table:table-row table:style-name="ro2">
          <table:table-cell table:number-columns-repeated="471"/>
          <table:table-cell office:value-type="float" office:value="0.0931620103247456" calcext:value-type="float">
            <text:p>0.093162010324746</text:p>
          </table:table-cell>
          <table:table-cell office:value-type="float" office:value="0.881656804733728" calcext:value-type="float">
            <text:p>0.881656804733728</text:p>
          </table:table-cell>
        </table:table-row>
        <table:table-row table:style-name="ro2">
          <table:table-cell table:number-columns-repeated="471"/>
          <table:table-cell office:value-type="float" office:value="0.0933044272099513" calcext:value-type="float">
            <text:p>0.093304427209951</text:p>
          </table:table-cell>
          <table:table-cell office:value-type="float" office:value="0.883629191321499" calcext:value-type="float">
            <text:p>0.883629191321499</text:p>
          </table:table-cell>
        </table:table-row>
        <table:table-row table:style-name="ro2">
          <table:table-cell table:number-columns-repeated="471"/>
          <table:table-cell office:value-type="float" office:value="0.0935662267906916" calcext:value-type="float">
            <text:p>0.093566226790692</text:p>
          </table:table-cell>
          <table:table-cell office:value-type="float" office:value="0.88560157790927" calcext:value-type="float">
            <text:p>0.88560157790927</text:p>
          </table:table-cell>
        </table:table-row>
        <table:table-row table:style-name="ro2">
          <table:table-cell table:number-columns-repeated="471"/>
          <table:table-cell office:value-type="float" office:value="0.0936358952643946" calcext:value-type="float">
            <text:p>0.093635895264395</text:p>
          </table:table-cell>
          <table:table-cell office:value-type="float" office:value="0.887573964497041" calcext:value-type="float">
            <text:p>0.887573964497041</text:p>
          </table:table-cell>
        </table:table-row>
        <table:table-row table:style-name="ro2">
          <table:table-cell table:number-columns-repeated="471"/>
          <table:table-cell office:value-type="float" office:value="0.0936946096379445" calcext:value-type="float">
            <text:p>0.093694609637945</text:p>
          </table:table-cell>
          <table:table-cell office:value-type="float" office:value="0.889546351084813" calcext:value-type="float">
            <text:p>0.889546351084813</text:p>
          </table:table-cell>
        </table:table-row>
        <table:table-row table:style-name="ro2">
          <table:table-cell table:number-columns-repeated="471"/>
          <table:table-cell office:value-type="float" office:value="0.0937096904970989" calcext:value-type="float">
            <text:p>0.093709690497099</text:p>
          </table:table-cell>
          <table:table-cell office:value-type="float" office:value="0.891518737672584" calcext:value-type="float">
            <text:p>0.891518737672584</text:p>
          </table:table-cell>
        </table:table-row>
        <table:table-row table:style-name="ro2">
          <table:table-cell table:number-columns-repeated="471"/>
          <table:table-cell office:value-type="float" office:value="0.0938054564981242" calcext:value-type="float">
            <text:p>0.093805456498124</text:p>
          </table:table-cell>
          <table:table-cell office:value-type="float" office:value="0.893491124260355" calcext:value-type="float">
            <text:p>0.893491124260355</text:p>
          </table:table-cell>
        </table:table-row>
        <table:table-row table:style-name="ro2">
          <table:table-cell table:number-columns-repeated="471"/>
          <table:table-cell office:value-type="float" office:value="0.093837088930181" calcext:value-type="float">
            <text:p>0.093837088930181</text:p>
          </table:table-cell>
          <table:table-cell office:value-type="float" office:value="0.895463510848126" calcext:value-type="float">
            <text:p>0.895463510848126</text:p>
          </table:table-cell>
        </table:table-row>
        <table:table-row table:style-name="ro2">
          <table:table-cell table:number-columns-repeated="471"/>
          <table:table-cell office:value-type="float" office:value="0.0938845874925932" calcext:value-type="float">
            <text:p>0.093884587492593</text:p>
          </table:table-cell>
          <table:table-cell office:value-type="float" office:value="0.897435897435897" calcext:value-type="float">
            <text:p>0.897435897435897</text:p>
          </table:table-cell>
        </table:table-row>
        <table:table-row table:style-name="ro2">
          <table:table-cell table:number-columns-repeated="471"/>
          <table:table-cell office:value-type="float" office:value="0.0942850740626663" calcext:value-type="float">
            <text:p>0.094285074062666</text:p>
          </table:table-cell>
          <table:table-cell office:value-type="float" office:value="0.899408284023669" calcext:value-type="float">
            <text:p>0.899408284023669</text:p>
          </table:table-cell>
        </table:table-row>
        <table:table-row table:style-name="ro2">
          <table:table-cell table:number-columns-repeated="471"/>
          <table:table-cell office:value-type="float" office:value="0.0944414649826142" calcext:value-type="float">
            <text:p>0.094441464982614</text:p>
          </table:table-cell>
          <table:table-cell office:value-type="float" office:value="0.90138067061144" calcext:value-type="float">
            <text:p>0.90138067061144</text:p>
          </table:table-cell>
        </table:table-row>
        <table:table-row table:style-name="ro2">
          <table:table-cell table:number-columns-repeated="471"/>
          <table:table-cell office:value-type="float" office:value="0.0946901611132642" calcext:value-type="float">
            <text:p>0.094690161113264</text:p>
          </table:table-cell>
          <table:table-cell office:value-type="float" office:value="0.903353057199211" calcext:value-type="float">
            <text:p>0.903353057199211</text:p>
          </table:table-cell>
        </table:table-row>
        <table:table-row table:style-name="ro2">
          <table:table-cell table:number-columns-repeated="471"/>
          <table:table-cell office:value-type="float" office:value="0.0956333379867202" calcext:value-type="float">
            <text:p>0.09563333798672</text:p>
          </table:table-cell>
          <table:table-cell office:value-type="float" office:value="0.905325443786982" calcext:value-type="float">
            <text:p>0.905325443786982</text:p>
          </table:table-cell>
        </table:table-row>
        <table:table-row table:style-name="ro2">
          <table:table-cell table:number-columns-repeated="471"/>
          <table:table-cell office:value-type="float" office:value="0.0958091719884102" calcext:value-type="float">
            <text:p>0.09580917198841</text:p>
          </table:table-cell>
          <table:table-cell office:value-type="float" office:value="0.907297830374753" calcext:value-type="float">
            <text:p>0.907297830374753</text:p>
          </table:table-cell>
        </table:table-row>
        <table:table-row table:style-name="ro2">
          <table:table-cell table:number-columns-repeated="471"/>
          <table:table-cell office:value-type="float" office:value="0.0958130710055394" calcext:value-type="float">
            <text:p>0.09581307100554</text:p>
          </table:table-cell>
          <table:table-cell office:value-type="float" office:value="0.909270216962525" calcext:value-type="float">
            <text:p>0.909270216962525</text:p>
          </table:table-cell>
        </table:table-row>
        <table:table-row table:style-name="ro2">
          <table:table-cell table:number-columns-repeated="471"/>
          <table:table-cell office:value-type="float" office:value="0.0960554250614333" calcext:value-type="float">
            <text:p>0.096055425061433</text:p>
          </table:table-cell>
          <table:table-cell office:value-type="float" office:value="0.911242603550296" calcext:value-type="float">
            <text:p>0.911242603550296</text:p>
          </table:table-cell>
        </table:table-row>
        <table:table-row table:style-name="ro2">
          <table:table-cell table:number-columns-repeated="471"/>
          <table:table-cell office:value-type="float" office:value="0.0961446342364345" calcext:value-type="float">
            <text:p>0.096144634236435</text:p>
          </table:table-cell>
          <table:table-cell office:value-type="float" office:value="0.913214990138067" calcext:value-type="float">
            <text:p>0.913214990138067</text:p>
          </table:table-cell>
        </table:table-row>
        <table:table-row table:style-name="ro2">
          <table:table-cell table:number-columns-repeated="471"/>
          <table:table-cell office:value-type="float" office:value="0.0963919725786334" calcext:value-type="float">
            <text:p>0.096391972578634</text:p>
          </table:table-cell>
          <table:table-cell office:value-type="float" office:value="0.915187376725838" calcext:value-type="float">
            <text:p>0.915187376725838</text:p>
          </table:table-cell>
        </table:table-row>
        <table:table-row table:style-name="ro2">
          <table:table-cell table:number-columns-repeated="471"/>
          <table:table-cell office:value-type="float" office:value="0.0966453377949547" calcext:value-type="float">
            <text:p>0.096645337794955</text:p>
          </table:table-cell>
          <table:table-cell office:value-type="float" office:value="0.91715976331361" calcext:value-type="float">
            <text:p>0.91715976331361</text:p>
          </table:table-cell>
        </table:table-row>
        <table:table-row table:style-name="ro2">
          <table:table-cell table:number-columns-repeated="471"/>
          <table:table-cell office:value-type="float" office:value="0.0970619618577028" calcext:value-type="float">
            <text:p>0.097061961857703</text:p>
          </table:table-cell>
          <table:table-cell office:value-type="float" office:value="0.919132149901381" calcext:value-type="float">
            <text:p>0.919132149901381</text:p>
          </table:table-cell>
        </table:table-row>
        <table:table-row table:style-name="ro2">
          <table:table-cell table:number-columns-repeated="471"/>
          <table:table-cell office:value-type="float" office:value="0.0992860057366343" calcext:value-type="float">
            <text:p>0.099286005736634</text:p>
          </table:table-cell>
          <table:table-cell office:value-type="float" office:value="0.921104536489152" calcext:value-type="float">
            <text:p>0.921104536489152</text:p>
          </table:table-cell>
        </table:table-row>
        <table:table-row table:style-name="ro2">
          <table:table-cell table:number-columns-repeated="471"/>
          <table:table-cell office:value-type="float" office:value="0.0992974936803164" calcext:value-type="float">
            <text:p>0.099297493680317</text:p>
          </table:table-cell>
          <table:table-cell office:value-type="float" office:value="0.923076923076923" calcext:value-type="float">
            <text:p>0.923076923076923</text:p>
          </table:table-cell>
        </table:table-row>
        <table:table-row table:style-name="ro2">
          <table:table-cell table:number-columns-repeated="471"/>
          <table:table-cell office:value-type="float" office:value="0.0995502963619325" calcext:value-type="float">
            <text:p>0.099550296361933</text:p>
          </table:table-cell>
          <table:table-cell office:value-type="float" office:value="0.925049309664694" calcext:value-type="float">
            <text:p>0.9250493096646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00:14:46.878463095</meta:creation-date>
    <dc:date>2020-08-06T00:33:48.031027208</dc:date>
    <meta:editing-duration>PT8M21S</meta:editing-duration>
    <meta:editing-cycles>2</meta:editing-cycles>
    <meta:generator>LibreOffice/6.0.7.3$Linux_X86_64 LibreOffice_project/00m0$Build-3</meta:generator>
    <meta:document-statistic meta:table-count="1" meta:cell-count="18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d1c24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8cm" xlink:href=".." xlink:type="simple" chart:class="chart:scatter" chart:style-name="ch1">
        <chart:legend chart:legend-position="end" svg:x="13.225cm" svg:y="3.946cm" style:legend-expansion="high" chart:style-name="ch2"/>
        <chart:plot-area chart:style-name="ch3" table:cell-range-address="Sheet1.RD3:Sheet1.RE473" chart:data-source-has-labels="row" svg:x="0.319cm" svg:y="0.179cm" svg:width="12.587cm" svg:height="8.63cm">
          <chartooo:coordinate-region svg:x="1.046cm" svg:y="0.378cm" svg:width="11.529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E4:Sheet1.RE473" chart:label-cell-address="Sheet1.RE3:Sheet1.RE3" chart:class="chart:scatter">
            <chart:domain table:cell-range-address="Sheet1.RD4:Sheet1.RD473"/>
            <chart:regression-curve chart:style-name="ch7"/>
            <chart:data-point chart:repeated="91"/>
            <chart:data-point chart:style-name="ch8"/>
            <chart:data-point chart:repeated="33"/>
            <chart:data-point chart:style-name="ch8"/>
            <chart:data-point chart:repeated="3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D</text:p>
              </table:table-cell>
              <table:table-cell office:value-type="string">
                <text:p>y</text:p>
                <draw:g>
                  <svg:desc>Sheet1.RE3:Sheet1.R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RD4:Sheet1.RD473</svg:desc>
                </draw:g>
              </table:table-cell>
              <table:table-cell office:value-type="float" office:value="0">
                <text:p>0</text:p>
                <draw:g>
                  <svg:desc>Sheet1.RE4:Sheet1.RE4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6950718566752">
                <text:p>0.0296950718566752</text:p>
              </table:table-cell>
              <table:table-cell office:value-type="float" office:value="0.0019723865877712">
                <text:p>0.0019723865877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0500072578545">
                <text:p>0.0330500072578545</text:p>
              </table:table-cell>
              <table:table-cell office:value-type="float" office:value="0.00394477317554241">
                <text:p>0.00394477317554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1531821320735">
                <text:p>0.0371531821320735</text:p>
              </table:table-cell>
              <table:table-cell office:value-type="float" office:value="0.00591715976331361">
                <text:p>0.00591715976331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886849186395">
                <text:p>0.037886849186395</text:p>
              </table:table-cell>
              <table:table-cell office:value-type="float" office:value="0.00788954635108481">
                <text:p>0.00788954635108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1757809373584">
                <text:p>0.0381757809373584</text:p>
              </table:table-cell>
              <table:table-cell office:value-type="float" office:value="0.00986193293885602">
                <text:p>0.00986193293885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91759273956333">
                <text:p>0.0391759273956333</text:p>
              </table:table-cell>
              <table:table-cell office:value-type="float" office:value="0.0118343195266272">
                <text:p>0.0118343195266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4184806627688">
                <text:p>0.0394184806627688</text:p>
              </table:table-cell>
              <table:table-cell office:value-type="float" office:value="0.0138067061143984">
                <text:p>0.0138067061143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95812860120943">
                <text:p>0.0395812860120943</text:p>
              </table:table-cell>
              <table:table-cell office:value-type="float" office:value="0.0157790927021696">
                <text:p>0.0157790927021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95996731401582">
                <text:p>0.0395996731401582</text:p>
              </table:table-cell>
              <table:table-cell office:value-type="float" office:value="0.0177514792899408">
                <text:p>0.0177514792899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7580580093576">
                <text:p>0.0397580580093576</text:p>
              </table:table-cell>
              <table:table-cell office:value-type="float" office:value="0.019723865877712">
                <text:p>0.019723865877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08973283425482">
                <text:p>0.0408973283425482</text:p>
              </table:table-cell>
              <table:table-cell office:value-type="float" office:value="0.0216962524654832">
                <text:p>0.0216962524654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13076053590491">
                <text:p>0.0413076053590491</text:p>
              </table:table-cell>
              <table:table-cell office:value-type="float" office:value="0.0236686390532544">
                <text:p>0.0236686390532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18831614733096">
                <text:p>0.0418831614733096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0278129914024">
                <text:p>0.0420278129914024</text:p>
              </table:table-cell>
              <table:table-cell office:value-type="float" office:value="0.0276134122287968">
                <text:p>0.0276134122287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7388097252636">
                <text:p>0.0427388097252636</text:p>
              </table:table-cell>
              <table:table-cell office:value-type="float" office:value="0.029585798816568">
                <text:p>0.029585798816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30472677940726">
                <text:p>0.0430472677940726</text:p>
              </table:table-cell>
              <table:table-cell office:value-type="float" office:value="0.0315581854043393">
                <text:p>0.0315581854043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1121601987808">
                <text:p>0.0431121601987808</text:p>
              </table:table-cell>
              <table:table-cell office:value-type="float" office:value="0.0335305719921105">
                <text:p>0.0335305719921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8142689962243">
                <text:p>0.0438142689962243</text:p>
              </table:table-cell>
              <table:table-cell office:value-type="float" office:value="0.0355029585798817">
                <text:p>0.0355029585798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43072787177088">
                <text:p>0.0443072787177088</text:p>
              </table:table-cell>
              <table:table-cell office:value-type="float" office:value="0.0374753451676529">
                <text:p>0.0374753451676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44115261071588">
                <text:p>0.0444115261071588</text:p>
              </table:table-cell>
              <table:table-cell office:value-type="float" office:value="0.0394477317554241">
                <text:p>0.0394477317554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46589688514073">
                <text:p>0.0446589688514073</text:p>
              </table:table-cell>
              <table:table-cell office:value-type="float" office:value="0.0414201183431953">
                <text:p>0.04142011834319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920609707713">
                <text:p>0.044920609707713</text:p>
              </table:table-cell>
              <table:table-cell office:value-type="float" office:value="0.0433925049309665">
                <text:p>0.0433925049309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54482712002545">
                <text:p>0.0454482712002545</text:p>
              </table:table-cell>
              <table:table-cell office:value-type="float" office:value="0.0453648915187377">
                <text:p>0.04536489151873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58759834880271">
                <text:p>0.0458759834880271</text:p>
              </table:table-cell>
              <table:table-cell office:value-type="float" office:value="0.0473372781065089">
                <text:p>0.04733727810650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58774218144571">
                <text:p>0.0458774218144571</text:p>
              </table:table-cell>
              <table:table-cell office:value-type="float" office:value="0.0493096646942801">
                <text:p>0.0493096646942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60165587233117">
                <text:p>0.0460165587233117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6378774409005">
                <text:p>0.046378774409005</text:p>
              </table:table-cell>
              <table:table-cell office:value-type="float" office:value="0.0532544378698225">
                <text:p>0.0532544378698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65279611020235">
                <text:p>0.0465279611020235</text:p>
              </table:table-cell>
              <table:table-cell office:value-type="float" office:value="0.0552268244575937">
                <text:p>0.05522682445759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65311394841093">
                <text:p>0.0465311394841093</text:p>
              </table:table-cell>
              <table:table-cell office:value-type="float" office:value="0.0571992110453649">
                <text:p>0.05719921104536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66944638569997">
                <text:p>0.0466944638569997</text:p>
              </table:table-cell>
              <table:table-cell office:value-type="float" office:value="0.0591715976331361">
                <text:p>0.05917159763313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69376329040525">
                <text:p>0.0469376329040525</text:p>
              </table:table-cell>
              <table:table-cell office:value-type="float" office:value="0.0611439842209073">
                <text:p>0.0611439842209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72175670713034">
                <text:p>0.0472175670713034</text:p>
              </table:table-cell>
              <table:table-cell office:value-type="float" office:value="0.0631163708086785">
                <text:p>0.0631163708086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72442202224284">
                <text:p>0.0472442202224284</text:p>
              </table:table-cell>
              <table:table-cell office:value-type="float" office:value="0.0650887573964497">
                <text:p>0.0650887573964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74618836991591">
                <text:p>0.0474618836991591</text:p>
              </table:table-cell>
              <table:table-cell office:value-type="float" office:value="0.0670611439842209">
                <text:p>0.0670611439842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75891569030303">
                <text:p>0.0475891569030303</text:p>
              </table:table-cell>
              <table:table-cell office:value-type="float" office:value="0.0690335305719921">
                <text:p>0.0690335305719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76014756808748">
                <text:p>0.0476014756808748</text:p>
              </table:table-cell>
              <table:table-cell office:value-type="float" office:value="0.0710059171597633">
                <text:p>0.0710059171597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76526187743396">
                <text:p>0.0476526187743396</text:p>
              </table:table-cell>
              <table:table-cell office:value-type="float" office:value="0.0729783037475345">
                <text:p>0.0729783037475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79791949366349">
                <text:p>0.0479791949366349</text:p>
              </table:table-cell>
              <table:table-cell office:value-type="float" office:value="0.0749506903353057">
                <text:p>0.0749506903353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80067642910937">
                <text:p>0.0480067642910937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80493653258646">
                <text:p>0.0480493653258646</text:p>
              </table:table-cell>
              <table:table-cell office:value-type="float" office:value="0.0788954635108481">
                <text:p>0.07889546351084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80907501264914">
                <text:p>0.0480907501264914</text:p>
              </table:table-cell>
              <table:table-cell office:value-type="float" office:value="0.0808678500986193">
                <text:p>0.08086785009861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81021760133611">
                <text:p>0.0481021760133611</text:p>
              </table:table-cell>
              <table:table-cell office:value-type="float" office:value="0.0828402366863905">
                <text:p>0.08284023668639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81325985597861">
                <text:p>0.0481325985597861</text:p>
              </table:table-cell>
              <table:table-cell office:value-type="float" office:value="0.0848126232741618">
                <text:p>0.08481262327416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82924813774846">
                <text:p>0.0482924813774846</text:p>
              </table:table-cell>
              <table:table-cell office:value-type="float" office:value="0.086785009861933">
                <text:p>0.0867850098619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83089607105759">
                <text:p>0.0483089607105759</text:p>
              </table:table-cell>
              <table:table-cell office:value-type="float" office:value="0.0887573964497041">
                <text:p>0.0887573964497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87779418064724">
                <text:p>0.0487779418064724</text:p>
              </table:table-cell>
              <table:table-cell office:value-type="float" office:value="0.0907297830374754">
                <text:p>0.09072978303747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88116064340121">
                <text:p>0.0488116064340121</text:p>
              </table:table-cell>
              <table:table-cell office:value-type="float" office:value="0.0927021696252466">
                <text:p>0.0927021696252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8311126176642">
                <text:p>0.0488311126176642</text:p>
              </table:table-cell>
              <table:table-cell office:value-type="float" office:value="0.0946745562130178">
                <text:p>0.09467455621301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1055599161538">
                <text:p>0.0491055599161538</text:p>
              </table:table-cell>
              <table:table-cell office:value-type="float" office:value="0.096646942800789">
                <text:p>0.096646942800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2012154633754">
                <text:p>0.0492012154633754</text:p>
              </table:table-cell>
              <table:table-cell office:value-type="float" office:value="0.0986193293885602">
                <text:p>0.09861932938856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2047101331327">
                <text:p>0.0492047101331327</text:p>
              </table:table-cell>
              <table:table-cell office:value-type="float" office:value="0.100591715976331">
                <text:p>0.1005917159763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94865466247641">
                <text:p>0.0494865466247641</text:p>
              </table:table-cell>
              <table:table-cell office:value-type="float" office:value="0.102564102564103">
                <text:p>0.102564102564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95167742026034">
                <text:p>0.0495167742026034</text:p>
              </table:table-cell>
              <table:table-cell office:value-type="float" office:value="0.104536489151874">
                <text:p>0.1045364891518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9571958475157">
                <text:p>0.049571958475157</text:p>
              </table:table-cell>
              <table:table-cell office:value-type="float" office:value="0.106508875739645">
                <text:p>0.106508875739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98846475231377">
                <text:p>0.0498846475231377</text:p>
              </table:table-cell>
              <table:table-cell office:value-type="float" office:value="0.108481262327416">
                <text:p>0.1084812623274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99874375497369">
                <text:p>0.0499874375497369</text:p>
              </table:table-cell>
              <table:table-cell office:value-type="float" office:value="0.110453648915187">
                <text:p>0.1104536489151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00912502983716">
                <text:p>0.0500912502983716</text:p>
              </table:table-cell>
              <table:table-cell office:value-type="float" office:value="0.112426035502959">
                <text:p>0.1124260355029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00949100724955">
                <text:p>0.0500949100724955</text:p>
              </table:table-cell>
              <table:table-cell office:value-type="float" office:value="0.11439842209073">
                <text:p>0.11439842209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03657374411773">
                <text:p>0.0503657374411773</text:p>
              </table:table-cell>
              <table:table-cell office:value-type="float" office:value="0.116370808678501">
                <text:p>0.1163708086785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04055328091332">
                <text:p>0.0504055328091332</text:p>
              </table:table-cell>
              <table:table-cell office:value-type="float" office:value="0.118343195266272">
                <text:p>0.1183431952662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04953065606806">
                <text:p>0.0504953065606806</text:p>
              </table:table-cell>
              <table:table-cell office:value-type="float" office:value="0.120315581854043">
                <text:p>0.120315581854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06056172609694">
                <text:p>0.0506056172609694</text:p>
              </table:table-cell>
              <table:table-cell office:value-type="float" office:value="0.122287968441815">
                <text:p>0.1222879684418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06665019509473">
                <text:p>0.0506665019509473</text:p>
              </table:table-cell>
              <table:table-cell office:value-type="float" office:value="0.124260355029586">
                <text:p>0.1242603550295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08297951801157">
                <text:p>0.0508297951801157</text:p>
              </table:table-cell>
              <table:table-cell office:value-type="float" office:value="0.126232741617357">
                <text:p>0.1262327416173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0848791344837">
                <text:p>0.050848791344837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548675468775">
                <text:p>0.0508548675468775</text:p>
              </table:table-cell>
              <table:table-cell office:value-type="float" office:value="0.130177514792899">
                <text:p>0.130177514792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09149050294158">
                <text:p>0.0509149050294158</text:p>
              </table:table-cell>
              <table:table-cell office:value-type="float" office:value="0.132149901380671">
                <text:p>0.1321499013806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10235438173231">
                <text:p>0.0510235438173231</text:p>
              </table:table-cell>
              <table:table-cell office:value-type="float" office:value="0.134122287968442">
                <text:p>0.1341222879684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10928981988946">
                <text:p>0.0510928981988946</text:p>
              </table:table-cell>
              <table:table-cell office:value-type="float" office:value="0.136094674556213">
                <text:p>0.1360946745562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11086428639418">
                <text:p>0.0511086428639418</text:p>
              </table:table-cell>
              <table:table-cell office:value-type="float" office:value="0.138067061143984">
                <text:p>0.1380670611439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2234418039621">
                <text:p>0.0512234418039621</text:p>
              </table:table-cell>
              <table:table-cell office:value-type="float" office:value="0.140039447731755">
                <text:p>0.140039447731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12337207706534">
                <text:p>0.0512337207706534</text:p>
              </table:table-cell>
              <table:table-cell office:value-type="float" office:value="0.142011834319527">
                <text:p>0.142011834319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13280821359336">
                <text:p>0.0513280821359336</text:p>
              </table:table-cell>
              <table:table-cell office:value-type="float" office:value="0.143984220907298">
                <text:p>0.143984220907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14581865611707">
                <text:p>0.0514581865611707</text:p>
              </table:table-cell>
              <table:table-cell office:value-type="float" office:value="0.145956607495069">
                <text:p>0.1459566074950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16384429119373">
                <text:p>0.0516384429119373</text:p>
              </table:table-cell>
              <table:table-cell office:value-type="float" office:value="0.14792899408284">
                <text:p>0.147928994082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17864229200125">
                <text:p>0.0517864229200125</text:p>
              </table:table-cell>
              <table:table-cell office:value-type="float" office:value="0.149901380670611">
                <text:p>0.1499013806706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18120044274778">
                <text:p>0.0518120044274778</text:p>
              </table:table-cell>
              <table:table-cell office:value-type="float" office:value="0.151873767258383">
                <text:p>0.1518737672583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25377376117255">
                <text:p>0.0525377376117255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26293508578984">
                <text:p>0.0526293508578984</text:p>
              </table:table-cell>
              <table:table-cell office:value-type="float" office:value="0.155818540433925">
                <text:p>0.155818540433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26605088732622">
                <text:p>0.0526605088732622</text:p>
              </table:table-cell>
              <table:table-cell office:value-type="float" office:value="0.157790927021696">
                <text:p>0.157790927021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27528543653553">
                <text:p>0.0527528543653553</text:p>
              </table:table-cell>
              <table:table-cell office:value-type="float" office:value="0.159763313609468">
                <text:p>0.1597633136094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27752839487507">
                <text:p>0.0527752839487507</text:p>
              </table:table-cell>
              <table:table-cell office:value-type="float" office:value="0.161735700197239">
                <text:p>0.1617357001972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27827021677829">
                <text:p>0.0527827021677829</text:p>
              </table:table-cell>
              <table:table-cell office:value-type="float" office:value="0.16370808678501">
                <text:p>0.163708086785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29522223369428">
                <text:p>0.0529522223369428</text:p>
              </table:table-cell>
              <table:table-cell office:value-type="float" office:value="0.165680473372781">
                <text:p>0.1656804733727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30686576025072">
                <text:p>0.0530686576025072</text:p>
              </table:table-cell>
              <table:table-cell office:value-type="float" office:value="0.167652859960552">
                <text:p>0.167652859960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30701184993448">
                <text:p>0.0530701184993448</text:p>
              </table:table-cell>
              <table:table-cell office:value-type="float" office:value="0.169625246548324">
                <text:p>0.1696252465483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32081678479669">
                <text:p>0.0532081678479669</text:p>
              </table:table-cell>
              <table:table-cell office:value-type="float" office:value="0.171597633136095">
                <text:p>0.1715976331360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32167953771041">
                <text:p>0.0532167953771041</text:p>
              </table:table-cell>
              <table:table-cell office:value-type="float" office:value="0.173570019723866">
                <text:p>0.1735700197238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33325588553614">
                <text:p>0.0533325588553614</text:p>
              </table:table-cell>
              <table:table-cell office:value-type="float" office:value="0.175542406311637">
                <text:p>0.1755424063116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33390794951658">
                <text:p>0.0533390794951658</text:p>
              </table:table-cell>
              <table:table-cell office:value-type="float" office:value="0.177514792899408">
                <text:p>0.1775147928994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33578048294104">
                <text:p>0.0533578048294104</text:p>
              </table:table-cell>
              <table:table-cell office:value-type="float" office:value="0.179487179487179">
                <text:p>0.179487179487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37153788591185">
                <text:p>0.0537153788591185</text:p>
              </table:table-cell>
              <table:table-cell office:value-type="float" office:value="0.181459566074951">
                <text:p>0.1814595660749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38467119553371">
                <text:p>0.0538467119553371</text:p>
              </table:table-cell>
              <table:table-cell office:value-type="float" office:value="0.183431952662722">
                <text:p>0.1834319526627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42465482548685">
                <text:p>0.0542465482548685</text:p>
              </table:table-cell>
              <table:table-cell office:value-type="float" office:value="0.185404339250493">
                <text:p>0.185404339250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44038234816226">
                <text:p>0.0544038234816226</text:p>
              </table:table-cell>
              <table:table-cell office:value-type="float" office:value="0.187376725838264">
                <text:p>0.187376725838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4482693132693">
                <text:p>0.054482693132693</text:p>
              </table:table-cell>
              <table:table-cell office:value-type="float" office:value="0.189349112426036">
                <text:p>0.1893491124260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47599912395016">
                <text:p>0.0547599912395016</text:p>
              </table:table-cell>
              <table:table-cell office:value-type="float" office:value="0.191321499013807">
                <text:p>0.1913214990138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47697800368304">
                <text:p>0.0547697800368304</text:p>
              </table:table-cell>
              <table:table-cell office:value-type="float" office:value="0.193293885601578">
                <text:p>0.1932938856015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48146734115796">
                <text:p>0.0548146734115796</text:p>
              </table:table-cell>
              <table:table-cell office:value-type="float" office:value="0.195266272189349">
                <text:p>0.195266272189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49554973546877">
                <text:p>0.0549554973546877</text:p>
              </table:table-cell>
              <table:table-cell office:value-type="float" office:value="0.19723865877712">
                <text:p>0.197238658777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50017382671686">
                <text:p>0.0550017382671686</text:p>
              </table:table-cell>
              <table:table-cell office:value-type="float" office:value="0.199211045364891">
                <text:p>0.199211045364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51553957999314">
                <text:p>0.0551553957999314</text:p>
              </table:table-cell>
              <table:table-cell office:value-type="float" office:value="0.201183431952663">
                <text:p>0.2011834319526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51618182911078">
                <text:p>0.0551618182911078</text:p>
              </table:table-cell>
              <table:table-cell office:value-type="float" office:value="0.203155818540434">
                <text:p>0.2031558185404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52898098695404">
                <text:p>0.0552898098695404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54302987510402">
                <text:p>0.0554302987510402</text:p>
              </table:table-cell>
              <table:table-cell office:value-type="float" office:value="0.207100591715976">
                <text:p>0.2071005917159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55080929913376">
                <text:p>0.0555080929913376</text:p>
              </table:table-cell>
              <table:table-cell office:value-type="float" office:value="0.209072978303748">
                <text:p>0.2090729783037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55168675306713">
                <text:p>0.0555168675306713</text:p>
              </table:table-cell>
              <table:table-cell office:value-type="float" office:value="0.211045364891519">
                <text:p>0.211045364891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55284402157851">
                <text:p>0.0555284402157851</text:p>
              </table:table-cell>
              <table:table-cell office:value-type="float" office:value="0.21301775147929">
                <text:p>0.213017751479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5733010478928">
                <text:p>0.0555733010478928</text:p>
              </table:table-cell>
              <table:table-cell office:value-type="float" office:value="0.214990138067061">
                <text:p>0.2149901380670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56354766215326">
                <text:p>0.0556354766215326</text:p>
              </table:table-cell>
              <table:table-cell office:value-type="float" office:value="0.216962524654832">
                <text:p>0.2169625246548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58969780924571">
                <text:p>0.0558969780924571</text:p>
              </table:table-cell>
              <table:table-cell office:value-type="float" office:value="0.218934911242604">
                <text:p>0.2189349112426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60533915956637">
                <text:p>0.0560533915956637</text:p>
              </table:table-cell>
              <table:table-cell office:value-type="float" office:value="0.220907297830375">
                <text:p>0.220907297830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60592230943826">
                <text:p>0.0560592230943826</text:p>
              </table:table-cell>
              <table:table-cell office:value-type="float" office:value="0.222879684418146">
                <text:p>0.2228796844181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60916762870774">
                <text:p>0.0560916762870774</text:p>
              </table:table-cell>
              <table:table-cell office:value-type="float" office:value="0.224852071005917">
                <text:p>0.224852071005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61313369122425">
                <text:p>0.0561313369122425</text:p>
              </table:table-cell>
              <table:table-cell office:value-type="float" office:value="0.226824457593688">
                <text:p>0.226824457593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63103671605099">
                <text:p>0.0563103671605099</text:p>
              </table:table-cell>
              <table:table-cell office:value-type="float" office:value="0.22879684418146">
                <text:p>0.228796844181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634370794037">
                <text:p>0.05634370794037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64956891406834">
                <text:p>0.0564956891406834</text:p>
              </table:table-cell>
              <table:table-cell office:value-type="float" office:value="0.232741617357002">
                <text:p>0.232741617357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65768363566686">
                <text:p>0.0565768363566686</text:p>
              </table:table-cell>
              <table:table-cell office:value-type="float" office:value="0.234714003944773">
                <text:p>0.2347140039447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66330839061181">
                <text:p>0.0566330839061181</text:p>
              </table:table-cell>
              <table:table-cell office:value-type="float" office:value="0.236686390532544">
                <text:p>0.2366863905325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67928892976045">
                <text:p>0.0567928892976045</text:p>
              </table:table-cell>
              <table:table-cell office:value-type="float" office:value="0.238658777120316">
                <text:p>0.2386587771203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7967256884813">
                <text:p>0.0567967256884813</text:p>
              </table:table-cell>
              <table:table-cell office:value-type="float" office:value="0.240631163708087">
                <text:p>0.2406311637080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6849458763668">
                <text:p>0.056849458763668</text:p>
              </table:table-cell>
              <table:table-cell office:value-type="float" office:value="0.242603550295858">
                <text:p>0.2426035502958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68748466757234">
                <text:p>0.0568748466757234</text:p>
              </table:table-cell>
              <table:table-cell office:value-type="float" office:value="0.244575936883629">
                <text:p>0.2445759368836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71660510957918">
                <text:p>0.0571660510957918</text:p>
              </table:table-cell>
              <table:table-cell office:value-type="float" office:value="0.2465483234714">
                <text:p>0.24654832347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71892110627313">
                <text:p>0.0571892110627313</text:p>
              </table:table-cell>
              <table:table-cell office:value-type="float" office:value="0.248520710059172">
                <text:p>0.2485207100591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72208120673857">
                <text:p>0.0572208120673857</text:p>
              </table:table-cell>
              <table:table-cell office:value-type="float" office:value="0.250493096646943">
                <text:p>0.2504930966469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72748115765334">
                <text:p>0.0572748115765334</text:p>
              </table:table-cell>
              <table:table-cell office:value-type="float" office:value="0.252465483234714">
                <text:p>0.252465483234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73992926085157">
                <text:p>0.0573992926085157</text:p>
              </table:table-cell>
              <table:table-cell office:value-type="float" office:value="0.254437869822485">
                <text:p>0.2544378698224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74289574395538">
                <text:p>0.0574289574395538</text:p>
              </table:table-cell>
              <table:table-cell office:value-type="float" office:value="0.256410256410256">
                <text:p>0.2564102564102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76343375431044">
                <text:p>0.0576343375431044</text:p>
              </table:table-cell>
              <table:table-cell office:value-type="float" office:value="0.258382642998028">
                <text:p>0.2583826429980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7689933303638">
                <text:p>0.057689933303638</text:p>
              </table:table-cell>
              <table:table-cell office:value-type="float" office:value="0.260355029585799">
                <text:p>0.2603550295857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77098315081046">
                <text:p>0.0577098315081046</text:p>
              </table:table-cell>
              <table:table-cell office:value-type="float" office:value="0.26232741617357">
                <text:p>0.262327416173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77405714321499">
                <text:p>0.0577405714321499</text:p>
              </table:table-cell>
              <table:table-cell office:value-type="float" office:value="0.264299802761341">
                <text:p>0.2642998027613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77626617561544">
                <text:p>0.0577626617561544</text:p>
              </table:table-cell>
              <table:table-cell office:value-type="float" office:value="0.266272189349112">
                <text:p>0.266272189349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77709135751217">
                <text:p>0.0577709135751217</text:p>
              </table:table-cell>
              <table:table-cell office:value-type="float" office:value="0.268244575936884">
                <text:p>0.2682445759368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80220402391877">
                <text:p>0.0580220402391877</text:p>
              </table:table-cell>
              <table:table-cell office:value-type="float" office:value="0.270216962524655">
                <text:p>0.2702169625246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81009463466576">
                <text:p>0.0581009463466576</text:p>
              </table:table-cell>
              <table:table-cell office:value-type="float" office:value="0.272189349112426">
                <text:p>0.2721893491124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83807596777246">
                <text:p>0.0583807596777246</text:p>
              </table:table-cell>
              <table:table-cell office:value-type="float" office:value="0.274161735700197">
                <text:p>0.2741617357001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86127139213877">
                <text:p>0.0586127139213877</text:p>
              </table:table-cell>
              <table:table-cell office:value-type="float" office:value="0.276134122287969">
                <text:p>0.2761341222879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8656770197874">
                <text:p>0.058656770197874</text:p>
              </table:table-cell>
              <table:table-cell office:value-type="float" office:value="0.27810650887574">
                <text:p>0.278106508875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88378166639845">
                <text:p>0.0588378166639845</text:p>
              </table:table-cell>
              <table:table-cell office:value-type="float" office:value="0.280078895463511">
                <text:p>0.2800788954635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90258207095714">
                <text:p>0.0590258207095714</text:p>
              </table:table-cell>
              <table:table-cell office:value-type="float" office:value="0.282051282051282">
                <text:p>0.2820512820512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91485057157237">
                <text:p>0.0591485057157237</text:p>
              </table:table-cell>
              <table:table-cell office:value-type="float" office:value="0.284023668639053">
                <text:p>0.2840236686390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92908282948876">
                <text:p>0.0592908282948876</text:p>
              </table:table-cell>
              <table:table-cell office:value-type="float" office:value="0.285996055226824">
                <text:p>0.2859960552268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94160641525426">
                <text:p>0.0594160641525426</text:p>
              </table:table-cell>
              <table:table-cell office:value-type="float" office:value="0.287968441814596">
                <text:p>0.2879684418145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5491636641087">
                <text:p>0.0595491636641087</text:p>
              </table:table-cell>
              <table:table-cell office:value-type="float" office:value="0.289940828402367">
                <text:p>0.2899408284023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97873727328309">
                <text:p>0.0597873727328309</text:p>
              </table:table-cell>
              <table:table-cell office:value-type="float" office:value="0.291913214990138">
                <text:p>0.2919132149901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9830849065033">
                <text:p>0.059830849065033</text:p>
              </table:table-cell>
              <table:table-cell office:value-type="float" office:value="0.293885601577909">
                <text:p>0.2938856015779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99034455340102">
                <text:p>0.0599034455340102</text:p>
              </table:table-cell>
              <table:table-cell office:value-type="float" office:value="0.29585798816568">
                <text:p>0.295857988165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99680490595322">
                <text:p>0.0599680490595322</text:p>
              </table:table-cell>
              <table:table-cell office:value-type="float" office:value="0.297830374753452">
                <text:p>0.2978303747534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01413854488594">
                <text:p>0.0601413854488594</text:p>
              </table:table-cell>
              <table:table-cell office:value-type="float" office:value="0.299802761341223">
                <text:p>0.2998027613412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01609212500655">
                <text:p>0.0601609212500655</text:p>
              </table:table-cell>
              <table:table-cell office:value-type="float" office:value="0.301775147928994">
                <text:p>0.3017751479289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04131366189041">
                <text:p>0.0604131366189041</text:p>
              </table:table-cell>
              <table:table-cell office:value-type="float" office:value="0.303747534516765">
                <text:p>0.3037475345167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04312328006399">
                <text:p>0.0604312328006399</text:p>
              </table:table-cell>
              <table:table-cell office:value-type="float" office:value="0.305719921104536">
                <text:p>0.3057199211045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05121956610522">
                <text:p>0.0605121956610522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06269208246497">
                <text:p>0.0606269208246497</text:p>
              </table:table-cell>
              <table:table-cell office:value-type="float" office:value="0.309664694280079">
                <text:p>0.3096646942800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08614178934888">
                <text:p>0.0608614178934888</text:p>
              </table:table-cell>
              <table:table-cell office:value-type="float" office:value="0.31163708086785">
                <text:p>0.311637080867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08707105487317">
                <text:p>0.0608707105487317</text:p>
              </table:table-cell>
              <table:table-cell office:value-type="float" office:value="0.313609467455621">
                <text:p>0.3136094674556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10156009126099">
                <text:p>0.0610156009126099</text:p>
              </table:table-cell>
              <table:table-cell office:value-type="float" office:value="0.315581854043392">
                <text:p>0.3155818540433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10184324488952">
                <text:p>0.0610184324488952</text:p>
              </table:table-cell>
              <table:table-cell office:value-type="float" office:value="0.317554240631164">
                <text:p>0.3175542406311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12327965431147">
                <text:p>0.0612327965431147</text:p>
              </table:table-cell>
              <table:table-cell office:value-type="float" office:value="0.319526627218935">
                <text:p>0.3195266272189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12602953212891">
                <text:p>0.0612602953212891</text:p>
              </table:table-cell>
              <table:table-cell office:value-type="float" office:value="0.321499013806706">
                <text:p>0.3214990138067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12711213890952">
                <text:p>0.0612711213890952</text:p>
              </table:table-cell>
              <table:table-cell office:value-type="float" office:value="0.323471400394477">
                <text:p>0.3234714003944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13999709526032">
                <text:p>0.0613999709526032</text:p>
              </table:table-cell>
              <table:table-cell office:value-type="float" office:value="0.325443786982248">
                <text:p>0.3254437869822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14087831706802">
                <text:p>0.0614087831706802</text:p>
              </table:table-cell>
              <table:table-cell office:value-type="float" office:value="0.32741617357002">
                <text:p>0.327416173570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15548225999018">
                <text:p>0.0615548225999018</text:p>
              </table:table-cell>
              <table:table-cell office:value-type="float" office:value="0.329388560157791">
                <text:p>0.3293885601577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17514526777902">
                <text:p>0.0617514526777902</text:p>
              </table:table-cell>
              <table:table-cell office:value-type="float" office:value="0.331360946745562">
                <text:p>0.3313609467455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18788811555633">
                <text:p>0.06187888115556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19198856366071">
                <text:p>0.0619198856366071</text:p>
              </table:table-cell>
              <table:table-cell office:value-type="float" office:value="0.335305719921105">
                <text:p>0.3353057199211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19646594582819">
                <text:p>0.0619646594582819</text:p>
              </table:table-cell>
              <table:table-cell office:value-type="float" office:value="0.337278106508876">
                <text:p>0.3372781065088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20308237782597">
                <text:p>0.0620308237782597</text:p>
              </table:table-cell>
              <table:table-cell office:value-type="float" office:value="0.339250493096647">
                <text:p>0.3392504930966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23391998920329">
                <text:p>0.0623391998920329</text:p>
              </table:table-cell>
              <table:table-cell office:value-type="float" office:value="0.341222879684418">
                <text:p>0.3412228796844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24524911981606">
                <text:p>0.0624524911981606</text:p>
              </table:table-cell>
              <table:table-cell office:value-type="float" office:value="0.343195266272189">
                <text:p>0.3431952662721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24547723462196">
                <text:p>0.0624547723462196</text:p>
              </table:table-cell>
              <table:table-cell office:value-type="float" office:value="0.345167652859961">
                <text:p>0.3451676528599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24778657889809">
                <text:p>0.0624778657889809</text:p>
              </table:table-cell>
              <table:table-cell office:value-type="float" office:value="0.347140039447732">
                <text:p>0.3471400394477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25962826947027">
                <text:p>0.0625962826947027</text:p>
              </table:table-cell>
              <table:table-cell office:value-type="float" office:value="0.349112426035503">
                <text:p>0.3491124260355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26619191726436">
                <text:p>0.0626619191726436</text:p>
              </table:table-cell>
              <table:table-cell office:value-type="float" office:value="0.351084812623274">
                <text:p>0.3510848126232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27444251070108">
                <text:p>0.0627444251070108</text:p>
              </table:table-cell>
              <table:table-cell office:value-type="float" office:value="0.353057199211045">
                <text:p>0.3530571992110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27502481126649">
                <text:p>0.0627502481126649</text:p>
              </table:table-cell>
              <table:table-cell office:value-type="float" office:value="0.355029585798817">
                <text:p>0.3550295857988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28782637344061">
                <text:p>0.0628782637344061</text:p>
              </table:table-cell>
              <table:table-cell office:value-type="float" office:value="0.357001972386588">
                <text:p>0.3570019723865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30845485964717">
                <text:p>0.0630845485964717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30904710745282">
                <text:p>0.0630904710745282</text:p>
              </table:table-cell>
              <table:table-cell office:value-type="float" office:value="0.36094674556213">
                <text:p>0.360946745562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32392099685273">
                <text:p>0.0632392099685273</text:p>
              </table:table-cell>
              <table:table-cell office:value-type="float" office:value="0.362919132149901">
                <text:p>0.3629191321499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32587798655074">
                <text:p>0.0632587798655074</text:p>
              </table:table-cell>
              <table:table-cell office:value-type="float" office:value="0.364891518737673">
                <text:p>0.3648915187376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32934400216859">
                <text:p>0.0632934400216859</text:p>
              </table:table-cell>
              <table:table-cell office:value-type="float" office:value="0.366863905325444">
                <text:p>0.3668639053254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3335829139523">
                <text:p>0.063335829139523</text:p>
              </table:table-cell>
              <table:table-cell office:value-type="float" office:value="0.368836291913215">
                <text:p>0.3688362919132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34276327821582">
                <text:p>0.0634276327821582</text:p>
              </table:table-cell>
              <table:table-cell office:value-type="float" office:value="0.370808678500986">
                <text:p>0.3708086785009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34330281018145">
                <text:p>0.0634330281018145</text:p>
              </table:table-cell>
              <table:table-cell office:value-type="float" office:value="0.372781065088757">
                <text:p>0.3727810650887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35354401242649">
                <text:p>0.0635354401242649</text:p>
              </table:table-cell>
              <table:table-cell office:value-type="float" office:value="0.374753451676529">
                <text:p>0.3747534516765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36600255887547">
                <text:p>0.0636600255887547</text:p>
              </table:table-cell>
              <table:table-cell office:value-type="float" office:value="0.3767258382643">
                <text:p>0.37672583826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37110299712441">
                <text:p>0.0637110299712441</text:p>
              </table:table-cell>
              <table:table-cell office:value-type="float" office:value="0.378698224852071">
                <text:p>0.3786982248520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37133405525011">
                <text:p>0.0637133405525011</text:p>
              </table:table-cell>
              <table:table-cell office:value-type="float" office:value="0.380670611439842">
                <text:p>0.3806706114398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37179705563636">
                <text:p>0.0637179705563636</text:p>
              </table:table-cell>
              <table:table-cell office:value-type="float" office:value="0.382642998027613">
                <text:p>0.3826429980276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37630750853565">
                <text:p>0.063763075085356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38594392786128">
                <text:p>0.0638594392786128</text:p>
              </table:table-cell>
              <table:table-cell office:value-type="float" office:value="0.386587771203156">
                <text:p>0.3865877712031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40876375743164">
                <text:p>0.0640876375743164</text:p>
              </table:table-cell>
              <table:table-cell office:value-type="float" office:value="0.388560157790927">
                <text:p>0.3885601577909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41074219014147">
                <text:p>0.0641074219014147</text:p>
              </table:table-cell>
              <table:table-cell office:value-type="float" office:value="0.390532544378698">
                <text:p>0.3905325443786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41395419728072">
                <text:p>0.0641395419728072</text:p>
              </table:table-cell>
              <table:table-cell office:value-type="float" office:value="0.392504930966469">
                <text:p>0.3925049309664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42188976650523">
                <text:p>0.0642188976650523</text:p>
              </table:table-cell>
              <table:table-cell office:value-type="float" office:value="0.394477317554241">
                <text:p>0.3944773175542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42219711076842">
                <text:p>0.0642219711076842</text:p>
              </table:table-cell>
              <table:table-cell office:value-type="float" office:value="0.396449704142012">
                <text:p>0.3964497041420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42277208682897">
                <text:p>0.0642277208682897</text:p>
              </table:table-cell>
              <table:table-cell office:value-type="float" office:value="0.398422090729783">
                <text:p>0.3984220907297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42569678371652">
                <text:p>0.0642569678371652</text:p>
              </table:table-cell>
              <table:table-cell office:value-type="float" office:value="0.400394477317554">
                <text:p>0.400394477317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43995447540774">
                <text:p>0.0643995447540774</text:p>
              </table:table-cell>
              <table:table-cell office:value-type="float" office:value="0.402366863905325">
                <text:p>0.4023668639053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44338593075252">
                <text:p>0.0644338593075252</text:p>
              </table:table-cell>
              <table:table-cell office:value-type="float" office:value="0.404339250493097">
                <text:p>0.4043392504930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46200050321563">
                <text:p>0.0646200050321563</text:p>
              </table:table-cell>
              <table:table-cell office:value-type="float" office:value="0.406311637080868">
                <text:p>0.4063116370808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47800328896996">
                <text:p>0.0647800328896996</text:p>
              </table:table-cell>
              <table:table-cell office:value-type="float" office:value="0.408284023668639">
                <text:p>0.4082840236686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48390879722805">
                <text:p>0.0648390879722805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48966820578614">
                <text:p>0.0648966820578614</text:p>
              </table:table-cell>
              <table:table-cell office:value-type="float" office:value="0.412228796844182">
                <text:p>0.4122287968441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48988885721878">
                <text:p>0.0648988885721878</text:p>
              </table:table-cell>
              <table:table-cell office:value-type="float" office:value="0.414201183431953">
                <text:p>0.4142011834319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49125746597551">
                <text:p>0.0649125746597551</text:p>
              </table:table-cell>
              <table:table-cell office:value-type="float" office:value="0.416173570019724">
                <text:p>0.4161735700197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49176519537932">
                <text:p>0.0649176519537932</text:p>
              </table:table-cell>
              <table:table-cell office:value-type="float" office:value="0.418145956607495">
                <text:p>0.4181459566074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49586130447598">
                <text:p>0.0649586130447598</text:p>
              </table:table-cell>
              <table:table-cell office:value-type="float" office:value="0.420118343195266">
                <text:p>0.4201183431952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50561643486198">
                <text:p>0.0650561643486198</text:p>
              </table:table-cell>
              <table:table-cell office:value-type="float" office:value="0.422090729783038">
                <text:p>0.4220907297830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651054879310295">
                <text:p>0.0651054879310295</text:p>
              </table:table-cell>
              <table:table-cell office:value-type="float" office:value="0.424063116370809">
                <text:p>0.4240631163708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51181360534973">
                <text:p>0.0651181360534973</text:p>
              </table:table-cell>
              <table:table-cell office:value-type="float" office:value="0.42603550295858">
                <text:p>0.426035502958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51256715854258">
                <text:p>0.0651256715854258</text:p>
              </table:table-cell>
              <table:table-cell office:value-type="float" office:value="0.428007889546351">
                <text:p>0.4280078895463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51776549537969">
                <text:p>0.0651776549537969</text:p>
              </table:table-cell>
              <table:table-cell office:value-type="float" office:value="0.429980276134122">
                <text:p>0.4299802761341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652580616710598">
                <text:p>0.0652580616710598</text:p>
              </table:table-cell>
              <table:table-cell office:value-type="float" office:value="0.431952662721893">
                <text:p>0.4319526627218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653156604266444">
                <text:p>0.0653156604266444</text:p>
              </table:table-cell>
              <table:table-cell office:value-type="float" office:value="0.433925049309665">
                <text:p>0.4339250493096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653498894951071">
                <text:p>0.0653498894951071</text:p>
              </table:table-cell>
              <table:table-cell office:value-type="float" office:value="0.435897435897436">
                <text:p>0.4358974358974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54458818558434">
                <text:p>0.0654458818558434</text:p>
              </table:table-cell>
              <table:table-cell office:value-type="float" office:value="0.437869822485207">
                <text:p>0.4378698224852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655449211291234">
                <text:p>0.0655449211291234</text:p>
              </table:table-cell>
              <table:table-cell office:value-type="float" office:value="0.439842209072978">
                <text:p>0.4398422090729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65939746892886">
                <text:p>0.065939746892886</text:p>
              </table:table-cell>
              <table:table-cell office:value-type="float" office:value="0.441814595660749">
                <text:p>0.4418145956607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662187407012753">
                <text:p>0.0662187407012753</text:p>
              </table:table-cell>
              <table:table-cell office:value-type="float" office:value="0.443786982248521">
                <text:p>0.4437869822485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662875938971922">
                <text:p>0.0662875938971922</text:p>
              </table:table-cell>
              <table:table-cell office:value-type="float" office:value="0.445759368836292">
                <text:p>0.445759368836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662989078015421">
                <text:p>0.0662989078015421</text:p>
              </table:table-cell>
              <table:table-cell office:value-type="float" office:value="0.447731755424063">
                <text:p>0.4477317554240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63627131535998">
                <text:p>0.0663627131535998</text:p>
              </table:table-cell>
              <table:table-cell office:value-type="float" office:value="0.449704142011834">
                <text:p>0.4497041420118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663747499543726">
                <text:p>0.0663747499543726</text:p>
              </table:table-cell>
              <table:table-cell office:value-type="float" office:value="0.451676528599606">
                <text:p>0.4516765285996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665057765684629">
                <text:p>0.0665057765684629</text:p>
              </table:table-cell>
              <table:table-cell office:value-type="float" office:value="0.453648915187377">
                <text:p>0.4536489151873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65084189026759">
                <text:p>0.0665084189026759</text:p>
              </table:table-cell>
              <table:table-cell office:value-type="float" office:value="0.455621301775148">
                <text:p>0.455621301775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665222077619648">
                <text:p>0.0665222077619648</text:p>
              </table:table-cell>
              <table:table-cell office:value-type="float" office:value="0.457593688362919">
                <text:p>0.4575936883629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666356156913703">
                <text:p>0.0666356156913703</text:p>
              </table:table-cell>
              <table:table-cell office:value-type="float" office:value="0.45956607495069">
                <text:p>0.459566074950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667727378324105">
                <text:p>0.0667727378324105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6791707418617">
                <text:p>0.066791707418617</text:p>
              </table:table-cell>
              <table:table-cell office:value-type="float" office:value="0.463510848126233">
                <text:p>0.4635108481262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667998887861577">
                <text:p>0.0667998887861577</text:p>
              </table:table-cell>
              <table:table-cell office:value-type="float" office:value="0.465483234714004">
                <text:p>0.4654832347140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68873652343473">
                <text:p>0.0668873652343473</text:p>
              </table:table-cell>
              <table:table-cell office:value-type="float" office:value="0.467455621301775">
                <text:p>0.4674556213017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6898178158075">
                <text:p>0.066898178158075</text:p>
              </table:table-cell>
              <table:table-cell office:value-type="float" office:value="0.469428007889546">
                <text:p>0.4694280078895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70590271544826">
                <text:p>0.0670590271544826</text:p>
              </table:table-cell>
              <table:table-cell office:value-type="float" office:value="0.471400394477318">
                <text:p>0.4714003944773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70724915815903">
                <text:p>0.0670724915815903</text:p>
              </table:table-cell>
              <table:table-cell office:value-type="float" office:value="0.473372781065089">
                <text:p>0.4733727810650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71237101739547">
                <text:p>0.0671237101739547</text:p>
              </table:table-cell>
              <table:table-cell office:value-type="float" office:value="0.47534516765286">
                <text:p>0.475345167652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74250021791143">
                <text:p>0.0674250021791143</text:p>
              </table:table-cell>
              <table:table-cell office:value-type="float" office:value="0.477317554240631">
                <text:p>0.4773175542406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76543189511474">
                <text:p>0.0676543189511474</text:p>
              </table:table-cell>
              <table:table-cell office:value-type="float" office:value="0.479289940828402">
                <text:p>0.4792899408284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677077585605653">
                <text:p>0.0677077585605653</text:p>
              </table:table-cell>
              <table:table-cell office:value-type="float" office:value="0.481262327416174">
                <text:p>0.4812623274161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678413203539297">
                <text:p>0.0678413203539297</text:p>
              </table:table-cell>
              <table:table-cell office:value-type="float" office:value="0.483234714003945">
                <text:p>0.4832347140039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679511222828908">
                <text:p>0.0679511222828908</text:p>
              </table:table-cell>
              <table:table-cell office:value-type="float" office:value="0.485207100591716">
                <text:p>0.4852071005917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680228817023793">
                <text:p>0.0680228817023793</text:p>
              </table:table-cell>
              <table:table-cell office:value-type="float" office:value="0.487179487179487">
                <text:p>0.4871794871794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680475154553286">
                <text:p>0.0680475154553286</text:p>
              </table:table-cell>
              <table:table-cell office:value-type="float" office:value="0.489151873767258">
                <text:p>0.4891518737672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680741807457227">
                <text:p>0.0680741807457227</text:p>
              </table:table-cell>
              <table:table-cell office:value-type="float" office:value="0.49112426035503">
                <text:p>0.491124260355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680998004249921">
                <text:p>0.0680998004249921</text:p>
              </table:table-cell>
              <table:table-cell office:value-type="float" office:value="0.493096646942801">
                <text:p>0.4930966469428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81246656978504">
                <text:p>0.0681246656978504</text:p>
              </table:table-cell>
              <table:table-cell office:value-type="float" office:value="0.495069033530572">
                <text:p>0.495069033530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81899705771763">
                <text:p>0.0681899705771763</text:p>
              </table:table-cell>
              <table:table-cell office:value-type="float" office:value="0.497041420118343">
                <text:p>0.4970414201183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82429946681895">
                <text:p>0.0682429946681895</text:p>
              </table:table-cell>
              <table:table-cell office:value-type="float" office:value="0.499013806706114">
                <text:p>0.4990138067061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82905659405402">
                <text:p>0.0682905659405402</text:p>
              </table:table-cell>
              <table:table-cell office:value-type="float" office:value="0.500986193293886">
                <text:p>0.5009861932938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84513922743672">
                <text:p>0.0684513922743672</text:p>
              </table:table-cell>
              <table:table-cell office:value-type="float" office:value="0.502958579881657">
                <text:p>0.5029585798816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684917129934064">
                <text:p>0.0684917129934064</text:p>
              </table:table-cell>
              <table:table-cell office:value-type="float" office:value="0.504930966469428">
                <text:p>0.5049309664694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686083898526785">
                <text:p>0.0686083898526785</text:p>
              </table:table-cell>
              <table:table-cell office:value-type="float" office:value="0.506903353057199">
                <text:p>0.5069033530571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686294821098875">
                <text:p>0.0686294821098875</text:p>
              </table:table-cell>
              <table:table-cell office:value-type="float" office:value="0.50887573964497">
                <text:p>0.508875739644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86875326665289">
                <text:p>0.0686875326665289</text:p>
              </table:table-cell>
              <table:table-cell office:value-type="float" office:value="0.510848126232742">
                <text:p>0.5108481262327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87288140303181">
                <text:p>0.0687288140303181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687545128944684">
                <text:p>0.0687545128944684</text:p>
              </table:table-cell>
              <table:table-cell office:value-type="float" office:value="0.514792899408284">
                <text:p>0.5147928994082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687552270824216">
                <text:p>0.0687552270824216</text:p>
              </table:table-cell>
              <table:table-cell office:value-type="float" office:value="0.516765285996055">
                <text:p>0.516765285996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87917550661204">
                <text:p>0.0687917550661204</text:p>
              </table:table-cell>
              <table:table-cell office:value-type="float" office:value="0.518737672583826">
                <text:p>0.5187376725838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689320371661892">
                <text:p>0.0689320371661892</text:p>
              </table:table-cell>
              <table:table-cell office:value-type="float" office:value="0.520710059171598">
                <text:p>0.5207100591715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69066808079027">
                <text:p>0.069066808079027</text:p>
              </table:table-cell>
              <table:table-cell office:value-type="float" office:value="0.522682445759369">
                <text:p>0.5226824457593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690925089580401">
                <text:p>0.0690925089580401</text:p>
              </table:table-cell>
              <table:table-cell office:value-type="float" office:value="0.52465483234714">
                <text:p>0.524654832347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691019751213381">
                <text:p>0.0691019751213381</text:p>
              </table:table-cell>
              <table:table-cell office:value-type="float" office:value="0.526627218934911">
                <text:p>0.5266272189349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692333508860442">
                <text:p>0.0692333508860442</text:p>
              </table:table-cell>
              <table:table-cell office:value-type="float" office:value="0.528599605522683">
                <text:p>0.5285996055226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692568561560867">
                <text:p>0.0692568561560867</text:p>
              </table:table-cell>
              <table:table-cell office:value-type="float" office:value="0.530571992110454">
                <text:p>0.5305719921104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92763217001762">
                <text:p>0.0692763217001762</text:p>
              </table:table-cell>
              <table:table-cell office:value-type="float" office:value="0.532544378698225">
                <text:p>0.532544378698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694151732386571">
                <text:p>0.0694151732386571</text:p>
              </table:table-cell>
              <table:table-cell office:value-type="float" office:value="0.534516765285996">
                <text:p>0.5345167652859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694354180672549">
                <text:p>0.0694354180672549</text:p>
              </table:table-cell>
              <table:table-cell office:value-type="float" office:value="0.536489151873767">
                <text:p>0.5364891518737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694636485852547">
                <text:p>0.0694636485852547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695886077022647">
                <text:p>0.0695886077022647</text:p>
              </table:table-cell>
              <table:table-cell office:value-type="float" office:value="0.54043392504931">
                <text:p>0.540433925049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697981819901356">
                <text:p>0.0697981819901356</text:p>
              </table:table-cell>
              <table:table-cell office:value-type="float" office:value="0.542406311637081">
                <text:p>0.5424063116370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9879523506641">
                <text:p>0.069879523506641</text:p>
              </table:table-cell>
              <table:table-cell office:value-type="float" office:value="0.544378698224852">
                <text:p>0.5443786982248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69984567095571">
                <text:p>0.069984567095571</text:p>
              </table:table-cell>
              <table:table-cell office:value-type="float" office:value="0.546351084812623">
                <text:p>0.5463510848126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0045818823983">
                <text:p>0.070045818823983</text:p>
              </table:table-cell>
              <table:table-cell office:value-type="float" office:value="0.548323471400394">
                <text:p>0.5483234714003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00463652418918">
                <text:p>0.0700463652418918</text:p>
              </table:table-cell>
              <table:table-cell office:value-type="float" office:value="0.550295857988166">
                <text:p>0.5502958579881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0143065803499">
                <text:p>0.070143065803499</text:p>
              </table:table-cell>
              <table:table-cell office:value-type="float" office:value="0.552268244575937">
                <text:p>0.5522682445759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702226059657006">
                <text:p>0.0702226059657006</text:p>
              </table:table-cell>
              <table:table-cell office:value-type="float" office:value="0.554240631163708">
                <text:p>0.5542406311637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06297280371989">
                <text:p>0.0706297280371989</text:p>
              </table:table-cell>
              <table:table-cell office:value-type="float" office:value="0.556213017751479">
                <text:p>0.5562130177514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70658276354164">
                <text:p>0.070658276354164</text:p>
              </table:table-cell>
              <table:table-cell office:value-type="float" office:value="0.55818540433925">
                <text:p>0.558185404339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0759043257054">
                <text:p>0.070759043257054</text:p>
              </table:table-cell>
              <table:table-cell office:value-type="float" office:value="0.560157790927022">
                <text:p>0.5601577909270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07691339867648">
                <text:p>0.0707691339867648</text:p>
              </table:table-cell>
              <table:table-cell office:value-type="float" office:value="0.562130177514793">
                <text:p>0.5621301775147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707841161278274">
                <text:p>0.0707841161278274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708836308331315">
                <text:p>0.0708836308331315</text:p>
              </table:table-cell>
              <table:table-cell office:value-type="float" office:value="0.566074950690335">
                <text:p>0.5660749506903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709003792260273">
                <text:p>0.0709003792260273</text:p>
              </table:table-cell>
              <table:table-cell office:value-type="float" office:value="0.568047337278107">
                <text:p>0.5680473372781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709046767626598">
                <text:p>0.0709046767626598</text:p>
              </table:table-cell>
              <table:table-cell office:value-type="float" office:value="0.570019723865878">
                <text:p>0.5700197238658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709408928693501">
                <text:p>0.0709408928693501</text:p>
              </table:table-cell>
              <table:table-cell office:value-type="float" office:value="0.571992110453649">
                <text:p>0.5719921104536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710701305652548">
                <text:p>0.0710701305652548</text:p>
              </table:table-cell>
              <table:table-cell office:value-type="float" office:value="0.57396449704142">
                <text:p>0.573964497041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710709356074791">
                <text:p>0.0710709356074791</text:p>
              </table:table-cell>
              <table:table-cell office:value-type="float" office:value="0.575936883629191">
                <text:p>0.5759368836291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711178251737102">
                <text:p>0.0711178251737102</text:p>
              </table:table-cell>
              <table:table-cell office:value-type="float" office:value="0.577909270216962">
                <text:p>0.5779092702169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712186098114746">
                <text:p>0.0712186098114746</text:p>
              </table:table-cell>
              <table:table-cell office:value-type="float" office:value="0.579881656804734">
                <text:p>0.5798816568047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71291480642694">
                <text:p>0.071291480642694</text:p>
              </table:table-cell>
              <table:table-cell office:value-type="float" office:value="0.581854043392505">
                <text:p>0.5818540433925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713045233796857">
                <text:p>0.0713045233796857</text:p>
              </table:table-cell>
              <table:table-cell office:value-type="float" office:value="0.583826429980276">
                <text:p>0.5838264299802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14933117623413">
                <text:p>0.0714933117623413</text:p>
              </table:table-cell>
              <table:table-cell office:value-type="float" office:value="0.585798816568047">
                <text:p>0.5857988165680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15251468655209">
                <text:p>0.0715251468655209</text:p>
              </table:table-cell>
              <table:table-cell office:value-type="float" office:value="0.587771203155818">
                <text:p>0.5877712031558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15376825513182">
                <text:p>0.0715376825513182</text:p>
              </table:table-cell>
              <table:table-cell office:value-type="float" office:value="0.58974358974359">
                <text:p>0.589743589743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719491745501283">
                <text:p>0.0719491745501283</text:p>
              </table:table-cell>
              <table:table-cell office:value-type="float" office:value="0.591715976331361">
                <text:p>0.5917159763313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720861966799263">
                <text:p>0.0720861966799263</text:p>
              </table:table-cell>
              <table:table-cell office:value-type="float" office:value="0.593688362919132">
                <text:p>0.5936883629191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721850225723054">
                <text:p>0.0721850225723054</text:p>
              </table:table-cell>
              <table:table-cell office:value-type="float" office:value="0.595660749506903">
                <text:p>0.5956607495069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24298063262314">
                <text:p>0.0724298063262314</text:p>
              </table:table-cell>
              <table:table-cell office:value-type="float" office:value="0.597633136094675">
                <text:p>0.5976331360946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724572166711641">
                <text:p>0.0724572166711641</text:p>
              </table:table-cell>
              <table:table-cell office:value-type="float" office:value="0.599605522682446">
                <text:p>0.5996055226824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25048774889043">
                <text:p>0.0725048774889043</text:p>
              </table:table-cell>
              <table:table-cell office:value-type="float" office:value="0.601577909270217">
                <text:p>0.6015779092702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72524077779604">
                <text:p>0.072524077779604</text:p>
              </table:table-cell>
              <table:table-cell office:value-type="float" office:value="0.603550295857988">
                <text:p>0.6035502958579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726912873339829">
                <text:p>0.0726912873339829</text:p>
              </table:table-cell>
              <table:table-cell office:value-type="float" office:value="0.605522682445759">
                <text:p>0.6055226824457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729106278112341">
                <text:p>0.0729106278112341</text:p>
              </table:table-cell>
              <table:table-cell office:value-type="float" office:value="0.607495069033531">
                <text:p>0.6074950690335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729339195547473">
                <text:p>0.0729339195547473</text:p>
              </table:table-cell>
              <table:table-cell office:value-type="float" office:value="0.609467455621302">
                <text:p>0.6094674556213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731470573927031">
                <text:p>0.0731470573927031</text:p>
              </table:table-cell>
              <table:table-cell office:value-type="float" office:value="0.611439842209073">
                <text:p>0.6114398422090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32758297274946">
                <text:p>0.0732758297274946</text:p>
              </table:table-cell>
              <table:table-cell office:value-type="float" office:value="0.613412228796844">
                <text:p>0.6134122287968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732824959750061">
                <text:p>0.0732824959750061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33225345456683">
                <text:p>0.0733225345456683</text:p>
              </table:table-cell>
              <table:table-cell office:value-type="float" office:value="0.617357001972387">
                <text:p>0.6173570019723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733365506998247">
                <text:p>0.0733365506998247</text:p>
              </table:table-cell>
              <table:table-cell office:value-type="float" office:value="0.619329388560158">
                <text:p>0.6193293885601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734585366662268">
                <text:p>0.0734585366662268</text:p>
              </table:table-cell>
              <table:table-cell office:value-type="float" office:value="0.621301775147929">
                <text:p>0.6213017751479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734656547132471">
                <text:p>0.0734656547132471</text:p>
              </table:table-cell>
              <table:table-cell office:value-type="float" office:value="0.6232741617357">
                <text:p>0.62327416173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736095764885547">
                <text:p>0.0736095764885547</text:p>
              </table:table-cell>
              <table:table-cell office:value-type="float" office:value="0.625246548323471">
                <text:p>0.6252465483234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739300983251484">
                <text:p>0.0739300983251484</text:p>
              </table:table-cell>
              <table:table-cell office:value-type="float" office:value="0.627218934911243">
                <text:p>0.6272189349112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739384197280864">
                <text:p>0.0739384197280864</text:p>
              </table:table-cell>
              <table:table-cell office:value-type="float" office:value="0.629191321499014">
                <text:p>0.6291913214990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739655730270879">
                <text:p>0.0739655730270879</text:p>
              </table:table-cell>
              <table:table-cell office:value-type="float" office:value="0.631163708086785">
                <text:p>0.6311637080867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40749639955284">
                <text:p>0.0740749639955284</text:p>
              </table:table-cell>
              <table:table-cell office:value-type="float" office:value="0.633136094674556">
                <text:p>0.6331360946745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4093740217844">
                <text:p>0.074093740217844</text:p>
              </table:table-cell>
              <table:table-cell office:value-type="float" office:value="0.635108481262327">
                <text:p>0.6351084812623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41898945932598">
                <text:p>0.0741898945932598</text:p>
              </table:table-cell>
              <table:table-cell office:value-type="float" office:value="0.637080867850099">
                <text:p>0.6370808678500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743174308536631">
                <text:p>0.0743174308536631</text:p>
              </table:table-cell>
              <table:table-cell office:value-type="float" office:value="0.63905325443787">
                <text:p>0.639053254437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74319349383661">
                <text:p>0.074319349383661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745460457966534">
                <text:p>0.0745460457966534</text:p>
              </table:table-cell>
              <table:table-cell office:value-type="float" office:value="0.642998027613412">
                <text:p>0.6429980276134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45515700017954">
                <text:p>0.0745515700017954</text:p>
              </table:table-cell>
              <table:table-cell office:value-type="float" office:value="0.644970414201183">
                <text:p>0.6449704142011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46017876002299">
                <text:p>0.0746017876002299</text:p>
              </table:table-cell>
              <table:table-cell office:value-type="float" office:value="0.646942800788955">
                <text:p>0.6469428007889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4710737768619">
                <text:p>0.074710737768619</text:p>
              </table:table-cell>
              <table:table-cell office:value-type="float" office:value="0.648915187376726">
                <text:p>0.6489151873767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747110193038926">
                <text:p>0.0747110193038926</text:p>
              </table:table-cell>
              <table:table-cell office:value-type="float" office:value="0.650887573964497">
                <text:p>0.6508875739644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74877713266245">
                <text:p>0.074877713266245</text:p>
              </table:table-cell>
              <table:table-cell office:value-type="float" office:value="0.652859960552268">
                <text:p>0.6528599605522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751190608928738">
                <text:p>0.0751190608928738</text:p>
              </table:table-cell>
              <table:table-cell office:value-type="float" office:value="0.654832347140039">
                <text:p>0.6548323471400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75533327377438">
                <text:p>0.075533327377438</text:p>
              </table:table-cell>
              <table:table-cell office:value-type="float" office:value="0.656804733727811">
                <text:p>0.6568047337278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757102536692769">
                <text:p>0.0757102536692769</text:p>
              </table:table-cell>
              <table:table-cell office:value-type="float" office:value="0.658777120315582">
                <text:p>0.6587771203155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758107638405346">
                <text:p>0.0758107638405346</text:p>
              </table:table-cell>
              <table:table-cell office:value-type="float" office:value="0.660749506903353">
                <text:p>0.6607495069033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6023194839942">
                <text:p>0.076023194839942</text:p>
              </table:table-cell>
              <table:table-cell office:value-type="float" office:value="0.662721893491124">
                <text:p>0.6627218934911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761497184987962">
                <text:p>0.0761497184987962</text:p>
              </table:table-cell>
              <table:table-cell office:value-type="float" office:value="0.664694280078895">
                <text:p>0.6646942800788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761499461584191">
                <text:p>0.076149946158419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62145236979137">
                <text:p>0.0762145236979137</text:p>
              </table:table-cell>
              <table:table-cell office:value-type="float" office:value="0.668639053254438">
                <text:p>0.6686390532544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763512445218792">
                <text:p>0.0763512445218792</text:p>
              </table:table-cell>
              <table:table-cell office:value-type="float" office:value="0.670611439842209">
                <text:p>0.6706114398422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763782474937081">
                <text:p>0.0763782474937081</text:p>
              </table:table-cell>
              <table:table-cell office:value-type="float" office:value="0.67258382642998">
                <text:p>0.672583826429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764184685312741">
                <text:p>0.0764184685312741</text:p>
              </table:table-cell>
              <table:table-cell office:value-type="float" office:value="0.674556213017751">
                <text:p>0.6745562130177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766294825590538">
                <text:p>0.0766294825590538</text:p>
              </table:table-cell>
              <table:table-cell office:value-type="float" office:value="0.676528599605523">
                <text:p>0.6765285996055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766803349038414">
                <text:p>0.0766803349038414</text:p>
              </table:table-cell>
              <table:table-cell office:value-type="float" office:value="0.678500986193294">
                <text:p>0.6785009861932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67925432747769">
                <text:p>0.0767925432747769</text:p>
              </table:table-cell>
              <table:table-cell office:value-type="float" office:value="0.680473372781065">
                <text:p>0.6804733727810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768263841806373">
                <text:p>0.0768263841806373</text:p>
              </table:table-cell>
              <table:table-cell office:value-type="float" office:value="0.682445759368836">
                <text:p>0.6824457593688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769601978430023">
                <text:p>0.0769601978430023</text:p>
              </table:table-cell>
              <table:table-cell office:value-type="float" office:value="0.684418145956607">
                <text:p>0.6844181459566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770516530040301">
                <text:p>0.0770516530040301</text:p>
              </table:table-cell>
              <table:table-cell office:value-type="float" office:value="0.686390532544379">
                <text:p>0.6863905325443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770895153157755">
                <text:p>0.0770895153157755</text:p>
              </table:table-cell>
              <table:table-cell office:value-type="float" office:value="0.68836291913215">
                <text:p>0.688362919132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771069436609077">
                <text:p>0.0771069436609077</text:p>
              </table:table-cell>
              <table:table-cell office:value-type="float" office:value="0.690335305719921">
                <text:p>0.6903353057199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773416982747167">
                <text:p>0.0773416982747167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775347896102494">
                <text:p>0.0775347896102494</text:p>
              </table:table-cell>
              <table:table-cell office:value-type="float" office:value="0.694280078895464">
                <text:p>0.6942800788954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75582557710906">
                <text:p>0.0775582557710906</text:p>
              </table:table-cell>
              <table:table-cell office:value-type="float" office:value="0.696252465483235">
                <text:p>0.6962524654832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775642648091282">
                <text:p>0.0775642648091282</text:p>
              </table:table-cell>
              <table:table-cell office:value-type="float" office:value="0.698224852071006">
                <text:p>0.6982248520710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776512050370738">
                <text:p>0.0776512050370738</text:p>
              </table:table-cell>
              <table:table-cell office:value-type="float" office:value="0.700197238658777">
                <text:p>0.7001972386587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778457574693496">
                <text:p>0.0778457574693496</text:p>
              </table:table-cell>
              <table:table-cell office:value-type="float" office:value="0.702169625246548">
                <text:p>0.7021696252465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778724281030089">
                <text:p>0.0778724281030089</text:p>
              </table:table-cell>
              <table:table-cell office:value-type="float" office:value="0.70414201183432">
                <text:p>0.704142011834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779529565911368">
                <text:p>0.0779529565911368</text:p>
              </table:table-cell>
              <table:table-cell office:value-type="float" office:value="0.706114398422091">
                <text:p>0.7061143984220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781893510874003">
                <text:p>0.0781893510874003</text:p>
              </table:table-cell>
              <table:table-cell office:value-type="float" office:value="0.708086785009862">
                <text:p>0.7080867850098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782523037569482">
                <text:p>0.0782523037569482</text:p>
              </table:table-cell>
              <table:table-cell office:value-type="float" office:value="0.710059171597633">
                <text:p>0.7100591715976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784261599940959">
                <text:p>0.0784261599940959</text:p>
              </table:table-cell>
              <table:table-cell office:value-type="float" office:value="0.712031558185404">
                <text:p>0.7120315581854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785114294205336">
                <text:p>0.0785114294205336</text:p>
              </table:table-cell>
              <table:table-cell office:value-type="float" office:value="0.714003944773175">
                <text:p>0.7140039447731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78693091585962">
                <text:p>0.078693091585962</text:p>
              </table:table-cell>
              <table:table-cell office:value-type="float" office:value="0.715976331360947">
                <text:p>0.7159763313609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788139135124847">
                <text:p>0.0788139135124847</text:p>
              </table:table-cell>
              <table:table-cell office:value-type="float" office:value="0.717948717948718">
                <text:p>0.7179487179487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792001111580351">
                <text:p>0.0792001111580351</text:p>
              </table:table-cell>
              <table:table-cell office:value-type="float" office:value="0.719921104536489">
                <text:p>0.7199211045364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792137565653019">
                <text:p>0.0792137565653019</text:p>
              </table:table-cell>
              <table:table-cell office:value-type="float" office:value="0.72189349112426">
                <text:p>0.721893491124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93802402399854">
                <text:p>0.0793802402399854</text:p>
              </table:table-cell>
              <table:table-cell office:value-type="float" office:value="0.723865877712032">
                <text:p>0.7238658777120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93925663171461">
                <text:p>0.0793925663171461</text:p>
              </table:table-cell>
              <table:table-cell office:value-type="float" office:value="0.725838264299803">
                <text:p>0.7258382642998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95735512039185">
                <text:p>0.0795735512039185</text:p>
              </table:table-cell>
              <table:table-cell office:value-type="float" office:value="0.727810650887574">
                <text:p>0.7278106508875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96737169814761">
                <text:p>0.0796737169814761</text:p>
              </table:table-cell>
              <table:table-cell office:value-type="float" office:value="0.729783037475345">
                <text:p>0.7297830374753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9724219071949">
                <text:p>0.079724219071949</text:p>
              </table:table-cell>
              <table:table-cell office:value-type="float" office:value="0.731755424063116">
                <text:p>0.7317554240631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802936576749378">
                <text:p>0.0802936576749378</text:p>
              </table:table-cell>
              <table:table-cell office:value-type="float" office:value="0.733727810650887">
                <text:p>0.7337278106508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803865464735599">
                <text:p>0.0803865464735599</text:p>
              </table:table-cell>
              <table:table-cell office:value-type="float" office:value="0.735700197238659">
                <text:p>0.7357001972386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80517331493581">
                <text:p>0.080517331493581</text:p>
              </table:table-cell>
              <table:table-cell office:value-type="float" office:value="0.73767258382643">
                <text:p>0.737672583826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805849701573089">
                <text:p>0.0805849701573089</text:p>
              </table:table-cell>
              <table:table-cell office:value-type="float" office:value="0.739644970414201">
                <text:p>0.7396449704142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806470591369065">
                <text:p>0.0806470591369065</text:p>
              </table:table-cell>
              <table:table-cell office:value-type="float" office:value="0.741617357001972">
                <text:p>0.7416173570019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80781578027995">
                <text:p>0.080781578027995</text:p>
              </table:table-cell>
              <table:table-cell office:value-type="float" office:value="0.743589743589744">
                <text:p>0.7435897435897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808044217309289">
                <text:p>0.0808044217309289</text:p>
              </table:table-cell>
              <table:table-cell office:value-type="float" office:value="0.745562130177515">
                <text:p>0.7455621301775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811391174700602">
                <text:p>0.0811391174700602</text:p>
              </table:table-cell>
              <table:table-cell office:value-type="float" office:value="0.747534516765286">
                <text:p>0.7475345167652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811457292050478">
                <text:p>0.0811457292050478</text:p>
              </table:table-cell>
              <table:table-cell office:value-type="float" office:value="0.749506903353057">
                <text:p>0.7495069033530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812516607826118">
                <text:p>0.0812516607826118</text:p>
              </table:table-cell>
              <table:table-cell office:value-type="float" office:value="0.751479289940828">
                <text:p>0.7514792899408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812518090403636">
                <text:p>0.0812518090403636</text:p>
              </table:table-cell>
              <table:table-cell office:value-type="float" office:value="0.7534516765286">
                <text:p>0.75345167652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81636340405578">
                <text:p>0.081636340405578</text:p>
              </table:table-cell>
              <table:table-cell office:value-type="float" office:value="0.755424063116371">
                <text:p>0.7554240631163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816416048225939">
                <text:p>0.0816416048225939</text:p>
              </table:table-cell>
              <table:table-cell office:value-type="float" office:value="0.757396449704142">
                <text:p>0.7573964497041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825046783432116">
                <text:p>0.0825046783432116</text:p>
              </table:table-cell>
              <table:table-cell office:value-type="float" office:value="0.759368836291913">
                <text:p>0.7593688362919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825398868739521">
                <text:p>0.0825398868739521</text:p>
              </table:table-cell>
              <table:table-cell office:value-type="float" office:value="0.761341222879684">
                <text:p>0.7613412228796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826750994935008">
                <text:p>0.0826750994935008</text:p>
              </table:table-cell>
              <table:table-cell office:value-type="float" office:value="0.763313609467456">
                <text:p>0.7633136094674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827486576005507">
                <text:p>0.0827486576005507</text:p>
              </table:table-cell>
              <table:table-cell office:value-type="float" office:value="0.765285996055227">
                <text:p>0.7652859960552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829634187627749">
                <text:p>0.0829634187627749</text:p>
              </table:table-cell>
              <table:table-cell office:value-type="float" office:value="0.767258382642998">
                <text:p>0.7672583826429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830579904718819">
                <text:p>0.0830579904718819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831518327702222">
                <text:p>0.0831518327702222</text:p>
              </table:table-cell>
              <table:table-cell office:value-type="float" office:value="0.77120315581854">
                <text:p>0.771203155818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832550083374217">
                <text:p>0.0832550083374217</text:p>
              </table:table-cell>
              <table:table-cell office:value-type="float" office:value="0.773175542406312">
                <text:p>0.7731755424063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836913920270538">
                <text:p>0.0836913920270538</text:p>
              </table:table-cell>
              <table:table-cell office:value-type="float" office:value="0.775147928994083">
                <text:p>0.7751479289940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838542894165648">
                <text:p>0.0838542894165648</text:p>
              </table:table-cell>
              <table:table-cell office:value-type="float" office:value="0.777120315581854">
                <text:p>0.7771203155818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84128549922359">
                <text:p>0.084128549922359</text:p>
              </table:table-cell>
              <table:table-cell office:value-type="float" office:value="0.779092702169625">
                <text:p>0.7790927021696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842065311050599">
                <text:p>0.0842065311050599</text:p>
              </table:table-cell>
              <table:table-cell office:value-type="float" office:value="0.781065088757396">
                <text:p>0.7810650887573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842872629621745">
                <text:p>0.0842872629621745</text:p>
              </table:table-cell>
              <table:table-cell office:value-type="float" office:value="0.783037475345168">
                <text:p>0.7830374753451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843421377561715">
                <text:p>0.0843421377561715</text:p>
              </table:table-cell>
              <table:table-cell office:value-type="float" office:value="0.785009861932939">
                <text:p>0.7850098619329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44224338117013">
                <text:p>0.0844224338117013</text:p>
              </table:table-cell>
              <table:table-cell office:value-type="float" office:value="0.78698224852071">
                <text:p>0.786982248520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44468344524539">
                <text:p>0.0844468344524539</text:p>
              </table:table-cell>
              <table:table-cell office:value-type="float" office:value="0.788954635108481">
                <text:p>0.7889546351084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844792866582378">
                <text:p>0.0844792866582378</text:p>
              </table:table-cell>
              <table:table-cell office:value-type="float" office:value="0.790927021696252">
                <text:p>0.7909270216962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845285739596652">
                <text:p>0.0845285739596652</text:p>
              </table:table-cell>
              <table:table-cell office:value-type="float" office:value="0.792899408284024">
                <text:p>0.7928994082840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49370970359468">
                <text:p>0.0849370970359468</text:p>
              </table:table-cell>
              <table:table-cell office:value-type="float" office:value="0.794871794871795">
                <text:p>0.7948717948717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849488859533614">
                <text:p>0.0849488859533614</text:p>
              </table:table-cell>
              <table:table-cell office:value-type="float" office:value="0.796844181459566">
                <text:p>0.7968441814595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85239189209379">
                <text:p>0.085239189209379</text:p>
              </table:table-cell>
              <table:table-cell office:value-type="float" office:value="0.798816568047337">
                <text:p>0.7988165680473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853148401820527">
                <text:p>0.0853148401820527</text:p>
              </table:table-cell>
              <table:table-cell office:value-type="float" office:value="0.800788954635108">
                <text:p>0.8007889546351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854056223768954">
                <text:p>0.0854056223768954</text:p>
              </table:table-cell>
              <table:table-cell office:value-type="float" office:value="0.80276134122288">
                <text:p>0.802761341222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854415775662161">
                <text:p>0.0854415775662161</text:p>
              </table:table-cell>
              <table:table-cell office:value-type="float" office:value="0.804733727810651">
                <text:p>0.8047337278106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856587312314328">
                <text:p>0.0856587312314328</text:p>
              </table:table-cell>
              <table:table-cell office:value-type="float" office:value="0.806706114398422">
                <text:p>0.8067061143984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856818327634086">
                <text:p>0.0856818327634086</text:p>
              </table:table-cell>
              <table:table-cell office:value-type="float" office:value="0.808678500986193">
                <text:p>0.8086785009861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860072212198501">
                <text:p>0.0860072212198501</text:p>
              </table:table-cell>
              <table:table-cell office:value-type="float" office:value="0.810650887573964">
                <text:p>0.8106508875739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60129299221493">
                <text:p>0.0860129299221493</text:p>
              </table:table-cell>
              <table:table-cell office:value-type="float" office:value="0.812623274161736">
                <text:p>0.8126232741617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860628699574497">
                <text:p>0.0860628699574497</text:p>
              </table:table-cell>
              <table:table-cell office:value-type="float" office:value="0.814595660749507">
                <text:p>0.8145956607495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61265240019823">
                <text:p>0.0861265240019823</text:p>
              </table:table-cell>
              <table:table-cell office:value-type="float" office:value="0.816568047337278">
                <text:p>0.8165680473372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865111401037742">
                <text:p>0.0865111401037742</text:p>
              </table:table-cell>
              <table:table-cell office:value-type="float" office:value="0.818540433925049">
                <text:p>0.8185404339250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65723358729348">
                <text:p>0.0865723358729348</text:p>
              </table:table-cell>
              <table:table-cell office:value-type="float" office:value="0.82051282051282">
                <text:p>0.820512820512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66450818877023">
                <text:p>0.0866450818877023</text:p>
              </table:table-cell>
              <table:table-cell office:value-type="float" office:value="0.822485207100592">
                <text:p>0.8224852071005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67089707803666">
                <text:p>0.0867089707803666</text:p>
              </table:table-cell>
              <table:table-cell office:value-type="float" office:value="0.824457593688363">
                <text:p>0.8244575936883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867444749592683">
                <text:p>0.0867444749592683</text:p>
              </table:table-cell>
              <table:table-cell office:value-type="float" office:value="0.826429980276134">
                <text:p>0.8264299802761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67712448947623">
                <text:p>0.0867712448947623</text:p>
              </table:table-cell>
              <table:table-cell office:value-type="float" office:value="0.828402366863905">
                <text:p>0.8284023668639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67918562102106">
                <text:p>0.0867918562102106</text:p>
              </table:table-cell>
              <table:table-cell office:value-type="float" office:value="0.830374753451676">
                <text:p>0.8303747534516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868998782712682">
                <text:p>0.0868998782712682</text:p>
              </table:table-cell>
              <table:table-cell office:value-type="float" office:value="0.832347140039448">
                <text:p>0.8323471400394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693555265697">
                <text:p>0.08693555265697</text:p>
              </table:table-cell>
              <table:table-cell office:value-type="float" office:value="0.834319526627219">
                <text:p>0.8343195266272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869768876065586">
                <text:p>0.0869768876065586</text:p>
              </table:table-cell>
              <table:table-cell office:value-type="float" office:value="0.83629191321499">
                <text:p>0.836291913214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75566949785511">
                <text:p>0.0875566949785511</text:p>
              </table:table-cell>
              <table:table-cell office:value-type="float" office:value="0.838264299802761">
                <text:p>0.8382642998027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77354014751026">
                <text:p>0.0877354014751026</text:p>
              </table:table-cell>
              <table:table-cell office:value-type="float" office:value="0.840236686390533">
                <text:p>0.8402366863905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79241124399432">
                <text:p>0.0879241124399432</text:p>
              </table:table-cell>
              <table:table-cell office:value-type="float" office:value="0.842209072978304">
                <text:p>0.8422090729783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79478939118598">
                <text:p>0.0879478939118598</text:p>
              </table:table-cell>
              <table:table-cell office:value-type="float" office:value="0.844181459566075">
                <text:p>0.8441814595660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8824631908743">
                <text:p>0.08824631908743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882581496187399">
                <text:p>0.0882581496187399</text:p>
              </table:table-cell>
              <table:table-cell office:value-type="float" office:value="0.848126232741617">
                <text:p>0.8481262327416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882920284574188">
                <text:p>0.0882920284574188</text:p>
              </table:table-cell>
              <table:table-cell office:value-type="float" office:value="0.850098619329389">
                <text:p>0.8500986193293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84187683212639">
                <text:p>0.0884187683212639</text:p>
              </table:table-cell>
              <table:table-cell office:value-type="float" office:value="0.85207100591716">
                <text:p>0.852071005917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85894851153192">
                <text:p>0.0885894851153192</text:p>
              </table:table-cell>
              <table:table-cell office:value-type="float" office:value="0.854043392504931">
                <text:p>0.8540433925049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886662283727315">
                <text:p>0.0886662283727315</text:p>
              </table:table-cell>
              <table:table-cell office:value-type="float" office:value="0.856015779092702">
                <text:p>0.8560157790927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87435869292296">
                <text:p>0.0887435869292296</text:p>
              </table:table-cell>
              <table:table-cell office:value-type="float" office:value="0.857988165680473">
                <text:p>0.8579881656804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87885898916591">
                <text:p>0.0887885898916591</text:p>
              </table:table-cell>
              <table:table-cell office:value-type="float" office:value="0.859960552268245">
                <text:p>0.8599605522682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892729288470455">
                <text:p>0.0892729288470455</text:p>
              </table:table-cell>
              <table:table-cell office:value-type="float" office:value="0.861932938856016">
                <text:p>0.8619329388560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904608843779421">
                <text:p>0.0904608843779421</text:p>
              </table:table-cell>
              <table:table-cell office:value-type="float" office:value="0.863905325443787">
                <text:p>0.8639053254437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04661645413196">
                <text:p>0.0904661645413196</text:p>
              </table:table-cell>
              <table:table-cell office:value-type="float" office:value="0.865877712031558">
                <text:p>0.8658777120315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906641390065281">
                <text:p>0.0906641390065281</text:p>
              </table:table-cell>
              <table:table-cell office:value-type="float" office:value="0.867850098619329">
                <text:p>0.8678500986193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907858279526525">
                <text:p>0.0907858279526525</text:p>
              </table:table-cell>
              <table:table-cell office:value-type="float" office:value="0.869822485207101">
                <text:p>0.8698224852071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91076529555577">
                <text:p>0.091076529555577</text:p>
              </table:table-cell>
              <table:table-cell office:value-type="float" office:value="0.871794871794872">
                <text:p>0.8717948717948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913587619266096">
                <text:p>0.0913587619266096</text:p>
              </table:table-cell>
              <table:table-cell office:value-type="float" office:value="0.873767258382643">
                <text:p>0.8737672583826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19757978312726">
                <text:p>0.0919757978312726</text:p>
              </table:table-cell>
              <table:table-cell office:value-type="float" office:value="0.875739644970414">
                <text:p>0.8757396449704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21442884699165">
                <text:p>0.0921442884699165</text:p>
              </table:table-cell>
              <table:table-cell office:value-type="float" office:value="0.877712031558185">
                <text:p>0.8777120315581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927832793060747">
                <text:p>0.0927832793060747</text:p>
              </table:table-cell>
              <table:table-cell office:value-type="float" office:value="0.879684418145957">
                <text:p>0.8796844181459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31620103247456">
                <text:p>0.0931620103247456</text:p>
              </table:table-cell>
              <table:table-cell office:value-type="float" office:value="0.881656804733728">
                <text:p>0.8816568047337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933044272099513">
                <text:p>0.0933044272099513</text:p>
              </table:table-cell>
              <table:table-cell office:value-type="float" office:value="0.883629191321499">
                <text:p>0.8836291913214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935662267906916">
                <text:p>0.0935662267906916</text:p>
              </table:table-cell>
              <table:table-cell office:value-type="float" office:value="0.88560157790927">
                <text:p>0.885601577909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36358952643946">
                <text:p>0.0936358952643946</text:p>
              </table:table-cell>
              <table:table-cell office:value-type="float" office:value="0.887573964497041">
                <text:p>0.8875739644970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36946096379445">
                <text:p>0.0936946096379445</text:p>
              </table:table-cell>
              <table:table-cell office:value-type="float" office:value="0.889546351084813">
                <text:p>0.8895463510848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937096904970989">
                <text:p>0.0937096904970989</text:p>
              </table:table-cell>
              <table:table-cell office:value-type="float" office:value="0.891518737672584">
                <text:p>0.8915187376725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938054564981242">
                <text:p>0.0938054564981242</text:p>
              </table:table-cell>
              <table:table-cell office:value-type="float" office:value="0.893491124260355">
                <text:p>0.8934911242603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3837088930181">
                <text:p>0.093837088930181</text:p>
              </table:table-cell>
              <table:table-cell office:value-type="float" office:value="0.895463510848126">
                <text:p>0.8954635108481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938845874925932">
                <text:p>0.0938845874925932</text:p>
              </table:table-cell>
              <table:table-cell office:value-type="float" office:value="0.897435897435897">
                <text:p>0.8974358974358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42850740626663">
                <text:p>0.0942850740626663</text:p>
              </table:table-cell>
              <table:table-cell office:value-type="float" office:value="0.899408284023669">
                <text:p>0.8994082840236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944414649826142">
                <text:p>0.0944414649826142</text:p>
              </table:table-cell>
              <table:table-cell office:value-type="float" office:value="0.90138067061144">
                <text:p>0.901380670611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946901611132642">
                <text:p>0.0946901611132642</text:p>
              </table:table-cell>
              <table:table-cell office:value-type="float" office:value="0.903353057199211">
                <text:p>0.9033530571992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56333379867202">
                <text:p>0.0956333379867202</text:p>
              </table:table-cell>
              <table:table-cell office:value-type="float" office:value="0.905325443786982">
                <text:p>0.9053254437869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958091719884102">
                <text:p>0.0958091719884102</text:p>
              </table:table-cell>
              <table:table-cell office:value-type="float" office:value="0.907297830374753">
                <text:p>0.9072978303747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58130710055394">
                <text:p>0.0958130710055394</text:p>
              </table:table-cell>
              <table:table-cell office:value-type="float" office:value="0.909270216962525">
                <text:p>0.9092702169625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960554250614333">
                <text:p>0.0960554250614333</text:p>
              </table:table-cell>
              <table:table-cell office:value-type="float" office:value="0.911242603550296">
                <text:p>0.9112426035502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961446342364345">
                <text:p>0.0961446342364345</text:p>
              </table:table-cell>
              <table:table-cell office:value-type="float" office:value="0.913214990138067">
                <text:p>0.9132149901380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963919725786334">
                <text:p>0.0963919725786334</text:p>
              </table:table-cell>
              <table:table-cell office:value-type="float" office:value="0.915187376725838">
                <text:p>0.9151873767258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966453377949547">
                <text:p>0.0966453377949547</text:p>
              </table:table-cell>
              <table:table-cell office:value-type="float" office:value="0.91715976331361">
                <text:p>0.917159763313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970619618577028">
                <text:p>0.0970619618577028</text:p>
              </table:table-cell>
              <table:table-cell office:value-type="float" office:value="0.919132149901381">
                <text:p>0.9191321499013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992860057366343">
                <text:p>0.0992860057366343</text:p>
              </table:table-cell>
              <table:table-cell office:value-type="float" office:value="0.921104536489152">
                <text:p>0.9211045364891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992974936803164">
                <text:p>0.0992974936803164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995502963619325">
                <text:p>0.0995502963619325</text:p>
              </table:table-cell>
              <table:table-cell office:value-type="float" office:value="0.925049309664694">
                <text:p>0.925049309664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